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35in"/>
    </style:style>
    <style:style style:name="co2" style:family="table-column">
      <style:table-column-properties fo:break-before="auto" style:column-width="1.1417in"/>
    </style:style>
    <style:style style:name="co3" style:family="table-column">
      <style:table-column-properties fo:break-before="auto" style:column-width="1.5189in"/>
    </style:style>
    <style:style style:name="co4" style:family="table-column">
      <style:table-column-properties fo:break-before="auto" style:column-width="1.1902in"/>
    </style:style>
    <style:style style:name="co5" style:family="table-column">
      <style:table-column-properties fo:break-before="auto" style:column-width="0.9717in"/>
    </style:style>
    <style:style style:name="co6" style:family="table-column">
      <style:table-column-properties fo:break-before="auto" style:column-width="0.8866in"/>
    </style:style>
    <style:style style:name="co7" style:family="table-column">
      <style:table-column-properties fo:break-before="auto" style:column-width="0.9957in"/>
    </style:style>
    <style:style style:name="co8" style:family="table-column">
      <style:table-column-properties fo:break-before="auto" style:column-width="1.0571in"/>
    </style:style>
    <style:style style:name="co9" style:family="table-column">
      <style:table-column-properties fo:break-before="auto" style:column-width="0.8382in"/>
    </style:style>
    <style:style style:name="co10" style:family="table-column">
      <style:table-column-properties fo:break-before="auto" style:column-width="0.9472in"/>
    </style:style>
    <style:style style:name="co11" style:family="table-column">
      <style:table-column-properties fo:break-before="auto" style:column-width="0.7409in"/>
    </style:style>
    <style:style style:name="co12" style:family="table-column">
      <style:table-column-properties fo:break-before="auto" style:column-width="0.9228in"/>
    </style:style>
    <style:style style:name="co13" style:family="table-column">
      <style:table-column-properties fo:break-before="auto" style:column-width="1.0929in"/>
    </style:style>
    <style:style style:name="co14" style:family="table-column">
      <style:table-column-properties fo:break-before="auto" style:column-width="1.2154in"/>
    </style:style>
    <style:style style:name="co15" style:family="table-column">
      <style:table-column-properties fo:break-before="auto" style:column-width="1.5547in"/>
    </style:style>
    <style:style style:name="co16" style:family="table-column">
      <style:table-column-properties fo:break-before="auto" style:column-width="2.1866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1.0811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9354in"/>
    </style:style>
    <style:style style:name="co21" style:family="table-column">
      <style:table-column-properties fo:break-before="auto" style:column-width="1.2272in"/>
    </style:style>
    <style:style style:name="co22" style:family="table-column">
      <style:table-column-properties fo:break-before="auto" style:column-width="1.3965in"/>
    </style:style>
    <style:style style:name="co23" style:family="table-column">
      <style:table-column-properties fo:break-before="auto" style:column-width="1.1783in"/>
    </style:style>
    <style:style style:name="co24" style:family="table-column">
      <style:table-column-properties fo:break-before="auto" style:column-width="1.5665in"/>
    </style:style>
    <style:style style:name="co25" style:family="table-column">
      <style:table-column-properties fo:break-before="auto" style:column-width="1.6402in"/>
    </style:style>
    <style:style style:name="co26" style:family="table-column">
      <style:table-column-properties fo:break-before="auto" style:column-width="1.239in"/>
    </style:style>
    <style:style style:name="co27" style:family="table-column">
      <style:table-column-properties fo:break-before="auto" style:column-width="1.0083in"/>
    </style:style>
    <style:style style:name="co28" style:family="table-column">
      <style:table-column-properties fo:break-before="auto" style:column-width="1.1299in"/>
    </style:style>
    <style:style style:name="co29" style:family="table-column">
      <style:table-column-properties fo:break-before="auto" style:column-width="0.9598in"/>
    </style:style>
    <style:style style:name="co30" style:family="table-column">
      <style:table-column-properties fo:break-before="auto" style:column-width="0.5465in"/>
    </style:style>
    <style:style style:name="co31" style:family="table-column">
      <style:table-column-properties fo:break-before="auto" style:column-width="1.1055in"/>
    </style:style>
    <style:style style:name="co32" style:family="table-column">
      <style:table-column-properties fo:break-before="auto" style:column-width="1.1543in"/>
    </style:style>
    <style:style style:name="co33" style:family="table-column">
      <style:table-column-properties fo:break-before="auto" style:column-width="1.3118in"/>
    </style:style>
    <style:style style:name="co34" style:family="table-column">
      <style:table-column-properties fo:break-before="auto" style:column-width="1.202in"/>
    </style:style>
    <style:style style:name="co35" style:family="table-column">
      <style:table-column-properties fo:break-before="auto" style:column-width="1.3484in"/>
    </style:style>
    <style:style style:name="co36" style:family="table-column">
      <style:table-column-properties fo:break-before="auto" style:column-width="1.2634in"/>
    </style:style>
    <style:style style:name="co37" style:family="table-column">
      <style:table-column-properties fo:break-before="auto" style:column-width="0.7654in"/>
    </style:style>
    <style:style style:name="co38" style:family="table-column">
      <style:table-column-properties fo:break-before="auto" style:column-width="0.8256in"/>
    </style:style>
    <style:style style:name="co39" style:family="table-column">
      <style:table-column-properties fo:break-before="auto" style:column-width="0.8626in"/>
    </style:style>
    <style:style style:name="co40" style:family="table-column">
      <style:table-column-properties fo:break-before="auto" style:column-width="1.2874in"/>
    </style:style>
    <style:style style:name="co41" style:family="table-column">
      <style:table-column-properties fo:break-before="auto" style:column-width="0.7772in"/>
    </style:style>
    <style:style style:name="co42" style:family="table-column">
      <style:table-column-properties fo:break-before="auto" style:column-width="0.9839in"/>
    </style:style>
    <style:style style:name="co43" style:family="table-column">
      <style:table-column-properties fo:break-before="auto" style:column-width="1.1661in"/>
    </style:style>
    <style:style style:name="co44" style:family="table-column">
      <style:table-column-properties fo:break-before="auto" style:column-width="0.498in"/>
    </style:style>
    <style:style style:name="co45" style:family="table-column">
      <style:table-column-properties fo:break-before="auto" style:column-width="0.7783in"/>
    </style:style>
    <style:style style:name="co46" style:family="table-column">
      <style:table-column-properties fo:break-before="auto" style:column-width="2.0165in"/>
    </style:style>
    <style:style style:name="co47" style:family="table-column">
      <style:table-column-properties fo:break-before="auto" style:column-width="1.0689in"/>
    </style:style>
    <style:style style:name="co48" style:family="table-column">
      <style:table-column-properties fo:break-before="auto" style:column-width="5.2118in"/>
    </style:style>
    <style:style style:name="co49" style:family="table-column">
      <style:table-column-properties fo:break-before="auto" style:column-width="2.3075in"/>
    </style:style>
    <style:style style:name="co50" style:family="table-column">
      <style:table-column-properties fo:break-before="auto" style:column-width="0.8984in"/>
    </style:style>
    <style:style style:name="ro1" style:family="table-row">
      <style:table-row-properties style:row-height="0.3543in" fo:break-before="auto" style:use-optimal-row-height="false"/>
    </style:style>
    <style:style style:name="ro2" style:family="table-row">
      <style:table-row-properties style:row-height="0.195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4689in" fo:break-before="auto" style:use-optimal-row-height="false"/>
    </style:style>
    <style:style style:name="ta1" style:family="table" style:master-page-name="PageStyle_5f_Total">
      <style:table-properties table:display="true" style:writing-mode="lr-tb"/>
    </style:style>
    <style:style style:name="ta2" style:family="table" style:master-page-name="PageStyle_5f_Stores">
      <style:table-properties table:display="true" style:writing-mode="lr-tb"/>
    </style:style>
    <style:style style:name="ta3" style:family="table" style:master-page-name="PageStyle_5f_Retail">
      <style:table-properties table:display="true" style:writing-mode="lr-tb"/>
    </style:style>
    <style:style style:name="ta4" style:family="table" style:master-page-name="PageStyle_5f_Direct">
      <style:table-properties table:display="true" style:writing-mode="lr-tb"/>
    </style:style>
    <style:style style:name="ta5" style:family="table" style:master-page-name="PageStyle_5f_SEO">
      <style:table-properties table:display="true" style:writing-mode="lr-tb"/>
    </style:style>
    <style:style style:name="ta6" style:family="table" style:master-page-name="PageStyle_5f_SEM">
      <style:table-properties table:display="true" style:writing-mode="lr-tb"/>
    </style:style>
    <style:style style:name="ta7" style:family="table" style:master-page-name="PageStyle_5f_Affiliates">
      <style:table-properties table:display="true" style:writing-mode="lr-tb"/>
    </style:style>
    <style:style style:name="ta8" style:family="table" style:master-page-name="PageStyle_5f_Email">
      <style:table-properties table:display="true" style:writing-mode="lr-tb"/>
    </style:style>
    <style:style style:name="ta9" style:family="table" style:master-page-name="PageStyle_5f_Data">
      <style:table-properties table:display="true" style:writing-mode="lr-tb"/>
    </style:style>
    <style:style style:name="ta10" style:family="table" style:master-page-name="PageStyle_5f_DailyDist">
      <style:table-properties table:display="true" style:writing-mode="lr-tb"/>
    </style:style>
    <style:style style:name="ta11" style:family="table" style:master-page-name="PageStyle_5f_Charts">
      <style:table-properties table:display="true" style:writing-mode="lr-tb"/>
    </style:style>
    <style:style style:name="ta12" style:family="table" style:master-page-name="PageStyle_5f_Sheet2">
      <style:table-properties table:display="true" style:writing-mode="lr-tb"/>
    </style:style>
    <number:number-style style:name="N5000" number:language="en" number:country="US">
      <number:number number:min-integer-digits="1"/>
    </number:number-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number:number-style style:name="N5003" number:language="en" number:country="US">
      <number:number number:decimal-places="0" number:min-integer-digits="1" number:grouping="true"/>
    </number:number-style>
    <number:number-style style:name="N5004" number:language="en" number:country="US">
      <number:number number:decimal-places="2" number:min-integer-digits="1" number:grouping="true"/>
    </number:number-style>
    <number:percentage-style style:name="N5011" number:language="en" number:country="US">
      <number:number number:decimal-places="2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0346in solid #000000" fo:border-right="none" fo:border-top="0.0346in solid #000000"/>
    </style:style>
    <style:style style:name="ce4" style:family="table-cell" style:parent-style-name="Default">
      <style:table-cell-properties fo:border-bottom="none" style:diagonal-bl-tr="none" style:diagonal-tl-br="none" fo:border-left="0.0346in solid #000000" fo:border-right="none" fo:border-top="none"/>
    </style:style>
    <style:style style:name="ce5" style:family="table-cell" style:parent-style-name="Default">
      <style:table-cell-properties fo:border-bottom="0.0346in solid #000000" style:diagonal-bl-tr="none" style:diagonal-tl-br="none" fo:border-left="0.0346in solid #000000" fo:border-right="none" fo:border-top="none"/>
    </style:style>
    <style:style style:name="ce6" style:family="table-cell" style:parent-style-name="Default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5118"/>
    <style:style style:name="ce8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9" style:family="table-cell" style:parent-style-name="Default" style:data-style-name="N117">
      <style:table-cell-properties style:diagonal-bl-tr="none" style:diagonal-tl-br="none"/>
    </style:style>
    <style:style style:name="ce10" style:family="table-cell" style:parent-style-name="Default" style:data-style-name="N121">
      <style:table-cell-properties style:diagonal-bl-tr="none" style:diagonal-tl-br="none"/>
    </style:style>
    <style:style style:name="ce11" style:family="table-cell" style:parent-style-name="Default" style:data-style-name="N121">
      <style:table-cell-properties fo:border-bottom="0.0346in solid #000000" style:diagonal-bl-tr="none" style:diagonal-tl-br="none" fo:border-left="none" fo:border-right="none" fo:border-top="none"/>
    </style:style>
    <style:style style:name="ce12" style:family="table-cell" style:parent-style-name="Default">
      <style:table-cell-properties fo:background-color="#dce6f2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 style:data-style-name="N117"/>
    <style:style style:name="ce14" style:family="table-cell" style:parent-style-name="Default" style:data-style-name="N117">
      <style:table-cell-properties fo:background-color="#b9cde5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5003">
      <style:table-cell-properties style:diagonal-bl-tr="none" style:diagonal-tl-br="none"/>
    </style:style>
    <style:style style:name="ce17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 style:data-style-name="N116">
      <style:table-cell-properties fo:background-color="transparent"/>
    </style:style>
    <style:style style:name="ce1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none" fo:border-right="0.0346in solid #000000" fo:border-top="0.0346in solid #000000"/>
    </style:style>
    <style:style style:name="ce21" style:family="table-cell" style:parent-style-name="Excel_20_Built-in_20_Percent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Excel_20_Built-in_20_Percent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 style:data-style-name="N12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21">
      <style:table-cell-properties fo:background-color="transparent"/>
    </style:style>
    <style:style style:name="ce25" style:family="table-cell" style:parent-style-name="Default" style:data-style-name="N121"/>
    <style:style style:name="ce26" style:family="table-cell" style:parent-style-name="Excel_20_Built-in_20_Comma" style:data-style-name="N121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ffff00"/>
    </style:style>
    <style:style style:name="ce28" style:family="table-cell" style:parent-style-name="Default">
      <style:table-cell-properties fo:background-color="#dce6f2"/>
    </style:style>
    <style:style style:name="ce29" style:family="table-cell" style:parent-style-name="Excel_20_Built-in_20_Percent" style:data-style-name="N501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Comma" style:data-style-name="N121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ackground-color="#92d050"/>
    </style:style>
    <style:style style:name="ce32" style:family="table-cell" style:parent-style-name="Excel_20_Built-in_20_Currency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Currency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Percen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Default" style:data-style-name="N116"/>
    <style:style style:name="ce36" style:family="table-cell" style:parent-style-name="Default" style:data-style-name="N119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Excel_20_Built-in_20_Comma" style:data-style-name="N121">
      <style:table-cell-properties fo:background-color="#c6d9f1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9" style:family="table-cell" style:parent-style-name="Default" style:data-style-name="N5003"/>
    <style:style style:name="ce40" style:family="table-cell" style:parent-style-name="Excel_20_Built-in_20_Percent" style:data-style-name="N500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 style:data-style-name="N5120"/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3" style:family="table-cell" style:parent-style-name="Default" style:data-style-name="N117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4" style:family="table-cell" style:parent-style-name="Default" style:data-style-name="N117">
      <style:table-cell-properties fo:background-color="#fcd5b5"/>
    </style:style>
    <style:style style:name="ce45" style:family="table-cell" style:parent-style-name="Default" style:data-style-name="N5010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6" style:family="table-cell" style:parent-style-name="Excel_20_Built-in_20_Percent">
      <style:table-cell-properties fo:background-color="#fcd5b5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 style:data-style-name="N122">
      <style:table-cell-properties fo:background-color="#dce6f2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 style:data-style-name="N116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fo:background-color="#dce6f2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0" style:family="table-cell" style:parent-style-name="Default">
      <style:table-cell-properties fo:background-color="#fdeada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fdea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Excel_20_Built-in_20_Percent" style:data-style-name="N117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 style:data-style-name="N5010"/>
    <style:style style:name="ce54" style:family="table-cell" style:parent-style-name="Default" style:data-style-name="N5011"/>
    <style:style style:name="ce55" style:family="table-cell" style:parent-style-name="Default">
      <style:table-cell-properties fo:background-color="#dce6f2"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 style:data-style-name="N117">
      <style:table-cell-properties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57" style:family="table-cell" style:parent-style-name="Default" style:data-style-name="N117">
      <style:table-cell-properties fo:background-color="#000000"/>
    </style:style>
    <style:style style:name="ce58" style:family="table-cell" style:parent-style-name="Default" style:data-style-name="N5010">
      <style:table-cell-properties fo:background-color="#dce6f2" style:text-align-source="fix" style:repeat-content="false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59" style:family="table-cell" style:parent-style-name="Default" style:data-style-name="N5010">
      <style:table-cell-properties style:text-align-source="fix" style:repeat-content="false" fo:background-color="transparent" fo:wrap-option="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60" style:family="table-cell" style:parent-style-name="Excel_20_Built-in_20_Percent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 style:data-style-name="N119">
      <style:table-cell-properties fo:background-color="#dce6f2"/>
    </style:style>
    <style:style style:name="ce62" style:family="table-cell" style:parent-style-name="Excel_20_Built-in_20_Comma" style:data-style-name="N121">
      <style:table-cell-properties fo:background-color="#dce6f2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3" style:family="table-cell" style:parent-style-name="Default" style:data-style-name="N121">
      <style:table-cell-properties fo:background-color="#dce6f2"/>
    </style:style>
    <style:style style:name="ce64" style:family="table-cell" style:parent-style-name="Default">
      <style:table-cell-properties fo:background-color="#ffffff"/>
    </style:style>
    <style:style style:name="ce65" style:family="table-cell" style:parent-style-name="Default" style:data-style-name="N122">
      <style:table-cell-properties fo:background-color="#dce6f2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 style:data-style-name="N5001"/>
    <style:style style:name="ce68" style:family="table-cell" style:parent-style-name="Default" style:data-style-name="N122">
      <style:table-cell-properties fo:background-color="transparent"/>
    </style:style>
    <style:style style:name="ce69" style:family="table-cell" style:parent-style-name="Excel_20_Built-in_20_Percent" style:data-style-name="N12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0" style:family="table-cell" style:parent-style-name="Default" style:data-style-name="N122">
      <style:table-cell-properties fo:border-bottom="0.0346in solid #000000" style:diagonal-bl-tr="none" style:diagonal-tl-br="none" fo:border-left="none" fo:border-right="none" fo:border-top="none"/>
    </style:style>
    <style:style style:name="ce71" style:family="table-cell" style:parent-style-name="Excel_20_Built-in_20_Currency">
      <style:table-cell-properties fo:background-color="#dce6f2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2" style:family="table-cell" style:parent-style-name="Default" style:data-style-name="N116">
      <style:table-cell-properties fo:border-bottom="0.0346in solid #000000" style:diagonal-bl-tr="none" style:diagonal-tl-br="none" fo:border-left="none" fo:border-right="none" fo:border-top="none"/>
    </style:style>
    <style:style style:name="ce73" style:family="table-cell" style:parent-style-name="Default" style:data-style-name="N122"/>
    <style:style style:name="ce74" style:family="table-cell" style:parent-style-name="Default" style:data-style-name="N119"/>
    <style:style style:name="ce75" style:family="table-cell" style:parent-style-name="Excel_20_Built-in_20_Percent" style:data-style-name="N12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6" style:family="table-cell" style:parent-style-name="Excel_20_Built-in_20_Percent" style:data-style-name="N5003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Default" style:data-style-name="N5004"/>
    <style:style style:name="ce78" style:family="table-cell" style:parent-style-name="Excel_20_Built-in_20_Percent" style:data-style-name="N5003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.6374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Currency" style:data-style-name="N116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Excel_20_Built-in_20_Currency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1" style:family="table-cell" style:parent-style-name="Default" style:data-style-name="N117">
      <style:table-cell-properties fo:background-color="transparent"/>
    </style:style>
    <style:style style:name="ce82" style:family="table-cell" style:parent-style-name="Excel_20_Built-in_20_Percent" style:data-style-name="N5001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Default" style:data-style-name="N5002">
      <style:table-cell-properties fo:background-color="transparent"/>
    </style:style>
    <style:style style:name="ce84" style:family="table-cell" style:parent-style-name="Default">
      <style:table-cell-properties fo:border-bottom="0.0346in solid #000000" fo:background-color="#b9cde5" style:diagonal-bl-tr="none" style:diagonal-tl-br="none" fo:border-left="0.0346in solid #000000" fo:border-right="none" fo:border-top="0.0346in solid #000000"/>
    </style:style>
    <style:style style:name="ce85" style:family="table-cell" style:parent-style-name="Default">
      <style:table-cell-properties fo:border-bottom="0.0346in solid #000000" style:diagonal-bl-tr="none" style:diagonal-tl-br="none" fo:background-color="transparent" fo:border-left="0.0346in solid #000000" fo:border-right="none" fo:border-top="0.0346in solid #000000"/>
    </style:style>
    <style:style style:name="ce86" style:family="table-cell" style:parent-style-name="Default">
      <style:table-cell-properties fo:border-bottom="none" fo:background-color="#dce6f2" style:diagonal-bl-tr="none" style:diagonal-tl-br="none" fo:border-left="0.0346in solid #000000" fo:border-right="none" fo:border-top="0.0346in solid #000000"/>
    </style:style>
    <style:style style:name="ce87" style:family="table-cell" style:parent-style-name="Default">
      <style:table-cell-properties fo:border-bottom="0.0346in solid #000000" fo:background-color="#b9cde5" style:diagonal-bl-tr="none" style:diagonal-tl-br="none" fo:border-left="none" fo:border-right="none" fo:border-top="0.0346in solid #000000"/>
    </style:style>
    <style:style style:name="ce88" style:family="table-cell" style:parent-style-name="Default">
      <style:table-cell-properties style:diagonal-bl-tr="none" style:diagonal-tl-br="none"/>
    </style:style>
    <style:style style:name="ce89" style:family="table-cell" style:parent-style-name="Default">
      <style:table-cell-properties fo:border-bottom="0.0346in solid #000000" style:diagonal-bl-tr="none" style:diagonal-tl-br="none" fo:border-left="none" fo:border-right="none" fo:border-top="none"/>
    </style:style>
    <style:style style:name="ce90" style:family="table-cell" style:parent-style-name="Default">
      <style:table-cell-properties fo:border-bottom="0.0346in solid #000000" style:diagonal-bl-tr="none" style:diagonal-tl-br="none" fo:background-color="transparent" fo:border-left="none" fo:border-right="none" fo:border-top="0.0346in solid #000000"/>
    </style:style>
    <style:style style:name="ce91" style:family="table-cell" style:parent-style-name="Default">
      <style:table-cell-properties fo:border-bottom="none" fo:background-color="#dce6f2" style:diagonal-bl-tr="none" style:diagonal-tl-br="none" fo:border-left="none" fo:border-right="0.0346in solid #000000" fo:border-top="0.0346in solid #000000"/>
    </style:style>
    <style:style style:name="ce92" style:family="table-cell" style:parent-style-name="Excel_20_Built-in_20_Currency" style:data-style-name="N122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Default" style:data-style-name="N122">
      <style:table-cell-properties fo:border-bottom="none" style:diagonal-bl-tr="none" style:diagonal-tl-br="none" fo:border-left="none" fo:border-right="0.0346in solid #000000" fo:border-top="none"/>
    </style:style>
    <style:style style:name="ce94" style:family="table-cell" style:parent-style-name="Default" style:data-style-name="N119">
      <style:table-cell-properties fo:border-bottom="0.0346in solid #000000" style:diagonal-bl-tr="none" style:diagonal-tl-br="none" fo:border-left="none" fo:border-right="0.0346in solid #000000" fo:border-top="none"/>
    </style:style>
    <style:style style:name="ce95" style:family="table-cell" style:parent-style-name="Default" style:data-style-name="N5010">
      <style:table-cell-properties fo:background-color="transparent"/>
    </style:style>
    <style:style style:name="ce96" style:family="table-cell" style:parent-style-name="Excel_20_Built-in_20_Comma" style:data-style-name="N121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Default" style:data-style-name="N121">
      <style:table-cell-properties fo:border-bottom="0.0346in solid #000000" style:diagonal-bl-tr="none" style:diagonal-tl-br="none" fo:border-left="none" fo:border-right="none" fo:border-top="0.0346in solid #000000"/>
    </style:style>
    <style:style style:name="ce98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9" style:family="table-cell" style:parent-style-name="Excel_20_Built-in_20_Comma" style:data-style-name="N121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Currency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Default">
      <style:table-cell-properties fo:border-bottom="0.0346in solid #000000" fo:background-color="#b9cde5" style:diagonal-bl-tr="none" style:diagonal-tl-br="none" fo:border-left="none" fo:border-right="0.0346in solid #000000" fo:border-top="0.0346in solid #000000"/>
    </style:style>
    <style:style style:name="ce102" style:family="table-cell" style:parent-style-name="Excel_20_Built-in_20_Percent" style:data-style-name="N12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3" style:family="table-cell" style:parent-style-name="Excel_20_Built-in_20_Percent" style:data-style-name="N120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non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4" style:family="table-cell" style:parent-style-name="Excel_20_Built-in_20_Percent">
      <style:table-cell-properties fo:border-bottom="0.0346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346in solid #000000" style:rotation-angle="0" style:rotation-align="none" style:shrink-to-fit="false" fo:border-top="0.0346in solid #000000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Default" style:data-style-name="N5119"/>
    <style:style style:name="ce106" style:family="table-cell" style:parent-style-name="Excel_20_Built-in_20_Currency">
      <style:table-cell-properties fo:background-color="#ffff00" style:cell-protect="protected" style:print-content="true"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Default" style:data-style-name="N123"/>
    <style:style style:name="ce108" style:family="table-cell" style:parent-style-name="Default" style:data-style-name="N5118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35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6339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stroke="solid" svg:stroke-width="0in" svg:stroke-color="#000000" draw:marker-start="Arrowheads_20_1" draw:marker-start-width="0.0787in" draw:marker-start-center="false" draw:stroke-linejoin="miter" draw:fill="solid" draw:fill-color="#ffffe1" draw:auto-grow-height="true" draw:auto-grow-width="false" fo:max-width="4.7244in" fo:min-height="0.5102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otal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3"/>
        <table:table-column table:style-name="co4" table:number-columns-repeated="2" table:default-cell-style-name="ce17"/>
        <table:table-column table:style-name="co5" table:default-cell-style-name="ce19"/>
        <table:table-column table:style-name="co6" table:default-cell-style-name="ce19"/>
        <table:table-column table:style-name="co6" table:default-cell-style-name="Default"/>
        <table:table-column table:style-name="co7" table:default-cell-style-name="ce13"/>
        <table:table-column table:style-name="co8" table:default-cell-style-name="ce29"/>
        <table:table-column table:style-name="co8" table:default-cell-style-name="ce17"/>
        <table:table-column table:style-name="co9" table:default-cell-style-name="ce29"/>
        <table:table-column table:style-name="co9" table:default-cell-style-name="ce17"/>
        <table:table-column table:style-name="co10" table:default-cell-style-name="ce29"/>
        <table:table-column table:style-name="co11" table:default-cell-style-name="ce29"/>
        <table:table-column table:style-name="co12" table:default-cell-style-name="ce32"/>
        <table:table-column table:style-name="co5" table:default-cell-style-name="ce33"/>
        <table:table-column table:style-name="co8" table:default-cell-style-name="ce29"/>
        <table:table-column table:style-name="co1" table:number-columns-repeated="1006" table:default-cell-style-name="Default"/>
        <table:table-row table:style-name="ro1">
          <table:table-cell table:style-name="ce2" office:value-type="string">
            <text:p>Daily Projected Distribution - Total - Jan <text:s/>2011</text:p>
          </table:table-cell>
          <table:table-cell table:style-name="Default" table:number-columns-repeated="5"/>
          <table:table-cell table:style-name="ce15" table:number-columns-repeated="2"/>
          <table:table-cell table:style-name="ce27" office:value-type="string">
            <text:p>From DB</text:p>
          </table:table-cell>
          <table:table-cell table:style-name="Default"/>
          <table:table-cell table:style-name="ce27" office:value-type="string">
            <text:p>From DB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ce31" table:number-columns-repeated="2"/>
          <table:table-cell table:style-name="Default"/>
          <table:table-cell table:number-columns-repeated="1006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T</text:p>
          </table:table-cell>
          <table:table-cell table:style-name="ce12" office:value-type="string">
            <text:p>CR - T</text:p>
          </table:table-cell>
          <table:table-cell table:style-name="ce12"/>
          <table:table-cell/>
          <table:table-cell table:style-name="ce28" office:value-type="string"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12" office:value-type="string">
            <text:p>Total Spend</text:p>
          </table:table-cell>
          <table:table-cell table:style-name="ce12" office:value-type="string">
            <text:p>Blended CPO</text:p>
          </table:table-cell>
          <table:table-cell table:style-name="Default"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$Stores.C3]+[$Retail.C3])" office:value-type="float" office:value="52626.2703134731">
            <text:p>$52,626.27 </text:p>
          </table:table-cell>
          <table:table-cell table:formula="of:=([$Stores.D3]+[$Retail.E3])" office:value-type="float" office:value="821.896503431581">
            <text:p><text:s/>822 </text:p>
          </table:table-cell>
          <table:table-cell table:formula="of:=([$Stores.E3]+[$Retail.F3])" office:value-type="float" office:value="8199.80883016436">
            <text:p><text:s/>8,200 </text:p>
          </table:table-cell>
          <table:table-cell table:formula="of:=([.D3]/[.E3])" office:value-type="percentage" office:value="0.100233617692171">
            <text:p>10%</text:p>
          </table:table-cell>
          <table:table-cell table:number-columns-repeated="2"/>
          <table:table-cell table:formula="of:=([$Stores.I3]+[$Retail.I3])" office:value-type="float" office:value="0">
            <text:p>$0.00 </text:p>
          </table:table-cell>
          <table:table-cell table:formula="of:=([.I3]/[.C3]-1)" office:value-type="percentage" office:value="-1">
            <text:p>-100.00%</text:p>
          </table:table-cell>
          <table:table-cell table:formula="of:=([$Retail.M3]+[$Stores.K3])" office:value-type="float" office:value="0">
            <text:p><text:s/>- <text:s text:c="2"/></text:p>
          </table:table-cell>
          <table:table-cell table:formula="of:=([.K3]/[.D3]-1)" office:value-type="percentage" office:value="-1">
            <text:p>-100.00%</text:p>
          </table:table-cell>
          <table:table-cell table:formula="of:=([$Stores.M3]+[$Retail.O3])" office:value-type="float" office:value="1">
            <text:p><text:s/>1 </text:p>
          </table:table-cell>
          <table:table-cell table:formula="of:=([.M3]/[.E3]-1)" office:value-type="percentage" office:value="-0.999878045937325">
            <text:p>-99.99%</text:p>
          </table:table-cell>
          <table:table-cell table:formula="of:=([.K3]/[.M3])" office:value-type="percentage" office:value="0">
            <text:p>0.00%</text:p>
          </table:table-cell>
          <table:table-cell table:formula="of:=([$Affiliates.Q3]+[$SEM.R3])" office:value-type="float" office:value="0">
            <text:p>$0.00 </text:p>
          </table:table-cell>
          <table:table-cell table:formula="of:=([.P3]/[.K3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$Stores.C4]+[$Retail.C4])" office:value-type="float" office:value="73179.5181989592">
            <text:p>$73,179.52 </text:p>
          </table:table-cell>
          <table:table-cell table:formula="of:=([$Stores.D4]+[$Retail.E4])" office:value-type="float" office:value="1159.26886728559">
            <text:p><text:s/>1,159 </text:p>
          </table:table-cell>
          <table:table-cell table:formula="of:=([$Stores.E4]+[$Retail.F4])" office:value-type="float" office:value="10315.4072510474">
            <text:p><text:s/>10,315 </text:p>
          </table:table-cell>
          <table:table-cell table:formula="of:=([.D4]/[.E4])" office:value-type="percentage" office:value="0.112382268491424">
            <text:p>11%</text:p>
          </table:table-cell>
          <table:table-cell table:number-columns-repeated="2"/>
          <table:table-cell table:formula="of:=([$Stores.I4]+[$Retail.I4])" office:value-type="float" office:value="0">
            <text:p>$0.00 </text:p>
          </table:table-cell>
          <table:table-cell table:formula="of:=([.I4]/[.C4]-1)" office:value-type="percentage" office:value="-1">
            <text:p>-100.00%</text:p>
          </table:table-cell>
          <table:table-cell table:formula="of:=([$Retail.M4]+[$Stores.K4])" office:value-type="float" office:value="0">
            <text:p><text:s/>- <text:s text:c="2"/></text:p>
          </table:table-cell>
          <table:table-cell table:formula="of:=([.K4]/[.D4]-1)" office:value-type="percentage" office:value="-1">
            <text:p>-100.00%</text:p>
          </table:table-cell>
          <table:table-cell table:formula="of:=([$Stores.M4]+[$Retail.O4])" office:value-type="float" office:value="2">
            <text:p><text:s/>2 </text:p>
          </table:table-cell>
          <table:table-cell table:formula="of:=([.M4]/[.E4]-1)" office:value-type="percentage" office:value="-0.999806115265125">
            <text:p>-99.98%</text:p>
          </table:table-cell>
          <table:table-cell table:formula="of:=([.K4]/[.M4])" office:value-type="percentage" office:value="0">
            <text:p>0.00%</text:p>
          </table:table-cell>
          <table:table-cell table:formula="of:=([$Affiliates.Q4]+[$SEM.R4])" office:value-type="float" office:value="0">
            <text:p>$0.00 </text:p>
          </table:table-cell>
          <table:table-cell table:formula="of:=([.P4]/[.K4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$Stores.C5]+[$Retail.C5])" office:value-type="float" office:value="222292.199214649">
            <text:p>$222,292.20 </text:p>
          </table:table-cell>
          <table:table-cell table:formula="of:=([$Stores.D5]+[$Retail.E5])" office:value-type="float" office:value="3050.7075454884">
            <text:p><text:s/>3,051 </text:p>
          </table:table-cell>
          <table:table-cell table:formula="of:=([$Stores.E5]+[$Retail.F5])" office:value-type="float" office:value="30474.7625845956">
            <text:p><text:s/>30,475 </text:p>
          </table:table-cell>
          <table:table-cell table:formula="of:=([.D5]/[.E5])" office:value-type="percentage" office:value="0.100106031573499">
            <text:p>10%</text:p>
          </table:table-cell>
          <table:table-cell table:number-columns-repeated="2"/>
          <table:table-cell table:formula="of:=([$Stores.I5]+[$Retail.I5])" office:value-type="float" office:value="0">
            <text:p>$0.00 </text:p>
          </table:table-cell>
          <table:table-cell table:formula="of:=([.I5]/[.C5]-1)" office:value-type="percentage" office:value="-1">
            <text:p>-100.00%</text:p>
          </table:table-cell>
          <table:table-cell table:formula="of:=([$Retail.M5]+[$Stores.K5])" office:value-type="float" office:value="0">
            <text:p><text:s/>- <text:s text:c="2"/></text:p>
          </table:table-cell>
          <table:table-cell table:formula="of:=([.K5]/[.D5]-1)" office:value-type="percentage" office:value="-1">
            <text:p>-100.00%</text:p>
          </table:table-cell>
          <table:table-cell table:formula="of:=([$Stores.M5]+[$Retail.O5])" office:value-type="float" office:value="0">
            <text:p><text:s/>- <text:s text:c="2"/></text:p>
          </table:table-cell>
          <table:table-cell table:formula="of:=([.M5]/[.E5]-1)" office:value-type="percentage" office:value="-1">
            <text:p>-100.00%</text:p>
          </table:table-cell>
          <table:table-cell table:formula="of:=([.K5]/[.M5])" office:value-type="percentage" office:value="0">
            <text:p>#DIV/0!</text:p>
          </table:table-cell>
          <table:table-cell table:formula="of:=([$Affiliates.Q5]+[$SEM.R5])" office:value-type="float" office:value="0">
            <text:p>$0.00 </text:p>
          </table:table-cell>
          <table:table-cell table:formula="of:=([.P5]/[.K5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$Stores.C6]+[$Retail.C6])" office:value-type="float" office:value="229701.939188471">
            <text:p>$229,701.94 </text:p>
          </table:table-cell>
          <table:table-cell table:formula="of:=([$Stores.D6]+[$Retail.E6])" office:value-type="float" office:value="3086.59822249415">
            <text:p><text:s/>3,087 </text:p>
          </table:table-cell>
          <table:table-cell table:formula="of:=([$Stores.E6]+[$Retail.F6])" office:value-type="float" office:value="30859.6881082823">
            <text:p><text:s/>30,860 </text:p>
          </table:table-cell>
          <table:table-cell table:formula="of:=([.D6]/[.E6])" office:value-type="percentage" office:value="0.100020395917927">
            <text:p>10%</text:p>
          </table:table-cell>
          <table:table-cell table:number-columns-repeated="2"/>
          <table:table-cell table:formula="of:=([$Stores.I6]+[$Retail.I6])" office:value-type="float" office:value="0">
            <text:p>$0.00 </text:p>
          </table:table-cell>
          <table:table-cell table:formula="of:=([.I6]/[.C6]-1)" office:value-type="percentage" office:value="-1">
            <text:p>-100.00%</text:p>
          </table:table-cell>
          <table:table-cell table:formula="of:=([$Retail.M6]+[$Stores.K6])" office:value-type="float" office:value="0">
            <text:p><text:s/>- <text:s text:c="2"/></text:p>
          </table:table-cell>
          <table:table-cell table:formula="of:=([.K6]/[.D6]-1)" office:value-type="percentage" office:value="-1">
            <text:p>-100.00%</text:p>
          </table:table-cell>
          <table:table-cell table:formula="of:=([$Stores.M6]+[$Retail.O6])" office:value-type="float" office:value="0">
            <text:p><text:s/>- <text:s text:c="2"/></text:p>
          </table:table-cell>
          <table:table-cell table:formula="of:=([.M6]/[.E6]-1)" office:value-type="percentage" office:value="-1">
            <text:p>-100.00%</text:p>
          </table:table-cell>
          <table:table-cell table:formula="of:=([.K6]/[.M6])" office:value-type="percentage" office:value="0">
            <text:p>#DIV/0!</text:p>
          </table:table-cell>
          <table:table-cell table:formula="of:=([$Affiliates.Q6]+[$SEM.R6])" office:value-type="float" office:value="0">
            <text:p>$0.00 </text:p>
          </table:table-cell>
          <table:table-cell table:formula="of:=([.P6]/[.K6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$Stores.C7]+[$Retail.C7])" office:value-type="float" office:value="256035.821617134">
            <text:p>$256,035.82 </text:p>
          </table:table-cell>
          <table:table-cell table:formula="of:=([$Stores.D7]+[$Retail.E7])" office:value-type="float" office:value="3197.85932121196">
            <text:p><text:s/>3,198 </text:p>
          </table:table-cell>
          <table:table-cell table:formula="of:=([$Stores.E7]+[$Retail.F7])" office:value-type="float" office:value="29618.3778923622">
            <text:p><text:s/>29,618 </text:p>
          </table:table-cell>
          <table:table-cell table:formula="of:=([.D7]/[.E7])" office:value-type="percentage" office:value="0.107968752807243">
            <text:p>11%</text:p>
          </table:table-cell>
          <table:table-cell table:number-columns-repeated="2"/>
          <table:table-cell table:formula="of:=([$Stores.I7]+[$Retail.I7])" office:value-type="float" office:value="0">
            <text:p>$0.00 </text:p>
          </table:table-cell>
          <table:table-cell table:formula="of:=([.I7]/[.C7]-1)" office:value-type="percentage" office:value="-1">
            <text:p>-100.00%</text:p>
          </table:table-cell>
          <table:table-cell table:formula="of:=([$Retail.M7]+[$Stores.K7])" office:value-type="float" office:value="0">
            <text:p><text:s/>- <text:s text:c="2"/></text:p>
          </table:table-cell>
          <table:table-cell table:formula="of:=([.K7]/[.D7]-1)" office:value-type="percentage" office:value="-1">
            <text:p>-100.00%</text:p>
          </table:table-cell>
          <table:table-cell table:formula="of:=([$Stores.M7]+[$Retail.O7])" office:value-type="float" office:value="0">
            <text:p><text:s/>- <text:s text:c="2"/></text:p>
          </table:table-cell>
          <table:table-cell table:formula="of:=([.M7]/[.E7]-1)" office:value-type="percentage" office:value="-1">
            <text:p>-100.00%</text:p>
          </table:table-cell>
          <table:table-cell table:formula="of:=([.K7]/[.M7])" office:value-type="percentage" office:value="0">
            <text:p>#DIV/0!</text:p>
          </table:table-cell>
          <table:table-cell table:formula="of:=([$Affiliates.Q7]+[$SEM.R7])" office:value-type="float" office:value="0">
            <text:p>$0.00 </text:p>
          </table:table-cell>
          <table:table-cell table:formula="of:=([.P7]/[.K7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$Stores.C8]+[$Retail.C8])" office:value-type="float" office:value="252413.310890032">
            <text:p>$252,413.31 </text:p>
          </table:table-cell>
          <table:table-cell table:formula="of:=([$Stores.D8]+[$Retail.E8])" office:value-type="float" office:value="3359.36736773782">
            <text:p><text:s/>3,359 </text:p>
          </table:table-cell>
          <table:table-cell table:formula="of:=([$Stores.E8]+[$Retail.F8])" office:value-type="float" office:value="27052.2077344505">
            <text:p><text:s/>27,052 </text:p>
          </table:table-cell>
          <table:table-cell table:formula="of:=([.D8]/[.E8])" office:value-type="percentage" office:value="0.124180894983285">
            <text:p>12%</text:p>
          </table:table-cell>
          <table:table-cell table:number-columns-repeated="2"/>
          <table:table-cell table:formula="of:=([$Stores.I8]+[$Retail.I8])" office:value-type="float" office:value="0">
            <text:p>$0.00 </text:p>
          </table:table-cell>
          <table:table-cell table:formula="of:=([.I8]/[.C8]-1)" office:value-type="percentage" office:value="-1">
            <text:p>-100.00%</text:p>
          </table:table-cell>
          <table:table-cell table:formula="of:=([$Retail.M8]+[$Stores.K8])" office:value-type="float" office:value="0">
            <text:p><text:s/>- <text:s text:c="2"/></text:p>
          </table:table-cell>
          <table:table-cell table:formula="of:=([.K8]/[.D8]-1)" office:value-type="percentage" office:value="-1">
            <text:p>-100.00%</text:p>
          </table:table-cell>
          <table:table-cell table:formula="of:=([$Stores.M8]+[$Retail.O8])" office:value-type="float" office:value="0">
            <text:p><text:s/>- <text:s text:c="2"/></text:p>
          </table:table-cell>
          <table:table-cell table:formula="of:=([.M8]/[.E8]-1)" office:value-type="percentage" office:value="-1">
            <text:p>-100.00%</text:p>
          </table:table-cell>
          <table:table-cell table:formula="of:=([.K8]/[.M8])" office:value-type="percentage" office:value="0">
            <text:p>#DIV/0!</text:p>
          </table:table-cell>
          <table:table-cell table:formula="of:=([$Affiliates.Q8]+[$SEM.R8])" office:value-type="float" office:value="0">
            <text:p>$0.00 </text:p>
          </table:table-cell>
          <table:table-cell table:formula="of:=([.P8]/[.K8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$Stores.C9]+[$Retail.C9])" office:value-type="float" office:value="238094.321828921">
            <text:p>$238,094.32 </text:p>
          </table:table-cell>
          <table:table-cell table:formula="of:=([$Stores.D9]+[$Retail.E9])" office:value-type="float" office:value="3165.55771190679">
            <text:p><text:s/>3,166 </text:p>
          </table:table-cell>
          <table:table-cell table:formula="of:=([$Stores.E9]+[$Retail.F9])" office:value-type="float" office:value="22913.5123751208">
            <text:p><text:s/>22,914 </text:p>
          </table:table-cell>
          <table:table-cell table:formula="of:=([.D9]/[.E9])" office:value-type="percentage" office:value="0.13815244298137">
            <text:p>14%</text:p>
          </table:table-cell>
          <table:table-cell table:number-columns-repeated="2"/>
          <table:table-cell table:formula="of:=([$Stores.I9]+[$Retail.I9])" office:value-type="float" office:value="0">
            <text:p>$0.00 </text:p>
          </table:table-cell>
          <table:table-cell table:formula="of:=([.I9]/[.C9]-1)" office:value-type="percentage" office:value="-1">
            <text:p>-100.00%</text:p>
          </table:table-cell>
          <table:table-cell table:formula="of:=([$Retail.M9]+[$Stores.K9])" office:value-type="float" office:value="0">
            <text:p><text:s/>- <text:s text:c="2"/></text:p>
          </table:table-cell>
          <table:table-cell table:formula="of:=([.K9]/[.D9]-1)" office:value-type="percentage" office:value="-1">
            <text:p>-100.00%</text:p>
          </table:table-cell>
          <table:table-cell table:formula="of:=([$Stores.M9]+[$Retail.O9])" office:value-type="float" office:value="0">
            <text:p><text:s/>- <text:s text:c="2"/></text:p>
          </table:table-cell>
          <table:table-cell table:formula="of:=([.M9]/[.E9]-1)" office:value-type="percentage" office:value="-1">
            <text:p>-100.00%</text:p>
          </table:table-cell>
          <table:table-cell table:formula="of:=([.K9]/[.M9])" office:value-type="percentage" office:value="0">
            <text:p>#DIV/0!</text:p>
          </table:table-cell>
          <table:table-cell table:formula="of:=([$Affiliates.Q9]+[$SEM.R9])" office:value-type="float" office:value="0">
            <text:p>$0.00 </text:p>
          </table:table-cell>
          <table:table-cell table:formula="of:=([.P9]/[.K9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$Stores.C10]+[$Retail.C10])" office:value-type="float" office:value="177855.469909842">
            <text:p>$177,855.47 </text:p>
          </table:table-cell>
          <table:table-cell table:formula="of:=([$Stores.D10]+[$Retail.E10])" office:value-type="float" office:value="2397.49722398383">
            <text:p><text:s/>2,397 </text:p>
          </table:table-cell>
          <table:table-cell table:formula="of:=([$Stores.E10]+[$Retail.F10])" office:value-type="float" office:value="16993.4174991943">
            <text:p><text:s/>16,993 </text:p>
          </table:table-cell>
          <table:table-cell table:formula="of:=([.D10]/[.E10])" office:value-type="percentage" office:value="0.141083876983396">
            <text:p>14%</text:p>
          </table:table-cell>
          <table:table-cell table:number-columns-repeated="2"/>
          <table:table-cell table:formula="of:=([$Stores.I10]+[$Retail.I10])" office:value-type="float" office:value="0">
            <text:p>$0.00 </text:p>
          </table:table-cell>
          <table:table-cell table:formula="of:=([.I10]/[.C10]-1)" office:value-type="percentage" office:value="-1">
            <text:p>-100.00%</text:p>
          </table:table-cell>
          <table:table-cell table:formula="of:=([$Retail.M10]+[$Stores.K10])" office:value-type="float" office:value="0">
            <text:p><text:s/>- <text:s text:c="2"/></text:p>
          </table:table-cell>
          <table:table-cell table:formula="of:=([.K10]/[.D10]-1)" office:value-type="percentage" office:value="-1">
            <text:p>-100.00%</text:p>
          </table:table-cell>
          <table:table-cell table:formula="of:=([$Stores.M10]+[$Retail.O10])" office:value-type="float" office:value="0">
            <text:p><text:s/>- <text:s text:c="2"/></text:p>
          </table:table-cell>
          <table:table-cell table:formula="of:=([.M10]/[.E10]-1)" office:value-type="percentage" office:value="-1">
            <text:p>-100.00%</text:p>
          </table:table-cell>
          <table:table-cell table:formula="of:=([.K10]/[.M10])" office:value-type="percentage" office:value="0">
            <text:p>#DIV/0!</text:p>
          </table:table-cell>
          <table:table-cell table:formula="of:=([$Affiliates.Q10]+[$SEM.R10])" office:value-type="float" office:value="0">
            <text:p>$0.00 </text:p>
          </table:table-cell>
          <table:table-cell table:formula="of:=([.P10]/[.K10])" office:value-type="float" office:value="0">
            <text:p>#DIV/0!</text:p>
          </table:table-cell>
          <table:table-cell table:style-name="ce34"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$Stores.C11]+[$Retail.C11])" office:value-type="float" office:value="212215.026947651">
            <text:p>$212,215.03 </text:p>
          </table:table-cell>
          <table:table-cell table:formula="of:=([$Stores.D11]+[$Retail.E11])" office:value-type="float" office:value="2882.0213635614">
            <text:p><text:s/>2,882 </text:p>
          </table:table-cell>
          <table:table-cell table:formula="of:=([$Stores.E11]+[$Retail.F11])" office:value-type="float" office:value="20001.2076377699">
            <text:p><text:s/>20,001 </text:p>
          </table:table-cell>
          <table:table-cell table:formula="of:=([.D11]/[.E11])" office:value-type="percentage" office:value="0.144092367608796">
            <text:p>14%</text:p>
          </table:table-cell>
          <table:table-cell table:number-columns-repeated="2"/>
          <table:table-cell table:formula="of:=([$Stores.I11]+[$Retail.I11])" office:value-type="float" office:value="0">
            <text:p>$0.00 </text:p>
          </table:table-cell>
          <table:table-cell table:formula="of:=([.I11]/[.C11]-1)" office:value-type="percentage" office:value="-1">
            <text:p>-100.00%</text:p>
          </table:table-cell>
          <table:table-cell table:formula="of:=([$Retail.M11]+[$Stores.K11])" office:value-type="float" office:value="0">
            <text:p><text:s/>- <text:s text:c="2"/></text:p>
          </table:table-cell>
          <table:table-cell table:formula="of:=([.K11]/[.D11]-1)" office:value-type="percentage" office:value="-1">
            <text:p>-100.00%</text:p>
          </table:table-cell>
          <table:table-cell table:formula="of:=([$Stores.M11]+[$Retail.O11])" office:value-type="float" office:value="0">
            <text:p><text:s/>- <text:s text:c="2"/></text:p>
          </table:table-cell>
          <table:table-cell table:formula="of:=([.M11]/[.E11]-1)" office:value-type="percentage" office:value="-1">
            <text:p>-100.00%</text:p>
          </table:table-cell>
          <table:table-cell table:formula="of:=([.K11]/[.M11])" office:value-type="percentage" office:value="0">
            <text:p>#DIV/0!</text:p>
          </table:table-cell>
          <table:table-cell table:formula="of:=([$Affiliates.Q11]+[$SEM.R11])" office:value-type="float" office:value="0">
            <text:p>$0.00 </text:p>
          </table:table-cell>
          <table:table-cell table:formula="of:=([.P11]/[.K11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$Stores.C12]+[$Retail.C12])" office:value-type="float" office:value="519882.583578972">
            <text:p>$519,882.58 </text:p>
          </table:table-cell>
          <table:table-cell table:formula="of:=([$Stores.D12]+[$Retail.E12])" office:value-type="float" office:value="7235.56048435837">
            <text:p><text:s/>7,236 </text:p>
          </table:table-cell>
          <table:table-cell table:formula="of:=([$Stores.E12]+[$Retail.F12])" office:value-type="float" office:value="47581.5689977441">
            <text:p><text:s/>47,582 </text:p>
          </table:table-cell>
          <table:table-cell table:formula="of:=([.D12]/[.E12])" office:value-type="percentage" office:value="0.152066454233601">
            <text:p>15%</text:p>
          </table:table-cell>
          <table:table-cell table:number-columns-repeated="2"/>
          <table:table-cell table:formula="of:=([$Stores.I12]+[$Retail.I12])" office:value-type="float" office:value="0">
            <text:p>$0.00 </text:p>
          </table:table-cell>
          <table:table-cell table:formula="of:=([.I12]/[.C12]-1)" office:value-type="percentage" office:value="-1">
            <text:p>-100.00%</text:p>
          </table:table-cell>
          <table:table-cell table:formula="of:=([$Retail.M12]+[$Stores.K12])" office:value-type="float" office:value="0">
            <text:p><text:s/>- <text:s text:c="2"/></text:p>
          </table:table-cell>
          <table:table-cell table:formula="of:=([.K12]/[.D12]-1)" office:value-type="percentage" office:value="-1">
            <text:p>-100.00%</text:p>
          </table:table-cell>
          <table:table-cell table:formula="of:=([$Stores.M12]+[$Retail.O12])" office:value-type="float" office:value="0">
            <text:p><text:s/>- <text:s text:c="2"/></text:p>
          </table:table-cell>
          <table:table-cell table:formula="of:=([.M12]/[.E12]-1)" office:value-type="percentage" office:value="-1">
            <text:p>-100.00%</text:p>
          </table:table-cell>
          <table:table-cell table:formula="of:=([.K12]/[.M12])" office:value-type="percentage" office:value="0">
            <text:p>#DIV/0!</text:p>
          </table:table-cell>
          <table:table-cell table:formula="of:=([$Affiliates.Q12]+[$SEM.R12])" office:value-type="float" office:value="0">
            <text:p>$0.00 </text:p>
          </table:table-cell>
          <table:table-cell table:formula="of:=([.P12]/[.K12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$Stores.C13]+[$Retail.C13])" office:value-type="float" office:value="627928.485029949">
            <text:p>$627,928.49 </text:p>
          </table:table-cell>
          <table:table-cell table:formula="of:=([$Stores.D13]+[$Retail.E13])" office:value-type="float" office:value="8240.49944051926">
            <text:p><text:s/>8,240 </text:p>
          </table:table-cell>
          <table:table-cell table:formula="of:=([$Stores.E13]+[$Retail.F13])" office:value-type="float" office:value="60600.4066709636">
            <text:p><text:s/>60,600 </text:p>
          </table:table-cell>
          <table:table-cell table:formula="of:=([.D13]/[.E13])" office:value-type="percentage" office:value="0.135980926419553">
            <text:p>14%</text:p>
          </table:table-cell>
          <table:table-cell table:number-columns-repeated="2"/>
          <table:table-cell table:formula="of:=([$Stores.I13]+[$Retail.I13])" office:value-type="float" office:value="0">
            <text:p>$0.00 </text:p>
          </table:table-cell>
          <table:table-cell table:formula="of:=([.I13]/[.C13]-1)" office:value-type="percentage" office:value="-1">
            <text:p>-100.00%</text:p>
          </table:table-cell>
          <table:table-cell table:formula="of:=([$Retail.M13]+[$Stores.K13])" office:value-type="float" office:value="0">
            <text:p><text:s/>- <text:s text:c="2"/></text:p>
          </table:table-cell>
          <table:table-cell table:formula="of:=([.K13]/[.D13]-1)" office:value-type="percentage" office:value="-1">
            <text:p>-100.00%</text:p>
          </table:table-cell>
          <table:table-cell table:formula="of:=([$Stores.M13]+[$Retail.O13])" office:value-type="float" office:value="0">
            <text:p><text:s/>- <text:s text:c="2"/></text:p>
          </table:table-cell>
          <table:table-cell table:formula="of:=([.M13]/[.E13]-1)" office:value-type="percentage" office:value="-1">
            <text:p>-100.00%</text:p>
          </table:table-cell>
          <table:table-cell table:formula="of:=([.K13]/[.M13])" office:value-type="percentage" office:value="0">
            <text:p>#DIV/0!</text:p>
          </table:table-cell>
          <table:table-cell table:formula="of:=([$Affiliates.Q13]+[$SEM.R13])" office:value-type="float" office:value="0">
            <text:p>$0.00 </text:p>
          </table:table-cell>
          <table:table-cell table:formula="of:=([.P13]/[.K13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$Stores.C14]+[$Retail.C14])" office:value-type="float" office:value="528338.356544898">
            <text:p>$528,338.36 </text:p>
          </table:table-cell>
          <table:table-cell table:formula="of:=([$Stores.D14]+[$Retail.E14])" office:value-type="float" office:value="6948.43506831241">
            <text:p><text:s/>6,948 </text:p>
          </table:table-cell>
          <table:table-cell table:formula="of:=([$Stores.E14]+[$Retail.F14])" office:value-type="float" office:value="47480.115758943">
            <text:p><text:s/>47,480 </text:p>
          </table:table-cell>
          <table:table-cell table:formula="of:=([.D14]/[.E14])" office:value-type="percentage" office:value="0.146344105469112">
            <text:p>15%</text:p>
          </table:table-cell>
          <table:table-cell table:number-columns-repeated="2"/>
          <table:table-cell table:formula="of:=([$Stores.I14]+[$Retail.I14])" office:value-type="float" office:value="0">
            <text:p>$0.00 </text:p>
          </table:table-cell>
          <table:table-cell table:formula="of:=([.I14]/[.C14]-1)" office:value-type="percentage" office:value="-1">
            <text:p>-100.00%</text:p>
          </table:table-cell>
          <table:table-cell table:formula="of:=([$Retail.M14]+[$Stores.K14])" office:value-type="float" office:value="0">
            <text:p><text:s/>- <text:s text:c="2"/></text:p>
          </table:table-cell>
          <table:table-cell table:formula="of:=([.K14]/[.D14]-1)" office:value-type="percentage" office:value="-1">
            <text:p>-100.00%</text:p>
          </table:table-cell>
          <table:table-cell table:formula="of:=([$Stores.M14]+[$Retail.O14])" office:value-type="float" office:value="0">
            <text:p><text:s/>- <text:s text:c="2"/></text:p>
          </table:table-cell>
          <table:table-cell table:formula="of:=([.M14]/[.E14]-1)" office:value-type="percentage" office:value="-1">
            <text:p>-100.00%</text:p>
          </table:table-cell>
          <table:table-cell table:formula="of:=([.K14]/[.M14])" office:value-type="percentage" office:value="0">
            <text:p>#DIV/0!</text:p>
          </table:table-cell>
          <table:table-cell table:formula="of:=([$Affiliates.Q14]+[$SEM.R14])" office:value-type="float" office:value="0">
            <text:p>$0.00 </text:p>
          </table:table-cell>
          <table:table-cell table:formula="of:=([.P14]/[.K14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$Stores.C15]+[$Retail.C15])" office:value-type="float" office:value="380804.50587413">
            <text:p>$380,804.51 </text:p>
          </table:table-cell>
          <table:table-cell table:formula="of:=([$Stores.D15]+[$Retail.E15])" office:value-type="float" office:value="5042.6401193073">
            <text:p><text:s/>5,043 </text:p>
          </table:table-cell>
          <table:table-cell table:formula="of:=([$Stores.E15]+[$Retail.F15])" office:value-type="float" office:value="38504.4880438286">
            <text:p><text:s/>38,504 </text:p>
          </table:table-cell>
          <table:table-cell table:formula="of:=([.D15]/[.E15])" office:value-type="percentage" office:value="0.130962398813546">
            <text:p>13%</text:p>
          </table:table-cell>
          <table:table-cell table:number-columns-repeated="2"/>
          <table:table-cell table:formula="of:=([$Stores.I15]+[$Retail.I15])" office:value-type="float" office:value="0">
            <text:p>$0.00 </text:p>
          </table:table-cell>
          <table:table-cell table:formula="of:=([.I15]/[.C15]-1)" office:value-type="percentage" office:value="-1">
            <text:p>-100.00%</text:p>
          </table:table-cell>
          <table:table-cell table:formula="of:=([$Retail.M15]+[$Stores.K15])" office:value-type="float" office:value="0">
            <text:p><text:s/>- <text:s text:c="2"/></text:p>
          </table:table-cell>
          <table:table-cell table:formula="of:=([.K15]/[.D15]-1)" office:value-type="percentage" office:value="-1">
            <text:p>-100.00%</text:p>
          </table:table-cell>
          <table:table-cell table:formula="of:=([$Stores.M15]+[$Retail.O15])" office:value-type="float" office:value="0">
            <text:p><text:s/>- <text:s text:c="2"/></text:p>
          </table:table-cell>
          <table:table-cell table:formula="of:=([.M15]/[.E15]-1)" office:value-type="percentage" office:value="-1">
            <text:p>-100.00%</text:p>
          </table:table-cell>
          <table:table-cell table:formula="of:=([.K15]/[.M15])" office:value-type="percentage" office:value="0">
            <text:p>#DIV/0!</text:p>
          </table:table-cell>
          <table:table-cell table:formula="of:=([$Affiliates.Q15]+[$SEM.R15])" office:value-type="float" office:value="0">
            <text:p>$0.00 </text:p>
          </table:table-cell>
          <table:table-cell table:formula="of:=([.P15]/[.K15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$Stores.C16]+[$Retail.C16])" office:value-type="float" office:value="325492.204820147">
            <text:p>$325,492.20 </text:p>
          </table:table-cell>
          <table:table-cell table:formula="of:=([$Stores.D16]+[$Retail.E16])" office:value-type="float" office:value="4421.7314071079">
            <text:p><text:s/>4,422 </text:p>
          </table:table-cell>
          <table:table-cell table:formula="of:=([$Stores.E16]+[$Retail.F16])" office:value-type="float" office:value="31268.4849822752">
            <text:p><text:s/>31,268 </text:p>
          </table:table-cell>
          <table:table-cell table:formula="of:=([.D16]/[.E16])" office:value-type="percentage" office:value="0.141411757225027">
            <text:p>14%</text:p>
          </table:table-cell>
          <table:table-cell table:number-columns-repeated="2"/>
          <table:table-cell table:formula="of:=([$Stores.I16]+[$Retail.I16])" office:value-type="float" office:value="0">
            <text:p>$0.00 </text:p>
          </table:table-cell>
          <table:table-cell table:formula="of:=([.I16]/[.C16]-1)" office:value-type="percentage" office:value="-1">
            <text:p>-100.00%</text:p>
          </table:table-cell>
          <table:table-cell table:formula="of:=([$Retail.M16]+[$Stores.K16])" office:value-type="float" office:value="0">
            <text:p><text:s/>- <text:s text:c="2"/></text:p>
          </table:table-cell>
          <table:table-cell table:formula="of:=([.K16]/[.D16]-1)" office:value-type="percentage" office:value="-1">
            <text:p>-100.00%</text:p>
          </table:table-cell>
          <table:table-cell table:formula="of:=([$Stores.M16]+[$Retail.O16])" office:value-type="float" office:value="0">
            <text:p><text:s/>- <text:s text:c="2"/></text:p>
          </table:table-cell>
          <table:table-cell table:formula="of:=([.M16]/[.E16]-1)" office:value-type="percentage" office:value="-1">
            <text:p>-100.00%</text:p>
          </table:table-cell>
          <table:table-cell table:formula="of:=([.K16]/[.M16])" office:value-type="percentage" office:value="0">
            <text:p>#DIV/0!</text:p>
          </table:table-cell>
          <table:table-cell table:formula="of:=([$Affiliates.Q16]+[$SEM.R16])" office:value-type="float" office:value="0">
            <text:p>$0.00 </text:p>
          </table:table-cell>
          <table:table-cell table:formula="of:=([.P16]/[.K16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$Stores.C17]+[$Retail.C17])" office:value-type="float" office:value="206951.332913748">
            <text:p>$206,951.33 </text:p>
          </table:table-cell>
          <table:table-cell table:formula="of:=([$Stores.D17]+[$Retail.E17])" office:value-type="float" office:value="2698.97891083209">
            <text:p><text:s/>2,699 </text:p>
          </table:table-cell>
          <table:table-cell table:formula="of:=([$Stores.E17]+[$Retail.F17])" office:value-type="float" office:value="19416.3595552691">
            <text:p><text:s/>19,416 </text:p>
          </table:table-cell>
          <table:table-cell table:formula="of:=([.D17]/[.E17])" office:value-type="percentage" office:value="0.139005404342116">
            <text:p>14%</text:p>
          </table:table-cell>
          <table:table-cell table:number-columns-repeated="2"/>
          <table:table-cell table:formula="of:=([$Stores.I17]+[$Retail.I17])" office:value-type="float" office:value="0">
            <text:p>$0.00 </text:p>
          </table:table-cell>
          <table:table-cell table:formula="of:=([.I17]/[.C17]-1)" office:value-type="percentage" office:value="-1">
            <text:p>-100.00%</text:p>
          </table:table-cell>
          <table:table-cell table:formula="of:=([$Retail.M17]+[$Stores.K17])" office:value-type="float" office:value="0">
            <text:p><text:s/>- <text:s text:c="2"/></text:p>
          </table:table-cell>
          <table:table-cell table:formula="of:=([.K17]/[.D17]-1)" office:value-type="percentage" office:value="-1">
            <text:p>-100.00%</text:p>
          </table:table-cell>
          <table:table-cell table:formula="of:=([$Stores.M17]+[$Retail.O17])" office:value-type="float" office:value="0">
            <text:p><text:s/>- <text:s text:c="2"/></text:p>
          </table:table-cell>
          <table:table-cell table:formula="of:=([.M17]/[.E17]-1)" office:value-type="percentage" office:value="-1">
            <text:p>-100.00%</text:p>
          </table:table-cell>
          <table:table-cell table:formula="of:=([.K17]/[.M17])" office:value-type="percentage" office:value="0">
            <text:p>#DIV/0!</text:p>
          </table:table-cell>
          <table:table-cell table:formula="of:=([$Affiliates.Q17]+[$SEM.R17])" office:value-type="float" office:value="0">
            <text:p>$0.00 </text:p>
          </table:table-cell>
          <table:table-cell table:formula="of:=([.P17]/[.K17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$Stores.C18]+[$Retail.C18])" office:value-type="float" office:value="193962.169885738">
            <text:p>$193,962.17 </text:p>
          </table:table-cell>
          <table:table-cell table:formula="of:=([$Stores.D18]+[$Retail.E18])" office:value-type="float" office:value="2709.74611393382">
            <text:p><text:s/>2,710 </text:p>
          </table:table-cell>
          <table:table-cell table:formula="of:=([$Stores.E18]+[$Retail.F18])" office:value-type="float" office:value="19264.1796970674">
            <text:p><text:s/>19,264 </text:p>
          </table:table-cell>
          <table:table-cell table:formula="of:=([.D18]/[.E18])" office:value-type="percentage" office:value="0.140662418880277">
            <text:p>14%</text:p>
          </table:table-cell>
          <table:table-cell table:number-columns-repeated="2"/>
          <table:table-cell table:formula="of:=([$Stores.I18]+[$Retail.I18])" office:value-type="float" office:value="0">
            <text:p>$0.00 </text:p>
          </table:table-cell>
          <table:table-cell table:formula="of:=([.I18]/[.C18]-1)" office:value-type="percentage" office:value="-1">
            <text:p>-100.00%</text:p>
          </table:table-cell>
          <table:table-cell table:formula="of:=([$Retail.M18]+[$Stores.K18])" office:value-type="float" office:value="0">
            <text:p><text:s/>- <text:s text:c="2"/></text:p>
          </table:table-cell>
          <table:table-cell table:formula="of:=([.K18]/[.D18]-1)" office:value-type="percentage" office:value="-1">
            <text:p>-100.00%</text:p>
          </table:table-cell>
          <table:table-cell table:formula="of:=([$Stores.M18]+[$Retail.O18])" office:value-type="float" office:value="0">
            <text:p><text:s/>- <text:s text:c="2"/></text:p>
          </table:table-cell>
          <table:table-cell table:formula="of:=([.M18]/[.E18]-1)" office:value-type="percentage" office:value="-1">
            <text:p>-100.00%</text:p>
          </table:table-cell>
          <table:table-cell table:formula="of:=([.K18]/[.M18])" office:value-type="percentage" office:value="0">
            <text:p>#DIV/0!</text:p>
          </table:table-cell>
          <table:table-cell table:formula="of:=([$Affiliates.Q18]+[$SEM.R18])" office:value-type="float" office:value="0">
            <text:p>$0.00 </text:p>
          </table:table-cell>
          <table:table-cell table:formula="of:=([.P18]/[.K18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$Stores.C19]+[$Retail.C19])" office:value-type="float" office:value="316459.472451159">
            <text:p>$316,459.47 </text:p>
          </table:table-cell>
          <table:table-cell table:formula="of:=([$Stores.D19]+[$Retail.E19])" office:value-type="float" office:value="4177.67480346882">
            <text:p><text:s/>4,178 </text:p>
          </table:table-cell>
          <table:table-cell table:formula="of:=([$Stores.E19]+[$Retail.F19])" office:value-type="float" office:value="28606.8294231389">
            <text:p><text:s/>28,607 </text:p>
          </table:table-cell>
          <table:table-cell table:formula="of:=([.D19]/[.E19])" office:value-type="percentage" office:value="0.146037673091086">
            <text:p>15%</text:p>
          </table:table-cell>
          <table:table-cell table:number-columns-repeated="2"/>
          <table:table-cell table:formula="of:=([$Stores.I19]+[$Retail.I19])" office:value-type="float" office:value="0">
            <text:p>$0.00 </text:p>
          </table:table-cell>
          <table:table-cell table:formula="of:=([.I19]/[.C19]-1)" office:value-type="percentage" office:value="-1">
            <text:p>-100.00%</text:p>
          </table:table-cell>
          <table:table-cell table:formula="of:=([$Retail.M19]+[$Stores.K19])" office:value-type="float" office:value="0">
            <text:p><text:s/>- <text:s text:c="2"/></text:p>
          </table:table-cell>
          <table:table-cell table:formula="of:=([.K19]/[.D19]-1)" office:value-type="percentage" office:value="-1">
            <text:p>-100.00%</text:p>
          </table:table-cell>
          <table:table-cell table:formula="of:=([$Stores.M19]+[$Retail.O19])" office:value-type="float" office:value="0">
            <text:p><text:s/>- <text:s text:c="2"/></text:p>
          </table:table-cell>
          <table:table-cell table:formula="of:=([.M19]/[.E19]-1)" office:value-type="percentage" office:value="-1">
            <text:p>-100.00%</text:p>
          </table:table-cell>
          <table:table-cell table:formula="of:=([.K19]/[.M19])" office:value-type="percentage" office:value="0">
            <text:p>#DIV/0!</text:p>
          </table:table-cell>
          <table:table-cell table:formula="of:=([$Affiliates.Q19]+[$SEM.R19])" office:value-type="float" office:value="0">
            <text:p>$0.00 </text:p>
          </table:table-cell>
          <table:table-cell table:formula="of:=([.P19]/[.K19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$Stores.C20]+[$Retail.C20])" office:value-type="float" office:value="544721.736211416">
            <text:p>$544,721.74 </text:p>
          </table:table-cell>
          <table:table-cell table:formula="of:=([$Stores.D20]+[$Retail.E20])" office:value-type="float" office:value="7874.41453506065">
            <text:p><text:s/>7,874 </text:p>
          </table:table-cell>
          <table:table-cell table:formula="of:=([$Stores.E20]+[$Retail.F20])" office:value-type="float" office:value="46489.4547212375">
            <text:p><text:s/>46,489 </text:p>
          </table:table-cell>
          <table:table-cell table:formula="of:=([.D20]/[.E20])" office:value-type="percentage" office:value="0.169380660243869">
            <text:p>17%</text:p>
          </table:table-cell>
          <table:table-cell table:number-columns-repeated="2"/>
          <table:table-cell table:formula="of:=([$Stores.I20]+[$Retail.I20])" office:value-type="float" office:value="0">
            <text:p>$0.00 </text:p>
          </table:table-cell>
          <table:table-cell table:formula="of:=([.I20]/[.C20]-1)" office:value-type="percentage" office:value="-1">
            <text:p>-100.00%</text:p>
          </table:table-cell>
          <table:table-cell table:formula="of:=([$Retail.M20]+[$Stores.K20])" office:value-type="float" office:value="0">
            <text:p><text:s/>- <text:s text:c="2"/></text:p>
          </table:table-cell>
          <table:table-cell table:formula="of:=([.K20]/[.D20]-1)" office:value-type="percentage" office:value="-1">
            <text:p>-100.00%</text:p>
          </table:table-cell>
          <table:table-cell table:formula="of:=([$Stores.M20]+[$Retail.O20])" office:value-type="float" office:value="0">
            <text:p><text:s/>- <text:s text:c="2"/></text:p>
          </table:table-cell>
          <table:table-cell table:formula="of:=([.M20]/[.E20]-1)" office:value-type="percentage" office:value="-1">
            <text:p>-100.00%</text:p>
          </table:table-cell>
          <table:table-cell table:formula="of:=([.K20]/[.M20])" office:value-type="percentage" office:value="0">
            <text:p>#DIV/0!</text:p>
          </table:table-cell>
          <table:table-cell table:formula="of:=([$Affiliates.Q20]+[$SEM.R20])" office:value-type="float" office:value="0">
            <text:p>$0.00 </text:p>
          </table:table-cell>
          <table:table-cell table:formula="of:=([.P20]/[.K20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$Stores.C21]+[$Retail.C21])" office:value-type="float" office:value="686649.45171539">
            <text:p>$686,649.45 </text:p>
          </table:table-cell>
          <table:table-cell table:formula="of:=([$Stores.D21]+[$Retail.E21])" office:value-type="float" office:value="9737.14067165886">
            <text:p><text:s/>9,737 </text:p>
          </table:table-cell>
          <table:table-cell table:formula="of:=([$Stores.E21]+[$Retail.F21])" office:value-type="float" office:value="59773.861166613">
            <text:p><text:s/>59,774 </text:p>
          </table:table-cell>
          <table:table-cell table:formula="of:=([.D21]/[.E21])" office:value-type="percentage" office:value="0.162899643449796">
            <text:p>16%</text:p>
          </table:table-cell>
          <table:table-cell table:number-columns-repeated="2"/>
          <table:table-cell table:formula="of:=([$Stores.I21]+[$Retail.I21])" office:value-type="float" office:value="0">
            <text:p>$0.00 </text:p>
          </table:table-cell>
          <table:table-cell table:formula="of:=([.I21]/[.C21]-1)" office:value-type="percentage" office:value="-1">
            <text:p>-100.00%</text:p>
          </table:table-cell>
          <table:table-cell table:formula="of:=([$Retail.M21]+[$Stores.K21])" office:value-type="float" office:value="0">
            <text:p><text:s/>- <text:s text:c="2"/></text:p>
          </table:table-cell>
          <table:table-cell table:formula="of:=([.K21]/[.D21]-1)" office:value-type="percentage" office:value="-1">
            <text:p>-100.00%</text:p>
          </table:table-cell>
          <table:table-cell table:formula="of:=([$Stores.M21]+[$Retail.O21])" office:value-type="float" office:value="0">
            <text:p><text:s/>- <text:s text:c="2"/></text:p>
          </table:table-cell>
          <table:table-cell table:formula="of:=([.M21]/[.E21]-1)" office:value-type="percentage" office:value="-1">
            <text:p>-100.00%</text:p>
          </table:table-cell>
          <table:table-cell table:formula="of:=([.K21]/[.M21])" office:value-type="percentage" office:value="0">
            <text:p>#DIV/0!</text:p>
          </table:table-cell>
          <table:table-cell table:formula="of:=([$Affiliates.Q21]+[$SEM.R21])" office:value-type="float" office:value="0">
            <text:p>$0.00 </text:p>
          </table:table-cell>
          <table:table-cell table:formula="of:=([.P21]/[.K21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$Stores.C22]+[$Retail.C22])" office:value-type="float" office:value="584908.683251637">
            <text:p>$584,908.68 </text:p>
          </table:table-cell>
          <table:table-cell table:formula="of:=([$Stores.D22]+[$Retail.E22])" office:value-type="float" office:value="8355.34960693765">
            <text:p><text:s/>8,355 </text:p>
          </table:table-cell>
          <table:table-cell table:formula="of:=([$Stores.E22]+[$Retail.F22])" office:value-type="float" office:value="46140.33622301">
            <text:p><text:s/>46,140 </text:p>
          </table:table-cell>
          <table:table-cell table:formula="of:=([.D22]/[.E22])" office:value-type="percentage" office:value="0.18108558131336">
            <text:p>18%</text:p>
          </table:table-cell>
          <table:table-cell table:number-columns-repeated="2"/>
          <table:table-cell table:formula="of:=([$Stores.I22]+[$Retail.I22])" office:value-type="float" office:value="0">
            <text:p>$0.00 </text:p>
          </table:table-cell>
          <table:table-cell table:formula="of:=([.I22]/[.C22]-1)" office:value-type="percentage" office:value="-1">
            <text:p>-100.00%</text:p>
          </table:table-cell>
          <table:table-cell table:formula="of:=([$Retail.M22]+[$Stores.K22])" office:value-type="float" office:value="0">
            <text:p><text:s/>- <text:s text:c="2"/></text:p>
          </table:table-cell>
          <table:table-cell table:formula="of:=([.K22]/[.D22]-1)" office:value-type="percentage" office:value="-1">
            <text:p>-100.00%</text:p>
          </table:table-cell>
          <table:table-cell table:formula="of:=([$Stores.M22]+[$Retail.O22])" office:value-type="float" office:value="0">
            <text:p><text:s/>- <text:s text:c="2"/></text:p>
          </table:table-cell>
          <table:table-cell table:formula="of:=([.M22]/[.E22]-1)" office:value-type="percentage" office:value="-1">
            <text:p>-100.00%</text:p>
          </table:table-cell>
          <table:table-cell table:formula="of:=([.K22]/[.M22])" office:value-type="percentage" office:value="0">
            <text:p>#DIV/0!</text:p>
          </table:table-cell>
          <table:table-cell table:formula="of:=([$Affiliates.Q22]+[$SEM.R22])" office:value-type="float" office:value="0">
            <text:p>$0.00 </text:p>
          </table:table-cell>
          <table:table-cell table:formula="of:=([.P22]/[.K22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$Stores.C23]+[$Retail.C23])" office:value-type="float" office:value="374907.204975065">
            <text:p>$374,907.20 </text:p>
          </table:table-cell>
          <table:table-cell table:formula="of:=([$Stores.D23]+[$Retail.E23])" office:value-type="float" office:value="5283.1076552458">
            <text:p><text:s/>5,283 </text:p>
          </table:table-cell>
          <table:table-cell table:formula="of:=([$Stores.E23]+[$Retail.F23])" office:value-type="float" office:value="32139.7892684499">
            <text:p><text:s/>32,140 </text:p>
          </table:table-cell>
          <table:table-cell table:formula="of:=([.D23]/[.E23])" office:value-type="percentage" office:value="0.164379038428605">
            <text:p>16%</text:p>
          </table:table-cell>
          <table:table-cell table:number-columns-repeated="2"/>
          <table:table-cell table:formula="of:=([$Stores.I23]+[$Retail.I23])" office:value-type="float" office:value="0">
            <text:p>$0.00 </text:p>
          </table:table-cell>
          <table:table-cell table:formula="of:=([.I23]/[.C23]-1)" office:value-type="percentage" office:value="-1">
            <text:p>-100.00%</text:p>
          </table:table-cell>
          <table:table-cell table:formula="of:=([$Retail.M23]+[$Stores.K23])" office:value-type="float" office:value="0">
            <text:p><text:s/>- <text:s text:c="2"/></text:p>
          </table:table-cell>
          <table:table-cell table:formula="of:=([.K23]/[.D23]-1)" office:value-type="percentage" office:value="-1">
            <text:p>-100.00%</text:p>
          </table:table-cell>
          <table:table-cell table:formula="of:=([$Stores.M23]+[$Retail.O23])" office:value-type="float" office:value="0">
            <text:p><text:s/>- <text:s text:c="2"/></text:p>
          </table:table-cell>
          <table:table-cell table:formula="of:=([.M23]/[.E23]-1)" office:value-type="percentage" office:value="-1">
            <text:p>-100.00%</text:p>
          </table:table-cell>
          <table:table-cell table:formula="of:=([.K23]/[.M23])" office:value-type="percentage" office:value="0">
            <text:p>#DIV/0!</text:p>
          </table:table-cell>
          <table:table-cell table:formula="of:=([$Affiliates.Q23]+[$SEM.R23])" office:value-type="float" office:value="0">
            <text:p>$0.00 </text:p>
          </table:table-cell>
          <table:table-cell table:formula="of:=([.P23]/[.K23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$Stores.C24]+[$Retail.C24])" office:value-type="float" office:value="216585.77321731">
            <text:p>$216,585.77 </text:p>
          </table:table-cell>
          <table:table-cell table:formula="of:=([$Stores.D24]+[$Retail.E24])" office:value-type="float" office:value="3215.80465971483">
            <text:p><text:s/>3,216 </text:p>
          </table:table-cell>
          <table:table-cell table:formula="of:=([$Stores.E24]+[$Retail.F24])" office:value-type="float" office:value="19935.561424428">
            <text:p><text:s/>19,936 </text:p>
          </table:table-cell>
          <table:table-cell table:formula="of:=([.D24]/[.E24])" office:value-type="percentage" office:value="0.161309962195214">
            <text:p>16%</text:p>
          </table:table-cell>
          <table:table-cell table:number-columns-repeated="2"/>
          <table:table-cell table:formula="of:=([$Stores.I24]+[$Retail.I24])" office:value-type="float" office:value="0">
            <text:p>$0.00 </text:p>
          </table:table-cell>
          <table:table-cell table:formula="of:=([.I24]/[.C24]-1)" office:value-type="percentage" office:value="-1">
            <text:p>-100.00%</text:p>
          </table:table-cell>
          <table:table-cell table:formula="of:=([$Retail.M24]+[$Stores.K24])" office:value-type="float" office:value="0">
            <text:p><text:s/>- <text:s text:c="2"/></text:p>
          </table:table-cell>
          <table:table-cell table:formula="of:=([.K24]/[.D24]-1)" office:value-type="percentage" office:value="-1">
            <text:p>-100.00%</text:p>
          </table:table-cell>
          <table:table-cell table:formula="of:=([$Stores.M24]+[$Retail.O24])" office:value-type="float" office:value="0">
            <text:p><text:s/>- <text:s text:c="2"/></text:p>
          </table:table-cell>
          <table:table-cell table:formula="of:=([.M24]/[.E24]-1)" office:value-type="percentage" office:value="-1">
            <text:p>-100.00%</text:p>
          </table:table-cell>
          <table:table-cell table:formula="of:=([.K24]/[.M24])" office:value-type="percentage" office:value="0">
            <text:p>#DIV/0!</text:p>
          </table:table-cell>
          <table:table-cell table:formula="of:=([$Affiliates.Q24]+[$SEM.R24])" office:value-type="float" office:value="0">
            <text:p>$0.00 </text:p>
          </table:table-cell>
          <table:table-cell table:formula="of:=([.P24]/[.K24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$Stores.C25]+[$Retail.C25])" office:value-type="float" office:value="260651.719133826">
            <text:p>$260,651.72 </text:p>
          </table:table-cell>
          <table:table-cell table:formula="of:=([$Stores.D25]+[$Retail.E25])" office:value-type="float" office:value="3955.1526060332">
            <text:p><text:s/>3,955 </text:p>
          </table:table-cell>
          <table:table-cell table:formula="of:=([$Stores.E25]+[$Retail.F25])" office:value-type="float" office:value="23572.9584273284">
            <text:p><text:s/>23,573 </text:p>
          </table:table-cell>
          <table:table-cell table:formula="of:=([.D25]/[.E25])" office:value-type="percentage" office:value="0.167783463336869">
            <text:p>17%</text:p>
          </table:table-cell>
          <table:table-cell table:number-columns-repeated="2"/>
          <table:table-cell table:formula="of:=([$Stores.I25]+[$Retail.I25])" office:value-type="float" office:value="0">
            <text:p>$0.00 </text:p>
          </table:table-cell>
          <table:table-cell table:formula="of:=([.I25]/[.C25]-1)" office:value-type="percentage" office:value="-1">
            <text:p>-100.00%</text:p>
          </table:table-cell>
          <table:table-cell table:formula="of:=([$Retail.M25]+[$Stores.K25])" office:value-type="float" office:value="0">
            <text:p><text:s/>- <text:s text:c="2"/></text:p>
          </table:table-cell>
          <table:table-cell table:formula="of:=([.K25]/[.D25]-1)" office:value-type="percentage" office:value="-1">
            <text:p>-100.00%</text:p>
          </table:table-cell>
          <table:table-cell table:formula="of:=([$Stores.M25]+[$Retail.O25])" office:value-type="float" office:value="0">
            <text:p><text:s/>- <text:s text:c="2"/></text:p>
          </table:table-cell>
          <table:table-cell table:formula="of:=([.M25]/[.E25]-1)" office:value-type="percentage" office:value="-1">
            <text:p>-100.00%</text:p>
          </table:table-cell>
          <table:table-cell table:formula="of:=([.K25]/[.M25])" office:value-type="percentage" office:value="0">
            <text:p>#DIV/0!</text:p>
          </table:table-cell>
          <table:table-cell table:formula="of:=([$Affiliates.Q25]+[$SEM.R25])" office:value-type="float" office:value="0">
            <text:p>$0.00 </text:p>
          </table:table-cell>
          <table:table-cell table:formula="of:=([.P25]/[.K25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$Stores.C26]+[$Retail.C26])" office:value-type="float" office:value="413588.122365607">
            <text:p>$413,588.12 </text:p>
          </table:table-cell>
          <table:table-cell table:formula="of:=([$Stores.D26]+[$Retail.E26])" office:value-type="float" office:value="6388.54050702277">
            <text:p><text:s/>6,389 </text:p>
          </table:table-cell>
          <table:table-cell table:formula="of:=([$Stores.E26]+[$Retail.F26])" office:value-type="float" office:value="43541.3429584273">
            <text:p><text:s/>43,541 </text:p>
          </table:table-cell>
          <table:table-cell table:formula="of:=([.D26]/[.E26])" office:value-type="percentage" office:value="0.146723552213869">
            <text:p>15%</text:p>
          </table:table-cell>
          <table:table-cell table:number-columns-repeated="2"/>
          <table:table-cell table:formula="of:=([$Stores.I26]+[$Retail.I26])" office:value-type="float" office:value="0">
            <text:p>$0.00 </text:p>
          </table:table-cell>
          <table:table-cell table:formula="of:=([.I26]/[.C26]-1)" office:value-type="percentage" office:value="-1">
            <text:p>-100.00%</text:p>
          </table:table-cell>
          <table:table-cell table:formula="of:=([$Retail.M26]+[$Stores.K26])" office:value-type="float" office:value="0">
            <text:p><text:s/>- <text:s text:c="2"/></text:p>
          </table:table-cell>
          <table:table-cell table:formula="of:=([.K26]/[.D26]-1)" office:value-type="percentage" office:value="-1">
            <text:p>-100.00%</text:p>
          </table:table-cell>
          <table:table-cell table:formula="of:=([$Stores.M26]+[$Retail.O26])" office:value-type="float" office:value="0">
            <text:p><text:s/>- <text:s text:c="2"/></text:p>
          </table:table-cell>
          <table:table-cell table:formula="of:=([.M26]/[.E26]-1)" office:value-type="percentage" office:value="-1">
            <text:p>-100.00%</text:p>
          </table:table-cell>
          <table:table-cell table:formula="of:=([.K26]/[.M26])" office:value-type="percentage" office:value="0">
            <text:p>#DIV/0!</text:p>
          </table:table-cell>
          <table:table-cell table:formula="of:=([$Affiliates.Q26]+[$SEM.R26])" office:value-type="float" office:value="0">
            <text:p>$0.00 </text:p>
          </table:table-cell>
          <table:table-cell table:formula="of:=([.P26]/[.K26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$Stores.C27]+[$Retail.C27])" office:value-type="float" office:value="438867.339455096">
            <text:p>$438,867.34 </text:p>
          </table:table-cell>
          <table:table-cell table:formula="of:=([$Stores.D27]+[$Retail.E27])" office:value-type="float" office:value="6912.54439130666">
            <text:p><text:s/>6,913 </text:p>
          </table:table-cell>
          <table:table-cell table:formula="of:=([$Stores.E27]+[$Retail.F27])" office:value-type="float" office:value="42479.0678698034">
            <text:p><text:s/>42,479 </text:p>
          </table:table-cell>
          <table:table-cell table:formula="of:=([.D27]/[.E27])" office:value-type="percentage" office:value="0.162728250358349">
            <text:p>16%</text:p>
          </table:table-cell>
          <table:table-cell table:number-columns-repeated="2"/>
          <table:table-cell table:formula="of:=([$Stores.I27]+[$Retail.I27])" office:value-type="float" office:value="0">
            <text:p>$0.00 </text:p>
          </table:table-cell>
          <table:table-cell table:formula="of:=([.I27]/[.C27]-1)" office:value-type="percentage" office:value="-1">
            <text:p>-100.00%</text:p>
          </table:table-cell>
          <table:table-cell table:formula="of:=([$Retail.M27]+[$Stores.K27])" office:value-type="float" office:value="0">
            <text:p><text:s/>- <text:s text:c="2"/></text:p>
          </table:table-cell>
          <table:table-cell table:formula="of:=([.K27]/[.D27]-1)" office:value-type="percentage" office:value="-1">
            <text:p>-100.00%</text:p>
          </table:table-cell>
          <table:table-cell table:formula="of:=([$Stores.M27]+[$Retail.O27])" office:value-type="float" office:value="0">
            <text:p><text:s/>- <text:s text:c="2"/></text:p>
          </table:table-cell>
          <table:table-cell table:formula="of:=([.M27]/[.E27]-1)" office:value-type="percentage" office:value="-1">
            <text:p>-100.00%</text:p>
          </table:table-cell>
          <table:table-cell table:formula="of:=([.K27]/[.M27])" office:value-type="percentage" office:value="0">
            <text:p>#DIV/0!</text:p>
          </table:table-cell>
          <table:table-cell table:formula="of:=([$Affiliates.Q27]+[$SEM.R27])" office:value-type="float" office:value="0">
            <text:p>$0.00 </text:p>
          </table:table-cell>
          <table:table-cell table:formula="of:=([.P27]/[.K27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$Stores.C28]+[$Retail.C28])" office:value-type="float" office:value="375934.306081536">
            <text:p>$375,934.31 </text:p>
          </table:table-cell>
          <table:table-cell table:formula="of:=([$Stores.D28]+[$Retail.E28])" office:value-type="float" office:value="5753.27552402107">
            <text:p><text:s/>5,753 </text:p>
          </table:table-cell>
          <table:table-cell table:formula="of:=([$Stores.E28]+[$Retail.F28])" office:value-type="float" office:value="35565.3280373832">
            <text:p><text:s/>35,565 </text:p>
          </table:table-cell>
          <table:table-cell table:formula="of:=([.D28]/[.E28])" office:value-type="percentage" office:value="0.161766412444551">
            <text:p>16%</text:p>
          </table:table-cell>
          <table:table-cell table:number-columns-repeated="2"/>
          <table:table-cell table:formula="of:=([$Stores.I28]+[$Retail.I28])" office:value-type="float" office:value="0">
            <text:p>$0.00 </text:p>
          </table:table-cell>
          <table:table-cell table:formula="of:=([.I28]/[.C28]-1)" office:value-type="percentage" office:value="-1">
            <text:p>-100.00%</text:p>
          </table:table-cell>
          <table:table-cell table:formula="of:=([$Retail.M28]+[$Stores.K28])" office:value-type="float" office:value="0">
            <text:p><text:s/>- <text:s text:c="2"/></text:p>
          </table:table-cell>
          <table:table-cell table:formula="of:=([.K28]/[.D28]-1)" office:value-type="percentage" office:value="-1">
            <text:p>-100.00%</text:p>
          </table:table-cell>
          <table:table-cell table:formula="of:=([$Stores.M28]+[$Retail.O28])" office:value-type="float" office:value="0">
            <text:p><text:s/>- <text:s text:c="2"/></text:p>
          </table:table-cell>
          <table:table-cell table:formula="of:=([.M28]/[.E28]-1)" office:value-type="percentage" office:value="-1">
            <text:p>-100.00%</text:p>
          </table:table-cell>
          <table:table-cell table:formula="of:=([.K28]/[.M28])" office:value-type="percentage" office:value="0">
            <text:p>#DIV/0!</text:p>
          </table:table-cell>
          <table:table-cell table:formula="of:=([$Affiliates.Q28]+[$SEM.R28])" office:value-type="float" office:value="0">
            <text:p>$0.00 </text:p>
          </table:table-cell>
          <table:table-cell table:formula="of:=([.P28]/[.K28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$Stores.C29]+[$Retail.C29])" office:value-type="float" office:value="269573.527695406">
            <text:p>$269,573.53 </text:p>
          </table:table-cell>
          <table:table-cell table:formula="of:=([$Stores.D29]+[$Retail.E29])" office:value-type="float" office:value="4306.88124068951">
            <text:p><text:s/>4,307 </text:p>
          </table:table-cell>
          <table:table-cell table:formula="of:=([$Stores.E29]+[$Retail.F29])" office:value-type="float" office:value="28779.8967128585">
            <text:p><text:s/>28,780 </text:p>
          </table:table-cell>
          <table:table-cell table:formula="of:=([.D29]/[.E29])" office:value-type="percentage" office:value="0.149648947098731">
            <text:p>15%</text:p>
          </table:table-cell>
          <table:table-cell table:number-columns-repeated="2"/>
          <table:table-cell table:formula="of:=([$Stores.I29]+[$Retail.I29])" office:value-type="float" office:value="0">
            <text:p>$0.00 </text:p>
          </table:table-cell>
          <table:table-cell table:formula="of:=([.I29]/[.C29]-1)" office:value-type="percentage" office:value="-1">
            <text:p>-100.00%</text:p>
          </table:table-cell>
          <table:table-cell table:formula="of:=([$Retail.M29]+[$Stores.K29])" office:value-type="float" office:value="0">
            <text:p><text:s/>- <text:s text:c="2"/></text:p>
          </table:table-cell>
          <table:table-cell table:formula="of:=([.K29]/[.D29]-1)" office:value-type="percentage" office:value="-1">
            <text:p>-100.00%</text:p>
          </table:table-cell>
          <table:table-cell table:formula="of:=([$Stores.M29]+[$Retail.O29])" office:value-type="float" office:value="0">
            <text:p><text:s/>- <text:s text:c="2"/></text:p>
          </table:table-cell>
          <table:table-cell table:formula="of:=([.M29]/[.E29]-1)" office:value-type="percentage" office:value="-1">
            <text:p>-100.00%</text:p>
          </table:table-cell>
          <table:table-cell table:formula="of:=([.K29]/[.M29])" office:value-type="percentage" office:value="0">
            <text:p>#DIV/0!</text:p>
          </table:table-cell>
          <table:table-cell table:formula="of:=([$Affiliates.Q29]+[$SEM.R29])" office:value-type="float" office:value="0">
            <text:p>$0.00 </text:p>
          </table:table-cell>
          <table:table-cell table:formula="of:=([.P29]/[.K29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$Stores.C30]+[$Retail.C30])" office:value-type="float" office:value="209835.129614159">
            <text:p>$209,835.13 </text:p>
          </table:table-cell>
          <table:table-cell table:formula="of:=([$Stores.D30]+[$Retail.E30])" office:value-type="float" office:value="3287.58601372632">
            <text:p><text:s/>3,288 </text:p>
          </table:table-cell>
          <table:table-cell table:formula="of:=([$Stores.E30]+[$Retail.F30])" office:value-type="float" office:value="20001.2076377699">
            <text:p><text:s/>20,001 </text:p>
          </table:table-cell>
          <table:table-cell table:formula="of:=([.D30]/[.E30])" office:value-type="percentage" office:value="0.164369375752998">
            <text:p>16%</text:p>
          </table:table-cell>
          <table:table-cell table:number-columns-repeated="2"/>
          <table:table-cell table:formula="of:=([$Stores.I30]+[$Retail.I30])" office:value-type="float" office:value="0">
            <text:p>$0.00 </text:p>
          </table:table-cell>
          <table:table-cell table:formula="of:=([.I30]/[.C30]-1)" office:value-type="percentage" office:value="-1">
            <text:p>-100.00%</text:p>
          </table:table-cell>
          <table:table-cell table:formula="of:=([$Retail.M30]+[$Stores.K30])" office:value-type="float" office:value="0">
            <text:p><text:s/>- <text:s text:c="2"/></text:p>
          </table:table-cell>
          <table:table-cell table:formula="of:=([.K30]/[.D30]-1)" office:value-type="percentage" office:value="-1">
            <text:p>-100.00%</text:p>
          </table:table-cell>
          <table:table-cell table:formula="of:=([$Stores.M30]+[$Retail.O30])" office:value-type="float" office:value="0">
            <text:p><text:s/>- <text:s text:c="2"/></text:p>
          </table:table-cell>
          <table:table-cell table:formula="of:=([.M30]/[.E30]-1)" office:value-type="percentage" office:value="-1">
            <text:p>-100.00%</text:p>
          </table:table-cell>
          <table:table-cell table:formula="of:=([.K30]/[.M30])" office:value-type="percentage" office:value="0">
            <text:p>#DIV/0!</text:p>
          </table:table-cell>
          <table:table-cell table:formula="of:=([$Affiliates.Q30]+[$SEM.R30])" office:value-type="float" office:value="0">
            <text:p>$0.00 </text:p>
          </table:table-cell>
          <table:table-cell table:formula="of:=([.P30]/[.K30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$Stores.C31]+[$Retail.C31])" office:value-type="float" office:value="138094.842259015">
            <text:p>$138,094.84 </text:p>
          </table:table-cell>
          <table:table-cell table:formula="of:=([$Stores.D31]+[$Retail.E31])" office:value-type="float" office:value="2271.87985446372">
            <text:p><text:s/>2,272 </text:p>
          </table:table-cell>
          <table:table-cell table:formula="of:=([$Stores.E31]+[$Retail.F31])" office:value-type="float" office:value="13890.1419593941">
            <text:p><text:s/>13,890 </text:p>
          </table:table-cell>
          <table:table-cell table:formula="of:=([.D31]/[.E31])" office:value-type="percentage" office:value="0.163560592908642">
            <text:p>16%</text:p>
          </table:table-cell>
          <table:table-cell table:number-columns-repeated="2"/>
          <table:table-cell table:formula="of:=([$Stores.I31]+[$Retail.I31])" office:value-type="float" office:value="0">
            <text:p>$0.00 </text:p>
          </table:table-cell>
          <table:table-cell table:formula="of:=([.I31]/[.C31]-1)" office:value-type="percentage" office:value="-1">
            <text:p>-100.00%</text:p>
          </table:table-cell>
          <table:table-cell table:formula="of:=([$Retail.M31]+[$Stores.K31])" office:value-type="float" office:value="0">
            <text:p><text:s/>- <text:s text:c="2"/></text:p>
          </table:table-cell>
          <table:table-cell table:formula="of:=([.K31]/[.D31]-1)" office:value-type="percentage" office:value="-1">
            <text:p>-100.00%</text:p>
          </table:table-cell>
          <table:table-cell table:formula="of:=([$Stores.M31]+[$Retail.O31])" office:value-type="float" office:value="0">
            <text:p><text:s/>- <text:s text:c="2"/></text:p>
          </table:table-cell>
          <table:table-cell table:formula="of:=([.M31]/[.E31]-1)" office:value-type="percentage" office:value="-1">
            <text:p>-100.00%</text:p>
          </table:table-cell>
          <table:table-cell table:formula="of:=([.K31]/[.M31])" office:value-type="percentage" office:value="0">
            <text:p>#DIV/0!</text:p>
          </table:table-cell>
          <table:table-cell table:formula="of:=([$Affiliates.Q31]+[$SEM.R31])" office:value-type="float" office:value="0">
            <text:p>$0.00 </text:p>
          </table:table-cell>
          <table:table-cell table:formula="of:=([.P31]/[.K31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$Stores.C32]+[$Retail.C32])" office:value-type="float" office:value="144023.745699069">
            <text:p>$144,023.75 </text:p>
          </table:table-cell>
          <table:table-cell table:formula="of:=([$Stores.D32]+[$Retail.E32])" office:value-type="float" office:value="2286.23612526601">
            <text:p><text:s/>2,286 </text:p>
          </table:table-cell>
          <table:table-cell table:formula="of:=([$Stores.E32]+[$Retail.F32])" office:value-type="float" office:value="17981.0946181115">
            <text:p><text:s/>17,981 </text:p>
          </table:table-cell>
          <table:table-cell table:formula="of:=([.D32]/[.E32])" office:value-type="percentage" office:value="0.127146660079481">
            <text:p>13%</text:p>
          </table:table-cell>
          <table:table-cell table:number-columns-repeated="2"/>
          <table:table-cell table:formula="of:=([$Stores.I32]+[$Retail.I32])" office:value-type="float" office:value="0">
            <text:p>$0.00 </text:p>
          </table:table-cell>
          <table:table-cell table:formula="of:=([.I32]/[.C32]-1)" office:value-type="percentage" office:value="-1">
            <text:p>-100.00%</text:p>
          </table:table-cell>
          <table:table-cell table:formula="of:=([$Retail.M32]+[$Stores.K32])" office:value-type="float" office:value="0">
            <text:p><text:s/>- <text:s text:c="2"/></text:p>
          </table:table-cell>
          <table:table-cell table:formula="of:=([.K32]/[.D32]-1)" office:value-type="percentage" office:value="-1">
            <text:p>-100.00%</text:p>
          </table:table-cell>
          <table:table-cell table:formula="of:=([$Stores.M32]+[$Retail.O32])" office:value-type="float" office:value="0">
            <text:p><text:s/>- <text:s text:c="2"/></text:p>
          </table:table-cell>
          <table:table-cell table:formula="of:=([.M32]/[.E32]-1)" office:value-type="percentage" office:value="-1">
            <text:p>-100.00%</text:p>
          </table:table-cell>
          <table:table-cell table:formula="of:=([.K32]/[.M32])" office:value-type="percentage" office:value="0">
            <text:p>#DIV/0!</text:p>
          </table:table-cell>
          <table:table-cell table:formula="of:=([$Affiliates.Q32]+[$SEM.R32])" office:value-type="float" office:value="0">
            <text:p>$0.00 </text:p>
          </table:table-cell>
          <table:table-cell table:formula="of:=([.P32]/[.K32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$Stores.C33]+[$Retail.C33])" office:value-type="float" office:value="45685.6355831034">
            <text:p>$45,685.64 </text:p>
          </table:table-cell>
          <table:table-cell table:formula="of:=([$Stores.D33]+[$Retail.E33])" office:value-type="float" office:value="701.5852116">
            <text:p><text:s/>702 </text:p>
          </table:table-cell>
          <table:table-cell table:formula="of:=([$Stores.E33]+[$Retail.F33])" office:value-type="float" office:value="6481.37">
            <text:p><text:s/>6,481 </text:p>
          </table:table-cell>
          <table:table-cell table:formula="of:=([.D33]/[.E33])" office:value-type="percentage" office:value="0.108246437342722">
            <text:p>11%</text:p>
          </table:table-cell>
          <table:table-cell table:number-columns-repeated="4"/>
          <table:table-cell/>
          <table:table-cell/>
          <table:table-cell table:style-name="ce30"/>
          <table:table-cell table:number-columns-repeated="2"/>
          <table:table-cell table:style-name="ce33"/>
          <table:table-cell table:formula="of:=([.P33]/[.K33])" office:value-type="float" office:value="0">
            <text:p>#DIV/0!</text:p>
          </table:table-cell>
          <table:table-cell table:number-columns-repeated="1007"/>
        </table:table-row>
        <table:table-row table:style-name="ro2">
          <table:table-cell table:number-columns-repeated="2"/>
          <table:table-cell table:style-name="ce14" table:formula="of:=SUM([.C3:.C33])" office:value-type="float" office:value="9518260.20646551">
            <text:p>$9,518,260.21 </text:p>
          </table:table-cell>
          <table:table-cell table:style-name="ce14" table:formula="of:=SUM([.D3:.D33])" office:value-type="float" office:value="134925.539077689">
            <text:p>$134,925.54 </text:p>
          </table:table-cell>
          <table:table-cell table:style-name="ce14" table:formula="of:=SUM([.E3:.E33])" office:value-type="float" office:value="925922.234067032">
            <text:p>$925,922.23 </text:p>
          </table:table-cell>
          <table:table-cell table:style-name="ce23"/>
          <table:table-cell table:style-name="ce26" table:number-columns-repeated="2"/>
          <table:table-cell table:style-name="Default" table:number-columns-repeated="10"/>
          <table:table-cell table:number-columns-repeated="1006"/>
        </table:table-row>
        <table:table-row table:style-name="ro2">
          <table:table-cell/>
          <table:table-cell table:style-name="Default"/>
          <table:table-cell table:style-name="ce15"/>
          <table:table-cell table:style-name="ce18"/>
          <table:table-cell/>
          <table:table-cell table:style-name="ce24"/>
          <table:table-cell table:style-name="Default"/>
          <table:table-cell/>
          <table:table-cell table:style-name="Default"/>
          <table:table-cell table:style-name="ce13" table:formula="of:=[.I27]/[.I26]-1" office:value-type="float" office:value="0">
            <text:p>#DIV/0!</text:p>
          </table:table-cell>
          <table:table-cell table:style-name="Default" table:number-columns-repeated="8"/>
          <table:table-cell table:number-columns-repeated="1006"/>
        </table:table-row>
        <table:table-row table:style-name="ro3">
          <table:table-cell/>
          <table:table-cell table:style-name="Default"/>
          <table:table-cell table:style-name="ce15"/>
          <table:table-cell table:style-name="ce18"/>
          <table:table-cell/>
          <table:table-cell table:style-name="ce17"/>
          <table:table-cell table:style-name="Default"/>
          <table:table-cell/>
          <table:table-cell table:style-name="Default" table:number-columns-repeated="10"/>
          <table:table-cell table:number-columns-repeated="1006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/>
          <table:table-cell table:style-name="Default"/>
          <table:table-cell table:style-name="Default" office:value-type="string">
            <text:p>Stores/Retail Ratio</text:p>
          </table:table-cell>
          <table:table-cell table:style-name="ce19" office:value-type="percentage" office:value="0.202702702702703">
            <text:p>20%</text:p>
          </table:table-cell>
          <table:table-cell table:style-name="Default"/>
          <table:table-cell table:style-name="ce25"/>
          <table:table-cell table:style-name="Default"/>
          <table:table-cell/>
          <table:table-cell table:style-name="Default" table:number-columns-repeated="10"/>
          <table:table-cell table:number-columns-repeated="1006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25])" office:value-type="float" office:value="7482657.55771252">
            <text:p>$7,482,657.56 </text:p>
          </table:table-cell>
          <table:table-cell table:style-name="ce9" table:formula="of:=SUM([.I3:.I25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25])" office:value-type="float" office:value="717202.784273284">
            <text:p><text:s/>717,203 </text:p>
          </table:table-cell>
          <table:table-cell table:style-name="ce16" table:formula="of:=SUM([.M3:.M25])" office:value-type="float" office:value="3">
            <text:p>3</text:p>
          </table:table-cell>
          <table:table-cell table:style-name="ce21" table:formula="of:=([.C41]/[.B41]-1)" office:value-type="percentage" office:value="-0.999995817082608">
            <text:p>-100%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1006"/>
        </table:table-row>
        <table:table-row table:style-name="ro2">
          <table:table-cell table:style-name="ce5" office:value-type="string">
            <text:p>Orders</text:p>
          </table:table-cell>
          <table:table-cell table:style-name="ce11" table:formula="of:=SUM([.D3:.D25])" office:value-type="float" office:value="103017.010209592">
            <text:p><text:s/>103,017 </text:p>
          </table:table-cell>
          <table:table-cell table:style-name="ce11" table:formula="of:=SUM([.K3:.K25])" office:value-type="float" office:value="0">
            <text:p><text:s/>- <text:s text:c="2"/></text:p>
          </table:table-cell>
          <table:table-cell table:style-name="ce22" table:formula="of:=([.C42]/[.B42]-1)" office:value-type="percentage" office:value="-1">
            <text:p>-100%</text:p>
          </table:table-cell>
          <table:table-cell table:style-name="Default" table:number-columns-repeated="3"/>
          <table:table-cell/>
          <table:table-cell table:style-name="Default" table:number-columns-repeated="10"/>
          <table:table-cell table:number-columns-repeated="1006"/>
        </table:table-row>
      </table:table>
      <table:table table:name="Stores" table:style-name="ta2" table:print="false">
        <table:table-column table:style-name="co1" table:default-cell-style-name="Default"/>
        <table:table-column table:style-name="co13" table:default-cell-style-name="ce7"/>
        <table:table-column table:style-name="co14" table:default-cell-style-name="ce35"/>
        <table:table-column table:style-name="co4" table:default-cell-style-name="ce17"/>
        <table:table-column table:style-name="co15" table:default-cell-style-name="ce17"/>
        <table:table-column table:style-name="co16" table:default-cell-style-name="ce19"/>
        <table:table-column table:style-name="co6" table:default-cell-style-name="ce19"/>
        <table:table-column table:style-name="co6" table:default-cell-style-name="Default"/>
        <table:table-column table:style-name="co7" table:default-cell-style-name="ce13"/>
        <table:table-column table:style-name="co8" table:default-cell-style-name="ce29"/>
        <table:table-column table:style-name="co8" table:default-cell-style-name="ce17"/>
        <table:table-column table:style-name="co9" table:default-cell-style-name="ce29"/>
        <table:table-column table:style-name="co11" table:default-cell-style-name="ce30"/>
        <table:table-column table:style-name="co10" table:default-cell-style-name="ce29"/>
        <table:table-column table:style-name="co11" table:default-cell-style-name="ce29"/>
        <table:table-column table:style-name="co17" table:default-cell-style-name="ce40"/>
        <table:table-column table:style-name="co5" table:default-cell-style-name="ce41"/>
        <table:table-column table:style-name="co14" table:default-cell-style-name="ce42"/>
        <table:table-column table:style-name="co1" table:default-cell-style-name="ce42"/>
        <table:table-column table:style-name="co6" table:default-cell-style-name="ce43"/>
        <table:table-column table:style-name="co18" table:default-cell-style-name="ce43"/>
        <table:table-column table:style-name="co19" table:default-cell-style-name="ce43"/>
        <table:table-column table:style-name="co19" table:default-cell-style-name="ce42"/>
        <table:table-column table:style-name="co1" table:number-columns-repeated="2" table:default-cell-style-name="ce43"/>
        <table:table-column table:style-name="co20" table:number-columns-repeated="2" table:default-cell-style-name="ce43"/>
        <table:table-column table:style-name="co15" table:default-cell-style-name="ce13"/>
        <table:table-column table:style-name="co21" table:default-cell-style-name="ce13"/>
        <table:table-column table:style-name="co22" table:default-cell-style-name="Default"/>
        <table:table-column table:style-name="co1" table:default-cell-style-name="ce13"/>
        <table:table-column table:style-name="co23" table:default-cell-style-name="ce13"/>
        <table:table-column table:style-name="co21" table:default-cell-style-name="ce19"/>
        <table:table-column table:style-name="co12" table:default-cell-style-name="Default"/>
        <table:table-column table:style-name="co1" table:number-columns-repeated="990" table:default-cell-style-name="Default"/>
        <table:table-row table:style-name="ro1">
          <table:table-cell table:style-name="ce2" office:value-type="string">
            <text:p>Daily Projected Distribution - Stores - Jan <text:s/>2011</text:p>
          </table:table-cell>
          <table:table-cell table:style-name="Default" table:number-columns-repeated="5"/>
          <table:table-cell table:style-name="ce15" table:number-columns-repeated="3"/>
          <table:table-cell table:style-name="ce27" office:value-type="string">
            <text:p>From DB</text:p>
          </table:table-cell>
          <table:table-cell table:style-name="Default"/>
          <table:table-cell table:style-name="ce27" office:value-type="string">
            <text:p>From DB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Default"/>
          <table:table-cell table:style-name="ce27" office:value-type="string">
            <text:p>Source</text:p>
          </table:table-cell>
          <table:table-cell table:style-name="ce27" office:value-type="string">
            <text:p>DB</text:p>
          </table:table-cell>
          <table:table-cell table:style-name="Default"/>
          <table:table-cell table:style-name="ce15"/>
          <table:table-cell table:style-name="ce18"/>
          <table:table-cell table:style-name="Default" table:number-columns-repeated="7"/>
          <table:table-cell/>
          <table:table-cell table:style-name="Default"/>
          <table:table-cell table:style-name="ce44" table:formula="of:=[.AE32]" office:value-type="float" office:value="1990488.14183738">
            <text:p>$1,990,488.14 </text:p>
          </table:table-cell>
          <table:table-cell table:style-name="ce44" table:formula="of:=[.AF32]" office:value-type="float" office:value="0">
            <text:p>$0.00 </text:p>
          </table:table-cell>
          <table:table-cell table:style-name="ce46" table:formula="of:=[.AG1]/[.AF1]-1" office:value-type="percentage" office:value="-1">
            <text:p>-100%</text:p>
          </table:table-cell>
          <table:table-cell table:number-columns-repeated="990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T</text:p>
          </table:table-cell>
          <table:table-cell table:style-name="ce12" office:value-type="string">
            <text:p>CR - T</text:p>
          </table:table-cell>
          <table:table-cell table:style-name="ce12"/>
          <table:table-cell/>
          <table:table-cell table:style-name="ce28" office:value-type="string"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Default" table:number-columns-repeated="2"/>
          <table:table-cell table:style-name="ce28" office:value-type="string">
            <text:p>Books</text:p>
          </table:table-cell>
          <table:table-cell table:style-name="ce28" office:value-type="string">
            <text:p>Orders</text:p>
          </table:table-cell>
          <table:table-cell table:style-name="ce28" office:value-type="string">
            <text:p>Rentals</text:p>
          </table:table-cell>
          <table:table-cell table:style-name="ce28" office:value-type="string">
            <text:p>Shipping</text:p>
          </table:table-cell>
          <table:table-cell table:style-name="ce28" office:value-type="string">
            <text:p>Purchase</text:p>
          </table:table-cell>
          <table:table-cell table:style-name="ce28" office:value-type="string">
            <text:p>BooksPerOrder </text:p>
          </table:table-cell>
          <table:table-cell table:style-name="ce28" office:value-type="string">
            <text:p>AvgRental </text:p>
          </table:table-cell>
          <table:table-cell table:style-name="ce28" office:value-type="string">
            <text:p>AvgOrder </text:p>
          </table:table-cell>
          <table:table-cell table:style-name="ce28" office:value-type="string">
            <text:p>Extensions </text:p>
          </table:table-cell>
          <table:table-cell table:style-name="ce28" office:value-type="string">
            <text:p>AOS</text:p>
          </table:table-cell>
          <table:table-cell table:style-name="ce28" office:value-type="string">
            <text:p>Customer Bookings</text:p>
          </table:table-cell>
          <table:table-cell table:style-name="ce28" office:value-type="string">
            <text:p>Revenue</text:p>
          </table:table-cell>
          <table:table-cell/>
          <table:table-cell table:style-name="ce28" office:value-type="string">
            <text:p>Cum - Goal</text:p>
          </table:table-cell>
          <table:table-cell table:style-name="ce28" office:value-type="string">
            <text:p>Cum - Actual</text:p>
          </table:table-cell>
          <table:table-cell table:style-name="ce45" office:value-type="string">
            <text:p>% to Goal</text:p>
          </table:table-cell>
          <table:table-cell table:number-columns-repeated="99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11058.4473338528">
            <text:p>$11,058 </text:p>
          </table:table-cell>
          <table:table-cell table:formula="of:=([.$D$34]*[$DailyDist.K11])" office:value-type="float" office:value="243.66886571611">
            <text:p><text:s/>244 </text:p>
          </table:table-cell>
          <table:table-cell table:formula="of:=([.$E$34]*[$DailyDist.I11])" office:value-type="float" office:value="1328.39187882694">
            <text:p><text:s/>1,328 </text:p>
          </table:table-cell>
          <table:table-cell table:formula="of:=([.D3]/[.E3])" office:value-type="percentage" office:value="0.183431462959022">
            <text:p>18%</text:p>
          </table:table-cell>
          <table:table-cell table:number-columns-repeated="2"/>
          <table:table-cell table:formula="of:=([.AB3])" office:value-type="float" office:value="0">
            <text:p>$0.00 </text:p>
          </table:table-cell>
          <table:table-cell table:formula="of:=([.I3]/[.C3]-1)" office:value-type="percentage" office:value="-1">
            <text:p>-100.00%</text:p>
          </table:table-cell>
          <table:table-cell table:formula="of:=[.S3]" office:value-type="float" office:value="0">
            <text:p><text:s/>- <text:s text:c="2"/></text:p>
          </table:table-cell>
          <table:table-cell table:formula="of:=([.K3]/[.D3]-1)" office:value-type="percentage" office:value="-1">
            <text:p>-100.00%</text:p>
          </table:table-cell>
          <table:table-cell/>
          <table:table-cell table:formula="of:=([.M3]/[.E3]-1)" office:value-type="percentage" office:value="-1">
            <text:p>-100.00%</text:p>
          </table:table-cell>
          <table:table-cell table:formula="of:=([.K3]/[.M3])" office:value-type="percentage" office:value="0">
            <text:p>#DIV/0!</text:p>
          </table:table-cell>
          <table:table-cell table:style-name="ce29"/>
          <table:table-cell office:value-type="date" office:date-value="2010-09-01">
            <text:p>1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[.C3]" office:value-type="float" office:value="11058.4473338528">
            <text:p>$11,058.45 </text:p>
          </table:table-cell>
          <table:table-cell table:formula="of:=SUM([.AC3])" office:value-type="float" office:value="0">
            <text:p>$0.00 </text:p>
          </table:table-cell>
          <table:table-cell table:formula="of:=[.AF3]/[.AE3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15377.3361307866">
            <text:p>$15,377 </text:p>
          </table:table-cell>
          <table:table-cell table:formula="of:=([.$D$34]*[$DailyDist.K12])" office:value-type="float" office:value="343.690146839753">
            <text:p><text:s/>344 </text:p>
          </table:table-cell>
          <table:table-cell table:formula="of:=([.$E$34]*[$DailyDist.I12])" office:value-type="float" office:value="1671.12471801482">
            <text:p><text:s/>1,671 </text:p>
          </table:table-cell>
          <table:table-cell table:formula="of:=([.D4]/[.E4])" office:value-type="percentage" office:value="0.205663971775866">
            <text:p>21%</text:p>
          </table:table-cell>
          <table:table-cell table:number-columns-repeated="2"/>
          <table:table-cell table:formula="of:=([.AB4])" office:value-type="float" office:value="0">
            <text:p>$0.00 </text:p>
          </table:table-cell>
          <table:table-cell table:formula="of:=([.I4]/[.C4]-1)" office:value-type="percentage" office:value="-1">
            <text:p>-100.00%</text:p>
          </table:table-cell>
          <table:table-cell table:formula="of:=[.S4]" office:value-type="float" office:value="0">
            <text:p><text:s/>- <text:s text:c="2"/></text:p>
          </table:table-cell>
          <table:table-cell table:formula="of:=([.K4]/[.D4]-1)" office:value-type="percentage" office:value="-1">
            <text:p>-100.00%</text:p>
          </table:table-cell>
          <table:table-cell/>
          <table:table-cell table:formula="of:=([.M4]/[.E4]-1)" office:value-type="percentage" office:value="-1">
            <text:p>-100.00%</text:p>
          </table:table-cell>
          <table:table-cell table:formula="of:=([.K4]/[.M4])" office:value-type="percentage" office:value="0">
            <text:p>#DIV/0!</text:p>
          </table:table-cell>
          <table:table-cell table:style-name="ce29"/>
          <table:table-cell office:value-type="date" office:date-value="2010-09-02">
            <text:p>2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3]+[.C4])" office:value-type="float" office:value="26435.7834646395">
            <text:p>$26,435.78 </text:p>
          </table:table-cell>
          <table:table-cell table:formula="of:=SUM([.AF3]+[.AC4])" office:value-type="float" office:value="0">
            <text:p>$0.00 </text:p>
          </table:table-cell>
          <table:table-cell table:formula="of:=[.AF4]/[.AE4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46710.6364007745">
            <text:p>$46,711 </text:p>
          </table:table-cell>
          <table:table-cell table:formula="of:=([.$D$34]*[$DailyDist.K13])" office:value-type="float" office:value="904.447754841456">
            <text:p><text:s/>904 </text:p>
          </table:table-cell>
          <table:table-cell table:formula="of:=([.$E$34]*[$DailyDist.I13])" office:value-type="float" office:value="4936.99645504351">
            <text:p><text:s/>4,937 </text:p>
          </table:table-cell>
          <table:table-cell table:formula="of:=([.D5]/[.E5])" office:value-type="percentage" office:value="0.183197975343388">
            <text:p>18%</text:p>
          </table:table-cell>
          <table:table-cell table:number-columns-repeated="2"/>
          <table:table-cell table:formula="of:=([.AB5])" office:value-type="float" office:value="0">
            <text:p>$0.00 </text:p>
          </table:table-cell>
          <table:table-cell table:formula="of:=([.I5]/[.C5]-1)" office:value-type="percentage" office:value="-1">
            <text:p>-100.00%</text:p>
          </table:table-cell>
          <table:table-cell table:formula="of:=[.S5]" office:value-type="float" office:value="0">
            <text:p><text:s/>- <text:s text:c="2"/></text:p>
          </table:table-cell>
          <table:table-cell table:formula="of:=([.K5]/[.D5]-1)" office:value-type="percentage" office:value="-1">
            <text:p>-100.00%</text:p>
          </table:table-cell>
          <table:table-cell/>
          <table:table-cell table:formula="of:=([.M5]/[.E5]-1)" office:value-type="percentage" office:value="-1">
            <text:p>-100.00%</text:p>
          </table:table-cell>
          <table:table-cell table:formula="of:=([.K5]/[.M5])" office:value-type="percentage" office:value="0">
            <text:p>#DIV/0!</text:p>
          </table:table-cell>
          <table:table-cell/>
          <table:table-cell office:value-type="date" office:date-value="2010-09-03">
            <text:p>3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4]+[.C5])" office:value-type="float" office:value="73146.419865414">
            <text:p>$73,146.42 </text:p>
          </table:table-cell>
          <table:table-cell table:formula="of:=SUM([.AF4]+[.AC5])" office:value-type="float" office:value="0">
            <text:p>$0.00 </text:p>
          </table:table-cell>
          <table:table-cell table:formula="of:=[.AF5]/[.AE5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48267.6576141337">
            <text:p>$48,268 </text:p>
          </table:table-cell>
          <table:table-cell table:formula="of:=([.$D$34]*[$DailyDist.K14])" office:value-type="float" office:value="915.08831666312">
            <text:p><text:s/>915 </text:p>
          </table:table-cell>
          <table:table-cell table:formula="of:=([.$E$34]*[$DailyDist.I14])" office:value-type="float" office:value="4999.35546245569">
            <text:p><text:s/>4,999 </text:p>
          </table:table-cell>
          <table:table-cell table:formula="of:=([.D6]/[.E6])" office:value-type="percentage" office:value="0.183041258725305">
            <text:p>18%</text:p>
          </table:table-cell>
          <table:table-cell table:number-columns-repeated="2"/>
          <table:table-cell table:formula="of:=([.AB6])" office:value-type="float" office:value="0">
            <text:p>$0.00 </text:p>
          </table:table-cell>
          <table:table-cell table:formula="of:=([.I6]/[.C6]-1)" office:value-type="percentage" office:value="-1">
            <text:p>-100.00%</text:p>
          </table:table-cell>
          <table:table-cell table:formula="of:=[.S6]" office:value-type="float" office:value="0">
            <text:p><text:s/>- <text:s text:c="2"/></text:p>
          </table:table-cell>
          <table:table-cell table:formula="of:=([.K6]/[.D6]-1)" office:value-type="percentage" office:value="-1">
            <text:p>-100.00%</text:p>
          </table:table-cell>
          <table:table-cell/>
          <table:table-cell table:formula="of:=([.M6]/[.E6]-1)" office:value-type="percentage" office:value="-1">
            <text:p>-100.00%</text:p>
          </table:table-cell>
          <table:table-cell table:formula="of:=([.K6]/[.M6])" office:value-type="percentage" office:value="0">
            <text:p>#DIV/0!</text:p>
          </table:table-cell>
          <table:table-cell/>
          <table:table-cell office:value-type="date" office:date-value="2010-09-04">
            <text:p>4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5]+[.C6])" office:value-type="float" office:value="121414.077479548">
            <text:p>$121,414.08 </text:p>
          </table:table-cell>
          <table:table-cell table:formula="of:=SUM([.AF5]+[.AC6])" office:value-type="float" office:value="0">
            <text:p>$0.00 </text:p>
          </table:table-cell>
          <table:table-cell table:formula="of:=[.AF6]/[.AE6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53801.2409404575">
            <text:p>$53,801 </text:p>
          </table:table-cell>
          <table:table-cell table:formula="of:=([.$D$34]*[$DailyDist.K15])" office:value-type="float" office:value="948.074058310279">
            <text:p><text:s/>948 </text:p>
          </table:table-cell>
          <table:table-cell table:formula="of:=([.$E$34]*[$DailyDist.I15])" office:value-type="float" office:value="4798.25974863036">
            <text:p><text:s/>4,798 </text:p>
          </table:table-cell>
          <table:table-cell table:formula="of:=([.D7]/[.E7])" office:value-type="percentage" office:value="0.197587064472886">
            <text:p>20%</text:p>
          </table:table-cell>
          <table:table-cell table:number-columns-repeated="2"/>
          <table:table-cell table:formula="of:=([.AB7])" office:value-type="float" office:value="0">
            <text:p>$0.00 </text:p>
          </table:table-cell>
          <table:table-cell table:formula="of:=([.I7]/[.C7]-1)" office:value-type="percentage" office:value="-1">
            <text:p>-100.00%</text:p>
          </table:table-cell>
          <table:table-cell table:formula="of:=[.S7]" office:value-type="float" office:value="0">
            <text:p><text:s/>- <text:s text:c="2"/></text:p>
          </table:table-cell>
          <table:table-cell table:formula="of:=([.K7]/[.D7]-1)" office:value-type="percentage" office:value="-1">
            <text:p>-100.00%</text:p>
          </table:table-cell>
          <table:table-cell/>
          <table:table-cell table:formula="of:=([.M7]/[.E7]-1)" office:value-type="percentage" office:value="-1">
            <text:p>-100.00%</text:p>
          </table:table-cell>
          <table:table-cell table:formula="of:=([.K7]/[.M7])" office:value-type="percentage" office:value="0">
            <text:p>#DIV/0!</text:p>
          </table:table-cell>
          <table:table-cell/>
          <table:table-cell office:value-type="date" office:date-value="2010-09-05">
            <text:p>5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6]+[.C7])" office:value-type="float" office:value="175215.318420005">
            <text:p>$175,215.32 </text:p>
          </table:table-cell>
          <table:table-cell table:formula="of:=SUM([.AF6]+[.AC7])" office:value-type="float" office:value="0">
            <text:p>$0.00 </text:p>
          </table:table-cell>
          <table:table-cell table:formula="of:=[.AF7]/[.AE7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53040.0366245644">
            <text:p>$53,040 </text:p>
          </table:table-cell>
          <table:table-cell table:formula="of:=([.$D$34]*[$DailyDist.K16])" office:value-type="float" office:value="995.956586507768">
            <text:p><text:s/>996 </text:p>
          </table:table-cell>
          <table:table-cell table:formula="of:=([.$E$34]*[$DailyDist.I16])" office:value-type="float" office:value="4382.53303254915">
            <text:p><text:s/>4,383 </text:p>
          </table:table-cell>
          <table:table-cell table:formula="of:=([.D8]/[.E8])" office:value-type="percentage" office:value="0.227255922342349">
            <text:p>23%</text:p>
          </table:table-cell>
          <table:table-cell table:number-columns-repeated="2"/>
          <table:table-cell table:formula="of:=([.AB8])" office:value-type="float" office:value="0">
            <text:p>$0.00 </text:p>
          </table:table-cell>
          <table:table-cell table:formula="of:=([.I8]/[.C8]-1)" office:value-type="percentage" office:value="-1">
            <text:p>-100.00%</text:p>
          </table:table-cell>
          <table:table-cell table:formula="of:=[.S8]" office:value-type="float" office:value="0">
            <text:p><text:s/>- <text:s text:c="2"/></text:p>
          </table:table-cell>
          <table:table-cell table:formula="of:=([.K8]/[.D8]-1)" office:value-type="percentage" office:value="-1">
            <text:p>-100.00%</text:p>
          </table:table-cell>
          <table:table-cell/>
          <table:table-cell table:formula="of:=([.M8]/[.E8]-1)" office:value-type="percentage" office:value="-1">
            <text:p>-100.00%</text:p>
          </table:table-cell>
          <table:table-cell table:formula="of:=([.K8]/[.M8])" office:value-type="percentage" office:value="0">
            <text:p>#DIV/0!</text:p>
          </table:table-cell>
          <table:table-cell/>
          <table:table-cell office:value-type="date" office:date-value="2010-09-06">
            <text:p>6-Sep</text:p>
          </table:table-cell>
          <table:table-cell/>
          <table:table-cell/>
          <table:table-cell table:number-columns-repeated="8"/>
          <table:table-cell table:number-columns-repeated="2"/>
          <table:table-cell table:style-name="ce19"/>
          <table:table-cell table:formula="of:=SUM([.AE7]+[.C8])" office:value-type="float" office:value="228255.355044569">
            <text:p>$228,255.36 </text:p>
          </table:table-cell>
          <table:table-cell table:formula="of:=SUM([.AF7]+[.AC8])" office:value-type="float" office:value="0">
            <text:p>$0.00 </text:p>
          </table:table-cell>
          <table:table-cell table:formula="of:=[.AF8]/[.AE8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50031.1631957024">
            <text:p>$50,031 </text:p>
          </table:table-cell>
          <table:table-cell table:formula="of:=([.$D$34]*[$DailyDist.K17])" office:value-type="float" office:value="938.497552670781">
            <text:p><text:s/>938 </text:p>
          </table:table-cell>
          <table:table-cell table:formula="of:=([.$E$34]*[$DailyDist.I17])" office:value-type="float" office:value="3712.05285207863">
            <text:p><text:s/>3,712 </text:p>
          </table:table-cell>
          <table:table-cell table:formula="of:=([.D9]/[.E9])" office:value-type="percentage" office:value="0.252824404734769">
            <text:p>25%</text:p>
          </table:table-cell>
          <table:table-cell table:number-columns-repeated="2"/>
          <table:table-cell table:formula="of:=([.AB9])" office:value-type="float" office:value="0">
            <text:p>$0.00 </text:p>
          </table:table-cell>
          <table:table-cell table:formula="of:=([.I9]/[.C9]-1)" office:value-type="percentage" office:value="-1">
            <text:p>-100.00%</text:p>
          </table:table-cell>
          <table:table-cell table:formula="of:=[.S9]" office:value-type="float" office:value="0">
            <text:p><text:s/>- <text:s text:c="2"/></text:p>
          </table:table-cell>
          <table:table-cell table:formula="of:=([.K9]/[.D9]-1)" office:value-type="percentage" office:value="-1">
            <text:p>-100.00%</text:p>
          </table:table-cell>
          <table:table-cell/>
          <table:table-cell table:formula="of:=([.M9]/[.E9]-1)" office:value-type="percentage" office:value="-1">
            <text:p>-100.00%</text:p>
          </table:table-cell>
          <table:table-cell table:formula="of:=([.K9]/[.M9])" office:value-type="percentage" office:value="0">
            <text:p>#DIV/0!</text:p>
          </table:table-cell>
          <table:table-cell/>
          <table:table-cell office:value-type="date" office:date-value="2010-09-07">
            <text:p>7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8]+[.C9])" office:value-type="float" office:value="278286.518240272">
            <text:p>$278,286.52 </text:p>
          </table:table-cell>
          <table:table-cell table:formula="of:=SUM([.AF8]+[.AC9])" office:value-type="float" office:value="0">
            <text:p>$0.00 </text:p>
          </table:table-cell>
          <table:table-cell table:formula="of:=[.AF9]/[.AE9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37373.0711927747">
            <text:p>$37,373 </text:p>
          </table:table-cell>
          <table:table-cell table:formula="of:=([.$D$34]*[$DailyDist.K18])" office:value-type="float" office:value="710.789529687168">
            <text:p><text:s/>711 </text:p>
          </table:table-cell>
          <table:table-cell table:formula="of:=([.$E$34]*[$DailyDist.I18])" office:value-type="float" office:value="2752.98098614244">
            <text:p><text:s/>2,753 </text:p>
          </table:table-cell>
          <table:table-cell table:formula="of:=([.D10]/[.E10])" office:value-type="percentage" office:value="0.258189044263305">
            <text:p>26%</text:p>
          </table:table-cell>
          <table:table-cell table:number-columns-repeated="2"/>
          <table:table-cell table:formula="of:=([.AB10])" office:value-type="float" office:value="0">
            <text:p>$0.00 </text:p>
          </table:table-cell>
          <table:table-cell table:formula="of:=([.I10]/[.C10]-1)" office:value-type="percentage" office:value="-1">
            <text:p>-100.00%</text:p>
          </table:table-cell>
          <table:table-cell table:formula="of:=[.S10]" office:value-type="float" office:value="0">
            <text:p><text:s/>- <text:s text:c="2"/></text:p>
          </table:table-cell>
          <table:table-cell table:formula="of:=([.K10]/[.D10]-1)" office:value-type="percentage" office:value="-1">
            <text:p>-100.00%</text:p>
          </table:table-cell>
          <table:table-cell/>
          <table:table-cell table:formula="of:=([.M10]/[.E10]-1)" office:value-type="percentage" office:value="-1">
            <text:p>-100.00%</text:p>
          </table:table-cell>
          <table:table-cell table:formula="of:=([.K10]/[.M10])" office:value-type="percentage" office:value="0">
            <text:p>#DIV/0!</text:p>
          </table:table-cell>
          <table:table-cell/>
          <table:table-cell office:value-type="date" office:date-value="2010-09-08">
            <text:p>8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9]+[.C10])" office:value-type="float" office:value="315659.589433047">
            <text:p>$315,659.59 </text:p>
          </table:table-cell>
          <table:table-cell table:formula="of:=SUM([.AF9]+[.AC10])" office:value-type="float" office:value="0">
            <text:p>$0.00 </text:p>
          </table:table-cell>
          <table:table-cell table:formula="of:=[.AF10]/[.AE10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44593.1031208182">
            <text:p>$44,593 </text:p>
          </table:table-cell>
          <table:table-cell table:formula="of:=([.$D$34]*[$DailyDist.K19])" office:value-type="float" office:value="854.437114279634">
            <text:p><text:s/>854 </text:p>
          </table:table-cell>
          <table:table-cell table:formula="of:=([.$E$34]*[$DailyDist.I19])" office:value-type="float" office:value="3240.25136964228">
            <text:p><text:s/>3,240 </text:p>
          </table:table-cell>
          <table:table-cell table:formula="of:=([.D11]/[.E11])" office:value-type="percentage" office:value="0.263694700443553">
            <text:p>26%</text:p>
          </table:table-cell>
          <table:table-cell table:number-columns-repeated="2"/>
          <table:table-cell table:formula="of:=([.AB11])" office:value-type="float" office:value="0">
            <text:p>$0.00 </text:p>
          </table:table-cell>
          <table:table-cell table:formula="of:=([.I11]/[.C11]-1)" office:value-type="percentage" office:value="-1">
            <text:p>-100.00%</text:p>
          </table:table-cell>
          <table:table-cell table:formula="of:=[.S11]" office:value-type="float" office:value="0">
            <text:p><text:s/>- <text:s text:c="2"/></text:p>
          </table:table-cell>
          <table:table-cell table:formula="of:=([.K11]/[.D11]-1)" office:value-type="percentage" office:value="-1">
            <text:p>-100.00%</text:p>
          </table:table-cell>
          <table:table-cell/>
          <table:table-cell table:formula="of:=([.M11]/[.E11]-1)" office:value-type="percentage" office:value="-1">
            <text:p>-100.00%</text:p>
          </table:table-cell>
          <table:table-cell table:formula="of:=([.K11]/[.M11])" office:value-type="percentage" office:value="0">
            <text:p>#DIV/0!</text:p>
          </table:table-cell>
          <table:table-cell/>
          <table:table-cell office:value-type="date" office:date-value="2010-09-09">
            <text:p>9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0]+[.C11])" office:value-type="float" office:value="360252.692553865">
            <text:p>$360,252.69 </text:p>
          </table:table-cell>
          <table:table-cell table:formula="of:=SUM([.AF10]+[.AC11])" office:value-type="float" office:value="0">
            <text:p>$0.00 </text:p>
          </table:table-cell>
          <table:table-cell table:formula="of:=[.AF11]/[.AE11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109243.808007871">
            <text:p>$109,244 </text:p>
          </table:table-cell>
          <table:table-cell table:formula="of:=([.$D$34]*[$DailyDist.K20])" office:value-type="float" office:value="2145.1372632475">
            <text:p><text:s/>2,145 </text:p>
          </table:table-cell>
          <table:table-cell table:formula="of:=([.$E$34]*[$DailyDist.I20])" office:value-type="float" office:value="7708.34676119884">
            <text:p><text:s/>7,708 </text:p>
          </table:table-cell>
          <table:table-cell table:formula="of:=([.D12]/[.E12])" office:value-type="percentage" office:value="0.278287592619131">
            <text:p>28%</text:p>
          </table:table-cell>
          <table:table-cell table:number-columns-repeated="2"/>
          <table:table-cell table:formula="of:=([.AB12])" office:value-type="float" office:value="0">
            <text:p>$0.00 </text:p>
          </table:table-cell>
          <table:table-cell table:formula="of:=([.I12]/[.C12]-1)" office:value-type="percentage" office:value="-1">
            <text:p>-100.00%</text:p>
          </table:table-cell>
          <table:table-cell table:formula="of:=[.S12]" office:value-type="float" office:value="0">
            <text:p><text:s/>- <text:s text:c="2"/></text:p>
          </table:table-cell>
          <table:table-cell table:formula="of:=([.K12]/[.D12]-1)" office:value-type="percentage" office:value="-1">
            <text:p>-100.00%</text:p>
          </table:table-cell>
          <table:table-cell/>
          <table:table-cell table:formula="of:=([.M12]/[.E12]-1)" office:value-type="percentage" office:value="-1">
            <text:p>-100.00%</text:p>
          </table:table-cell>
          <table:table-cell table:formula="of:=([.K12]/[.M12])" office:value-type="percentage" office:value="0">
            <text:p>#DIV/0!</text:p>
          </table:table-cell>
          <table:table-cell/>
          <table:table-cell office:value-type="date" office:date-value="2010-09-10">
            <text:p>10-Sep</text:p>
          </table:table-cell>
          <table:table-cell/>
          <table:table-cell/>
          <table:table-cell table:number-columns-repeated="6"/>
          <table:table-cell table:style-name="Default"/>
          <table:table-cell/>
          <table:table-cell table:number-columns-repeated="2"/>
          <table:table-cell/>
          <table:table-cell table:formula="of:=SUM([.AE11]+[.C12])" office:value-type="float" office:value="469496.500561736">
            <text:p>$469,496.50 </text:p>
          </table:table-cell>
          <table:table-cell table:formula="of:=SUM([.AF11]+[.AC12])" office:value-type="float" office:value="0">
            <text:p>$0.00 </text:p>
          </table:table-cell>
          <table:table-cell table:formula="of:=[.AF12]/[.AE12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131947.676317695">
            <text:p>$131,948 </text:p>
          </table:table-cell>
          <table:table-cell table:formula="of:=([.$D$34]*[$DailyDist.K21])" office:value-type="float" office:value="2443.0729942541">
            <text:p><text:s/>2,443 </text:p>
          </table:table-cell>
          <table:table-cell table:formula="of:=([.$E$34]*[$DailyDist.I21])" office:value-type="float" office:value="9817.43474057364">
            <text:p><text:s/>9,817 </text:p>
          </table:table-cell>
          <table:table-cell table:formula="of:=([.D13]/[.E13])" office:value-type="percentage" office:value="0.248850444012358">
            <text:p>25%</text:p>
          </table:table-cell>
          <table:table-cell table:number-columns-repeated="2"/>
          <table:table-cell table:formula="of:=([.AB13])" office:value-type="float" office:value="0">
            <text:p>$0.00 </text:p>
          </table:table-cell>
          <table:table-cell table:formula="of:=([.I13]/[.C13]-1)" office:value-type="percentage" office:value="-1">
            <text:p>-100.00%</text:p>
          </table:table-cell>
          <table:table-cell table:formula="of:=[.S13]" office:value-type="float" office:value="0">
            <text:p><text:s/>- <text:s text:c="2"/></text:p>
          </table:table-cell>
          <table:table-cell table:formula="of:=([.K13]/[.D13]-1)" office:value-type="percentage" office:value="-1">
            <text:p>-100.00%</text:p>
          </table:table-cell>
          <table:table-cell/>
          <table:table-cell table:formula="of:=([.M13]/[.E13]-1)" office:value-type="percentage" office:value="-1">
            <text:p>-100.00%</text:p>
          </table:table-cell>
          <table:table-cell table:formula="of:=([.K13]/[.M13])" office:value-type="percentage" office:value="0">
            <text:p>#DIV/0!</text:p>
          </table:table-cell>
          <table:table-cell/>
          <table:table-cell office:value-type="date" office:date-value="2010-09-11">
            <text:p>11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2]+[.C13])" office:value-type="float" office:value="601444.176879432">
            <text:p>$601,444.18 </text:p>
          </table:table-cell>
          <table:table-cell table:formula="of:=SUM([.AF12]+[.AC13])" office:value-type="float" office:value="0">
            <text:p>$0.00 </text:p>
          </table:table-cell>
          <table:table-cell table:formula="of:=[.AF13]/[.AE13]-1" office:value-type="percentage" office:value="-1">
            <text:p>-100%</text:p>
          </table:table-cell>
          <table:table-cell/>
          <table:table-cell office:value-type="string">
            <text:p>Stores Actuals Vs. Stretch</text:p>
          </table:table-cell>
          <table:table-cell table:number-columns-repeated="989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111020.633905921">
            <text:p>$111,021 </text:p>
          </table:table-cell>
          <table:table-cell table:formula="of:=([.$D$34]*[$DailyDist.K22])" office:value-type="float" office:value="2060.01276867419">
            <text:p><text:s/>2,060 </text:p>
          </table:table-cell>
          <table:table-cell table:formula="of:=([.$E$34]*[$DailyDist.I22])" office:value-type="float" office:value="7691.91105381888">
            <text:p><text:s/>7,692 </text:p>
          </table:table-cell>
          <table:table-cell table:formula="of:=([.D14]/[.E14])" office:value-type="percentage" office:value="0.267815469297637">
            <text:p>27%</text:p>
          </table:table-cell>
          <table:table-cell table:number-columns-repeated="2"/>
          <table:table-cell table:formula="of:=([.AB14])" office:value-type="float" office:value="0">
            <text:p>$0.00 </text:p>
          </table:table-cell>
          <table:table-cell table:formula="of:=([.I14]/[.C14]-1)" office:value-type="percentage" office:value="-1">
            <text:p>-100.00%</text:p>
          </table:table-cell>
          <table:table-cell table:formula="of:=[.S14]" office:value-type="float" office:value="0">
            <text:p><text:s/>- <text:s text:c="2"/></text:p>
          </table:table-cell>
          <table:table-cell table:formula="of:=([.K14]/[.D14]-1)" office:value-type="percentage" office:value="-1">
            <text:p>-100.00%</text:p>
          </table:table-cell>
          <table:table-cell/>
          <table:table-cell table:formula="of:=([.M14]/[.E14]-1)" office:value-type="percentage" office:value="-1">
            <text:p>-100.00%</text:p>
          </table:table-cell>
          <table:table-cell table:formula="of:=([.K14]/[.M14])" office:value-type="percentage" office:value="0">
            <text:p>#DIV/0!</text:p>
          </table:table-cell>
          <table:table-cell/>
          <table:table-cell office:value-type="date" office:date-value="2010-09-12">
            <text:p>12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3]+[.C14])" office:value-type="float" office:value="712464.810785352">
            <text:p>$712,464.81 </text:p>
          </table:table-cell>
          <table:table-cell table:formula="of:=SUM([.AF13]+[.AC14])" office:value-type="float" office:value="0">
            <text:p>$0.00 </text:p>
          </table:table-cell>
          <table:table-cell table:formula="of:=[.AF14]/[.AE14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80019.0959309691">
            <text:p>$80,019 </text:p>
          </table:table-cell>
          <table:table-cell table:formula="of:=([.$D$34]*[$DailyDist.K23])" office:value-type="float" office:value="1494.99893594382">
            <text:p><text:s/>1,495 </text:p>
          </table:table-cell>
          <table:table-cell table:formula="of:=([.$E$34]*[$DailyDist.I23])" office:value-type="float" office:value="6237.83435385111">
            <text:p><text:s/>6,238 </text:p>
          </table:table-cell>
          <table:table-cell table:formula="of:=([.D15]/[.E15])" office:value-type="percentage" office:value="0.23966634109494">
            <text:p>24%</text:p>
          </table:table-cell>
          <table:table-cell table:number-columns-repeated="2"/>
          <table:table-cell table:formula="of:=([.AB15])" office:value-type="float" office:value="0">
            <text:p>$0.00 </text:p>
          </table:table-cell>
          <table:table-cell table:formula="of:=([.I15]/[.C15]-1)" office:value-type="percentage" office:value="-1">
            <text:p>-100.00%</text:p>
          </table:table-cell>
          <table:table-cell table:formula="of:=[.S15]" office:value-type="float" office:value="0">
            <text:p><text:s/>- <text:s text:c="2"/></text:p>
          </table:table-cell>
          <table:table-cell table:formula="of:=([.K15]/[.D15]-1)" office:value-type="percentage" office:value="-1">
            <text:p>-100.00%</text:p>
          </table:table-cell>
          <table:table-cell/>
          <table:table-cell table:formula="of:=([.M15]/[.E15]-1)" office:value-type="percentage" office:value="-1">
            <text:p>-100.00%</text:p>
          </table:table-cell>
          <table:table-cell table:formula="of:=([.K15]/[.M15])" office:value-type="percentage" office:value="0">
            <text:p>#DIV/0!</text:p>
          </table:table-cell>
          <table:table-cell/>
          <table:table-cell office:value-type="date" office:date-value="2010-09-13">
            <text:p>13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4]+[.C15])" office:value-type="float" office:value="792483.906716321">
            <text:p>$792,483.91 </text:p>
          </table:table-cell>
          <table:table-cell table:formula="of:=SUM([.AF14]+[.AC15])" office:value-type="float" office:value="0">
            <text:p>$0.00 </text:p>
          </table:table-cell>
          <table:table-cell table:formula="of:=[.AF15]/[.AE15]-1" office:value-type="percentage" office:value="-1">
            <text:p>-100%</text:p>
          </table:table-cell>
          <table:table-cell/>
          <table:table-cell>
            <draw:frame table:end-cell-address="Stores.AR29" table:end-x="0.1543in" table:end-y="0.1772in" draw:z-index="0" draw:name="Chart 1" draw:style-name="gr1" svg:width="6.2555in" svg:height="2.8886in" svg:x="0.6547in" svg:y="0.0102in">
              <draw:object draw:notify-on-update-of-ranges="Stores.R3:Stores.R33 Stores.AF3:Stores.AF33 Stores.AG3:Stores.AG3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989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68396.2284072736">
            <text:p>$68,396 </text:p>
          </table:table-cell>
          <table:table-cell table:formula="of:=([.$D$34]*[$DailyDist.K24])" office:value-type="float" office:value="1310.91721642903">
            <text:p><text:s/>1,311 </text:p>
          </table:table-cell>
          <table:table-cell table:formula="of:=([.$E$34]*[$DailyDist.I24])" office:value-type="float" office:value="5065.58169513374">
            <text:p><text:s/>5,066 </text:p>
          </table:table-cell>
          <table:table-cell table:formula="of:=([.D16]/[.E16])" office:value-type="percentage" office:value="0.258789078002308">
            <text:p>26%</text:p>
          </table:table-cell>
          <table:table-cell table:number-columns-repeated="2"/>
          <table:table-cell table:formula="of:=([.AB16])" office:value-type="float" office:value="0">
            <text:p>$0.00 </text:p>
          </table:table-cell>
          <table:table-cell table:formula="of:=([.I16]/[.C16]-1)" office:value-type="percentage" office:value="-1">
            <text:p>-100.00%</text:p>
          </table:table-cell>
          <table:table-cell table:formula="of:=[.S16]" office:value-type="float" office:value="0">
            <text:p><text:s/>- <text:s text:c="2"/></text:p>
          </table:table-cell>
          <table:table-cell table:formula="of:=([.K16]/[.D16]-1)" office:value-type="percentage" office:value="-1">
            <text:p>-100.00%</text:p>
          </table:table-cell>
          <table:table-cell/>
          <table:table-cell table:formula="of:=([.M16]/[.E16]-1)" office:value-type="percentage" office:value="-1">
            <text:p>-100.00%</text:p>
          </table:table-cell>
          <table:table-cell table:formula="of:=([.K16]/[.M16])" office:value-type="percentage" office:value="0">
            <text:p>#DIV/0!</text:p>
          </table:table-cell>
          <table:table-cell/>
          <table:table-cell office:value-type="date" office:date-value="2010-09-14">
            <text:p>14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5]+[.C16])" office:value-type="float" office:value="860880.135123595">
            <text:p>$860,880.14 </text:p>
          </table:table-cell>
          <table:table-cell table:formula="of:=SUM([.AF15]+[.AC16])" office:value-type="float" office:value="0">
            <text:p>$0.00 </text:p>
          </table:table-cell>
          <table:table-cell table:formula="of:=[.AF16]/[.AE16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43487.0341763782">
            <text:p>$43,487 </text:p>
          </table:table-cell>
          <table:table-cell table:formula="of:=([.$D$34]*[$DailyDist.K25])" office:value-type="float" office:value="800.170248989147">
            <text:p><text:s/>800 </text:p>
          </table:table-cell>
          <table:table-cell table:formula="of:=([.$E$34]*[$DailyDist.I25])" office:value-type="float" office:value="3145.50435062842">
            <text:p><text:s/>3,146 </text:p>
          </table:table-cell>
          <table:table-cell table:formula="of:=([.D17]/[.E17])" office:value-type="percentage" office:value="0.25438535757526">
            <text:p>25%</text:p>
          </table:table-cell>
          <table:table-cell table:number-columns-repeated="2"/>
          <table:table-cell table:formula="of:=([.AB17])" office:value-type="float" office:value="0">
            <text:p>$0.00 </text:p>
          </table:table-cell>
          <table:table-cell table:formula="of:=([.I17]/[.C17]-1)" office:value-type="percentage" office:value="-1">
            <text:p>-100.00%</text:p>
          </table:table-cell>
          <table:table-cell table:formula="of:=[.S17]" office:value-type="float" office:value="0">
            <text:p><text:s/>- <text:s text:c="2"/></text:p>
          </table:table-cell>
          <table:table-cell table:formula="of:=([.K17]/[.D17]-1)" office:value-type="percentage" office:value="-1">
            <text:p>-100.00%</text:p>
          </table:table-cell>
          <table:table-cell/>
          <table:table-cell table:formula="of:=([.M17]/[.E17]-1)" office:value-type="percentage" office:value="-1">
            <text:p>-100.00%</text:p>
          </table:table-cell>
          <table:table-cell table:formula="of:=([.K17]/[.M17])" office:value-type="percentage" office:value="0">
            <text:p>#DIV/0!</text:p>
          </table:table-cell>
          <table:table-cell/>
          <table:table-cell office:value-type="date" office:date-value="2010-09-15">
            <text:p>15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6]+[.C17])" office:value-type="float" office:value="904367.169299973">
            <text:p>$904,367.17 </text:p>
          </table:table-cell>
          <table:table-cell table:formula="of:=SUM([.AF16]+[.AC17])" office:value-type="float" office:value="0">
            <text:p>$0.00 </text:p>
          </table:table-cell>
          <table:table-cell table:formula="of:=[.AF17]/[.AE17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40757.5993446778">
            <text:p>$40,758 </text:p>
          </table:table-cell>
          <table:table-cell table:formula="of:=([.$D$34]*[$DailyDist.K26])" office:value-type="float" office:value="803.362417535646">
            <text:p><text:s/>803 </text:p>
          </table:table-cell>
          <table:table-cell table:formula="of:=([.$E$34]*[$DailyDist.I26])" office:value-type="float" office:value="3120.85078955849">
            <text:p><text:s/>3,121 </text:p>
          </table:table-cell>
          <table:table-cell table:formula="of:=([.D18]/[.E18])" office:value-type="percentage" office:value="0.257417759356992">
            <text:p>26%</text:p>
          </table:table-cell>
          <table:table-cell table:number-columns-repeated="2"/>
          <table:table-cell table:formula="of:=([.AB18])" office:value-type="float" office:value="0">
            <text:p>$0.00 </text:p>
          </table:table-cell>
          <table:table-cell table:formula="of:=([.I18]/[.C18]-1)" office:value-type="percentage" office:value="-1">
            <text:p>-100.00%</text:p>
          </table:table-cell>
          <table:table-cell table:formula="of:=[.S18]" office:value-type="float" office:value="0">
            <text:p><text:s/>- <text:s text:c="2"/></text:p>
          </table:table-cell>
          <table:table-cell table:formula="of:=([.K18]/[.D18]-1)" office:value-type="percentage" office:value="-1">
            <text:p>-100.00%</text:p>
          </table:table-cell>
          <table:table-cell/>
          <table:table-cell table:formula="of:=([.M18]/[.E18]-1)" office:value-type="percentage" office:value="-1">
            <text:p>-100.00%</text:p>
          </table:table-cell>
          <table:table-cell table:formula="of:=([.K18]/[.M18])" office:value-type="percentage" office:value="0">
            <text:p>#DIV/0!</text:p>
          </table:table-cell>
          <table:table-cell/>
          <table:table-cell office:value-type="date" office:date-value="2010-09-16">
            <text:p>16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7]+[.C18])" office:value-type="float" office:value="945124.768644651">
            <text:p>$945,124.77 </text:p>
          </table:table-cell>
          <table:table-cell table:formula="of:=SUM([.AF17]+[.AC18])" office:value-type="float" office:value="0">
            <text:p>$0.00 </text:p>
          </table:table-cell>
          <table:table-cell table:formula="of:=[.AF18]/[.AE18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66498.1650524463">
            <text:p>$66,498 </text:p>
          </table:table-cell>
          <table:table-cell table:formula="of:=([.$D$34]*[$DailyDist.K27])" office:value-type="float" office:value="1238.56139604171">
            <text:p><text:s/>1,239 </text:p>
          </table:table-cell>
          <table:table-cell table:formula="of:=([.$E$34]*[$DailyDist.I27])" office:value-type="float" office:value="4634.38607798904">
            <text:p><text:s/>4,634 </text:p>
          </table:table-cell>
          <table:table-cell table:formula="of:=([.D19]/[.E19])" office:value-type="percentage" office:value="0.267254685992659">
            <text:p>27%</text:p>
          </table:table-cell>
          <table:table-cell table:number-columns-repeated="2"/>
          <table:table-cell table:formula="of:=([.AB19])" office:value-type="float" office:value="0">
            <text:p>$0.00 </text:p>
          </table:table-cell>
          <table:table-cell table:formula="of:=([.I19]/[.C19]-1)" office:value-type="percentage" office:value="-1">
            <text:p>-100.00%</text:p>
          </table:table-cell>
          <table:table-cell table:formula="of:=[.S19]" office:value-type="float" office:value="0">
            <text:p><text:s/>- <text:s text:c="2"/></text:p>
          </table:table-cell>
          <table:table-cell table:formula="of:=([.K19]/[.D19]-1)" office:value-type="percentage" office:value="-1">
            <text:p>-100.00%</text:p>
          </table:table-cell>
          <table:table-cell/>
          <table:table-cell table:formula="of:=([.M19]/[.E19]-1)" office:value-type="percentage" office:value="-1">
            <text:p>-100.00%</text:p>
          </table:table-cell>
          <table:table-cell table:formula="of:=([.K19]/[.M19])" office:value-type="percentage" office:value="0">
            <text:p>#DIV/0!</text:p>
          </table:table-cell>
          <table:table-cell/>
          <table:table-cell office:value-type="date" office:date-value="2010-09-17">
            <text:p>17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8]+[.C19])" office:value-type="float" office:value="1011622.9336971">
            <text:p>$1,011,622.93 </text:p>
          </table:table-cell>
          <table:table-cell table:formula="of:=SUM([.AF18]+[.AC19])" office:value-type="float" office:value="0">
            <text:p>$0.00 </text:p>
          </table:table-cell>
          <table:table-cell table:formula="of:=[.AF19]/[.AE19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114463.30122993">
            <text:p>$114,463 </text:p>
          </table:table-cell>
          <table:table-cell table:formula="of:=([.$D$34]*[$DailyDist.K28])" office:value-type="float" office:value="2334.53926367312">
            <text:p><text:s/>2,335 </text:p>
          </table:table-cell>
          <table:table-cell table:formula="of:=([.$E$34]*[$DailyDist.I28])" office:value-type="float" office:value="7531.42120528521">
            <text:p><text:s/>7,531 </text:p>
          </table:table-cell>
          <table:table-cell table:formula="of:=([.D20]/[.E20])" office:value-type="percentage" office:value="0.309973270653731">
            <text:p>31%</text:p>
          </table:table-cell>
          <table:table-cell table:number-columns-repeated="2"/>
          <table:table-cell table:formula="of:=([.AB20])" office:value-type="float" office:value="0">
            <text:p>$0.00 </text:p>
          </table:table-cell>
          <table:table-cell table:formula="of:=([.I20]/[.C20]-1)" office:value-type="percentage" office:value="-1">
            <text:p>-100.00%</text:p>
          </table:table-cell>
          <table:table-cell table:formula="of:=[.S20]" office:value-type="float" office:value="0">
            <text:p><text:s/>- <text:s text:c="2"/></text:p>
          </table:table-cell>
          <table:table-cell table:formula="of:=([.K20]/[.D20]-1)" office:value-type="percentage" office:value="-1">
            <text:p>-100.00%</text:p>
          </table:table-cell>
          <table:table-cell/>
          <table:table-cell table:formula="of:=([.M20]/[.E20]-1)" office:value-type="percentage" office:value="-1">
            <text:p>-100.00%</text:p>
          </table:table-cell>
          <table:table-cell table:formula="of:=([.K20]/[.M20])" office:value-type="percentage" office:value="0">
            <text:p>#DIV/0!</text:p>
          </table:table-cell>
          <table:table-cell/>
          <table:table-cell office:value-type="date" office:date-value="2010-09-18">
            <text:p>18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19]+[.C20])" office:value-type="float" office:value="1126086.23492703">
            <text:p>$1,126,086.23 </text:p>
          </table:table-cell>
          <table:table-cell table:formula="of:=SUM([.AF19]+[.AC20])" office:value-type="float" office:value="0">
            <text:p>$0.00 </text:p>
          </table:table-cell>
          <table:table-cell table:formula="of:=[.AF20]/[.AE20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144286.812525066">
            <text:p>$144,287 </text:p>
          </table:table-cell>
          <table:table-cell table:formula="of:=([.$D$34]*[$DailyDist.K29])" office:value-type="float" office:value="2886.78442221749">
            <text:p><text:s/>2,887 </text:p>
          </table:table-cell>
          <table:table-cell table:formula="of:=([.$E$34]*[$DailyDist.I29])" office:value-type="float" office:value="9683.53206574283">
            <text:p><text:s/>9,684 </text:p>
          </table:table-cell>
          <table:table-cell table:formula="of:=([.D21]/[.E21])" office:value-type="percentage" office:value="0.298112754996701">
            <text:p>30%</text:p>
          </table:table-cell>
          <table:table-cell table:number-columns-repeated="2"/>
          <table:table-cell table:formula="of:=([.AB21])" office:value-type="float" office:value="0">
            <text:p>$0.00 </text:p>
          </table:table-cell>
          <table:table-cell table:formula="of:=([.I21]/[.C21]-1)" office:value-type="percentage" office:value="-1">
            <text:p>-100.00%</text:p>
          </table:table-cell>
          <table:table-cell table:formula="of:=[.S21]" office:value-type="float" office:value="0">
            <text:p><text:s/>- <text:s text:c="2"/></text:p>
          </table:table-cell>
          <table:table-cell table:formula="of:=([.K21]/[.D21]-1)" office:value-type="percentage" office:value="-1">
            <text:p>-100.00%</text:p>
          </table:table-cell>
          <table:table-cell/>
          <table:table-cell table:formula="of:=([.M21]/[.E21]-1)" office:value-type="percentage" office:value="-1">
            <text:p>-100.00%</text:p>
          </table:table-cell>
          <table:table-cell table:formula="of:=([.K21]/[.M21])" office:value-type="percentage" office:value="0">
            <text:p>#DIV/0!</text:p>
          </table:table-cell>
          <table:table-cell table:style-name="ce29"/>
          <table:table-cell office:value-type="date" office:date-value="2010-09-19">
            <text:p>19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0]+[.C21])" office:value-type="float" office:value="1270373.04745209">
            <text:p>$1,270,373.05 </text:p>
          </table:table-cell>
          <table:table-cell table:formula="of:=SUM([.AF20]+[.AC21])" office:value-type="float" office:value="0">
            <text:p>$0.00 </text:p>
          </table:table-cell>
          <table:table-cell table:formula="of:=[.AF21]/[.AE21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122907.85249122">
            <text:p>$122,908 </text:p>
          </table:table-cell>
          <table:table-cell table:formula="of:=([.$D$34]*[$DailyDist.K30])" office:value-type="float" office:value="2477.12279208342">
            <text:p><text:s/>2,477 </text:p>
          </table:table-cell>
          <table:table-cell table:formula="of:=([.$E$34]*[$DailyDist.I30])" office:value-type="float" office:value="7474.86303577183">
            <text:p><text:s/>7,475 </text:p>
          </table:table-cell>
          <table:table-cell table:formula="of:=([.D22]/[.E22])" office:value-type="percentage" office:value="0.331393736611475">
            <text:p>33%</text:p>
          </table:table-cell>
          <table:table-cell table:number-columns-repeated="2"/>
          <table:table-cell table:formula="of:=([.AB22])" office:value-type="float" office:value="0">
            <text:p>$0.00 </text:p>
          </table:table-cell>
          <table:table-cell table:formula="of:=([.I22]/[.C22]-1)" office:value-type="percentage" office:value="-1">
            <text:p>-100.00%</text:p>
          </table:table-cell>
          <table:table-cell table:formula="of:=[.S22]" office:value-type="float" office:value="0">
            <text:p><text:s/>- <text:s text:c="2"/></text:p>
          </table:table-cell>
          <table:table-cell table:formula="of:=([.K22]/[.D22]-1)" office:value-type="percentage" office:value="-1">
            <text:p>-100.00%</text:p>
          </table:table-cell>
          <table:table-cell/>
          <table:table-cell table:formula="of:=([.M22]/[.E22]-1)" office:value-type="percentage" office:value="-1">
            <text:p>-100.00%</text:p>
          </table:table-cell>
          <table:table-cell table:formula="of:=([.K22]/[.M22])" office:value-type="percentage" office:value="0">
            <text:p>#DIV/0!</text:p>
          </table:table-cell>
          <table:table-cell table:style-name="ce29"/>
          <table:table-cell office:value-type="date" office:date-value="2010-09-20">
            <text:p>20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1]+[.C22])" office:value-type="float" office:value="1393280.89994331">
            <text:p>$1,393,280.90 </text:p>
          </table:table-cell>
          <table:table-cell table:formula="of:=SUM([.AF21]+[.AC22])" office:value-type="float" office:value="0">
            <text:p>$0.00 </text:p>
          </table:table-cell>
          <table:table-cell table:formula="of:=[.AF22]/[.AE22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78779.8861025748">
            <text:p>$78,780 </text:p>
          </table:table-cell>
          <table:table-cell table:formula="of:=([.$D$34]*[$DailyDist.K31])" office:value-type="float" office:value="1566.29070014897">
            <text:p><text:s/>1,566 </text:p>
          </table:table-cell>
          <table:table-cell table:formula="of:=([.$E$34]*[$DailyDist.I31])" office:value-type="float" office:value="5206.73541733806">
            <text:p><text:s/>5,207 </text:p>
          </table:table-cell>
          <table:table-cell table:formula="of:=([.D23]/[.E23])" office:value-type="percentage" office:value="0.300820105998344">
            <text:p>30%</text:p>
          </table:table-cell>
          <table:table-cell table:number-columns-repeated="2"/>
          <table:table-cell table:formula="of:=([.AB23])" office:value-type="float" office:value="0">
            <text:p>$0.00 </text:p>
          </table:table-cell>
          <table:table-cell table:formula="of:=([.I23]/[.C23]-1)" office:value-type="percentage" office:value="-1">
            <text:p>-100.00%</text:p>
          </table:table-cell>
          <table:table-cell table:formula="of:=[.S23]" office:value-type="float" office:value="0">
            <text:p><text:s/>- <text:s text:c="2"/></text:p>
          </table:table-cell>
          <table:table-cell table:formula="of:=([.K23]/[.D23]-1)" office:value-type="percentage" office:value="-1">
            <text:p>-100.00%</text:p>
          </table:table-cell>
          <table:table-cell/>
          <table:table-cell table:formula="of:=([.M23]/[.E23]-1)" office:value-type="percentage" office:value="-1">
            <text:p>-100.00%</text:p>
          </table:table-cell>
          <table:table-cell table:formula="of:=([.K23]/[.M23])" office:value-type="percentage" office:value="0">
            <text:p>#DIV/0!</text:p>
          </table:table-cell>
          <table:table-cell table:style-name="ce29"/>
          <table:table-cell office:value-type="date" office:date-value="2010-09-21">
            <text:p>21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2]+[.C23])" office:value-type="float" office:value="1472060.78604589">
            <text:p>$1,472,060.79 </text:p>
          </table:table-cell>
          <table:table-cell table:formula="of:=SUM([.AF22]+[.AC23])" office:value-type="float" office:value="0">
            <text:p>$0.00 </text:p>
          </table:table-cell>
          <table:table-cell table:formula="of:=[.AF23]/[.AE23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45511.5354388363">
            <text:p>$45,512 </text:p>
          </table:table-cell>
          <table:table-cell table:formula="of:=([.$D$34]*[$DailyDist.K32])" office:value-type="float" office:value="953.394339221111">
            <text:p><text:s/>953 </text:p>
          </table:table-cell>
          <table:table-cell table:formula="of:=([.$E$34]*[$DailyDist.I32])" office:value-type="float" office:value="3229.61650016113">
            <text:p><text:s/>3,230 </text:p>
          </table:table-cell>
          <table:table-cell table:formula="of:=([.D24]/[.E24])" office:value-type="percentage" office:value="0.2952035757724">
            <text:p>30%</text:p>
          </table:table-cell>
          <table:table-cell table:number-columns-repeated="2"/>
          <table:table-cell table:formula="of:=([.AB24])" office:value-type="float" office:value="0">
            <text:p>$0.00 </text:p>
          </table:table-cell>
          <table:table-cell table:formula="of:=([.I24]/[.C24]-1)" office:value-type="percentage" office:value="-1">
            <text:p>-100.00%</text:p>
          </table:table-cell>
          <table:table-cell table:formula="of:=[.S24]" office:value-type="float" office:value="0">
            <text:p><text:s/>- <text:s text:c="2"/></text:p>
          </table:table-cell>
          <table:table-cell table:formula="of:=([.K24]/[.D24]-1)" office:value-type="percentage" office:value="-1">
            <text:p>-100.00%</text:p>
          </table:table-cell>
          <table:table-cell/>
          <table:table-cell table:formula="of:=([.M24]/[.E24]-1)" office:value-type="percentage" office:value="-1">
            <text:p>-100.00%</text:p>
          </table:table-cell>
          <table:table-cell table:formula="of:=([.K24]/[.M24])" office:value-type="percentage" office:value="0">
            <text:p>#DIV/0!</text:p>
          </table:table-cell>
          <table:table-cell table:style-name="ce29"/>
          <table:table-cell office:value-type="date" office:date-value="2010-09-22">
            <text:p>22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3]+[.C24])" office:value-type="float" office:value="1517572.32148472">
            <text:p>$1,517,572.32 </text:p>
          </table:table-cell>
          <table:table-cell table:formula="of:=SUM([.AF23]+[.AC24])" office:value-type="float" office:value="0">
            <text:p>$0.00 </text:p>
          </table:table-cell>
          <table:table-cell table:formula="of:=[.AF24]/[.AE24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54771.1873053196">
            <text:p>$54,771 </text:p>
          </table:table-cell>
          <table:table-cell table:formula="of:=([.$D$34]*[$DailyDist.K33])" office:value-type="float" office:value="1172.58991274739">
            <text:p><text:s/>1,173 </text:p>
          </table:table-cell>
          <table:table-cell table:formula="of:=([.$E$34]*[$DailyDist.I33])" office:value-type="float" office:value="3818.88495004834">
            <text:p><text:s/>3,819 </text:p>
          </table:table-cell>
          <table:table-cell table:formula="of:=([.D25]/[.E25])" office:value-type="percentage" office:value="0.307050337489887">
            <text:p>31%</text:p>
          </table:table-cell>
          <table:table-cell table:number-columns-repeated="2"/>
          <table:table-cell table:formula="of:=([.AB25])" office:value-type="float" office:value="0">
            <text:p>$0.00 </text:p>
          </table:table-cell>
          <table:table-cell table:formula="of:=([.I25]/[.C25]-1)" office:value-type="percentage" office:value="-1">
            <text:p>-100.00%</text:p>
          </table:table-cell>
          <table:table-cell table:formula="of:=[.S25]" office:value-type="float" office:value="0">
            <text:p><text:s/>- <text:s text:c="2"/></text:p>
          </table:table-cell>
          <table:table-cell table:formula="of:=([.K25]/[.D25]-1)" office:value-type="percentage" office:value="-1">
            <text:p>-100.00%</text:p>
          </table:table-cell>
          <table:table-cell/>
          <table:table-cell table:formula="of:=([.M25]/[.E25]-1)" office:value-type="percentage" office:value="-1">
            <text:p>-100.00%</text:p>
          </table:table-cell>
          <table:table-cell table:formula="of:=([.K25]/[.M25])" office:value-type="percentage" office:value="0">
            <text:p>#DIV/0!</text:p>
          </table:table-cell>
          <table:table-cell table:style-name="ce29"/>
          <table:table-cell office:value-type="date" office:date-value="2010-09-23">
            <text:p>23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4]+[.C25])" office:value-type="float" office:value="1572343.50879004">
            <text:p>$1,572,343.51 </text:p>
          </table:table-cell>
          <table:table-cell table:formula="of:=SUM([.AF24]+[.AC25])" office:value-type="float" office:value="0">
            <text:p>$0.00 </text:p>
          </table:table-cell>
          <table:table-cell table:formula="of:=[.AF25]/[.AE25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86907.9728022493">
            <text:p>$86,908 </text:p>
          </table:table-cell>
          <table:table-cell table:formula="of:=([.$D$34]*[$DailyDist.K34])" office:value-type="float" office:value="1894.02000425622">
            <text:p><text:s/>1,894 </text:p>
          </table:table-cell>
          <table:table-cell table:formula="of:=([.$E$34]*[$DailyDist.I34])" office:value-type="float" office:value="7053.81888495005">
            <text:p><text:s/>7,054 </text:p>
          </table:table-cell>
          <table:table-cell table:formula="of:=([.D26]/[.E26])" office:value-type="percentage" office:value="0.268509871765674">
            <text:p>27%</text:p>
          </table:table-cell>
          <table:table-cell table:number-columns-repeated="2"/>
          <table:table-cell table:formula="of:=([.AB26])" office:value-type="float" office:value="0">
            <text:p>$0.00 </text:p>
          </table:table-cell>
          <table:table-cell table:formula="of:=([.I26]/[.C26]-1)" office:value-type="percentage" office:value="-1">
            <text:p>-100.00%</text:p>
          </table:table-cell>
          <table:table-cell table:formula="of:=[.S26]" office:value-type="float" office:value="0">
            <text:p><text:s/>- <text:s text:c="2"/></text:p>
          </table:table-cell>
          <table:table-cell table:formula="of:=([.K26]/[.D26]-1)" office:value-type="percentage" office:value="-1">
            <text:p>-100.00%</text:p>
          </table:table-cell>
          <table:table-cell/>
          <table:table-cell table:formula="of:=([.M26]/[.E26]-1)" office:value-type="percentage" office:value="-1">
            <text:p>-100.00%</text:p>
          </table:table-cell>
          <table:table-cell table:formula="of:=([.K26]/[.M26])" office:value-type="percentage" office:value="0">
            <text:p>#DIV/0!</text:p>
          </table:table-cell>
          <table:table-cell table:style-name="ce29"/>
          <table:table-cell office:value-type="date" office:date-value="2010-09-24">
            <text:p>24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5]+[.C26])" office:value-type="float" office:value="1659251.48159229">
            <text:p>$1,659,251.48 </text:p>
          </table:table-cell>
          <table:table-cell table:formula="of:=SUM([.AF25]+[.AC26])" office:value-type="float" office:value="0">
            <text:p>$0.00 </text:p>
          </table:table-cell>
          <table:table-cell table:formula="of:=[.AF26]/[.AE26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92219.9375141696">
            <text:p>$92,220 </text:p>
          </table:table-cell>
          <table:table-cell table:formula="of:=([.$D$34]*[$DailyDist.K35])" office:value-type="float" office:value="2049.37220685252">
            <text:p><text:s/>2,049 </text:p>
          </table:table-cell>
          <table:table-cell table:formula="of:=([.$E$34]*[$DailyDist.I35])" office:value-type="float" office:value="6881.72736061876">
            <text:p><text:s/>6,882 </text:p>
          </table:table-cell>
          <table:table-cell table:formula="of:=([.D27]/[.E27])" office:value-type="percentage" office:value="0.297799098897788">
            <text:p>30%</text:p>
          </table:table-cell>
          <table:table-cell table:number-columns-repeated="2"/>
          <table:table-cell table:formula="of:=([.AB27])" office:value-type="float" office:value="0">
            <text:p>$0.00 </text:p>
          </table:table-cell>
          <table:table-cell table:formula="of:=([.I27]/[.C27]-1)" office:value-type="percentage" office:value="-1">
            <text:p>-100.00%</text:p>
          </table:table-cell>
          <table:table-cell table:formula="of:=[.S27]" office:value-type="float" office:value="0">
            <text:p><text:s/>- <text:s text:c="2"/></text:p>
          </table:table-cell>
          <table:table-cell table:formula="of:=([.K27]/[.D27]-1)" office:value-type="percentage" office:value="-1">
            <text:p>-100.00%</text:p>
          </table:table-cell>
          <table:table-cell/>
          <table:table-cell table:formula="of:=([.M27]/[.E27]-1)" office:value-type="percentage" office:value="-1">
            <text:p>-100.00%</text:p>
          </table:table-cell>
          <table:table-cell table:formula="of:=([.K27]/[.M27])" office:value-type="percentage" office:value="0">
            <text:p>#DIV/0!</text:p>
          </table:table-cell>
          <table:table-cell table:style-name="ce29"/>
          <table:table-cell office:value-type="date" office:date-value="2010-09-25">
            <text:p>25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6]+[.C27])" office:value-type="float" office:value="1751471.41910646">
            <text:p>$1,751,471.42 </text:p>
          </table:table-cell>
          <table:table-cell table:formula="of:=SUM([.AF26]+[.AC27])" office:value-type="float" office:value="0">
            <text:p>$0.00 </text:p>
          </table:table-cell>
          <table:table-cell table:formula="of:=[.AF27]/[.AE27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78995.7125980645">
            <text:p>$78,996 </text:p>
          </table:table-cell>
          <table:table-cell table:formula="of:=([.$D$34]*[$DailyDist.K36])" office:value-type="float" office:value="1705.68206001277">
            <text:p><text:s/>1,706 </text:p>
          </table:table-cell>
          <table:table-cell table:formula="of:=([.$E$34]*[$DailyDist.I36])" office:value-type="float" office:value="5761.68224299065">
            <text:p><text:s/>5,762 </text:p>
          </table:table-cell>
          <table:table-cell table:formula="of:=([.D28]/[.E28])" office:value-type="percentage" office:value="0.29603889768267">
            <text:p>30%</text:p>
          </table:table-cell>
          <table:table-cell table:number-columns-repeated="2"/>
          <table:table-cell table:formula="of:=([.AB28])" office:value-type="float" office:value="0">
            <text:p>$0.00 </text:p>
          </table:table-cell>
          <table:table-cell table:formula="of:=([.I28]/[.C28]-1)" office:value-type="percentage" office:value="-1">
            <text:p>-100.00%</text:p>
          </table:table-cell>
          <table:table-cell table:formula="of:=[.S28]" office:value-type="float" office:value="0">
            <text:p><text:s/>- <text:s text:c="2"/></text:p>
          </table:table-cell>
          <table:table-cell table:formula="of:=([.K28]/[.D28]-1)" office:value-type="percentage" office:value="-1">
            <text:p>-100.00%</text:p>
          </table:table-cell>
          <table:table-cell/>
          <table:table-cell table:formula="of:=([.M28]/[.E28]-1)" office:value-type="percentage" office:value="-1">
            <text:p>-100.00%</text:p>
          </table:table-cell>
          <table:table-cell table:formula="of:=([.K28]/[.M28])" office:value-type="percentage" office:value="0">
            <text:p>#DIV/0!</text:p>
          </table:table-cell>
          <table:table-cell table:style-name="ce29"/>
          <table:table-cell office:value-type="date" office:date-value="2010-09-26">
            <text:p>26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7]+[.C28])" office:value-type="float" office:value="1830467.13170453">
            <text:p>$1,830,467.13 </text:p>
          </table:table-cell>
          <table:table-cell table:formula="of:=SUM([.AF27]+[.AC28])" office:value-type="float" office:value="0">
            <text:p>$0.00 </text:p>
          </table:table-cell>
          <table:table-cell table:formula="of:=[.AF28]/[.AE28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56645.9420525828">
            <text:p>$56,646 </text:p>
          </table:table-cell>
          <table:table-cell table:formula="of:=([.$D$34]*[$DailyDist.K37])" office:value-type="float" office:value="1276.8674185997">
            <text:p><text:s/>1,277 </text:p>
          </table:table-cell>
          <table:table-cell table:formula="of:=([.$E$34]*[$DailyDist.I37])" office:value-type="float" office:value="4662.42346116661">
            <text:p><text:s/>4,662 </text:p>
          </table:table-cell>
          <table:table-cell table:formula="of:=([.D29]/[.E29])" office:value-type="percentage" office:value="0.273863459472257">
            <text:p>27%</text:p>
          </table:table-cell>
          <table:table-cell table:number-columns-repeated="2"/>
          <table:table-cell table:formula="of:=([.AB29])" office:value-type="float" office:value="0">
            <text:p>$0.00 </text:p>
          </table:table-cell>
          <table:table-cell table:formula="of:=([.I29]/[.C29]-1)" office:value-type="percentage" office:value="-1">
            <text:p>-100.00%</text:p>
          </table:table-cell>
          <table:table-cell table:formula="of:=[.S29]" office:value-type="float" office:value="0">
            <text:p><text:s/>- <text:s text:c="2"/></text:p>
          </table:table-cell>
          <table:table-cell table:formula="of:=([.K29]/[.D29]-1)" office:value-type="percentage" office:value="-1">
            <text:p>-100.00%</text:p>
          </table:table-cell>
          <table:table-cell/>
          <table:table-cell table:formula="of:=([.M29]/[.E29]-1)" office:value-type="percentage" office:value="-1">
            <text:p>-100.00%</text:p>
          </table:table-cell>
          <table:table-cell table:formula="of:=([.K29]/[.M29])" office:value-type="percentage" office:value="0">
            <text:p>#DIV/0!</text:p>
          </table:table-cell>
          <table:table-cell table:style-name="ce29"/>
          <table:table-cell office:value-type="date" office:date-value="2010-09-27">
            <text:p>27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8]+[.C29])" office:value-type="float" office:value="1887113.07375711">
            <text:p>$1,887,113.07 </text:p>
          </table:table-cell>
          <table:table-cell table:formula="of:=SUM([.AF28]+[.AC29])" office:value-type="float" office:value="0">
            <text:p>$0.00 </text:p>
          </table:table-cell>
          <table:table-cell table:formula="of:=[.AF29]/[.AE29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44093.0112624054">
            <text:p>$44,093 </text:p>
          </table:table-cell>
          <table:table-cell table:formula="of:=([.$D$34]*[$DailyDist.K38])" office:value-type="float" office:value="974.675462864439">
            <text:p><text:s/>975 </text:p>
          </table:table-cell>
          <table:table-cell table:formula="of:=([.$E$34]*[$DailyDist.I38])" office:value-type="float" office:value="3240.25136964228">
            <text:p><text:s/>3,240 </text:p>
          </table:table-cell>
          <table:table-cell table:formula="of:=([.D30]/[.E30])" office:value-type="percentage" office:value="0.300802422921911">
            <text:p>30%</text:p>
          </table:table-cell>
          <table:table-cell table:number-columns-repeated="2"/>
          <table:table-cell table:formula="of:=([.AB30])" office:value-type="float" office:value="0">
            <text:p>$0.00 </text:p>
          </table:table-cell>
          <table:table-cell table:formula="of:=([.I30]/[.C30]-1)" office:value-type="percentage" office:value="-1">
            <text:p>-100.00%</text:p>
          </table:table-cell>
          <table:table-cell table:formula="of:=[.S30]" office:value-type="float" office:value="0">
            <text:p><text:s/>- <text:s text:c="2"/></text:p>
          </table:table-cell>
          <table:table-cell table:formula="of:=([.K30]/[.D30]-1)" office:value-type="percentage" office:value="-1">
            <text:p>-100.00%</text:p>
          </table:table-cell>
          <table:table-cell/>
          <table:table-cell table:formula="of:=([.M30]/[.E30]-1)" office:value-type="percentage" office:value="-1">
            <text:p>-100.00%</text:p>
          </table:table-cell>
          <table:table-cell table:formula="of:=([.K30]/[.M30])" office:value-type="percentage" office:value="0">
            <text:p>#DIV/0!</text:p>
          </table:table-cell>
          <table:table-cell table:style-name="ce29"/>
          <table:table-cell office:value-type="date" office:date-value="2010-09-28">
            <text:p>28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29]+[.C30])" office:value-type="float" office:value="1931206.08501952">
            <text:p>$1,931,206.09 </text:p>
          </table:table-cell>
          <table:table-cell table:formula="of:=SUM([.AF29]+[.AC30])" office:value-type="float" office:value="0">
            <text:p>$0.00 </text:p>
          </table:table-cell>
          <table:table-cell table:formula="of:=[.AF30]/[.AE30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29018.1031469956">
            <text:p>$29,018 </text:p>
          </table:table-cell>
          <table:table-cell table:formula="of:=([.$D$34]*[$DailyDist.K39])" office:value-type="float" office:value="673.547563311343">
            <text:p><text:s/>674 </text:p>
          </table:table-cell>
          <table:table-cell table:formula="of:=([.$E$34]*[$DailyDist.I39])" office:value-type="float" office:value="2250.24170157912">
            <text:p><text:s/>2,250 </text:p>
          </table:table-cell>
          <table:table-cell table:formula="of:=([.D31]/[.E31])" office:value-type="percentage" office:value="0.299322318504131">
            <text:p>30%</text:p>
          </table:table-cell>
          <table:table-cell table:number-columns-repeated="2"/>
          <table:table-cell table:formula="of:=([.AB31])" office:value-type="float" office:value="0">
            <text:p>$0.00 </text:p>
          </table:table-cell>
          <table:table-cell table:formula="of:=([.I31]/[.C31]-1)" office:value-type="percentage" office:value="-1">
            <text:p>-100.00%</text:p>
          </table:table-cell>
          <table:table-cell table:formula="of:=[.S31]" office:value-type="float" office:value="0">
            <text:p><text:s/>- <text:s text:c="2"/></text:p>
          </table:table-cell>
          <table:table-cell table:formula="of:=([.K31]/[.D31]-1)" office:value-type="percentage" office:value="-1">
            <text:p>-100.00%</text:p>
          </table:table-cell>
          <table:table-cell/>
          <table:table-cell table:formula="of:=([.M31]/[.E31]-1)" office:value-type="percentage" office:value="-1">
            <text:p>-100.00%</text:p>
          </table:table-cell>
          <table:table-cell table:formula="of:=([.K31]/[.M31])" office:value-type="percentage" office:value="0">
            <text:p>#DIV/0!</text:p>
          </table:table-cell>
          <table:table-cell table:style-name="ce29"/>
          <table:table-cell office:value-type="date" office:date-value="2010-09-29">
            <text:p>29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30]+[.C31])" office:value-type="float" office:value="1960224.18816651">
            <text:p>$1,960,224.19 </text:p>
          </table:table-cell>
          <table:table-cell table:formula="of:=SUM([.AF30]+[.AC31])" office:value-type="float" office:value="0">
            <text:p>$0.00 </text:p>
          </table:table-cell>
          <table:table-cell table:formula="of:=[.AF31]/[.AE31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30263.9536708649">
            <text:p>$30,264 </text:p>
          </table:table-cell>
          <table:table-cell table:formula="of:=([.$D$34]*[$DailyDist.K40])" office:value-type="float" office:value="677.803788040009">
            <text:p><text:s/>678 </text:p>
          </table:table-cell>
          <table:table-cell table:formula="of:=([.$E$34]*[$DailyDist.I40])" office:value-type="float" office:value="2912.98743151789">
            <text:p><text:s/>2,913 </text:p>
          </table:table-cell>
          <table:table-cell table:formula="of:=([.D32]/[.E32])" office:value-type="percentage" office:value="0.232683389123592">
            <text:p>23%</text:p>
          </table:table-cell>
          <table:table-cell table:number-columns-repeated="2"/>
          <table:table-cell table:formula="of:=([.AB32])" office:value-type="float" office:value="0">
            <text:p>$0.00 </text:p>
          </table:table-cell>
          <table:table-cell table:formula="of:=([.I32]/[.C32]-1)" office:value-type="percentage" office:value="-1">
            <text:p>-100.00%</text:p>
          </table:table-cell>
          <table:table-cell table:formula="of:=[.S32]" office:value-type="float" office:value="0">
            <text:p><text:s/>- <text:s text:c="2"/></text:p>
          </table:table-cell>
          <table:table-cell table:formula="of:=([.K32]/[.D32]-1)" office:value-type="percentage" office:value="-1">
            <text:p>-100.00%</text:p>
          </table:table-cell>
          <table:table-cell/>
          <table:table-cell table:formula="of:=([.M32]/[.E32]-1)" office:value-type="percentage" office:value="-1">
            <text:p>-100.00%</text:p>
          </table:table-cell>
          <table:table-cell table:formula="of:=([.K32]/[.M32])" office:value-type="percentage" office:value="0">
            <text:p>#DIV/0!</text:p>
          </table:table-cell>
          <table:table-cell table:style-name="ce29"/>
          <table:table-cell office:value-type="date" office:date-value="2010-09-30">
            <text:p>30-Sep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E31]+[.C32])" office:value-type="float" office:value="1990488.14183738">
            <text:p>$1,990,488.14 </text:p>
          </table:table-cell>
          <table:table-cell table:formula="of:=SUM([.AF31]+[.AC32])" office:value-type="float" office:value="0">
            <text:p>$0.00 </text:p>
          </table:table-cell>
          <table:table-cell table:formula="of:=[.AF32]/[.AE32]-1" office:value-type="percentage" office:value="-1">
            <text:p>-100%</text:p>
          </table:table-cell>
          <table:table-cell table:number-columns-repeated="99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9600">
            <text:p>$9,600 </text:p>
          </table:table-cell>
          <table:table-cell table:formula="of:=([.$D$34]*[$DailyDist.K41])" office:value-type="float" office:value="208">
            <text:p><text:s/>208 </text:p>
          </table:table-cell>
          <table:table-cell table:formula="of:=([.$E$34]*[$DailyDist.I41])" office:value-type="float" office:value="1050">
            <text:p><text:s/>1,050 </text:p>
          </table:table-cell>
          <table:table-cell table:style-name="ce17"/>
          <table:table-cell/>
          <table:table-cell table:style-name="ce19"/>
          <table:table-cell table:style-name="Default"/>
          <table:table-cell table:style-name="ce13"/>
          <table:table-cell table:style-name="ce29"/>
          <table:table-cell table:style-name="ce17"/>
          <table:table-cell table:style-name="ce29"/>
          <table:table-cell table:style-name="ce30"/>
          <table:table-cell/>
          <table:table-cell table:style-name="ce29" table:number-columns-repeated="2"/>
          <table:table-cell table:style-name="ce41"/>
          <table:table-cell table:style-name="Default" table:number-columns-repeated="2"/>
          <table:table-cell table:style-name="ce13" table:number-columns-repeated="3"/>
          <table:table-cell table:style-name="Default"/>
          <table:table-cell table:style-name="ce13" table:number-columns-repeated="3"/>
          <table:table-cell table:style-name="Default"/>
          <table:table-cell table:number-columns-repeated="2"/>
          <table:table-cell table:style-name="Default"/>
          <table:table-cell table:formula="of:=SUM([.AE32]+[.D33])" office:value-type="float" office:value="1990696.14183738">
            <text:p>$1,990,696.14 </text:p>
          </table:table-cell>
          <table:table-cell table:style-name="ce13"/>
          <table:table-cell table:number-columns-repeated="991"/>
        </table:table-row>
        <table:table-row table:style-name="ro2">
          <table:table-cell table:number-columns-repeated="2"/>
          <table:table-cell table:style-name="ce36" table:formula="of:=2000000" office:value-type="float" office:value="2000000">
            <office:annotation draw:style-name="gr2" draw:text-style-name="P1" svg:width="2.9776in" svg:height="0.7122in" svg:x="3.0894in" svg:y="6.7516in" draw:caption-point-x="-0.0433in" draw:caption-point-y="-0.0154in">
              <dc:date>2010-11-27T00:00:00</dc:date>
              <text:p text:style-name="P1">Sara Leoni:</text:p>
              <text:p text:style-name="P1">Added $200k to account for fees/ext projection</text:p>
            </office:annotation>
            <text:p><text:s/>$2,000,000.00 </text:p>
          </table:table-cell>
          <table:table-cell table:style-name="ce37" table:formula="of:=40000" office:value-type="float" office:value="40000">
            <text:p><text:s/>40,000 </text:p>
          </table:table-cell>
          <table:table-cell table:style-name="ce38" office:value-type="float" office:value="150000">
            <text:p><text:s/>150,000 </text:p>
          </table:table-cell>
          <table:table-cell table:style-name="Default"/>
          <table:table-cell/>
          <table:table-cell table:style-name="ce19"/>
          <table:table-cell table:style-name="Default" table:number-columns-repeated="21"/>
          <table:table-cell/>
          <table:table-cell table:style-name="Default" table:number-columns-repeated="3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/>
          <table:table-cell table:style-name="ce39"/>
          <table:table-cell table:style-name="Default" table:number-columns-repeated="8"/>
          <table:table-cell/>
          <table:table-cell table:style-name="ce42"/>
          <table:table-cell table:number-columns-repeated="2"/>
          <table:table-cell table:style-name="ce43"/>
          <table:table-cell table:style-name="ce42"/>
          <table:table-cell table:number-columns-repeated="3"/>
          <table:table-cell table:style-name="ce42"/>
          <table:table-cell/>
          <table:table-cell table:style-name="ce13"/>
          <table:table-cell table:style-name="Default" table:number-columns-repeated="3"/>
          <table:table-cell table:number-columns-repeated="991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 table:style-name="ce13"/>
          <table:table-cell table:style-name="Default" table:number-columns-repeated="19"/>
          <table:table-cell/>
          <table:table-cell table:style-name="Default" table:number-columns-repeated="3"/>
          <table:table-cell table:number-columns-repeated="991"/>
        </table:table-row>
        <table:table-row table:style-name="ro4" table:number-rows-repeated="4">
          <table:table-cell/>
          <table:table-cell table:style-name="Default" table:number-columns-repeated="6"/>
          <table:table-cell/>
          <table:table-cell table:style-name="Default" table:number-columns-repeated="21"/>
          <table:table-cell/>
          <table:table-cell table:style-name="Default" table:number-columns-repeated="3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21"/>
          <table:table-cell table:style-name="ce39" office:value-type="float" office:value="6700000">
            <text:p>6,700,000</text:p>
          </table:table-cell>
          <table:table-cell table:style-name="Default"/>
          <table:table-cell table:style-name="ce39" office:value-type="float" office:value="242000">
            <text:p>242,000</text:p>
          </table:table-cell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21"/>
          <table:table-cell/>
          <table:table-cell table:style-name="Default"/>
          <table:table-cell table:style-name="ce39" office:value-type="float" office:value="300000">
            <text:p>300,000</text:p>
          </table:table-cell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21"/>
          <table:table-cell/>
          <table:table-cell table:style-name="Default"/>
          <table:table-cell table:style-name="ce39" office:value-type="float" office:value="20000">
            <text:p>20,000</text:p>
          </table:table-cell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21"/>
          <table:table-cell/>
          <table:table-cell table:style-name="Default"/>
          <table:table-cell table:style-name="ce39" table:formula="of:=SUM([.AF41:.AF43])" office:value-type="float" office:value="562000">
            <text:p>562,000</text:p>
          </table:table-cell>
          <table:table-cell table:style-name="Default"/>
          <table:table-cell table:number-columns-repeated="991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 table:number-columns-repeated="21"/>
          <table:table-cell/>
          <table:table-cell table:style-name="Default"/>
          <table:table-cell table:style-name="Default" table:formula="of:=[.AF44]/[.AD41]" office:value-type="float" office:value="0.0838805970149254">
            <text:p>0.08</text:p>
          </table:table-cell>
          <table:table-cell table:style-name="Default"/>
          <table:table-cell table:number-columns-repeated="991"/>
        </table:table-row>
      </table:table>
      <table:table table:name="Retail" table:style-name="ta3" table:print="false">
        <table:table-column table:style-name="co1" table:default-cell-style-name="Default"/>
        <table:table-column table:style-name="co2" table:default-cell-style-name="ce7"/>
        <table:table-column table:style-name="co2" table:default-cell-style-name="ce35"/>
        <table:table-column table:style-name="co24" table:default-cell-style-name="ce35"/>
        <table:table-column table:style-name="co25" table:default-cell-style-name="ce17"/>
        <table:table-column table:style-name="co26" table:default-cell-style-name="ce17"/>
        <table:table-column table:style-name="co6" table:default-cell-style-name="ce19"/>
        <table:table-column table:style-name="co6" table:default-cell-style-name="Default"/>
        <table:table-column table:style-name="co27" table:default-cell-style-name="ce13"/>
        <table:table-column table:style-name="co23" table:default-cell-style-name="ce29"/>
        <table:table-column table:style-name="co8" table:default-cell-style-name="ce52"/>
        <table:table-column table:style-name="co8" table:default-cell-style-name="ce29"/>
        <table:table-column table:style-name="co8" table:default-cell-style-name="ce17"/>
        <table:table-column table:style-name="co9" table:default-cell-style-name="ce29"/>
        <table:table-column table:style-name="co11" table:default-cell-style-name="ce17"/>
        <table:table-column table:style-name="co10" table:default-cell-style-name="ce29"/>
        <table:table-column table:style-name="co11" table:default-cell-style-name="ce29"/>
        <table:table-column table:style-name="co5" table:default-cell-style-name="ce32"/>
        <table:table-column table:style-name="co28" table:default-cell-style-name="ce33"/>
        <table:table-column table:style-name="co8" table:default-cell-style-name="ce40"/>
        <table:table-column table:style-name="co5" table:default-cell-style-name="ce41"/>
        <table:table-column table:style-name="co14" table:default-cell-style-name="ce42"/>
        <table:table-column table:style-name="co1" table:default-cell-style-name="ce42"/>
        <table:table-column table:style-name="co6" table:default-cell-style-name="ce43"/>
        <table:table-column table:style-name="co7" table:default-cell-style-name="ce43"/>
        <table:table-column table:style-name="co19" table:default-cell-style-name="ce43"/>
        <table:table-column table:style-name="co29" table:default-cell-style-name="ce42"/>
        <table:table-column table:style-name="co1" table:default-cell-style-name="ce43"/>
        <table:table-column table:style-name="co1" table:default-cell-style-name="ce56"/>
        <table:table-column table:style-name="co30" table:default-cell-style-name="ce43"/>
        <table:table-column table:style-name="co27" table:default-cell-style-name="ce42"/>
        <table:table-column table:style-name="co15" table:default-cell-style-name="ce13"/>
        <table:table-column table:style-name="co31" table:default-cell-style-name="ce13"/>
        <table:table-column table:style-name="co18" table:default-cell-style-name="ce13"/>
        <table:table-column table:style-name="co32" table:default-cell-style-name="ce13"/>
        <table:table-column table:style-name="co33" table:default-cell-style-name="ce13"/>
        <table:table-column table:style-name="co34" table:default-cell-style-name="ce19"/>
        <table:table-column table:style-name="co13" table:default-cell-style-name="Default"/>
        <table:table-column table:style-name="co34" table:default-cell-style-name="ce60"/>
        <table:table-column table:style-name="co35" table:default-cell-style-name="ce52"/>
        <table:table-column table:style-name="co36" table:default-cell-style-name="ce19"/>
        <table:table-column table:style-name="co13" table:default-cell-style-name="Default"/>
        <table:table-column table:style-name="co1" table:number-columns-repeated="982" table:default-cell-style-name="Default"/>
        <table:table-row table:style-name="ro1">
          <table:table-cell table:style-name="ce2" office:value-type="string">
            <text:p>Daily Projected Distribution - Retail - Jan <text:s/>2011</text:p>
          </table:table-cell>
          <table:table-cell table:style-name="Default" table:number-columns-repeated="6"/>
          <table:table-cell table:style-name="ce15" table:number-columns-repeated="2"/>
          <table:table-cell table:style-name="ce50" office:value-type="string" table:number-columns-spanned="11" table:number-rows-spanned="1">
            <text:p>ACTUALS</text:p>
          </table:table-cell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covered-table-cell table:style-name="ce51"/>
          <table:table-cell table:style-name="Default"/>
          <table:table-cell table:style-name="ce27" office:value-type="string">
            <text:p>Source</text:p>
          </table:table-cell>
          <table:table-cell table:style-name="ce27" office:value-type="string">
            <text:p>DB</text:p>
          </table:table-cell>
          <table:table-cell table:style-name="Default"/>
          <table:table-cell table:style-name="ce15"/>
          <table:table-cell table:style-name="ce18"/>
          <table:table-cell table:style-name="Default" table:number-columns-repeated="8"/>
          <table:table-cell table:style-name="ce44" table:formula="of:=[.AI32]" office:value-type="float" office:value="7482086.42904503">
            <text:p>$7,482,086.43 </text:p>
          </table:table-cell>
          <table:table-cell table:style-name="ce44" table:formula="of:=[.AJ32]" office:value-type="float" office:value="0">
            <text:p>$0.00 </text:p>
          </table:table-cell>
          <table:table-cell table:style-name="ce46" table:formula="of:=[.AJ1]/[.AI1]-1" office:value-type="percentage" office:value="-1">
            <text:p>-100%</text:p>
          </table:table-cell>
          <table:table-cell table:style-name="ce19"/>
          <table:table-cell table:style-name="ce44" table:formula="of:=[.AM32]" office:value-type="float" office:value="6868177.33298808">
            <text:p>$6,868,177.33 </text:p>
          </table:table-cell>
          <table:table-cell table:style-name="ce44" table:formula="of:=[.AN32]" office:value-type="float" office:value="0">
            <text:p>$0.00 </text:p>
          </table:table-cell>
          <table:table-cell table:style-name="ce46" table:formula="of:=[.AN1]/[.AM1]-1" office:value-type="percentage" office:value="-1">
            <text:p>-100%</text:p>
          </table:table-cell>
          <table:table-cell table:number-columns-repeated="983"/>
        </table:table-row>
        <table:table-row table:style-name="ro5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Bookings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T</text:p>
          </table:table-cell>
          <table:table-cell table:style-name="ce12" office:value-type="string">
            <text:p>CR - T</text:p>
          </table:table-cell>
          <table:table-cell/>
          <table:table-cell table:style-name="ce49" office:value-type="string">
            <text:p>Revenue</text:p>
          </table:table-cell>
          <table:table-cell table:style-name="ce49" office:value-type="string">
            <text:p>Revenue Variance</text:p>
          </table:table-cell>
          <table:table-cell table:style-name="ce49" office:value-type="string">
            <text:p>Bookings</text:p>
          </table:table-cell>
          <table:table-cell table:style-name="ce49" office:value-type="string">
            <text:p>Bookings Variance</text:p>
          </table:table-cell>
          <table:table-cell table:style-name="ce49" office:value-type="string">
            <text:p>Orders</text:p>
          </table:table-cell>
          <table:table-cell table:style-name="ce49" office:value-type="string">
            <text:p>Orders Variance</text:p>
          </table:table-cell>
          <table:table-cell table:style-name="ce49" office:value-type="string">
            <text:p>Traffic</text:p>
          </table:table-cell>
          <table:table-cell table:style-name="ce49" office:value-type="string">
            <text:p>Traffic Variance</text:p>
          </table:table-cell>
          <table:table-cell table:style-name="ce49" office:value-type="string">
            <text:p>Conversion Rate</text:p>
          </table:table-cell>
          <table:table-cell table:style-name="ce55" office:value-type="string">
            <text:p>Total Spend</text:p>
          </table:table-cell>
          <table:table-cell table:style-name="ce55" office:value-type="string">
            <text:p>Blended CPO</text:p>
          </table:table-cell>
          <table:table-cell table:style-name="Default" table:number-columns-repeated="2"/>
          <table:table-cell table:style-name="ce28" office:value-type="string">
            <text:p>Books</text:p>
          </table:table-cell>
          <table:table-cell table:style-name="ce28" office:value-type="string">
            <text:p>Orders</text:p>
          </table:table-cell>
          <table:table-cell table:style-name="ce28" office:value-type="string">
            <text:p>Rentals</text:p>
          </table:table-cell>
          <table:table-cell table:style-name="ce28" office:value-type="string">
            <text:p>Shipping</text:p>
          </table:table-cell>
          <table:table-cell table:style-name="ce28" office:value-type="string">
            <text:p>Purchase</text:p>
          </table:table-cell>
          <table:table-cell table:style-name="ce28" office:value-type="string">
            <text:p>BooksPerOrder </text:p>
          </table:table-cell>
          <table:table-cell table:style-name="ce28" office:value-type="string">
            <text:p>AvgRental </text:p>
          </table:table-cell>
          <table:table-cell table:style-name="ce15" office:value-type="string">
            <text:p>AvgOrder </text:p>
          </table:table-cell>
          <table:table-cell table:style-name="ce28" office:value-type="string">
            <text:p>Extensions </text:p>
          </table:table-cell>
          <table:table-cell table:style-name="ce28" office:value-type="string">
            <text:p>AOS</text:p>
          </table:table-cell>
          <table:table-cell table:style-name="ce28" office:value-type="string">
            <text:p>Customer Bookings</text:p>
          </table:table-cell>
          <table:table-cell table:style-name="ce28" office:value-type="string">
            <text:p>Revenue</text:p>
          </table:table-cell>
          <table:table-cell table:style-name="ce28" office:value-type="string">
            <text:p>AOV</text:p>
          </table:table-cell>
          <table:table-cell table:style-name="ce49" office:value-type="string">
            <text:p>Cum Bookings - Goal</text:p>
          </table:table-cell>
          <table:table-cell table:style-name="ce49" office:value-type="string">
            <text:p>Cum - Actual</text:p>
          </table:table-cell>
          <table:table-cell table:style-name="ce58" office:value-type="string">
            <text:p>% to Goal</text:p>
          </table:table-cell>
          <table:table-cell table:style-name="ce59"/>
          <table:table-cell table:style-name="ce58" office:value-type="string">
            <text:p>Cum Customer Bookings Goal</text:p>
          </table:table-cell>
          <table:table-cell table:style-name="ce49" office:value-type="string">
            <text:p>Cum - Actual</text:p>
          </table:table-cell>
          <table:table-cell table:style-name="ce58" office:value-type="string">
            <text:p>% to Goal</text:p>
          </table:table-cell>
          <table:table-cell table:number-columns-repeated="983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41567.8229796203">
            <text:p>$41,568 </text:p>
          </table:table-cell>
          <table:table-cell table:formula="of:=([.$D$34]*[$DailyDist.J11])" office:value-type="float" office:value="38157.161411824">
            <text:p>$38,157 </text:p>
          </table:table-cell>
          <table:table-cell table:formula="of:=([.$E$34]*[$DailyDist.K11])" office:value-type="float" office:value="578.227637715472">
            <text:p><text:s/>578 </text:p>
          </table:table-cell>
          <table:table-cell table:formula="of:=([.$F$34]*[$DailyDist.I11])" office:value-type="float" office:value="6871.41695133742">
            <text:p><text:s/>6,871 </text:p>
          </table:table-cell>
          <table:table-cell table:formula="of:=([.E3]/[.F3])" office:value-type="percentage" office:value="0.0841496945696082">
            <text:p>8%</text:p>
          </table:table-cell>
          <table:table-cell/>
          <table:table-cell table:formula="of:=([.AG3])" office:value-type="float" office:value="0">
            <text:p>$0.00 </text:p>
          </table:table-cell>
          <table:table-cell table:formula="of:=([.I3]/[.C3]-1)" office:value-type="percentage" office:value="-1">
            <text:p>-100.00%</text:p>
          </table:table-cell>
          <table:table-cell table:formula="of:=[.AF3]" office:value-type="float" office:value="0">
            <text:p>$0.00 </text:p>
          </table:table-cell>
          <table:table-cell table:formula="of:=[.K3]/[.D3]-1" office:value-type="percentage" office:value="-1">
            <text:p>-100.00%</text:p>
          </table:table-cell>
          <table:table-cell table:formula="of:=[.W3]" office:value-type="float" office:value="0">
            <text:p><text:s/>- <text:s text:c="2"/></text:p>
          </table:table-cell>
          <table:table-cell table:formula="of:=([.M3]/[.E3]-1)" office:value-type="percentage" office:value="-1">
            <text:p>-100.00%</text:p>
          </table:table-cell>
          <table:table-cell office:value-type="float" office:value="1">
            <text:p><text:s/>1 </text:p>
          </table:table-cell>
          <table:table-cell table:formula="of:=([.O3]/[.F3]-1)" office:value-type="percentage" office:value="-0.999854469608367">
            <text:p>-99.99%</text:p>
          </table:table-cell>
          <table:table-cell table:formula="of:=([.M3]/[.O3])" office:value-type="percentage" office:value="0">
            <text:p>0.00%</text:p>
          </table:table-cell>
          <table:table-cell table:formula="of:=SUM(#REF!+'[2]Affiliates-Rev-Aug'!R3))" office:value-type="float" office:value="0">
            <text:p>#NAME?</text:p>
          </table:table-cell>
          <table:table-cell table:formula="of:=([.R3]/[.M3])" office:value-type="float" office:value="0">
            <text:p>#NAME?</text:p>
          </table:table-cell>
          <table:table-cell/>
          <table:table-cell office:value-type="date" office:date-value="2011-01-01">
            <text:p>1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[.C3]" office:value-type="float" office:value="41567.8229796203">
            <text:p>$41,567.82 </text:p>
          </table:table-cell>
          <table:table-cell table:formula="of:=SUM([.AG3])" office:value-type="float" office:value="0">
            <text:p>$0.00 </text:p>
          </table:table-cell>
          <table:table-cell table:formula="of:=[.AJ3]/[.AI3]-1" office:value-type="percentage" office:value="-1">
            <text:p>-100%</text:p>
          </table:table-cell>
          <table:table-cell table:style-name="ce19"/>
          <table:table-cell table:formula="of:=[.D3]" office:value-type="float" office:value="38157.161411824">
            <text:p>$38,157 </text:p>
          </table:table-cell>
          <table:table-cell table:formula="of:=[.AF3]" office:value-type="float" office:value="0">
            <text:p>$0.00 </text:p>
          </table:table-cell>
          <table:table-cell table:formula="of:=[.AN3]/[.AM3]-1" office:value-type="percentage" office:value="-1">
            <text:p>-100%</text:p>
          </table:table-cell>
          <table:table-cell table:style-name="ce19"/>
          <table:table-cell table:number-columns-repeated="982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57802.1820681725">
            <text:p>$57,802 </text:p>
          </table:table-cell>
          <table:table-cell table:formula="of:=([.$D$34]*[$DailyDist.J12])" office:value-type="float" office:value="53059.4828652017">
            <text:p>$53,059 </text:p>
          </table:table-cell>
          <table:table-cell table:formula="of:=([.$E$34]*[$DailyDist.K12])" office:value-type="float" office:value="815.57872044584">
            <text:p><text:s/>816 </text:p>
          </table:table-cell>
          <table:table-cell table:formula="of:=([.$F$34]*[$DailyDist.I12])" office:value-type="float" office:value="8644.28253303255">
            <text:p><text:s/>8,644 </text:p>
          </table:table-cell>
          <table:table-cell table:formula="of:=([.E4]/[.F4])" office:value-type="percentage" office:value="0.0943489199166333">
            <text:p>9%</text:p>
          </table:table-cell>
          <table:table-cell/>
          <table:table-cell table:formula="of:=([.AG4])" office:value-type="float" office:value="0">
            <text:p>$0.00 </text:p>
          </table:table-cell>
          <table:table-cell table:formula="of:=([.I4]/[.C4]-1)" office:value-type="percentage" office:value="-1">
            <text:p>-100.00%</text:p>
          </table:table-cell>
          <table:table-cell table:formula="of:=[.AF4]" office:value-type="float" office:value="0">
            <text:p>$0.00 </text:p>
          </table:table-cell>
          <table:table-cell table:formula="of:=[.K4]/[.D4]-1" office:value-type="percentage" office:value="-1">
            <text:p>-100.00%</text:p>
          </table:table-cell>
          <table:table-cell table:formula="of:=[.W4]" office:value-type="float" office:value="0">
            <text:p><text:s/>- <text:s text:c="2"/></text:p>
          </table:table-cell>
          <table:table-cell table:formula="of:=([.M4]/[.E4]-1)" office:value-type="percentage" office:value="-1">
            <text:p>-100.00%</text:p>
          </table:table-cell>
          <table:table-cell office:value-type="float" office:value="2">
            <text:p><text:s/>2 </text:p>
          </table:table-cell>
          <table:table-cell table:formula="of:=([.O4]/[.F4]-1)" office:value-type="percentage" office:value="-0.999768633198607">
            <text:p>-99.98%</text:p>
          </table:table-cell>
          <table:table-cell table:formula="of:=([.M4]/[.O4])" office:value-type="percentage" office:value="0">
            <text:p>0.00%</text:p>
          </table:table-cell>
          <table:table-cell table:formula="of:=SUM(#REF!+'[2]Affiliates-Rev-Aug'!R4))" office:value-type="float" office:value="0">
            <text:p>#NAME?</text:p>
          </table:table-cell>
          <table:table-cell table:formula="of:=([.R4]/[.M4])" office:value-type="float" office:value="0">
            <text:p>#NAME?</text:p>
          </table:table-cell>
          <table:table-cell/>
          <table:table-cell office:value-type="date" office:date-value="2011-01-02">
            <text:p>2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3]+[.C4])" office:value-type="float" office:value="99370.0050477928">
            <text:p>$99,370.01 </text:p>
          </table:table-cell>
          <table:table-cell table:formula="of:=SUM([.AJ3]+[.AG4])" office:value-type="float" office:value="0">
            <text:p>$0.00 </text:p>
          </table:table-cell>
          <table:table-cell table:formula="of:=[.AJ4]/[.AI4]-1" office:value-type="percentage" office:value="-1">
            <text:p>-100%</text:p>
          </table:table-cell>
          <table:table-cell table:style-name="ce19"/>
          <table:table-cell table:formula="of:=SUM([.AM3]+[.D4])" office:value-type="float" office:value="91216.6442770257">
            <text:p>$91,217 </text:p>
          </table:table-cell>
          <table:table-cell table:formula="of:=SUM([.AN3]+[.AF4])" office:value-type="float" office:value="0">
            <text:p>$0.00 </text:p>
          </table:table-cell>
          <table:table-cell table:formula="of:=[.AN4]/[.AM4]-1" office:value-type="percentage" office:value="-1">
            <text:p>-100%</text:p>
          </table:table-cell>
          <table:table-cell table:style-name="ce19"/>
          <table:table-cell table:number-columns-repeated="982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175581.562813874">
            <text:p>$175,582 </text:p>
          </table:table-cell>
          <table:table-cell table:formula="of:=([.$D$34]*[$DailyDist.J13])" office:value-type="float" office:value="161175.003957124">
            <text:p>$161,175 </text:p>
          </table:table-cell>
          <table:table-cell table:formula="of:=([.$E$34]*[$DailyDist.K13])" office:value-type="float" office:value="2146.25979064695">
            <text:p><text:s/>2,146 </text:p>
          </table:table-cell>
          <table:table-cell table:formula="of:=([.$F$34]*[$DailyDist.I13])" office:value-type="float" office:value="25537.766129552">
            <text:p><text:s/>25,538 </text:p>
          </table:table-cell>
          <table:table-cell table:formula="of:=([.E5]/[.F5])" office:value-type="percentage" office:value="0.0840425814755706">
            <text:p>8%</text:p>
          </table:table-cell>
          <table:table-cell/>
          <table:table-cell table:formula="of:=([.AG5])" office:value-type="float" office:value="0">
            <text:p>$0.00 </text:p>
          </table:table-cell>
          <table:table-cell table:formula="of:=([.I5]/[.C5]-1)" office:value-type="percentage" office:value="-1">
            <text:p>-100.00%</text:p>
          </table:table-cell>
          <table:table-cell table:formula="of:=[.AF5]" office:value-type="float" office:value="0">
            <text:p>$0.00 </text:p>
          </table:table-cell>
          <table:table-cell table:formula="of:=[.K5]/[.D5]-1" office:value-type="percentage" office:value="-1">
            <text:p>-100.00%</text:p>
          </table:table-cell>
          <table:table-cell table:formula="of:=[.W5]" office:value-type="float" office:value="0">
            <text:p><text:s/>- <text:s text:c="2"/></text:p>
          </table:table-cell>
          <table:table-cell table:formula="of:=([.M5]/[.E5]-1)" office:value-type="percentage" office:value="-1">
            <text:p>-100.00%</text:p>
          </table:table-cell>
          <table:table-cell/>
          <table:table-cell table:formula="of:=([.O5]/[.F5]-1)" office:value-type="percentage" office:value="-1">
            <text:p>-100.00%</text:p>
          </table:table-cell>
          <table:table-cell table:formula="of:=([.M5]/[.O5])" office:value-type="percentage" office:value="0">
            <text:p>#DIV/0!</text:p>
          </table:table-cell>
          <table:table-cell table:formula="of:=SUM(#REF!+'[2]Affiliates-Rev-Aug'!R5))" office:value-type="float" office:value="0">
            <text:p>#NAME?</text:p>
          </table:table-cell>
          <table:table-cell table:formula="of:=([.R5]/[.M5])" office:value-type="float" office:value="0">
            <text:p>#NAME?</text:p>
          </table:table-cell>
          <table:table-cell/>
          <table:table-cell office:value-type="date" office:date-value="2011-01-03">
            <text:p>3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4]+[.C5])" office:value-type="float" office:value="274951.567861667">
            <text:p>$274,951.57 </text:p>
          </table:table-cell>
          <table:table-cell table:formula="of:=SUM([.AJ4]+[.AG5])" office:value-type="float" office:value="0">
            <text:p>$0.00 </text:p>
          </table:table-cell>
          <table:table-cell table:formula="of:=[.AJ5]/[.AI5]-1" office:value-type="percentage" office:value="-1">
            <text:p>-100%</text:p>
          </table:table-cell>
          <table:table-cell table:style-name="ce19"/>
          <table:table-cell table:formula="of:=SUM([.AM4]+[.D5])" office:value-type="float" office:value="252391.64823415">
            <text:p>$252,392 </text:p>
          </table:table-cell>
          <table:table-cell table:formula="of:=SUM([.AN4]+[.AF5])" office:value-type="float" office:value="0">
            <text:p>$0.00 </text:p>
          </table:table-cell>
          <table:table-cell table:formula="of:=[.AN5]/[.AM5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181434.281574337">
            <text:p>$181,434 </text:p>
          </table:table-cell>
          <table:table-cell table:formula="of:=([.$D$34]*[$DailyDist.J14])" office:value-type="float" office:value="166547.504089028">
            <text:p>$166,548 </text:p>
          </table:table-cell>
          <table:table-cell table:formula="of:=([.$E$34]*[$DailyDist.K14])" office:value-type="float" office:value="2171.50990583103">
            <text:p><text:s/>2,172 </text:p>
          </table:table-cell>
          <table:table-cell table:formula="of:=([.$F$34]*[$DailyDist.I14])" office:value-type="float" office:value="25860.3326458266">
            <text:p><text:s/>25,860 </text:p>
          </table:table-cell>
          <table:table-cell table:formula="of:=([.E6]/[.F6])" office:value-type="percentage" office:value="0.0839706872905005">
            <text:p>8%</text:p>
          </table:table-cell>
          <table:table-cell/>
          <table:table-cell table:formula="of:=([.AG6])" office:value-type="float" office:value="0">
            <text:p>$0.00 </text:p>
          </table:table-cell>
          <table:table-cell table:formula="of:=([.I6]/[.C6]-1)" office:value-type="percentage" office:value="-1">
            <text:p>-100.00%</text:p>
          </table:table-cell>
          <table:table-cell table:formula="of:=[.AF6]" office:value-type="float" office:value="0">
            <text:p>$0.00 </text:p>
          </table:table-cell>
          <table:table-cell table:formula="of:=[.K6]/[.D6]-1" office:value-type="percentage" office:value="-1">
            <text:p>-100.00%</text:p>
          </table:table-cell>
          <table:table-cell table:formula="of:=[.W6]" office:value-type="float" office:value="0">
            <text:p><text:s/>- <text:s text:c="2"/></text:p>
          </table:table-cell>
          <table:table-cell table:formula="of:=([.M6]/[.E6]-1)" office:value-type="percentage" office:value="-1">
            <text:p>-100.00%</text:p>
          </table:table-cell>
          <table:table-cell/>
          <table:table-cell table:formula="of:=([.O6]/[.F6]-1)" office:value-type="percentage" office:value="-1">
            <text:p>-100.00%</text:p>
          </table:table-cell>
          <table:table-cell table:formula="of:=([.M6]/[.O6])" office:value-type="percentage" office:value="0">
            <text:p>#DIV/0!</text:p>
          </table:table-cell>
          <table:table-cell table:formula="of:=SUM(#REF!+'[2]Affiliates-Rev-Aug'!R6))" office:value-type="float" office:value="0">
            <text:p>#NAME?</text:p>
          </table:table-cell>
          <table:table-cell table:formula="of:=([.R6]/[.M6])" office:value-type="float" office:value="0">
            <text:p>#NAME?</text:p>
          </table:table-cell>
          <table:table-cell/>
          <table:table-cell office:value-type="date" office:date-value="2011-01-04">
            <text:p>4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5]+[.C6])" office:value-type="float" office:value="456385.849436004">
            <text:p>$456,385.85 </text:p>
          </table:table-cell>
          <table:table-cell table:formula="of:=SUM([.AJ5]+[.AG6])" office:value-type="float" office:value="0">
            <text:p>$0.00 </text:p>
          </table:table-cell>
          <table:table-cell table:formula="of:=[.AJ6]/[.AI6]-1" office:value-type="percentage" office:value="-1">
            <text:p>-100%</text:p>
          </table:table-cell>
          <table:table-cell table:style-name="ce19"/>
          <table:table-cell table:formula="of:=SUM([.AM5]+[.D6])" office:value-type="float" office:value="418939.152323178">
            <text:p>$418,939 </text:p>
          </table:table-cell>
          <table:table-cell table:formula="of:=SUM([.AN5]+[.AF6])" office:value-type="float" office:value="0">
            <text:p>$0.00 </text:p>
          </table:table-cell>
          <table:table-cell table:formula="of:=[.AN6]/[.AM6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202234.580676676">
            <text:p>$202,235 </text:p>
          </table:table-cell>
          <table:table-cell table:formula="of:=([.$D$34]*[$DailyDist.J15])" office:value-type="float" office:value="185641.127795309">
            <text:p>$185,641 </text:p>
          </table:table-cell>
          <table:table-cell table:formula="of:=([.$E$34]*[$DailyDist.K15])" office:value-type="float" office:value="2249.78526290168">
            <text:p><text:s/>2,250 </text:p>
          </table:table-cell>
          <table:table-cell table:formula="of:=([.$F$34]*[$DailyDist.I15])" office:value-type="float" office:value="24820.1181437319">
            <text:p><text:s/>24,820 </text:p>
          </table:table-cell>
          <table:table-cell table:formula="of:=([.E7]/[.F7])" office:value-type="percentage" office:value="0.0906436161936581">
            <text:p>9%</text:p>
          </table:table-cell>
          <table:table-cell/>
          <table:table-cell table:formula="of:=([.AG7])" office:value-type="float" office:value="0">
            <text:p>$0.00 </text:p>
          </table:table-cell>
          <table:table-cell table:formula="of:=([.I7]/[.C7]-1)" office:value-type="percentage" office:value="-1">
            <text:p>-100.00%</text:p>
          </table:table-cell>
          <table:table-cell table:formula="of:=[.AF7]" office:value-type="float" office:value="0">
            <text:p>$0.00 </text:p>
          </table:table-cell>
          <table:table-cell table:formula="of:=[.K7]/[.D7]-1" office:value-type="percentage" office:value="-1">
            <text:p>-100.00%</text:p>
          </table:table-cell>
          <table:table-cell table:formula="of:=[.W7]" office:value-type="float" office:value="0">
            <text:p><text:s/>- <text:s text:c="2"/></text:p>
          </table:table-cell>
          <table:table-cell table:formula="of:=([.M7]/[.E7]-1)" office:value-type="percentage" office:value="-1">
            <text:p>-100.00%</text:p>
          </table:table-cell>
          <table:table-cell/>
          <table:table-cell table:formula="of:=([.O7]/[.F7]-1)" office:value-type="percentage" office:value="-1">
            <text:p>-100.00%</text:p>
          </table:table-cell>
          <table:table-cell table:formula="of:=([.M7]/[.O7])" office:value-type="percentage" office:value="0">
            <text:p>#DIV/0!</text:p>
          </table:table-cell>
          <table:table-cell table:formula="of:=SUM(#REF!+'[2]Affiliates-Rev-Aug'!R7))" office:value-type="float" office:value="0">
            <text:p>#NAME?</text:p>
          </table:table-cell>
          <table:table-cell table:formula="of:=([.R7]/[.M7])" office:value-type="float" office:value="0">
            <text:p>#NAME?</text:p>
          </table:table-cell>
          <table:table-cell/>
          <table:table-cell office:value-type="date" office:date-value="2011-01-05">
            <text:p>5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6]+[.C7])" office:value-type="float" office:value="658620.43011268">
            <text:p>$658,620.43 </text:p>
          </table:table-cell>
          <table:table-cell table:formula="of:=SUM([.AJ6]+[.AG7])" office:value-type="float" office:value="0">
            <text:p>$0.00 </text:p>
          </table:table-cell>
          <table:table-cell table:formula="of:=[.AJ7]/[.AI7]-1" office:value-type="percentage" office:value="-1">
            <text:p>-100%</text:p>
          </table:table-cell>
          <table:table-cell table:style-name="ce19"/>
          <table:table-cell table:formula="of:=SUM([.AM6]+[.D7])" office:value-type="float" office:value="604580.280118487">
            <text:p>$604,580 </text:p>
          </table:table-cell>
          <table:table-cell table:formula="of:=SUM([.AN6]+[.AF7])" office:value-type="float" office:value="0">
            <text:p>$0.00 </text:p>
          </table:table-cell>
          <table:table-cell table:formula="of:=[.AN7]/[.AM7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199373.274265468">
            <text:p>$199,373 </text:p>
          </table:table-cell>
          <table:table-cell table:formula="of:=([.$D$34]*[$DailyDist.J16])" office:value-type="float" office:value="183014.593068323">
            <text:p>$183,015 </text:p>
          </table:table-cell>
          <table:table-cell table:formula="of:=([.$E$34]*[$DailyDist.K16])" office:value-type="float" office:value="2363.41078123005">
            <text:p><text:s/>2,363 </text:p>
          </table:table-cell>
          <table:table-cell table:formula="of:=([.$F$34]*[$DailyDist.I16])" office:value-type="float" office:value="22669.6747019014">
            <text:p><text:s/>22,670 </text:p>
          </table:table-cell>
          <table:table-cell table:formula="of:=([.E8]/[.F8])" office:value-type="percentage" office:value="0.104254287382069">
            <text:p>10%</text:p>
          </table:table-cell>
          <table:table-cell/>
          <table:table-cell table:formula="of:=([.AG8])" office:value-type="float" office:value="0">
            <text:p>$0.00 </text:p>
          </table:table-cell>
          <table:table-cell table:formula="of:=([.I8]/[.C8]-1)" office:value-type="percentage" office:value="-1">
            <text:p>-100.00%</text:p>
          </table:table-cell>
          <table:table-cell table:formula="of:=[.AF8]" office:value-type="float" office:value="0">
            <text:p>$0.00 </text:p>
          </table:table-cell>
          <table:table-cell table:formula="of:=[.K8]/[.D8]-1" office:value-type="percentage" office:value="-1">
            <text:p>-100.00%</text:p>
          </table:table-cell>
          <table:table-cell table:formula="of:=[.W8]" office:value-type="float" office:value="0">
            <text:p><text:s/>- <text:s text:c="2"/></text:p>
          </table:table-cell>
          <table:table-cell table:formula="of:=([.M8]/[.E8]-1)" office:value-type="percentage" office:value="-1">
            <text:p>-100.00%</text:p>
          </table:table-cell>
          <table:table-cell/>
          <table:table-cell table:formula="of:=([.O8]/[.F8]-1)" office:value-type="percentage" office:value="-1">
            <text:p>-100.00%</text:p>
          </table:table-cell>
          <table:table-cell table:formula="of:=([.M8]/[.O8])" office:value-type="percentage" office:value="0">
            <text:p>#DIV/0!</text:p>
          </table:table-cell>
          <table:table-cell table:formula="of:=SUM(#REF!+'[2]Affiliates-Rev-Aug'!R8))" office:value-type="float" office:value="0">
            <text:p>#NAME?</text:p>
          </table:table-cell>
          <table:table-cell table:formula="of:=([.R8]/[.M8])" office:value-type="float" office:value="0">
            <text:p>#NAME?</text:p>
          </table:table-cell>
          <table:table-cell/>
          <table:table-cell office:value-type="date" office:date-value="2011-01-06">
            <text:p>6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7]+[.C8])" office:value-type="float" office:value="857993.704378148">
            <text:p>$857,993.70 </text:p>
          </table:table-cell>
          <table:table-cell table:formula="of:=SUM([.AJ7]+[.AG8])" office:value-type="float" office:value="0">
            <text:p>$0.00 </text:p>
          </table:table-cell>
          <table:table-cell table:formula="of:=[.AJ8]/[.AI8]-1" office:value-type="percentage" office:value="-1">
            <text:p>-100%</text:p>
          </table:table-cell>
          <table:table-cell table:style-name="ce19"/>
          <table:table-cell table:formula="of:=SUM([.AM7]+[.D8])" office:value-type="float" office:value="787594.873186811">
            <text:p>$787,595 </text:p>
          </table:table-cell>
          <table:table-cell table:formula="of:=SUM([.AN7]+[.AF8])" office:value-type="float" office:value="0">
            <text:p>$0.00 </text:p>
          </table:table-cell>
          <table:table-cell table:formula="of:=[.AN8]/[.AM8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188063.158633218">
            <text:p>$188,063 </text:p>
          </table:table-cell>
          <table:table-cell table:formula="of:=([.$D$34]*[$DailyDist.J17])" office:value-type="float" office:value="172632.478325925">
            <text:p>$172,632 </text:p>
          </table:table-cell>
          <table:table-cell table:formula="of:=([.$E$34]*[$DailyDist.K17])" office:value-type="float" office:value="2227.06015923601">
            <text:p><text:s/>2,227 </text:p>
          </table:table-cell>
          <table:table-cell table:formula="of:=([.$F$34]*[$DailyDist.I17])" office:value-type="float" office:value="19201.4595230422">
            <text:p><text:s/>19,201 </text:p>
          </table:table-cell>
          <table:table-cell table:formula="of:=([.E9]/[.F9])" office:value-type="percentage" office:value="0.115983899899041">
            <text:p>12%</text:p>
          </table:table-cell>
          <table:table-cell/>
          <table:table-cell table:formula="of:=([.AG9])" office:value-type="float" office:value="0">
            <text:p>$0.00 </text:p>
          </table:table-cell>
          <table:table-cell table:formula="of:=([.I9]/[.C9]-1)" office:value-type="percentage" office:value="-1">
            <text:p>-100.00%</text:p>
          </table:table-cell>
          <table:table-cell table:formula="of:=[.AF9]" office:value-type="float" office:value="0">
            <text:p>$0.00 </text:p>
          </table:table-cell>
          <table:table-cell table:formula="of:=[.K9]/[.D9]-1" office:value-type="percentage" office:value="-1">
            <text:p>-100.00%</text:p>
          </table:table-cell>
          <table:table-cell table:formula="of:=[.W9]" office:value-type="float" office:value="0">
            <text:p><text:s/>- <text:s text:c="2"/></text:p>
          </table:table-cell>
          <table:table-cell table:formula="of:=([.M9]/[.E9]-1)" office:value-type="percentage" office:value="-1">
            <text:p>-100.00%</text:p>
          </table:table-cell>
          <table:table-cell/>
          <table:table-cell table:formula="of:=([.O9]/[.F9]-1)" office:value-type="percentage" office:value="-1">
            <text:p>-100.00%</text:p>
          </table:table-cell>
          <table:table-cell table:formula="of:=([.M9]/[.O9])" office:value-type="percentage" office:value="0">
            <text:p>#DIV/0!</text:p>
          </table:table-cell>
          <table:table-cell table:formula="of:=SUM(#REF!+'[2]Affiliates-Rev-Aug'!R9))" office:value-type="float" office:value="0">
            <text:p>#NAME?</text:p>
          </table:table-cell>
          <table:table-cell table:formula="of:=([.R9]/[.M9])" office:value-type="float" office:value="0">
            <text:p>#NAME?</text:p>
          </table:table-cell>
          <table:table-cell/>
          <table:table-cell office:value-type="date" office:date-value="2011-01-07">
            <text:p>7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8]+[.C9])" office:value-type="float" office:value="1046056.86301137">
            <text:p>$1,046,056.86 </text:p>
          </table:table-cell>
          <table:table-cell table:formula="of:=SUM([.AJ8]+[.AG9])" office:value-type="float" office:value="0">
            <text:p>$0.00 </text:p>
          </table:table-cell>
          <table:table-cell table:formula="of:=[.AJ9]/[.AI9]-1" office:value-type="percentage" office:value="-1">
            <text:p>-100%</text:p>
          </table:table-cell>
          <table:table-cell table:style-name="ce19"/>
          <table:table-cell table:formula="of:=SUM([.AM8]+[.D9])" office:value-type="float" office:value="960227.351512735">
            <text:p>$960,227 </text:p>
          </table:table-cell>
          <table:table-cell table:formula="of:=SUM([.AN8]+[.AF9])" office:value-type="float" office:value="0">
            <text:p>$0.00 </text:p>
          </table:table-cell>
          <table:table-cell table:formula="of:=[.AN9]/[.AM9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140482.398717068">
            <text:p>$140,482 </text:p>
          </table:table-cell>
          <table:table-cell table:formula="of:=([.$D$34]*[$DailyDist.J18])" office:value-type="float" office:value="128955.744591086">
            <text:p>$128,956 </text:p>
          </table:table-cell>
          <table:table-cell table:formula="of:=([.$E$34]*[$DailyDist.K18])" office:value-type="float" office:value="1686.70769429666">
            <text:p><text:s/>1,687 </text:p>
          </table:table-cell>
          <table:table-cell table:formula="of:=([.$F$34]*[$DailyDist.I18])" office:value-type="float" office:value="14240.4365130519">
            <text:p><text:s/>14,240 </text:p>
          </table:table-cell>
          <table:table-cell table:formula="of:=([.E10]/[.F10])" office:value-type="percentage" office:value="0.118444943225633">
            <text:p>12%</text:p>
          </table:table-cell>
          <table:table-cell/>
          <table:table-cell table:formula="of:=([.AG10])" office:value-type="float" office:value="0">
            <text:p>$0.00 </text:p>
          </table:table-cell>
          <table:table-cell table:formula="of:=([.I10]/[.C10]-1)" office:value-type="percentage" office:value="-1">
            <text:p>-100.00%</text:p>
          </table:table-cell>
          <table:table-cell table:formula="of:=[.AF10]" office:value-type="float" office:value="0">
            <text:p>$0.00 </text:p>
          </table:table-cell>
          <table:table-cell table:formula="of:=[.K10]/[.D10]-1" office:value-type="percentage" office:value="-1">
            <text:p>-100.00%</text:p>
          </table:table-cell>
          <table:table-cell table:formula="of:=[.W10]" office:value-type="float" office:value="0">
            <text:p><text:s/>- <text:s text:c="2"/></text:p>
          </table:table-cell>
          <table:table-cell table:formula="of:=([.M10]/[.E10]-1)" office:value-type="percentage" office:value="-1">
            <text:p>-100.00%</text:p>
          </table:table-cell>
          <table:table-cell/>
          <table:table-cell table:formula="of:=([.O10]/[.F10]-1)" office:value-type="percentage" office:value="-1">
            <text:p>-100.00%</text:p>
          </table:table-cell>
          <table:table-cell table:formula="of:=([.M10]/[.O10])" office:value-type="percentage" office:value="0">
            <text:p>#DIV/0!</text:p>
          </table:table-cell>
          <table:table-cell table:formula="of:=SUM(#REF!+'[2]Affiliates-Rev-Aug'!R10))" office:value-type="float" office:value="0">
            <text:p>#NAME?</text:p>
          </table:table-cell>
          <table:table-cell table:formula="of:=([.R10]/[.M10])" office:value-type="float" office:value="0">
            <text:p>#NAME?</text:p>
          </table:table-cell>
          <table:table-cell/>
          <table:table-cell office:value-type="date" office:date-value="2011-01-08">
            <text:p>8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9]+[.C10])" office:value-type="float" office:value="1186539.26172843">
            <text:p>$1,186,539.26 </text:p>
          </table:table-cell>
          <table:table-cell table:formula="of:=SUM([.AJ9]+[.AG10])" office:value-type="float" office:value="0">
            <text:p>$0.00 </text:p>
          </table:table-cell>
          <table:table-cell table:formula="of:=[.AJ10]/[.AI10]-1" office:value-type="percentage" office:value="-1">
            <text:p>-100%</text:p>
          </table:table-cell>
          <table:table-cell table:style-name="ce19"/>
          <table:table-cell table:formula="of:=SUM([.AM9]+[.D10])" office:value-type="float" office:value="1089183.09610382">
            <text:p>$1,089,183 </text:p>
          </table:table-cell>
          <table:table-cell table:formula="of:=SUM([.AN9]+[.AF10])" office:value-type="float" office:value="0">
            <text:p>$0.00 </text:p>
          </table:table-cell>
          <table:table-cell table:formula="of:=[.AN10]/[.AM10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167621.923826833">
            <text:p>$167,622 </text:p>
          </table:table-cell>
          <table:table-cell table:formula="of:=([.$D$34]*[$DailyDist.J19])" office:value-type="float" office:value="153868.457502736">
            <text:p>$153,868 </text:p>
          </table:table-cell>
          <table:table-cell table:formula="of:=([.$E$34]*[$DailyDist.K19])" office:value-type="float" office:value="2027.58424928176">
            <text:p><text:s/>2,028 </text:p>
          </table:table-cell>
          <table:table-cell table:formula="of:=([.$F$34]*[$DailyDist.I19])" office:value-type="float" office:value="16760.9562681276">
            <text:p><text:s/>16,761 </text:p>
          </table:table-cell>
          <table:table-cell table:formula="of:=([.E11]/[.F11])" office:value-type="percentage" office:value="0.120970678333991">
            <text:p>12%</text:p>
          </table:table-cell>
          <table:table-cell/>
          <table:table-cell table:formula="of:=([.AG11])" office:value-type="float" office:value="0">
            <text:p>$0.00 </text:p>
          </table:table-cell>
          <table:table-cell table:formula="of:=([.I11]/[.C11]-1)" office:value-type="percentage" office:value="-1">
            <text:p>-100.00%</text:p>
          </table:table-cell>
          <table:table-cell table:formula="of:=[.AF11]" office:value-type="float" office:value="0">
            <text:p>$0.00 </text:p>
          </table:table-cell>
          <table:table-cell table:formula="of:=[.K11]/[.D11]-1" office:value-type="percentage" office:value="-1">
            <text:p>-100.00%</text:p>
          </table:table-cell>
          <table:table-cell table:formula="of:=[.W11]" office:value-type="float" office:value="0">
            <text:p><text:s/>- <text:s text:c="2"/></text:p>
          </table:table-cell>
          <table:table-cell table:formula="of:=([.M11]/[.E11]-1)" office:value-type="percentage" office:value="-1">
            <text:p>-100.00%</text:p>
          </table:table-cell>
          <table:table-cell/>
          <table:table-cell table:formula="of:=([.O11]/[.F11]-1)" office:value-type="percentage" office:value="-1">
            <text:p>-100.00%</text:p>
          </table:table-cell>
          <table:table-cell table:formula="of:=([.M11]/[.O11])" office:value-type="percentage" office:value="0">
            <text:p>#DIV/0!</text:p>
          </table:table-cell>
          <table:table-cell table:formula="of:=SUM(#REF!+'[2]Affiliates-Rev-Aug'!R11))" office:value-type="float" office:value="0">
            <text:p>#NAME?</text:p>
          </table:table-cell>
          <table:table-cell table:formula="of:=([.R11]/[.M11])" office:value-type="float" office:value="0">
            <text:p>#NAME?</text:p>
          </table:table-cell>
          <table:table-cell/>
          <table:table-cell office:value-type="date" office:date-value="2011-01-09">
            <text:p>9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0]+[.C11])" office:value-type="float" office:value="1354161.18555527">
            <text:p>$1,354,161.19 </text:p>
          </table:table-cell>
          <table:table-cell table:formula="of:=SUM([.AJ10]+[.AG11])" office:value-type="float" office:value="0">
            <text:p>$0.00 </text:p>
          </table:table-cell>
          <table:table-cell table:formula="of:=[.AJ11]/[.AI11]-1" office:value-type="percentage" office:value="-1">
            <text:p>-100%</text:p>
          </table:table-cell>
          <table:table-cell/>
          <table:table-cell table:formula="of:=SUM([.AM10]+[.D11])" office:value-type="float" office:value="1243051.55360656">
            <text:p>$1,243,052 </text:p>
          </table:table-cell>
          <table:table-cell table:formula="of:=SUM([.AN10]+[.AF11])" office:value-type="float" office:value="0">
            <text:p>$0.00 </text:p>
          </table:table-cell>
          <table:table-cell table:formula="of:=[.AN11]/[.AM11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410638.7755711">
            <text:p>$410,639 </text:p>
          </table:table-cell>
          <table:table-cell table:formula="of:=([.$D$34]*[$DailyDist.J20])" office:value-type="float" office:value="376945.649742165">
            <text:p>$376,946 </text:p>
          </table:table-cell>
          <table:table-cell table:formula="of:=([.$E$34]*[$DailyDist.K20])" office:value-type="float" office:value="5090.42322111088">
            <text:p><text:s/>5,090 </text:p>
          </table:table-cell>
          <table:table-cell table:formula="of:=([.$F$34]*[$DailyDist.I20])" office:value-type="float" office:value="39873.2222365453">
            <text:p><text:s/>39,873 </text:p>
          </table:table-cell>
          <table:table-cell table:formula="of:=([.E12]/[.F12])" office:value-type="percentage" office:value="0.127665208267149">
            <text:p>13%</text:p>
          </table:table-cell>
          <table:table-cell/>
          <table:table-cell table:formula="of:=([.AG12])" office:value-type="float" office:value="0">
            <text:p>$0.00 </text:p>
          </table:table-cell>
          <table:table-cell table:formula="of:=([.I12]/[.C12]-1)" office:value-type="percentage" office:value="-1">
            <text:p>-100.00%</text:p>
          </table:table-cell>
          <table:table-cell table:formula="of:=[.AF12]" office:value-type="float" office:value="0">
            <text:p>$0.00 </text:p>
          </table:table-cell>
          <table:table-cell table:formula="of:=[.K12]/[.D12]-1" office:value-type="percentage" office:value="-1">
            <text:p>-100.00%</text:p>
          </table:table-cell>
          <table:table-cell table:formula="of:=[.W12]" office:value-type="float" office:value="0">
            <text:p><text:s/>- <text:s text:c="2"/></text:p>
          </table:table-cell>
          <table:table-cell table:formula="of:=([.M12]/[.E12]-1)" office:value-type="percentage" office:value="-1">
            <text:p>-100.00%</text:p>
          </table:table-cell>
          <table:table-cell/>
          <table:table-cell table:formula="of:=([.O12]/[.F12]-1)" office:value-type="percentage" office:value="-1">
            <text:p>-100.00%</text:p>
          </table:table-cell>
          <table:table-cell table:formula="of:=([.M12]/[.O12])" office:value-type="percentage" office:value="0">
            <text:p>#DIV/0!</text:p>
          </table:table-cell>
          <table:table-cell table:formula="of:=SUM(#REF!+'[2]Affiliates-Rev-Aug'!R12))" office:value-type="float" office:value="0">
            <text:p>#NAME?</text:p>
          </table:table-cell>
          <table:table-cell table:formula="of:=([.R12]/[.M12])" office:value-type="float" office:value="0">
            <text:p>#NAME?</text:p>
          </table:table-cell>
          <table:table-cell/>
          <table:table-cell office:value-type="date" office:date-value="2011-01-10">
            <text:p>10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1]+[.C12])" office:value-type="float" office:value="1764799.96112637">
            <text:p>$1,764,799.96 </text:p>
          </table:table-cell>
          <table:table-cell table:formula="of:=SUM([.AJ11]+[.AG12])" office:value-type="float" office:value="0">
            <text:p>$0.00 </text:p>
          </table:table-cell>
          <table:table-cell table:formula="of:=[.AJ12]/[.AI12]-1" office:value-type="percentage" office:value="-1">
            <text:p>-100%</text:p>
          </table:table-cell>
          <table:table-cell/>
          <table:table-cell table:formula="of:=SUM([.AM11]+[.D12])" office:value-type="float" office:value="1619997.20334872">
            <text:p>$1,619,997 </text:p>
          </table:table-cell>
          <table:table-cell table:formula="of:=SUM([.AN11]+[.AF12])" office:value-type="float" office:value="0">
            <text:p>$0.00 </text:p>
          </table:table-cell>
          <table:table-cell table:formula="of:=[.AN12]/[.AM12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495980.808712254">
            <text:p>$495,981 </text:p>
          </table:table-cell>
          <table:table-cell table:formula="of:=([.$D$34]*[$DailyDist.J21])" office:value-type="float" office:value="455285.324528039">
            <text:p>$455,285 </text:p>
          </table:table-cell>
          <table:table-cell table:formula="of:=([.$E$34]*[$DailyDist.K21])" office:value-type="float" office:value="5797.42644626516">
            <text:p><text:s/>5,797 </text:p>
          </table:table-cell>
          <table:table-cell table:formula="of:=([.$F$34]*[$DailyDist.I21])" office:value-type="float" office:value="50782.9719303899">
            <text:p><text:s/>50,783 </text:p>
          </table:table-cell>
          <table:table-cell table:formula="of:=([.E13]/[.F13])" office:value-type="percentage" office:value="0.114160834348409">
            <text:p>11%</text:p>
          </table:table-cell>
          <table:table-cell/>
          <table:table-cell table:formula="of:=([.AG13])" office:value-type="float" office:value="0">
            <text:p>$0.00 </text:p>
          </table:table-cell>
          <table:table-cell table:formula="of:=([.I13]/[.C13]-1)" office:value-type="percentage" office:value="-1">
            <text:p>-100.00%</text:p>
          </table:table-cell>
          <table:table-cell table:formula="of:=[.AF13]" office:value-type="float" office:value="0">
            <text:p>$0.00 </text:p>
          </table:table-cell>
          <table:table-cell table:formula="of:=[.K13]/[.D13]-1" office:value-type="percentage" office:value="-1">
            <text:p>-100.00%</text:p>
          </table:table-cell>
          <table:table-cell table:formula="of:=[.W13]" office:value-type="float" office:value="0">
            <text:p><text:s/>- <text:s text:c="2"/></text:p>
          </table:table-cell>
          <table:table-cell table:formula="of:=([.M13]/[.E13]-1)" office:value-type="percentage" office:value="-1">
            <text:p>-100.00%</text:p>
          </table:table-cell>
          <table:table-cell/>
          <table:table-cell table:formula="of:=([.O13]/[.F13]-1)" office:value-type="percentage" office:value="-1">
            <text:p>-100.00%</text:p>
          </table:table-cell>
          <table:table-cell table:formula="of:=([.M13]/[.O13])" office:value-type="percentage" office:value="0">
            <text:p>#DIV/0!</text:p>
          </table:table-cell>
          <table:table-cell table:formula="of:=SUM(#REF!+'[2]Affiliates-Rev-Aug'!R13))" office:value-type="float" office:value="0">
            <text:p>#NAME?</text:p>
          </table:table-cell>
          <table:table-cell table:formula="of:=([.R13]/[.M13])" office:value-type="float" office:value="0">
            <text:p>#NAME?</text:p>
          </table:table-cell>
          <table:table-cell/>
          <table:table-cell office:value-type="date" office:date-value="2011-01-11">
            <text:p>11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2]+[.C13])" office:value-type="float" office:value="2260780.76983862">
            <text:p>$2,260,780.77 </text:p>
          </table:table-cell>
          <table:table-cell table:formula="of:=SUM([.AJ12]+[.AG13])" office:value-type="float" office:value="0">
            <text:p>$0.00 </text:p>
          </table:table-cell>
          <table:table-cell table:formula="of:=[.AJ13]/[.AI13]-1" office:value-type="percentage" office:value="-1">
            <text:p>-100%</text:p>
          </table:table-cell>
          <table:table-cell/>
          <table:table-cell table:formula="of:=SUM([.AM12]+[.D13])" office:value-type="float" office:value="2075282.52787676">
            <text:p>$2,075,283 </text:p>
          </table:table-cell>
          <table:table-cell table:formula="of:=SUM([.AN12]+[.AF13])" office:value-type="float" office:value="0">
            <text:p>$0.00 </text:p>
          </table:table-cell>
          <table:table-cell table:formula="of:=[.AN13]/[.AM13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417317.722638977">
            <text:p>$417,318 </text:p>
          </table:table-cell>
          <table:table-cell table:formula="of:=([.$D$34]*[$DailyDist.J22])" office:value-type="float" office:value="383076.58571769">
            <text:p>$383,077 </text:p>
          </table:table-cell>
          <table:table-cell table:formula="of:=([.$E$34]*[$DailyDist.K22])" office:value-type="float" office:value="4888.42229963822">
            <text:p><text:s/>4,888 </text:p>
          </table:table-cell>
          <table:table-cell table:formula="of:=([.$F$34]*[$DailyDist.I22])" office:value-type="float" office:value="39788.2047051241">
            <text:p><text:s/>39,788 </text:p>
          </table:table-cell>
          <table:table-cell table:formula="of:=([.E14]/[.F14])" office:value-type="percentage" office:value="0.122861092523953">
            <text:p>12%</text:p>
          </table:table-cell>
          <table:table-cell/>
          <table:table-cell table:formula="of:=([.AG14])" office:value-type="float" office:value="0">
            <text:p>$0.00 </text:p>
          </table:table-cell>
          <table:table-cell table:formula="of:=([.I14]/[.C14]-1)" office:value-type="percentage" office:value="-1">
            <text:p>-100.00%</text:p>
          </table:table-cell>
          <table:table-cell table:formula="of:=[.AF14]" office:value-type="float" office:value="0">
            <text:p>$0.00 </text:p>
          </table:table-cell>
          <table:table-cell table:formula="of:=[.K14]/[.D14]-1" office:value-type="percentage" office:value="-1">
            <text:p>-100.00%</text:p>
          </table:table-cell>
          <table:table-cell table:formula="of:=[.W14]" office:value-type="float" office:value="0">
            <text:p><text:s/>- <text:s text:c="2"/></text:p>
          </table:table-cell>
          <table:table-cell table:formula="of:=([.M14]/[.E14]-1)" office:value-type="percentage" office:value="-1">
            <text:p>-100.00%</text:p>
          </table:table-cell>
          <table:table-cell/>
          <table:table-cell table:formula="of:=([.O14]/[.F14]-1)" office:value-type="percentage" office:value="-1">
            <text:p>-100.00%</text:p>
          </table:table-cell>
          <table:table-cell table:formula="of:=([.M14]/[.O14])" office:value-type="percentage" office:value="0">
            <text:p>#DIV/0!</text:p>
          </table:table-cell>
          <table:table-cell table:formula="of:=SUM(#REF!+'[2]Affiliates-Rev-Aug'!R14))" office:value-type="float" office:value="0">
            <text:p>#NAME?</text:p>
          </table:table-cell>
          <table:table-cell table:formula="of:=([.R14]/[.M14])" office:value-type="float" office:value="0">
            <text:p>#NAME?</text:p>
          </table:table-cell>
          <table:table-cell/>
          <table:table-cell office:value-type="date" office:date-value="2011-01-12">
            <text:p>12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3]+[.C14])" office:value-type="float" office:value="2678098.4924776">
            <text:p>$2,678,098.49 </text:p>
          </table:table-cell>
          <table:table-cell table:formula="of:=SUM([.AJ13]+[.AG14])" office:value-type="float" office:value="0">
            <text:p>$0.00 </text:p>
          </table:table-cell>
          <table:table-cell table:formula="of:=[.AJ14]/[.AI14]-1" office:value-type="percentage" office:value="-1">
            <text:p>-100%</text:p>
          </table:table-cell>
          <table:table-cell/>
          <table:table-cell table:formula="of:=SUM([.AM13]+[.D14])" office:value-type="float" office:value="2458359.11359445">
            <text:p>$2,458,359 </text:p>
          </table:table-cell>
          <table:table-cell table:formula="of:=SUM([.AN13]+[.AF14])" office:value-type="float" office:value="0">
            <text:p>$0.00 </text:p>
          </table:table-cell>
          <table:table-cell table:formula="of:=[.AN14]/[.AM14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300785.409943161">
            <text:p>$300,785 </text:p>
          </table:table-cell>
          <table:table-cell table:formula="of:=([.$D$34]*[$DailyDist.J23])" office:value-type="float" office:value="276105.810091373">
            <text:p>$276,106 </text:p>
          </table:table-cell>
          <table:table-cell table:formula="of:=([.$E$34]*[$DailyDist.K23])" office:value-type="float" office:value="3547.64118336348">
            <text:p><text:s/>3,548 </text:p>
          </table:table-cell>
          <table:table-cell table:formula="of:=([.$F$34]*[$DailyDist.I23])" office:value-type="float" office:value="32266.6536899774">
            <text:p><text:s/>32,267 </text:p>
          </table:table-cell>
          <table:table-cell table:formula="of:=([.E15]/[.F15])" office:value-type="percentage" office:value="0.109947601553285">
            <text:p>11%</text:p>
          </table:table-cell>
          <table:table-cell/>
          <table:table-cell table:formula="of:=([.AG15])" office:value-type="float" office:value="0">
            <text:p>$0.00 </text:p>
          </table:table-cell>
          <table:table-cell table:formula="of:=([.I15]/[.C15]-1)" office:value-type="percentage" office:value="-1">
            <text:p>-100.00%</text:p>
          </table:table-cell>
          <table:table-cell table:formula="of:=[.AF15]" office:value-type="float" office:value="0">
            <text:p>$0.00 </text:p>
          </table:table-cell>
          <table:table-cell table:formula="of:=[.K15]/[.D15]-1" office:value-type="percentage" office:value="-1">
            <text:p>-100.00%</text:p>
          </table:table-cell>
          <table:table-cell table:formula="of:=[.W15]" office:value-type="float" office:value="0">
            <text:p><text:s/>- <text:s text:c="2"/></text:p>
          </table:table-cell>
          <table:table-cell table:formula="of:=([.M15]/[.E15]-1)" office:value-type="percentage" office:value="-1">
            <text:p>-100.00%</text:p>
          </table:table-cell>
          <table:table-cell/>
          <table:table-cell table:formula="of:=([.O15]/[.F15]-1)" office:value-type="percentage" office:value="-1">
            <text:p>-100.00%</text:p>
          </table:table-cell>
          <table:table-cell table:formula="of:=([.M15]/[.O15])" office:value-type="percentage" office:value="0">
            <text:p>#DIV/0!</text:p>
          </table:table-cell>
          <table:table-cell table:formula="of:=SUM(#REF!+'[2]Affiliates-Rev-Aug'!R15))" office:value-type="float" office:value="0">
            <text:p>#NAME?</text:p>
          </table:table-cell>
          <table:table-cell table:formula="of:=([.R15]/[.M15])" office:value-type="float" office:value="0">
            <text:p>#NAME?</text:p>
          </table:table-cell>
          <table:table-cell/>
          <table:table-cell office:value-type="date" office:date-value="2011-01-13">
            <text:p>13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4]+[.C15])" office:value-type="float" office:value="2978883.90242076">
            <text:p>$2,978,883.90 </text:p>
          </table:table-cell>
          <table:table-cell table:formula="of:=SUM([.AJ14]+[.AG15])" office:value-type="float" office:value="0">
            <text:p>$0.00 </text:p>
          </table:table-cell>
          <table:table-cell table:formula="of:=[.AJ15]/[.AI15]-1" office:value-type="percentage" office:value="-1">
            <text:p>-100%</text:p>
          </table:table-cell>
          <table:table-cell/>
          <table:table-cell table:formula="of:=SUM([.AM14]+[.D15])" office:value-type="float" office:value="2734464.92368582">
            <text:p>$2,734,465 </text:p>
          </table:table-cell>
          <table:table-cell table:formula="of:=SUM([.AN14]+[.AF15])" office:value-type="float" office:value="0">
            <text:p>$0.00 </text:p>
          </table:table-cell>
          <table:table-cell table:formula="of:=[.AN15]/[.AM15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257095.976412873">
            <text:p>$257,096 </text:p>
          </table:table-cell>
          <table:table-cell table:formula="of:=([.$D$34]*[$DailyDist.J24])" office:value-type="float" office:value="236001.117381734">
            <text:p>$236,001 </text:p>
          </table:table-cell>
          <table:table-cell table:formula="of:=([.$E$34]*[$DailyDist.K24])" office:value-type="float" office:value="3110.81419067887">
            <text:p><text:s/>3,111 </text:p>
          </table:table-cell>
          <table:table-cell table:formula="of:=([.$F$34]*[$DailyDist.I24])" office:value-type="float" office:value="26202.9032871415">
            <text:p><text:s/>26,203 </text:p>
          </table:table-cell>
          <table:table-cell table:formula="of:=([.E16]/[.F16])" office:value-type="percentage" office:value="0.118720210374758">
            <text:p>12%</text:p>
          </table:table-cell>
          <table:table-cell/>
          <table:table-cell table:formula="of:=([.AG16])" office:value-type="float" office:value="0">
            <text:p>$0.00 </text:p>
          </table:table-cell>
          <table:table-cell table:formula="of:=([.I16]/[.C16]-1)" office:value-type="percentage" office:value="-1">
            <text:p>-100.00%</text:p>
          </table:table-cell>
          <table:table-cell table:formula="of:=[.AF16]" office:value-type="float" office:value="0">
            <text:p>$0.00 </text:p>
          </table:table-cell>
          <table:table-cell table:formula="of:=[.K16]/[.D16]-1" office:value-type="percentage" office:value="-1">
            <text:p>-100.00%</text:p>
          </table:table-cell>
          <table:table-cell table:formula="of:=[.W16]" office:value-type="float" office:value="0">
            <text:p><text:s/>- <text:s text:c="2"/></text:p>
          </table:table-cell>
          <table:table-cell table:formula="of:=([.M16]/[.E16]-1)" office:value-type="percentage" office:value="-1">
            <text:p>-100.00%</text:p>
          </table:table-cell>
          <table:table-cell/>
          <table:table-cell table:formula="of:=([.O16]/[.F16]-1)" office:value-type="percentage" office:value="-1">
            <text:p>-100.00%</text:p>
          </table:table-cell>
          <table:table-cell table:formula="of:=([.M16]/[.O16])" office:value-type="percentage" office:value="0">
            <text:p>#DIV/0!</text:p>
          </table:table-cell>
          <table:table-cell table:formula="of:=SUM(#REF!+'[2]Affiliates-Rev-Aug'!R16))" office:value-type="float" office:value="0">
            <text:p>#NAME?</text:p>
          </table:table-cell>
          <table:table-cell table:formula="of:=([.R16]/[.M16])" office:value-type="float" office:value="0">
            <text:p>#NAME?</text:p>
          </table:table-cell>
          <table:table-cell/>
          <table:table-cell office:value-type="date" office:date-value="2011-01-14">
            <text:p>14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5]+[.C16])" office:value-type="float" office:value="3235979.87883363">
            <text:p>$3,235,979.88 </text:p>
          </table:table-cell>
          <table:table-cell table:formula="of:=SUM([.AJ15]+[.AG16])" office:value-type="float" office:value="0">
            <text:p>$0.00 </text:p>
          </table:table-cell>
          <table:table-cell table:formula="of:=[.AJ16]/[.AI16]-1" office:value-type="percentage" office:value="-1">
            <text:p>-100%</text:p>
          </table:table-cell>
          <table:table-cell/>
          <table:table-cell table:formula="of:=SUM([.AM15]+[.D16])" office:value-type="float" office:value="2970466.04106756">
            <text:p>$2,970,466 </text:p>
          </table:table-cell>
          <table:table-cell table:formula="of:=SUM([.AN15]+[.AF16])" office:value-type="float" office:value="0">
            <text:p>$0.00 </text:p>
          </table:table-cell>
          <table:table-cell table:formula="of:=[.AN16]/[.AM16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163464.29873737">
            <text:p>$163,464 </text:p>
          </table:table-cell>
          <table:table-cell table:formula="of:=([.$D$34]*[$DailyDist.J25])" office:value-type="float" office:value="150051.967721534">
            <text:p>$150,052 </text:p>
          </table:table-cell>
          <table:table-cell table:formula="of:=([.$E$34]*[$DailyDist.K25])" office:value-type="float" office:value="1898.80866184295">
            <text:p><text:s/>1,899 </text:p>
          </table:table-cell>
          <table:table-cell table:formula="of:=([.$F$34]*[$DailyDist.I25])" office:value-type="float" office:value="16270.8552046407">
            <text:p><text:s/>16,271 </text:p>
          </table:table-cell>
          <table:table-cell table:formula="of:=([.E17]/[.F17])" office:value-type="percentage" office:value="0.116699991362555">
            <text:p>12%</text:p>
          </table:table-cell>
          <table:table-cell/>
          <table:table-cell table:formula="of:=([.AG17])" office:value-type="float" office:value="0">
            <text:p>$0.00 </text:p>
          </table:table-cell>
          <table:table-cell table:formula="of:=([.I17]/[.C17]-1)" office:value-type="percentage" office:value="-1">
            <text:p>-100.00%</text:p>
          </table:table-cell>
          <table:table-cell table:formula="of:=[.AF17]" office:value-type="float" office:value="0">
            <text:p>$0.00 </text:p>
          </table:table-cell>
          <table:table-cell table:formula="of:=[.K17]/[.D17]-1" office:value-type="percentage" office:value="-1">
            <text:p>-100.00%</text:p>
          </table:table-cell>
          <table:table-cell table:formula="of:=[.W17]" office:value-type="float" office:value="0">
            <text:p><text:s/>- <text:s text:c="2"/></text:p>
          </table:table-cell>
          <table:table-cell table:formula="of:=([.M17]/[.E17]-1)" office:value-type="percentage" office:value="-1">
            <text:p>-100.00%</text:p>
          </table:table-cell>
          <table:table-cell/>
          <table:table-cell table:formula="of:=([.O17]/[.F17]-1)" office:value-type="percentage" office:value="-1">
            <text:p>-100.00%</text:p>
          </table:table-cell>
          <table:table-cell table:formula="of:=([.M17]/[.O17])" office:value-type="percentage" office:value="0">
            <text:p>#DIV/0!</text:p>
          </table:table-cell>
          <table:table-cell table:formula="of:=SUM(#REF!+'[2]Affiliates-Rev-Aug'!R17))" office:value-type="float" office:value="0">
            <text:p>#NAME?</text:p>
          </table:table-cell>
          <table:table-cell table:formula="of:=([.R17]/[.M17])" office:value-type="float" office:value="0">
            <text:p>#NAME?</text:p>
          </table:table-cell>
          <table:table-cell/>
          <table:table-cell office:value-type="date" office:date-value="2011-01-15">
            <text:p>15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6]+[.C17])" office:value-type="float" office:value="3399444.177571">
            <text:p>$3,399,444.18 </text:p>
          </table:table-cell>
          <table:table-cell table:formula="of:=SUM([.AJ16]+[.AG17])" office:value-type="float" office:value="0">
            <text:p>$0.00 </text:p>
          </table:table-cell>
          <table:table-cell table:formula="of:=[.AJ17]/[.AI17]-1" office:value-type="percentage" office:value="-1">
            <text:p>-100%</text:p>
          </table:table-cell>
          <table:table-cell/>
          <table:table-cell table:formula="of:=SUM([.AM16]+[.D17])" office:value-type="float" office:value="3120518.00878909">
            <text:p>$3,120,518 </text:p>
          </table:table-cell>
          <table:table-cell table:formula="of:=SUM([.AN16]+[.AF17])" office:value-type="float" office:value="0">
            <text:p>$0.00 </text:p>
          </table:table-cell>
          <table:table-cell table:formula="of:=[.AN17]/[.AM17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153204.57054106">
            <text:p>$153,205 </text:p>
          </table:table-cell>
          <table:table-cell table:formula="of:=([.$D$34]*[$DailyDist.J26])" office:value-type="float" office:value="140634.055577808">
            <text:p>$140,634 </text:p>
          </table:table-cell>
          <table:table-cell table:formula="of:=([.$E$34]*[$DailyDist.K26])" office:value-type="float" office:value="1906.38369639817">
            <text:p><text:s/>1,906 </text:p>
          </table:table-cell>
          <table:table-cell table:formula="of:=([.$F$34]*[$DailyDist.I26])" office:value-type="float" office:value="16143.3289075089">
            <text:p><text:s/>16,143 </text:p>
          </table:table-cell>
          <table:table-cell table:formula="of:=([.E18]/[.F18])" office:value-type="percentage" office:value="0.118091114126495">
            <text:p>12%</text:p>
          </table:table-cell>
          <table:table-cell/>
          <table:table-cell table:formula="of:=([.AG18])" office:value-type="float" office:value="0">
            <text:p>$0.00 </text:p>
          </table:table-cell>
          <table:table-cell table:formula="of:=([.I18]/[.C18]-1)" office:value-type="percentage" office:value="-1">
            <text:p>-100.00%</text:p>
          </table:table-cell>
          <table:table-cell table:formula="of:=[.AF18]" office:value-type="float" office:value="0">
            <text:p>$0.00 </text:p>
          </table:table-cell>
          <table:table-cell table:formula="of:=[.K18]/[.D18]-1" office:value-type="percentage" office:value="-1">
            <text:p>-100.00%</text:p>
          </table:table-cell>
          <table:table-cell table:formula="of:=[.W18]" office:value-type="float" office:value="0">
            <text:p><text:s/>- <text:s text:c="2"/></text:p>
          </table:table-cell>
          <table:table-cell table:formula="of:=([.M18]/[.E18]-1)" office:value-type="percentage" office:value="-1">
            <text:p>-100.00%</text:p>
          </table:table-cell>
          <table:table-cell/>
          <table:table-cell table:formula="of:=([.O18]/[.F18]-1)" office:value-type="percentage" office:value="-1">
            <text:p>-100.00%</text:p>
          </table:table-cell>
          <table:table-cell table:formula="of:=([.M18]/[.O18])" office:value-type="percentage" office:value="0">
            <text:p>#DIV/0!</text:p>
          </table:table-cell>
          <table:table-cell table:formula="of:=SUM(#REF!+'[2]Affiliates-Rev-Aug'!R18))" office:value-type="float" office:value="0">
            <text:p>#NAME?</text:p>
          </table:table-cell>
          <table:table-cell table:formula="of:=([.R18]/[.M18])" office:value-type="float" office:value="0">
            <text:p>#NAME?</text:p>
          </table:table-cell>
          <table:table-cell/>
          <table:table-cell office:value-type="date" office:date-value="2011-01-16">
            <text:p>16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7]+[.C18])" office:value-type="float" office:value="3552648.74811206">
            <text:p>$3,552,648.75 </text:p>
          </table:table-cell>
          <table:table-cell table:formula="of:=SUM([.AJ17]+[.AG18])" office:value-type="float" office:value="0">
            <text:p>$0.00 </text:p>
          </table:table-cell>
          <table:table-cell table:formula="of:=[.AJ18]/[.AI18]-1" office:value-type="percentage" office:value="-1">
            <text:p>-100%</text:p>
          </table:table-cell>
          <table:table-cell/>
          <table:table-cell table:formula="of:=SUM([.AM17]+[.D18])" office:value-type="float" office:value="3261152.0643669">
            <text:p>$3,261,152 </text:p>
          </table:table-cell>
          <table:table-cell table:formula="of:=SUM([.AN17]+[.AF18])" office:value-type="float" office:value="0">
            <text:p>$0.00 </text:p>
          </table:table-cell>
          <table:table-cell table:formula="of:=[.AN18]/[.AM18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249961.307398713">
            <text:p>$249,961 </text:p>
          </table:table-cell>
          <table:table-cell table:formula="of:=([.$D$34]*[$DailyDist.J27])" office:value-type="float" office:value="229451.851683438">
            <text:p>$229,452 </text:p>
          </table:table-cell>
          <table:table-cell table:formula="of:=([.$E$34]*[$DailyDist.K27])" office:value-type="float" office:value="2939.11340742711">
            <text:p><text:s/>2,939 </text:p>
          </table:table-cell>
          <table:table-cell table:formula="of:=([.$F$34]*[$DailyDist.I27])" office:value-type="float" office:value="23972.4433451499">
            <text:p><text:s/>23,972 </text:p>
          </table:table-cell>
          <table:table-cell table:formula="of:=([.E19]/[.F19])" office:value-type="percentage" office:value="0.122603831620766">
            <text:p>12%</text:p>
          </table:table-cell>
          <table:table-cell/>
          <table:table-cell table:formula="of:=([.AG19])" office:value-type="float" office:value="0">
            <text:p>$0.00 </text:p>
          </table:table-cell>
          <table:table-cell table:formula="of:=([.I19]/[.C19]-1)" office:value-type="percentage" office:value="-1">
            <text:p>-100.00%</text:p>
          </table:table-cell>
          <table:table-cell table:formula="of:=[.AF19]" office:value-type="float" office:value="0">
            <text:p>$0.00 </text:p>
          </table:table-cell>
          <table:table-cell table:formula="of:=[.K19]/[.D19]-1" office:value-type="percentage" office:value="-1">
            <text:p>-100.00%</text:p>
          </table:table-cell>
          <table:table-cell table:formula="of:=[.W19]" office:value-type="float" office:value="0">
            <text:p><text:s/>- <text:s text:c="2"/></text:p>
          </table:table-cell>
          <table:table-cell table:formula="of:=([.M19]/[.E19]-1)" office:value-type="percentage" office:value="-1">
            <text:p>-100.00%</text:p>
          </table:table-cell>
          <table:table-cell/>
          <table:table-cell table:formula="of:=([.O19]/[.F19]-1)" office:value-type="percentage" office:value="-1">
            <text:p>-100.00%</text:p>
          </table:table-cell>
          <table:table-cell table:formula="of:=([.M19]/[.O19])" office:value-type="percentage" office:value="0">
            <text:p>#DIV/0!</text:p>
          </table:table-cell>
          <table:table-cell table:formula="of:=SUM(#REF!+'[2]Affiliates-Rev-Aug'!R19))" office:value-type="float" office:value="0">
            <text:p>#NAME?</text:p>
          </table:table-cell>
          <table:table-cell table:formula="of:=([.R19]/[.M19])" office:value-type="float" office:value="0">
            <text:p>#NAME?</text:p>
          </table:table-cell>
          <table:table-cell/>
          <table:table-cell office:value-type="date" office:date-value="2011-01-17">
            <text:p>17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8]+[.C19])" office:value-type="float" office:value="3802610.05551077">
            <text:p>$3,802,610.06 </text:p>
          </table:table-cell>
          <table:table-cell table:formula="of:=SUM([.AJ18]+[.AG19])" office:value-type="float" office:value="0">
            <text:p>$0.00 </text:p>
          </table:table-cell>
          <table:table-cell table:formula="of:=[.AJ19]/[.AI19]-1" office:value-type="percentage" office:value="-1">
            <text:p>-100%</text:p>
          </table:table-cell>
          <table:table-cell/>
          <table:table-cell table:formula="of:=SUM([.AM18]+[.D19])" office:value-type="float" office:value="3490603.91605034">
            <text:p>$3,490,604 </text:p>
          </table:table-cell>
          <table:table-cell table:formula="of:=SUM([.AN18]+[.AF19])" office:value-type="float" office:value="0">
            <text:p>$0.00 </text:p>
          </table:table-cell>
          <table:table-cell table:formula="of:=[.AN19]/[.AM19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430258.434981486">
            <text:p>$430,258 </text:p>
          </table:table-cell>
          <table:table-cell table:formula="of:=([.$D$34]*[$DailyDist.J28])" office:value-type="float" office:value="394955.505859338">
            <text:p>$394,956 </text:p>
          </table:table-cell>
          <table:table-cell table:formula="of:=([.$E$34]*[$DailyDist.K28])" office:value-type="float" office:value="5539.87527138753">
            <text:p><text:s/>5,540 </text:p>
          </table:table-cell>
          <table:table-cell table:formula="of:=([.$F$34]*[$DailyDist.I28])" office:value-type="float" office:value="38958.0335159523">
            <text:p><text:s/>38,958 </text:p>
          </table:table-cell>
          <table:table-cell table:formula="of:=([.E20]/[.F20])" office:value-type="percentage" office:value="0.142201101324046">
            <text:p>14%</text:p>
          </table:table-cell>
          <table:table-cell/>
          <table:table-cell table:formula="of:=([.AG20])" office:value-type="float" office:value="0">
            <text:p>$0.00 </text:p>
          </table:table-cell>
          <table:table-cell table:formula="of:=([.I20]/[.C20]-1)" office:value-type="percentage" office:value="-1">
            <text:p>-100.00%</text:p>
          </table:table-cell>
          <table:table-cell table:formula="of:=[.AF20]" office:value-type="float" office:value="0">
            <text:p>$0.00 </text:p>
          </table:table-cell>
          <table:table-cell table:formula="of:=[.K20]/[.D20]-1" office:value-type="percentage" office:value="-1">
            <text:p>-100.00%</text:p>
          </table:table-cell>
          <table:table-cell table:formula="of:=[.W20]" office:value-type="float" office:value="0">
            <text:p><text:s/>- <text:s text:c="2"/></text:p>
          </table:table-cell>
          <table:table-cell table:formula="of:=([.M20]/[.E20]-1)" office:value-type="percentage" office:value="-1">
            <text:p>-100.00%</text:p>
          </table:table-cell>
          <table:table-cell/>
          <table:table-cell table:formula="of:=([.O20]/[.F20]-1)" office:value-type="percentage" office:value="-1">
            <text:p>-100.00%</text:p>
          </table:table-cell>
          <table:table-cell table:formula="of:=([.M20]/[.O20])" office:value-type="percentage" office:value="0">
            <text:p>#DIV/0!</text:p>
          </table:table-cell>
          <table:table-cell table:formula="of:=SUM(#REF!+'[2]Affiliates-Rev-Aug'!R20))" office:value-type="float" office:value="0">
            <text:p>#NAME?</text:p>
          </table:table-cell>
          <table:table-cell table:formula="of:=([.R20]/[.M20])" office:value-type="float" office:value="0">
            <text:p>#NAME?</text:p>
          </table:table-cell>
          <table:table-cell/>
          <table:table-cell office:value-type="date" office:date-value="2011-01-18">
            <text:p>18-Jan</text:p>
          </table:table-cell>
          <table:table-cell/>
          <table:table-cell/>
          <table:table-cell table:number-columns-repeated="8"/>
          <table:table-cell table:number-columns-repeated="2"/>
          <table:table-cell/>
          <table:table-cell table:formula="of:=SUM([.AI19]+[.C20])" office:value-type="float" office:value="4232868.49049226">
            <text:p>$4,232,868.49 </text:p>
          </table:table-cell>
          <table:table-cell table:formula="of:=SUM([.AJ19]+[.AG20])" office:value-type="float" office:value="0">
            <text:p>$0.00 </text:p>
          </table:table-cell>
          <table:table-cell table:formula="of:=[.AJ20]/[.AI20]-1" office:value-type="percentage" office:value="-1">
            <text:p>-100%</text:p>
          </table:table-cell>
          <table:table-cell/>
          <table:table-cell table:formula="of:=SUM([.AM19]+[.D20])" office:value-type="float" office:value="3885559.42190968">
            <text:p>$3,885,559 </text:p>
          </table:table-cell>
          <table:table-cell table:formula="of:=SUM([.AN19]+[.AF20])" office:value-type="float" office:value="0">
            <text:p>$0.00 </text:p>
          </table:table-cell>
          <table:table-cell table:formula="of:=[.AN20]/[.AM20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542362.639190324">
            <text:p>$542,363 </text:p>
          </table:table-cell>
          <table:table-cell table:formula="of:=([.$D$34]*[$DailyDist.J29])" office:value-type="float" office:value="497861.501610857">
            <text:p>$497,862 </text:p>
          </table:table-cell>
          <table:table-cell table:formula="of:=([.$E$34]*[$DailyDist.K29])" office:value-type="float" office:value="6850.35624944137">
            <text:p><text:s/>6,850 </text:p>
          </table:table-cell>
          <table:table-cell table:formula="of:=([.$F$34]*[$DailyDist.I29])" office:value-type="float" office:value="50090.3291008701">
            <text:p><text:s/>50,090 </text:p>
          </table:table-cell>
          <table:table-cell table:formula="of:=([.E21]/[.F21])" office:value-type="percentage" office:value="0.136760056729641">
            <text:p>14%</text:p>
          </table:table-cell>
          <table:table-cell/>
          <table:table-cell table:formula="of:=([.AG21])" office:value-type="float" office:value="0">
            <text:p>$0.00 </text:p>
          </table:table-cell>
          <table:table-cell table:formula="of:=([.I21]/[.C21]-1)" office:value-type="percentage" office:value="-1">
            <text:p>-100.00%</text:p>
          </table:table-cell>
          <table:table-cell table:formula="of:=[.AF21]" office:value-type="float" office:value="0">
            <text:p>$0.00 </text:p>
          </table:table-cell>
          <table:table-cell table:formula="of:=[.K21]/[.D21]-1" office:value-type="percentage" office:value="-1">
            <text:p>-100.00%</text:p>
          </table:table-cell>
          <table:table-cell table:formula="of:=[.W21]" office:value-type="float" office:value="0">
            <text:p><text:s/>- <text:s text:c="2"/></text:p>
          </table:table-cell>
          <table:table-cell table:formula="of:=([.M21]/[.E21]-1)" office:value-type="percentage" office:value="-1">
            <text:p>-100.00%</text:p>
          </table:table-cell>
          <table:table-cell/>
          <table:table-cell table:formula="of:=([.O21]/[.F21]-1)" office:value-type="percentage" office:value="-1">
            <text:p>-100.00%</text:p>
          </table:table-cell>
          <table:table-cell table:formula="of:=([.M21]/[.O21])" office:value-type="percentage" office:value="0">
            <text:p>#DIV/0!</text:p>
          </table:table-cell>
          <table:table-cell table:formula="of:=SUM(#REF!+'[2]Affiliates-Rev-Aug'!R21))" office:value-type="float" office:value="0">
            <text:p>#NAME?</text:p>
          </table:table-cell>
          <table:table-cell table:formula="of:=([.R21]/[.M21])" office:value-type="float" office:value="0">
            <text:p>#NAME?</text:p>
          </table:table-cell>
          <table:table-cell table:style-name="ce29"/>
          <table:table-cell office:value-type="date" office:date-value="2011-01-19">
            <text:p>19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0]+[.C21])" office:value-type="float" office:value="4775231.12968258">
            <text:p>$4,775,231.13 </text:p>
          </table:table-cell>
          <table:table-cell table:formula="of:=SUM([.AJ20]+[.AG21])" office:value-type="float" office:value="0">
            <text:p>$0.00 </text:p>
          </table:table-cell>
          <table:table-cell table:formula="of:=[.AJ21]/[.AI21]-1" office:value-type="percentage" office:value="-1">
            <text:p>-100%</text:p>
          </table:table-cell>
          <table:table-cell/>
          <table:table-cell table:formula="of:=SUM([.AM20]+[.D21])" office:value-type="float" office:value="4383420.92352053">
            <text:p>$4,383,421 </text:p>
          </table:table-cell>
          <table:table-cell table:formula="of:=SUM([.AN20]+[.AF21])" office:value-type="float" office:value="0">
            <text:p>$0.00 </text:p>
          </table:table-cell>
          <table:table-cell table:formula="of:=[.AN21]/[.AM21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462000.830760417">
            <text:p>$462,001 </text:p>
          </table:table-cell>
          <table:table-cell table:formula="of:=([.$D$34]*[$DailyDist.J30])" office:value-type="float" office:value="424093.421499724">
            <text:p>$424,093 </text:p>
          </table:table-cell>
          <table:table-cell table:formula="of:=([.$E$34]*[$DailyDist.K30])" office:value-type="float" office:value="5878.22681485423">
            <text:p><text:s/>5,878 </text:p>
          </table:table-cell>
          <table:table-cell table:formula="of:=([.$F$34]*[$DailyDist.I30])" office:value-type="float" office:value="38665.4731872382">
            <text:p><text:s/>38,665 </text:p>
          </table:table-cell>
          <table:table-cell table:formula="of:=([.E22]/[.F22])" office:value-type="percentage" office:value="0.152027799747563">
            <text:p>15%</text:p>
          </table:table-cell>
          <table:table-cell/>
          <table:table-cell table:formula="of:=([.AG22])" office:value-type="float" office:value="0">
            <text:p>$0.00 </text:p>
          </table:table-cell>
          <table:table-cell table:formula="of:=([.I22]/[.C22]-1)" office:value-type="percentage" office:value="-1">
            <text:p>-100.00%</text:p>
          </table:table-cell>
          <table:table-cell table:formula="of:=[.AF22]" office:value-type="float" office:value="0">
            <text:p>$0.00 </text:p>
          </table:table-cell>
          <table:table-cell table:formula="of:=[.K22]/[.D22]-1" office:value-type="percentage" office:value="-1">
            <text:p>-100.00%</text:p>
          </table:table-cell>
          <table:table-cell table:formula="of:=[.W22]" office:value-type="float" office:value="0">
            <text:p><text:s/>- <text:s text:c="2"/></text:p>
          </table:table-cell>
          <table:table-cell table:formula="of:=([.M22]/[.E22]-1)" office:value-type="percentage" office:value="-1">
            <text:p>-100.00%</text:p>
          </table:table-cell>
          <table:table-cell/>
          <table:table-cell table:formula="of:=([.O22]/[.F22]-1)" office:value-type="percentage" office:value="-1">
            <text:p>-100.00%</text:p>
          </table:table-cell>
          <table:table-cell table:formula="of:=([.M22]/[.O22])" office:value-type="percentage" office:value="0">
            <text:p>#DIV/0!</text:p>
          </table:table-cell>
          <table:table-cell table:formula="of:=SUM(#REF!+'[2]Affiliates-Rev-Aug'!R22))" office:value-type="float" office:value="0">
            <text:p>#NAME?</text:p>
          </table:table-cell>
          <table:table-cell table:formula="of:=([.R22]/[.M22])" office:value-type="float" office:value="0">
            <text:p>#NAME?</text:p>
          </table:table-cell>
          <table:table-cell table:style-name="ce29"/>
          <table:table-cell office:value-type="date" office:date-value="2011-01-20">
            <text:p>20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1]+[.C22])" office:value-type="float" office:value="5237231.960443">
            <text:p>$5,237,231.96 </text:p>
          </table:table-cell>
          <table:table-cell table:formula="of:=SUM([.AJ21]+[.AG22])" office:value-type="float" office:value="0">
            <text:p>$0.00 </text:p>
          </table:table-cell>
          <table:table-cell table:formula="of:=[.AJ22]/[.AI22]-1" office:value-type="percentage" office:value="-1">
            <text:p>-100%</text:p>
          </table:table-cell>
          <table:table-cell/>
          <table:table-cell table:formula="of:=SUM([.AM21]+[.D22])" office:value-type="float" office:value="4807514.34502026">
            <text:p>$4,807,514 </text:p>
          </table:table-cell>
          <table:table-cell table:formula="of:=SUM([.AN21]+[.AF22])" office:value-type="float" office:value="0">
            <text:p>$0.00 </text:p>
          </table:table-cell>
          <table:table-cell table:formula="of:=[.AN22]/[.AM22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296127.31887249">
            <text:p>$296,127 </text:p>
          </table:table-cell>
          <table:table-cell table:formula="of:=([.$D$34]*[$DailyDist.J31])" office:value-type="float" office:value="271829.917823893">
            <text:p>$271,830 </text:p>
          </table:table-cell>
          <table:table-cell table:formula="of:=([.$E$34]*[$DailyDist.K31])" office:value-type="float" office:value="3716.81695509683">
            <text:p><text:s/>3,717 </text:p>
          </table:table-cell>
          <table:table-cell table:formula="of:=([.$F$34]*[$DailyDist.I31])" office:value-type="float" office:value="26933.0538511118">
            <text:p><text:s/>26,933 </text:p>
          </table:table-cell>
          <table:table-cell table:formula="of:=([.E23]/[.F23])" office:value-type="percentage" office:value="0.138002061542806">
            <text:p>14%</text:p>
          </table:table-cell>
          <table:table-cell/>
          <table:table-cell table:formula="of:=([.AG23])" office:value-type="float" office:value="0">
            <text:p>$0.00 </text:p>
          </table:table-cell>
          <table:table-cell table:formula="of:=([.I23]/[.C23]-1)" office:value-type="percentage" office:value="-1">
            <text:p>-100.00%</text:p>
          </table:table-cell>
          <table:table-cell table:formula="of:=[.AF23]" office:value-type="float" office:value="0">
            <text:p>$0.00 </text:p>
          </table:table-cell>
          <table:table-cell table:formula="of:=[.K23]/[.D23]-1" office:value-type="percentage" office:value="-1">
            <text:p>-100.00%</text:p>
          </table:table-cell>
          <table:table-cell table:formula="of:=[.W23]" office:value-type="float" office:value="0">
            <text:p><text:s/>- <text:s text:c="2"/></text:p>
          </table:table-cell>
          <table:table-cell table:formula="of:=([.M23]/[.E23]-1)" office:value-type="percentage" office:value="-1">
            <text:p>-100.00%</text:p>
          </table:table-cell>
          <table:table-cell/>
          <table:table-cell table:formula="of:=([.O23]/[.F23]-1)" office:value-type="percentage" office:value="-1">
            <text:p>-100.00%</text:p>
          </table:table-cell>
          <table:table-cell table:formula="of:=([.M23]/[.O23])" office:value-type="percentage" office:value="0">
            <text:p>#DIV/0!</text:p>
          </table:table-cell>
          <table:table-cell table:formula="of:=SUM(#REF!+'[2]Affiliates-Rev-Aug'!R23))" office:value-type="float" office:value="0">
            <text:p>#NAME?</text:p>
          </table:table-cell>
          <table:table-cell table:formula="of:=([.R23]/[.M23])" office:value-type="float" office:value="0">
            <text:p>#NAME?</text:p>
          </table:table-cell>
          <table:table-cell table:style-name="ce29"/>
          <table:table-cell office:value-type="date" office:date-value="2011-01-21">
            <text:p>21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2]+[.C23])" office:value-type="float" office:value="5533359.27931549">
            <text:p>$5,533,359.28 </text:p>
          </table:table-cell>
          <table:table-cell table:formula="of:=SUM([.AJ22]+[.AG23])" office:value-type="float" office:value="0">
            <text:p>$0.00 </text:p>
          </table:table-cell>
          <table:table-cell table:formula="of:=[.AJ23]/[.AI23]-1" office:value-type="percentage" office:value="-1">
            <text:p>-100%</text:p>
          </table:table-cell>
          <table:table-cell/>
          <table:table-cell table:formula="of:=SUM([.AM22]+[.D23])" office:value-type="float" office:value="5079344.26284415">
            <text:p>$5,079,344 </text:p>
          </table:table-cell>
          <table:table-cell table:formula="of:=SUM([.AN22]+[.AF23])" office:value-type="float" office:value="0">
            <text:p>$0.00 </text:p>
          </table:table-cell>
          <table:table-cell table:formula="of:=[.AN23]/[.AM23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171074.237778473">
            <text:p>$171,074 </text:p>
          </table:table-cell>
          <table:table-cell table:formula="of:=([.$D$34]*[$DailyDist.J32])" office:value-type="float" office:value="157037.507293041">
            <text:p>$157,038 </text:p>
          </table:table-cell>
          <table:table-cell table:formula="of:=([.$E$34]*[$DailyDist.K32])" office:value-type="float" office:value="2262.41032049372">
            <text:p><text:s/>2,262 </text:p>
          </table:table-cell>
          <table:table-cell table:formula="of:=([.$F$34]*[$DailyDist.I32])" office:value-type="float" office:value="16705.9449242668">
            <text:p><text:s/>16,706 </text:p>
          </table:table-cell>
          <table:table-cell table:formula="of:=([.E24]/[.F24])" office:value-type="percentage" office:value="0.135425462657151">
            <text:p>14%</text:p>
          </table:table-cell>
          <table:table-cell/>
          <table:table-cell table:formula="of:=([.AG24])" office:value-type="float" office:value="0">
            <text:p>$0.00 </text:p>
          </table:table-cell>
          <table:table-cell table:formula="of:=([.I24]/[.C24]-1)" office:value-type="percentage" office:value="-1">
            <text:p>-100.00%</text:p>
          </table:table-cell>
          <table:table-cell table:formula="of:=[.AF24]" office:value-type="float" office:value="0">
            <text:p>$0.00 </text:p>
          </table:table-cell>
          <table:table-cell table:formula="of:=[.K24]/[.D24]-1" office:value-type="percentage" office:value="-1">
            <text:p>-100.00%</text:p>
          </table:table-cell>
          <table:table-cell table:formula="of:=[.W24]" office:value-type="float" office:value="0">
            <text:p><text:s/>- <text:s text:c="2"/></text:p>
          </table:table-cell>
          <table:table-cell table:formula="of:=([.M24]/[.E24]-1)" office:value-type="percentage" office:value="-1">
            <text:p>-100.00%</text:p>
          </table:table-cell>
          <table:table-cell/>
          <table:table-cell table:formula="of:=([.O24]/[.F24]-1)" office:value-type="percentage" office:value="-1">
            <text:p>-100.00%</text:p>
          </table:table-cell>
          <table:table-cell table:formula="of:=([.M24]/[.O24])" office:value-type="percentage" office:value="0">
            <text:p>#DIV/0!</text:p>
          </table:table-cell>
          <table:table-cell table:formula="of:=SUM(#REF!+'[2]Affiliates-Rev-Aug'!R24))" office:value-type="float" office:value="0">
            <text:p>#NAME?</text:p>
          </table:table-cell>
          <table:table-cell table:formula="of:=([.R24]/[.M24])" office:value-type="float" office:value="0">
            <text:p>#NAME?</text:p>
          </table:table-cell>
          <table:table-cell table:style-name="ce29"/>
          <table:table-cell office:value-type="date" office:date-value="2011-01-22">
            <text:p>22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3]+[.C24])" office:value-type="float" office:value="5704433.51709397">
            <text:p>$5,704,433.52 </text:p>
          </table:table-cell>
          <table:table-cell table:formula="of:=SUM([.AJ23]+[.AG24])" office:value-type="float" office:value="0">
            <text:p>$0.00 </text:p>
          </table:table-cell>
          <table:table-cell table:formula="of:=[.AJ24]/[.AI24]-1" office:value-type="percentage" office:value="-1">
            <text:p>-100%</text:p>
          </table:table-cell>
          <table:table-cell/>
          <table:table-cell table:formula="of:=SUM([.AM23]+[.D24])" office:value-type="float" office:value="5236381.77013719">
            <text:p>$5,236,382 </text:p>
          </table:table-cell>
          <table:table-cell table:formula="of:=SUM([.AN23]+[.AF24])" office:value-type="float" office:value="0">
            <text:p>$0.00 </text:p>
          </table:table-cell>
          <table:table-cell table:formula="of:=[.AN24]/[.AM24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205880.531828506">
            <text:p>$205,881 </text:p>
          </table:table-cell>
          <table:table-cell table:formula="of:=([.$D$34]*[$DailyDist.J33])" office:value-type="float" office:value="188987.926752479">
            <text:p>$188,988 </text:p>
          </table:table-cell>
          <table:table-cell table:formula="of:=([.$E$34]*[$DailyDist.K33])" office:value-type="float" office:value="2782.56269328581">
            <text:p><text:s/>2,783 </text:p>
          </table:table-cell>
          <table:table-cell table:formula="of:=([.$F$34]*[$DailyDist.I33])" office:value-type="float" office:value="19754.0734772801">
            <text:p><text:s/>19,754 </text:p>
          </table:table-cell>
          <table:table-cell table:formula="of:=([.E25]/[.F25])" office:value-type="percentage" office:value="0.140860197593481">
            <text:p>14%</text:p>
          </table:table-cell>
          <table:table-cell/>
          <table:table-cell table:formula="of:=([.AG25])" office:value-type="float" office:value="0">
            <text:p>$0.00 </text:p>
          </table:table-cell>
          <table:table-cell table:formula="of:=([.I25]/[.C25]-1)" office:value-type="percentage" office:value="-1">
            <text:p>-100.00%</text:p>
          </table:table-cell>
          <table:table-cell table:formula="of:=[.AF25]" office:value-type="float" office:value="0">
            <text:p>$0.00 </text:p>
          </table:table-cell>
          <table:table-cell table:formula="of:=[.K25]/[.D25]-1" office:value-type="percentage" office:value="-1">
            <text:p>-100.00%</text:p>
          </table:table-cell>
          <table:table-cell table:formula="of:=[.W25]" office:value-type="float" office:value="0">
            <text:p><text:s/>- <text:s text:c="2"/></text:p>
          </table:table-cell>
          <table:table-cell table:formula="of:=([.M25]/[.E25]-1)" office:value-type="percentage" office:value="-1">
            <text:p>-100.00%</text:p>
          </table:table-cell>
          <table:table-cell/>
          <table:table-cell table:formula="of:=([.O25]/[.F25]-1)" office:value-type="percentage" office:value="-1">
            <text:p>-100.00%</text:p>
          </table:table-cell>
          <table:table-cell table:formula="of:=([.M25]/[.O25])" office:value-type="percentage" office:value="0">
            <text:p>#DIV/0!</text:p>
          </table:table-cell>
          <table:table-cell table:formula="of:=SUM(#REF!+'[2]Affiliates-Rev-Aug'!R25))" office:value-type="float" office:value="0">
            <text:p>#NAME?</text:p>
          </table:table-cell>
          <table:table-cell table:formula="of:=([.R25]/[.M25])" office:value-type="float" office:value="0">
            <text:p>#NAME?</text:p>
          </table:table-cell>
          <table:table-cell table:style-name="ce29"/>
          <table:table-cell office:value-type="date" office:date-value="2011-01-23">
            <text:p>23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4]+[.C25])" office:value-type="float" office:value="5910314.04892247">
            <text:p>$5,910,314.05 </text:p>
          </table:table-cell>
          <table:table-cell table:formula="of:=SUM([.AJ24]+[.AG25])" office:value-type="float" office:value="0">
            <text:p>$0.00 </text:p>
          </table:table-cell>
          <table:table-cell table:formula="of:=[.AJ25]/[.AI25]-1" office:value-type="percentage" office:value="-1">
            <text:p>-100%</text:p>
          </table:table-cell>
          <table:table-cell/>
          <table:table-cell table:formula="of:=SUM([.AM24]+[.D25])" office:value-type="float" office:value="5425369.69688967">
            <text:p>$5,425,370 </text:p>
          </table:table-cell>
          <table:table-cell table:formula="of:=SUM([.AN24]+[.AF25])" office:value-type="float" office:value="0">
            <text:p>$0.00 </text:p>
          </table:table-cell>
          <table:table-cell table:formula="of:=[.AN25]/[.AM25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326680.149563357">
            <text:p>$326,680 </text:p>
          </table:table-cell>
          <table:table-cell table:formula="of:=([.$D$34]*[$DailyDist.J34])" office:value-type="float" office:value="299875.872812469">
            <text:p>$299,876 </text:p>
          </table:table-cell>
          <table:table-cell table:formula="of:=([.$E$34]*[$DailyDist.K34])" office:value-type="float" office:value="4494.52050276655">
            <text:p><text:s/>4,495 </text:p>
          </table:table-cell>
          <table:table-cell table:formula="of:=([.$F$34]*[$DailyDist.I34])" office:value-type="float" office:value="36487.5240734773">
            <text:p><text:s/>36,488 </text:p>
          </table:table-cell>
          <table:table-cell table:formula="of:=([.E26]/[.F26])" office:value-type="percentage" office:value="0.12317965159038">
            <text:p>12%</text:p>
          </table:table-cell>
          <table:table-cell/>
          <table:table-cell table:formula="of:=([.AG26])" office:value-type="float" office:value="0">
            <text:p>$0.00 </text:p>
          </table:table-cell>
          <table:table-cell table:formula="of:=([.I26]/[.C26]-1)" office:value-type="percentage" office:value="-1">
            <text:p>-100.00%</text:p>
          </table:table-cell>
          <table:table-cell table:formula="of:=[.AF26]" office:value-type="float" office:value="0">
            <text:p>$0.00 </text:p>
          </table:table-cell>
          <table:table-cell table:formula="of:=[.K26]/[.D26]-1" office:value-type="percentage" office:value="-1">
            <text:p>-100.00%</text:p>
          </table:table-cell>
          <table:table-cell table:formula="of:=[.W26]" office:value-type="float" office:value="0">
            <text:p><text:s/>- <text:s text:c="2"/></text:p>
          </table:table-cell>
          <table:table-cell table:formula="of:=([.M26]/[.E26]-1)" office:value-type="percentage" office:value="-1">
            <text:p>-100.00%</text:p>
          </table:table-cell>
          <table:table-cell/>
          <table:table-cell table:formula="of:=([.O26]/[.F26]-1)" office:value-type="percentage" office:value="-1">
            <text:p>-100.00%</text:p>
          </table:table-cell>
          <table:table-cell table:formula="of:=([.M26]/[.O26])" office:value-type="percentage" office:value="0">
            <text:p>#DIV/0!</text:p>
          </table:table-cell>
          <table:table-cell table:formula="of:=SUM(#REF!+'[2]Affiliates-Rev-Aug'!R26))" office:value-type="float" office:value="0">
            <text:p>#NAME?</text:p>
          </table:table-cell>
          <table:table-cell table:formula="of:=([.R26]/[.M26])" office:value-type="float" office:value="0">
            <text:p>#NAME?</text:p>
          </table:table-cell>
          <table:table-cell table:style-name="ce29"/>
          <table:table-cell office:value-type="date" office:date-value="2011-01-24">
            <text:p>24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5]+[.C26])" office:value-type="float" office:value="6236994.19848583">
            <text:p>$6,236,994.20 </text:p>
          </table:table-cell>
          <table:table-cell table:formula="of:=SUM([.AJ25]+[.AG26])" office:value-type="float" office:value="0">
            <text:p>$0.00 </text:p>
          </table:table-cell>
          <table:table-cell table:formula="of:=[.AJ26]/[.AI26]-1" office:value-type="percentage" office:value="-1">
            <text:p>-100%</text:p>
          </table:table-cell>
          <table:table-cell/>
          <table:table-cell table:formula="of:=SUM([.AM25]+[.D26])" office:value-type="float" office:value="5725245.56970214">
            <text:p>$5,725,246 </text:p>
          </table:table-cell>
          <table:table-cell table:formula="of:=SUM([.AN25]+[.AF26])" office:value-type="float" office:value="0">
            <text:p>$0.00 </text:p>
          </table:table-cell>
          <table:table-cell table:formula="of:=[.AN26]/[.AM26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346647.401940926">
            <text:p>$346,647 </text:p>
          </table:table-cell>
          <table:table-cell table:formula="of:=([.$D$34]*[$DailyDist.J35])" office:value-type="float" office:value="318204.801712476">
            <text:p>$318,205 </text:p>
          </table:table-cell>
          <table:table-cell table:formula="of:=([.$E$34]*[$DailyDist.K35])" office:value-type="float" office:value="4863.17218445414">
            <text:p><text:s/>4,863 </text:p>
          </table:table-cell>
          <table:table-cell table:formula="of:=([.$F$34]*[$DailyDist.I35])" office:value-type="float" office:value="35597.3405091847">
            <text:p><text:s/>35,597 </text:p>
          </table:table-cell>
          <table:table-cell table:formula="of:=([.E27]/[.F27])" office:value-type="percentage" office:value="0.136616166120594">
            <text:p>14%</text:p>
          </table:table-cell>
          <table:table-cell table:style-name="ce13"/>
          <table:table-cell table:formula="of:=([.AG27])" office:value-type="float" office:value="0">
            <text:p>$0.00 </text:p>
          </table:table-cell>
          <table:table-cell table:formula="of:=([.I27]/[.C27]-1)" office:value-type="percentage" office:value="-1">
            <text:p>-100.00%</text:p>
          </table:table-cell>
          <table:table-cell table:formula="of:=[.AF27]" office:value-type="float" office:value="0">
            <text:p>$0.00 </text:p>
          </table:table-cell>
          <table:table-cell table:formula="of:=[.K27]/[.D27]-1" office:value-type="percentage" office:value="-1">
            <text:p>-100.00%</text:p>
          </table:table-cell>
          <table:table-cell table:formula="of:=[.W27]" office:value-type="float" office:value="0">
            <text:p><text:s/>- <text:s text:c="2"/></text:p>
          </table:table-cell>
          <table:table-cell table:formula="of:=([.M27]/[.E27]-1)" office:value-type="percentage" office:value="-1">
            <text:p>-100.00%</text:p>
          </table:table-cell>
          <table:table-cell/>
          <table:table-cell table:formula="of:=([.O27]/[.F27]-1)" office:value-type="percentage" office:value="-1">
            <text:p>-100.00%</text:p>
          </table:table-cell>
          <table:table-cell table:formula="of:=([.M27]/[.O27])" office:value-type="percentage" office:value="0">
            <text:p>#DIV/0!</text:p>
          </table:table-cell>
          <table:table-cell table:formula="of:=SUM(#REF!+'[2]Affiliates-Rev-Aug'!R27))" office:value-type="float" office:value="0">
            <text:p>#NAME?</text:p>
          </table:table-cell>
          <table:table-cell table:formula="of:=([.R27]/[.M27])" office:value-type="float" office:value="0">
            <text:p>#NAME?</text:p>
          </table:table-cell>
          <table:table-cell table:style-name="ce29"/>
          <table:table-cell office:value-type="date" office:date-value="2011-01-25">
            <text:p>25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6]+[.C27])" office:value-type="float" office:value="6583641.60042675">
            <text:p>$6,583,641.60 </text:p>
          </table:table-cell>
          <table:table-cell table:formula="of:=SUM([.AJ26]+[.AG27])" office:value-type="float" office:value="0">
            <text:p>$0.00 </text:p>
          </table:table-cell>
          <table:table-cell table:formula="of:=[.AJ27]/[.AI27]-1" office:value-type="percentage" office:value="-1">
            <text:p>-100%</text:p>
          </table:table-cell>
          <table:table-cell/>
          <table:table-cell table:formula="of:=SUM([.AM26]+[.D27])" office:value-type="float" office:value="6043450.37141461">
            <text:p>$6,043,450 </text:p>
          </table:table-cell>
          <table:table-cell table:formula="of:=SUM([.AN26]+[.AF27])" office:value-type="float" office:value="0">
            <text:p>$0.00 </text:p>
          </table:table-cell>
          <table:table-cell table:formula="of:=[.AN27]/[.AM27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296938.593483472">
            <text:p>$296,939 </text:p>
          </table:table-cell>
          <table:table-cell table:formula="of:=([.$D$34]*[$DailyDist.J36])" office:value-type="float" office:value="272574.626929676">
            <text:p>$272,575 </text:p>
          </table:table-cell>
          <table:table-cell table:formula="of:=([.$E$34]*[$DailyDist.K36])" office:value-type="float" office:value="4047.5934640083">
            <text:p><text:s/>4,048 </text:p>
          </table:table-cell>
          <table:table-cell table:formula="of:=([.$F$34]*[$DailyDist.I36])" office:value-type="float" office:value="29803.6457943925">
            <text:p><text:s/>29,804 </text:p>
          </table:table-cell>
          <table:table-cell table:formula="of:=([.E28]/[.F28])" office:value-type="percentage" office:value="0.135808668910226">
            <text:p>14%</text:p>
          </table:table-cell>
          <table:table-cell table:style-name="ce19"/>
          <table:table-cell table:formula="of:=([.AG28])" office:value-type="float" office:value="0">
            <text:p>$0.00 </text:p>
          </table:table-cell>
          <table:table-cell table:formula="of:=([.I28]/[.C28]-1)" office:value-type="percentage" office:value="-1">
            <text:p>-100.00%</text:p>
          </table:table-cell>
          <table:table-cell table:formula="of:=[.AF28]" office:value-type="float" office:value="0">
            <text:p>$0.00 </text:p>
          </table:table-cell>
          <table:table-cell table:formula="of:=[.K28]/[.D28]-1" office:value-type="percentage" office:value="-1">
            <text:p>-100.00%</text:p>
          </table:table-cell>
          <table:table-cell table:formula="of:=[.W28]" office:value-type="float" office:value="0">
            <text:p><text:s/>- <text:s text:c="2"/></text:p>
          </table:table-cell>
          <table:table-cell table:formula="of:=([.M28]/[.E28]-1)" office:value-type="percentage" office:value="-1">
            <text:p>-100.00%</text:p>
          </table:table-cell>
          <table:table-cell/>
          <table:table-cell table:formula="of:=([.O28]/[.F28]-1)" office:value-type="percentage" office:value="-1">
            <text:p>-100.00%</text:p>
          </table:table-cell>
          <table:table-cell table:formula="of:=([.M28]/[.O28])" office:value-type="percentage" office:value="0">
            <text:p>#DIV/0!</text:p>
          </table:table-cell>
          <table:table-cell table:formula="of:=SUM(#REF!+'[2]Affiliates-Rev-Aug'!R28))" office:value-type="float" office:value="0">
            <text:p>#NAME?</text:p>
          </table:table-cell>
          <table:table-cell table:formula="of:=([.R28]/[.M28])" office:value-type="float" office:value="0">
            <text:p>#NAME?</text:p>
          </table:table-cell>
          <table:table-cell table:style-name="ce29"/>
          <table:table-cell office:value-type="date" office:date-value="2011-01-26">
            <text:p>26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7]+[.C28])" office:value-type="float" office:value="6880580.19391023">
            <text:p>$6,880,580.19 </text:p>
          </table:table-cell>
          <table:table-cell table:formula="of:=SUM([.AJ27]+[.AG28])" office:value-type="float" office:value="0">
            <text:p>$0.00 </text:p>
          </table:table-cell>
          <table:table-cell table:formula="of:=[.AJ28]/[.AI28]-1" office:value-type="percentage" office:value="-1">
            <text:p>-100%</text:p>
          </table:table-cell>
          <table:table-cell/>
          <table:table-cell table:formula="of:=SUM([.AM27]+[.D28])" office:value-type="float" office:value="6316024.99834429">
            <text:p>$6,316,025 </text:p>
          </table:table-cell>
          <table:table-cell table:formula="of:=SUM([.AN27]+[.AF28])" office:value-type="float" office:value="0">
            <text:p>$0.00 </text:p>
          </table:table-cell>
          <table:table-cell table:formula="of:=[.AN28]/[.AM28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212927.585642823">
            <text:p>$212,928 </text:p>
          </table:table-cell>
          <table:table-cell table:formula="of:=([.$D$34]*[$DailyDist.J37])" office:value-type="float" office:value="195456.7661238">
            <text:p>$195,457 </text:p>
          </table:table-cell>
          <table:table-cell table:formula="of:=([.$E$34]*[$DailyDist.K37])" office:value-type="float" office:value="3030.01382208981">
            <text:p><text:s/>3,030 </text:p>
          </table:table-cell>
          <table:table-cell table:formula="of:=([.$F$34]*[$DailyDist.I37])" office:value-type="float" office:value="24117.4732516919">
            <text:p><text:s/>24,117 </text:p>
          </table:table-cell>
          <table:table-cell table:formula="of:=([.E29]/[.F29])" office:value-type="percentage" office:value="0.125635624862868">
            <text:p>13%</text:p>
          </table:table-cell>
          <table:table-cell table:style-name="ce19"/>
          <table:table-cell table:formula="of:=([.AG29])" office:value-type="float" office:value="0">
            <text:p>$0.00 </text:p>
          </table:table-cell>
          <table:table-cell table:formula="of:=([.I29]/[.C29]-1)" office:value-type="percentage" office:value="-1">
            <text:p>-100.00%</text:p>
          </table:table-cell>
          <table:table-cell table:formula="of:=[.AF29]" office:value-type="float" office:value="0">
            <text:p>$0.00 </text:p>
          </table:table-cell>
          <table:table-cell table:formula="of:=[.K29]/[.D29]-1" office:value-type="percentage" office:value="-1">
            <text:p>-100.00%</text:p>
          </table:table-cell>
          <table:table-cell table:formula="of:=[.W29]" office:value-type="float" office:value="0">
            <text:p><text:s/>- <text:s text:c="2"/></text:p>
          </table:table-cell>
          <table:table-cell table:formula="of:=([.M29]/[.E29]-1)" office:value-type="percentage" office:value="-1">
            <text:p>-100.00%</text:p>
          </table:table-cell>
          <table:table-cell/>
          <table:table-cell table:formula="of:=([.O29]/[.F29]-1)" office:value-type="percentage" office:value="-1">
            <text:p>-100.00%</text:p>
          </table:table-cell>
          <table:table-cell table:formula="of:=([.M29]/[.O29])" office:value-type="percentage" office:value="0">
            <text:p>#DIV/0!</text:p>
          </table:table-cell>
          <table:table-cell table:formula="of:=SUM(#REF!+'[2]Affiliates-Rev-Aug'!R29))" office:value-type="float" office:value="0">
            <text:p>#NAME?</text:p>
          </table:table-cell>
          <table:table-cell table:formula="of:=([.R29]/[.M29])" office:value-type="float" office:value="0">
            <text:p>#NAME?</text:p>
          </table:table-cell>
          <table:table-cell table:style-name="ce29"/>
          <table:table-cell office:value-type="date" office:date-value="2011-01-27">
            <text:p>27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8]+[.C29])" office:value-type="float" office:value="7093507.77955305">
            <text:p>$7,093,507.78 </text:p>
          </table:table-cell>
          <table:table-cell table:formula="of:=SUM([.AJ28]+[.AG29])" office:value-type="float" office:value="0">
            <text:p>$0.00 </text:p>
          </table:table-cell>
          <table:table-cell table:formula="of:=[.AJ29]/[.AI29]-1" office:value-type="percentage" office:value="-1">
            <text:p>-100%</text:p>
          </table:table-cell>
          <table:table-cell/>
          <table:table-cell table:formula="of:=SUM([.AM28]+[.D29])" office:value-type="float" office:value="6511481.76446809">
            <text:p>$6,511,482 </text:p>
          </table:table-cell>
          <table:table-cell table:formula="of:=SUM([.AN28]+[.AF29])" office:value-type="float" office:value="0">
            <text:p>$0.00 </text:p>
          </table:table-cell>
          <table:table-cell table:formula="of:=[.AN29]/[.AM29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165742.118351754">
            <text:p>$165,742 </text:p>
          </table:table-cell>
          <table:table-cell table:formula="of:=([.$D$34]*[$DailyDist.J38])" office:value-type="float" office:value="152142.89104787">
            <text:p>$152,143 </text:p>
          </table:table-cell>
          <table:table-cell table:formula="of:=([.$E$34]*[$DailyDist.K38])" office:value-type="float" office:value="2312.91055086189">
            <text:p><text:s/>2,313 </text:p>
          </table:table-cell>
          <table:table-cell table:formula="of:=([.$F$34]*[$DailyDist.I38])" office:value-type="float" office:value="16760.9562681276">
            <text:p><text:s/>16,761 </text:p>
          </table:table-cell>
          <table:table-cell table:formula="of:=([.E30]/[.F30])" office:value-type="percentage" office:value="0.137993949382237">
            <text:p>14%</text:p>
          </table:table-cell>
          <table:table-cell table:style-name="ce19"/>
          <table:table-cell table:formula="of:=([.AG30])" office:value-type="float" office:value="0">
            <text:p>$0.00 </text:p>
          </table:table-cell>
          <table:table-cell table:formula="of:=([.I30]/[.C30]-1)" office:value-type="percentage" office:value="-1">
            <text:p>-100.00%</text:p>
          </table:table-cell>
          <table:table-cell table:formula="of:=[.AF30]" office:value-type="float" office:value="0">
            <text:p>$0.00 </text:p>
          </table:table-cell>
          <table:table-cell table:formula="of:=[.K30]/[.D30]-1" office:value-type="percentage" office:value="-1">
            <text:p>-100.00%</text:p>
          </table:table-cell>
          <table:table-cell table:formula="of:=[.W30]" office:value-type="float" office:value="0">
            <text:p><text:s/>- <text:s text:c="2"/></text:p>
          </table:table-cell>
          <table:table-cell table:formula="of:=([.M30]/[.E30]-1)" office:value-type="percentage" office:value="-1">
            <text:p>-100.00%</text:p>
          </table:table-cell>
          <table:table-cell/>
          <table:table-cell table:formula="of:=([.O30]/[.F30]-1)" office:value-type="percentage" office:value="-1">
            <text:p>-100.00%</text:p>
          </table:table-cell>
          <table:table-cell table:formula="of:=([.M30]/[.O30])" office:value-type="percentage" office:value="0">
            <text:p>#DIV/0!</text:p>
          </table:table-cell>
          <table:table-cell table:formula="of:=SUM(#REF!+'[2]Affiliates-Rev-Aug'!R30))" office:value-type="float" office:value="0">
            <text:p>#NAME?</text:p>
          </table:table-cell>
          <table:table-cell table:formula="of:=([.R30]/[.M30])" office:value-type="float" office:value="0">
            <text:p>#NAME?</text:p>
          </table:table-cell>
          <table:table-cell table:style-name="ce29"/>
          <table:table-cell office:value-type="date" office:date-value="2011-01-28">
            <text:p>28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29]+[.C30])" office:value-type="float" office:value="7259249.8979048">
            <text:p>$7,259,249.90 </text:p>
          </table:table-cell>
          <table:table-cell table:formula="of:=SUM([.AJ29]+[.AG30])" office:value-type="float" office:value="0">
            <text:p>$0.00 </text:p>
          </table:table-cell>
          <table:table-cell table:formula="of:=[.AJ30]/[.AI30]-1" office:value-type="percentage" office:value="-1">
            <text:p>-100%</text:p>
          </table:table-cell>
          <table:table-cell/>
          <table:table-cell table:formula="of:=SUM([.AM29]+[.D30])" office:value-type="float" office:value="6663624.65551596">
            <text:p>$6,663,625 </text:p>
          </table:table-cell>
          <table:table-cell table:formula="of:=SUM([.AN29]+[.AF30])" office:value-type="float" office:value="0">
            <text:p>$0.00 </text:p>
          </table:table-cell>
          <table:table-cell table:formula="of:=[.AN30]/[.AM30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109076.73911202">
            <text:p>$109,077 </text:p>
          </table:table-cell>
          <table:table-cell table:formula="of:=([.$D$34]*[$DailyDist.J39])" office:value-type="float" office:value="100126.935745789">
            <text:p>$100,127 </text:p>
          </table:table-cell>
          <table:table-cell table:formula="of:=([.$E$34]*[$DailyDist.K39])" office:value-type="float" office:value="1598.33229115237">
            <text:p><text:s/>1,598 </text:p>
          </table:table-cell>
          <table:table-cell table:formula="of:=([.$F$34]*[$DailyDist.I39])" office:value-type="float" office:value="11639.900257815">
            <text:p><text:s/>11,640 </text:p>
          </table:table-cell>
          <table:table-cell table:formula="of:=([.E31]/[.F31])" office:value-type="percentage" office:value="0.13731494735784">
            <text:p>14%</text:p>
          </table:table-cell>
          <table:table-cell table:style-name="ce13"/>
          <table:table-cell table:formula="of:=([.AG31])" office:value-type="float" office:value="0">
            <text:p>$0.00 </text:p>
          </table:table-cell>
          <table:table-cell table:formula="of:=([.I31]/[.C31]-1)" office:value-type="percentage" office:value="-1">
            <text:p>-100.00%</text:p>
          </table:table-cell>
          <table:table-cell table:formula="of:=[.AF31]" office:value-type="float" office:value="0">
            <text:p>$0.00 </text:p>
          </table:table-cell>
          <table:table-cell table:formula="of:=[.K31]/[.D31]-1" office:value-type="percentage" office:value="-1">
            <text:p>-100.00%</text:p>
          </table:table-cell>
          <table:table-cell table:formula="of:=[.W31]" office:value-type="float" office:value="0">
            <text:p><text:s/>- <text:s text:c="2"/></text:p>
          </table:table-cell>
          <table:table-cell table:formula="of:=([.M31]/[.E31]-1)" office:value-type="percentage" office:value="-1">
            <text:p>-100.00%</text:p>
          </table:table-cell>
          <table:table-cell/>
          <table:table-cell table:formula="of:=([.O31]/[.F31]-1)" office:value-type="percentage" office:value="-1">
            <text:p>-100.00%</text:p>
          </table:table-cell>
          <table:table-cell table:formula="of:=([.M31]/[.O31])" office:value-type="percentage" office:value="0">
            <text:p>#DIV/0!</text:p>
          </table:table-cell>
          <table:table-cell table:formula="of:=SUM(#REF!+'[2]Affiliates-Rev-Aug'!R31))" office:value-type="float" office:value="0">
            <text:p>#NAME?</text:p>
          </table:table-cell>
          <table:table-cell table:formula="of:=([.R31]/[.M31])" office:value-type="float" office:value="0">
            <text:p>#NAME?</text:p>
          </table:table-cell>
          <table:table-cell table:style-name="ce29"/>
          <table:table-cell office:value-type="date" office:date-value="2011-01-29">
            <text:p>29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30]+[.C31])" office:value-type="float" office:value="7368326.63701682">
            <text:p>$7,368,326.64 </text:p>
          </table:table-cell>
          <table:table-cell table:formula="of:=SUM([.AJ30]+[.AG31])" office:value-type="float" office:value="0">
            <text:p>$0.00 </text:p>
          </table:table-cell>
          <table:table-cell table:style-name="Default"/>
          <table:table-cell/>
          <table:table-cell table:formula="of:=SUM([.AM30]+[.D31])" office:value-type="float" office:value="6763751.59126175">
            <text:p>$6,763,752 </text:p>
          </table:table-cell>
          <table:table-cell table:formula="of:=SUM([.AN30]+[.AF31])" office:value-type="float" office:value="0">
            <text:p>$0.00 </text:p>
          </table:table-cell>
          <table:table-cell table:formula="of:=[.AN31]/[.AM31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113759.792028204">
            <text:p>$113,760 </text:p>
          </table:table-cell>
          <table:table-cell table:formula="of:=([.$D$34]*[$DailyDist.J40])" office:value-type="float" office:value="104425.741726332">
            <text:p>$104,426 </text:p>
          </table:table-cell>
          <table:table-cell table:formula="of:=([.$E$34]*[$DailyDist.K40])" office:value-type="float" office:value="1608.43233722601">
            <text:p><text:s/>1,608 </text:p>
          </table:table-cell>
          <table:table-cell table:formula="of:=([.$F$34]*[$DailyDist.I40])" office:value-type="float" office:value="15068.1071865936">
            <text:p><text:s/>15,068 </text:p>
          </table:table-cell>
          <table:table-cell table:formula="of:=([.E32]/[.F32])" office:value-type="percentage" office:value="0.106744152885842">
            <text:p>11%</text:p>
          </table:table-cell>
          <table:table-cell table:style-name="ce13"/>
          <table:table-cell table:formula="of:=([.AG32])" office:value-type="float" office:value="0">
            <text:p>$0.00 </text:p>
          </table:table-cell>
          <table:table-cell table:formula="of:=([.I32]/[.C32]-1)" office:value-type="percentage" office:value="-1">
            <text:p>-100.00%</text:p>
          </table:table-cell>
          <table:table-cell table:formula="of:=[.AF32]" office:value-type="float" office:value="0">
            <text:p>$0.00 </text:p>
          </table:table-cell>
          <table:table-cell table:formula="of:=[.K32]/[.D32]-1" office:value-type="percentage" office:value="-1">
            <text:p>-100.00%</text:p>
          </table:table-cell>
          <table:table-cell table:formula="of:=[.W32]" office:value-type="float" office:value="0">
            <text:p><text:s/>- <text:s text:c="2"/></text:p>
          </table:table-cell>
          <table:table-cell table:formula="of:=([.M32]/[.E32]-1)" office:value-type="percentage" office:value="-1">
            <text:p>-100.00%</text:p>
          </table:table-cell>
          <table:table-cell/>
          <table:table-cell table:formula="of:=([.O32]/[.F32]-1)" office:value-type="percentage" office:value="-1">
            <text:p>-100.00%</text:p>
          </table:table-cell>
          <table:table-cell table:formula="of:=([.M32]/[.O32])" office:value-type="percentage" office:value="0">
            <text:p>#DIV/0!</text:p>
          </table:table-cell>
          <table:table-cell table:formula="of:=SUM(#REF!+'[2]Affiliates-Rev-Aug'!R32))" office:value-type="float" office:value="0">
            <text:p>#NAME?</text:p>
          </table:table-cell>
          <table:table-cell table:formula="of:=([.R32]/[.M32])" office:value-type="float" office:value="0">
            <text:p>#NAME?</text:p>
          </table:table-cell>
          <table:table-cell table:style-name="ce29"/>
          <table:table-cell office:value-type="date" office:date-value="2011-01-30">
            <text:p>30-Jan</text:p>
          </table:table-cell>
          <table:table-cell/>
          <table:table-cell/>
          <table:table-cell table:number-columns-repeated="5"/>
          <table:table-cell table:style-name="ce43"/>
          <table:table-cell table:number-columns-repeated="2"/>
          <table:table-cell table:number-columns-repeated="2"/>
          <table:table-cell/>
          <table:table-cell table:formula="of:=SUM([.AI31]+[.C32])" office:value-type="float" office:value="7482086.42904503">
            <text:p>$7,482,086.43 </text:p>
          </table:table-cell>
          <table:table-cell table:formula="of:=SUM([.AJ31]+[.AG32])" office:value-type="float" office:value="0">
            <text:p>$0.00 </text:p>
          </table:table-cell>
          <table:table-cell table:style-name="Default"/>
          <table:table-cell/>
          <table:table-cell table:formula="of:=SUM([.AM31]+[.D32])" office:value-type="float" office:value="6868177.33298808">
            <text:p>$6,868,177 </text:p>
          </table:table-cell>
          <table:table-cell table:formula="of:=SUM([.AN31]+[.AF32])" office:value-type="float" office:value="0">
            <text:p>$0.00 </text:p>
          </table:table-cell>
          <table:table-cell table:formula="of:=[.AN32]/[.AM32]-1" office:value-type="percentage" office:value="-1">
            <text:p>-100%</text:p>
          </table:table-cell>
          <table:table-cell table:number-columns-repeated="983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36085.6355831034">
            <text:p>$36,086 </text:p>
          </table:table-cell>
          <table:table-cell table:formula="of:=([.$D$34]*[$DailyDist.J41])" office:value-type="float" office:value="33124.7903520907">
            <text:p>$33,125 </text:p>
          </table:table-cell>
          <table:table-cell table:formula="of:=([.$E$34]*[$DailyDist.K41])" office:value-type="float" office:value="493.5852116">
            <text:p><text:s/>494 </text:p>
          </table:table-cell>
          <table:table-cell table:formula="of:=([.$F$34]*[$DailyDist.I41])" office:value-type="float" office:value="5431.37">
            <text:p><text:s/>5,431 </text:p>
          </table:table-cell>
          <table:table-cell table:formula="of:=([.E33]/[.F33])" office:value-type="percentage" office:value="0.0908767422583989">
            <text:p>9%</text:p>
          </table:table-cell>
          <table:table-cell table:style-name="ce19"/>
          <table:table-cell/>
          <table:table-cell table:style-name="ce13"/>
          <table:table-cell table:formula="of:=[.AF33]" office:value-type="float" office:value="0">
            <text:p>$0.00 </text:p>
          </table:table-cell>
          <table:table-cell table:style-name="ce52" table:formula="of:=[.AG33]" office:value-type="float" office:value="0">
            <text:p>$0.00 </text:p>
          </table:table-cell>
          <table:table-cell office:value-type="float" office:value="0">
            <text:p><text:s/>- <text:s text:c="2"/></text:p>
          </table:table-cell>
          <table:table-cell table:style-name="ce17" table:formula="of:=[.X33]" office:value-type="float" office:value="0">
            <text:p><text:s/>- <text:s text:c="2"/></text:p>
          </table:table-cell>
          <table:table-cell table:style-name="ce29"/>
          <table:table-cell table:style-name="ce30"/>
          <table:table-cell table:formula="of:=([.P33]/[.G33]-1)" office:value-type="percentage" office:value="-1">
            <text:p>-100.00%</text:p>
          </table:table-cell>
          <table:table-cell table:style-name="ce29" table:formula="of:=([.N33]/[.P33])" office:value-type="percentage" office:value="0">
            <text:p>#DIV/0!</text:p>
          </table:table-cell>
          <table:table-cell table:style-name="ce32" table:formula="of:=SUM(#REF!+'[2]Affiliates-Rev-Aug'!R33))" office:value-type="float" office:value="0">
            <text:p>#NAME?</text:p>
          </table:table-cell>
          <table:table-cell table:style-name="ce33" table:formula="of:=([.S33]/[.N33])" office:value-type="float" office:value="0">
            <text:p>#NAME?</text:p>
          </table:table-cell>
          <table:table-cell office:value-type="date" office:date-value="2011-01-31">
            <text:p>31-Jan</text:p>
          </table:table-cell>
          <table:table-cell table:style-name="ce41"/>
          <table:table-cell table:style-name="Default"/>
          <table:table-cell table:style-name="Default"/>
          <table:table-cell table:style-name="ce13" table:number-columns-repeated="3"/>
          <table:table-cell table:style-name="Default"/>
          <table:table-cell table:style-name="ce13"/>
          <table:table-cell table:style-name="ce57"/>
          <table:table-cell table:style-name="ce13"/>
          <table:table-cell table:style-name="Default"/>
          <table:table-cell table:style-name="Default"/>
          <table:table-cell table:style-name="Default" table:number-columns-repeated="2"/>
          <table:table-cell table:formula="of:=SUM([.AI32]+[.D33])" office:value-type="float" office:value="7515211.21939712">
            <text:p>$7,515,211.22 </text:p>
          </table:table-cell>
          <table:table-cell table:style-name="ce13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 table:number-columns-repeated="2"/>
          <table:table-cell table:style-name="ce47" office:value-type="float" office:value="7517840.74647988">
            <office:annotation draw:style-name="gr2" draw:text-style-name="P1" svg:width="2.4276in" svg:height="0.7122in" svg:x="3.0252in" svg:y="6.8657in" draw:caption-point-x="-0.0039in" draw:caption-point-y="-0.0154in">
              <dc:date>2010-11-27T00:00:00</dc:date>
              <text:p text:style-name="P1">Sara Leoni:</text:p>
              <text:p text:style-name="P1">Added $200k to account for fees/ext projection</text:p>
            </office:annotation>
            <text:p><text:s/>$7,517,841 </text:p>
          </table:table-cell>
          <table:table-cell table:style-name="ce36" table:formula="of:=([$Data.E20])" office:value-type="float" office:value="6900997.99001889">
            <office:annotation draw:style-name="gr2" draw:text-style-name="P1" svg:width="1.7189in" svg:height="0.7122in" svg:x="4.7772in" svg:y="6.8657in" draw:caption-point-x="-0.1949in" draw:caption-point-y="-0.0154in">
              <dc:date>2010-11-27T00:00:00</dc:date>
              <text:p text:style-name="P1">Sara Leoni:</text:p>
              <text:p text:style-name="P1">Added $200k to account for fees/ext projection</text:p>
            </office:annotation>
            <text:p><text:s/>$6,900,997.99 </text:p>
          </table:table-cell>
          <table:table-cell table:style-name="ce37" table:formula="of:=([$Data.F20])" office:value-type="float" office:value="94920.233">
            <text:p><text:s/>94,920 </text:p>
          </table:table-cell>
          <table:table-cell table:style-name="ce38" table:formula="of:=([$Data.D20])" office:value-type="float" office:value="775910">
            <text:p><text:s/>775,910 </text:p>
          </table:table-cell>
          <table:table-cell table:style-name="Default"/>
          <table:table-cell table:style-name="ce19"/>
          <table:table-cell table:style-name="Default"/>
          <table:table-cell table:style-name="ce13"/>
          <table:table-cell table:style-name="Default" table:number-columns-repeated="4"/>
          <table:table-cell table:style-name="ce15"/>
          <table:table-cell table:style-name="Default" table:number-columns-repeated="22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/>
          <table:table-cell table:style-name="Default" table:number-columns-repeated="3"/>
          <table:table-cell table:style-name="ce48">
            <office:annotation draw:style-name="gr3" draw:text-style-name="P1" svg:width="1.9236in" svg:height="0.7126in" svg:x="6.3382in" svg:y="7.0795in" draw:caption-point-x="-0.122in" draw:caption-point-y="-0.0346in">
              <dc:date>2010-11-27T00:00:00</dc:date>
              <text:p text:style-name="P1">Sara Leoni:</text:p>
              <text:p text:style-name="P1">Added $200k to account for fees/ext projection</text:p>
            </office:annotation>
          </table:table-cell>
          <table:table-cell table:style-name="Default" table:number-columns-repeated="2"/>
          <table:table-cell/>
          <table:table-cell table:style-name="Default" table:number-columns-repeated="29"/>
          <table:table-cell/>
          <table:table-cell table:style-name="Default" table:number-columns-repeated="3"/>
          <table:table-cell table:number-columns-repeated="983"/>
        </table:table-row>
        <table:table-row table:style-name="ro3">
          <table:table-cell/>
          <table:table-cell table:style-name="Default" table:number-columns-repeated="6"/>
          <table:table-cell/>
          <table:table-cell table:style-name="Default"/>
          <table:table-cell table:style-name="ce39"/>
          <table:table-cell table:style-name="Default" table:number-columns-repeated="27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3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18"/>
          <table:table-cell table:style-name="Default" table:formula="of:=520000*0.72" office:value-type="float" office:value="374400">
            <text:p>374400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983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3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number-columns-repeated="2"/>
          <table:table-cell table:style-name="ce21"/>
          <table:table-cell table:style-name="Default" table:number-columns-repeated="3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 table:style-name="ce4" office:value-type="string">
            <text:p>Traffic</text:p>
          </table:table-cell>
          <table:table-cell table:style-name="ce10"/>
          <table:table-cell table:style-name="ce16"/>
          <table:table-cell table:style-name="ce21"/>
          <table:table-cell table:style-name="Default" table:number-columns-repeated="3"/>
          <table:table-cell/>
          <table:table-cell table:style-name="Default"/>
          <table:table-cell table:style-name="ce7"/>
          <table:table-cell table:style-name="ce54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  <table:table-row table:style-name="ro2">
          <table:table-cell table:style-name="ce5" office:value-type="string">
            <text:p>Orders</text:p>
          </table:table-cell>
          <table:table-cell table:style-name="ce11" table:number-columns-repeated="2"/>
          <table:table-cell table:style-name="ce22"/>
          <table:table-cell table:style-name="Default" table:number-columns-repeated="3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  <table:table-row table:style-name="ro4">
          <table:table-cell/>
          <table:table-cell table:style-name="Default" table:number-columns-repeated="6"/>
          <table:table-cell/>
          <table:table-cell table:style-name="Default"/>
          <table:table-cell table:style-name="ce7"/>
          <table:table-cell table:style-name="ce53"/>
          <table:table-cell table:style-name="ce13"/>
          <table:table-cell table:style-name="Default" table:number-columns-repeated="25"/>
          <table:table-cell/>
          <table:table-cell table:style-name="Default" table:number-columns-repeated="3"/>
          <table:table-cell table:number-columns-repeated="983"/>
        </table:table-row>
      </table:table>
      <table:table table:name="Direct" table:style-name="ta4" table:print="false">
        <table:table-column table:style-name="co1" table:default-cell-style-name="Default"/>
        <table:table-column table:style-name="co32" table:default-cell-style-name="ce7"/>
        <table:table-column table:style-name="co14" table:default-cell-style-name="ce35"/>
        <table:table-column table:style-name="co4" table:number-columns-repeated="2" table:default-cell-style-name="ce17"/>
        <table:table-column table:style-name="co4" table:default-cell-style-name="ce19"/>
        <table:table-column table:style-name="co4" table:number-columns-repeated="2" table:default-cell-style-name="Default"/>
        <table:table-column table:style-name="co27" table:default-cell-style-name="ce13"/>
        <table:table-column table:style-name="co7" table:default-cell-style-name="ce29"/>
        <table:table-column table:style-name="co8" table:default-cell-style-name="ce17"/>
        <table:table-column table:style-name="co8" table:default-cell-style-name="ce29"/>
        <table:table-column table:style-name="co8" table:default-cell-style-name="ce17"/>
        <table:table-column table:style-name="co8" table:number-columns-repeated="2" table:default-cell-style-name="ce29"/>
        <table:table-column table:style-name="co8" table:default-cell-style-name="ce33"/>
        <table:table-column table:style-name="co17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37" table:default-cell-style-name="Default"/>
        <table:table-column table:style-name="co38" table:default-cell-style-name="ce7"/>
        <table:table-column table:style-name="co36" table:default-cell-style-name="ce25"/>
        <table:table-column table:style-name="co23" table:default-cell-style-name="ce67"/>
        <table:table-column table:style-name="co1" table:default-cell-style-name="Default"/>
        <table:table-column table:style-name="co1" table:default-cell-style-name="ce13"/>
        <table:table-column table:style-name="co27" table:default-cell-style-name="ce13"/>
        <table:table-column table:style-name="co27" table:default-cell-style-name="Default"/>
        <table:table-column table:style-name="co1" table:default-cell-style-name="ce25"/>
        <table:table-column table:style-name="co2" table:default-cell-style-name="ce39"/>
        <table:table-column table:style-name="co1" table:number-columns-repeated="993" table:default-cell-style-name="Default"/>
        <table:table-row table:style-name="ro1">
          <table:table-cell table:style-name="ce2" office:value-type="string">
            <text:p>Daily Projected Distribution - Direct - Jan <text:s/>2011</text:p>
          </table:table-cell>
          <table:table-cell table:style-name="Default" table:number-columns-repeated="4"/>
          <table:table-cell table:style-name="ce64" table:number-columns-repeated="3"/>
          <table:table-cell table:style-name="ce27" office:value-type="string">
            <text:p>From GA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ce31" office:value-type="string">
            <text:p>Calculated</text:p>
          </table:table-cell>
          <table:table-cell/>
          <table:table-cell table:style-name="ce15" table:number-columns-repeated="2"/>
          <table:table-cell/>
          <table:table-cell table:style-name="ce66" office:value-type="string">
            <text:p>Orders, CR</text:p>
          </table:table-cell>
          <table:table-cell/>
          <table:table-cell table:style-name="Default"/>
          <table:table-cell table:style-name="ce7" table:formula="of:=([.B2])" office:value-type="string" office:string-value="Jan">
            <text:p>Jan</text:p>
          </table:table-cell>
          <table:table-cell table:style-name="Default" office:value-type="string">
            <text:p>Unpaid Orders</text:p>
          </table:table-cell>
          <table:table-cell office:value-type="string">
            <text:p>Paid Orders</text:p>
          </table:table-cell>
          <table:table-cell table:style-name="Default"/>
          <table:table-cell table:style-name="Default" office:value-type="string">
            <text:p>Unpaid Rev</text:p>
          </table:table-cell>
          <table:table-cell office:value-type="string">
            <text:p>Paid Rev</text:p>
          </table:table-cell>
          <table:table-cell table:style-name="Default"/>
          <table:table-cell table:style-name="Default" office:value-type="string">
            <text:p>Unpaid Traffic</text:p>
          </table:table-cell>
          <table:table-cell office:value-type="string">
            <text:p>Paid Traffic</text:p>
          </table:table-cell>
          <table:table-cell table:number-columns-repeated="992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-T </text:p>
          </table:table-cell>
          <table:table-cell table:style-name="ce12" office:value-type="string">
            <text:p>CR</text:p>
          </table:table-cell>
          <table:table-cell table:style-name="ce12"/>
          <table:table-cell/>
          <table:table-cell table:style-name="ce28" office:value-type="string">
            <office:annotation draw:style-name="gr4" draw:text-style-name="P1" svg:width="1.5839in" svg:height="0.589in" svg:x="9.4929in" svg:y="0.4724in" draw:caption-point-x="0.548in" draw:caption-point-y="-0.1157in">
              <dc:date>2010-11-27T00:00:00</dc:date>
              <text:p text:style-name="P1">prashant:</text:p>
              <text:p text:style-name="P1">From GA</text:p>
            </office:annotation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28" office:value-type="string">
            <text:p>AOV</text:p>
          </table:table-cell>
          <table:table-cell table:number-columns-repeated="6"/>
          <table:table-cell table:formula="of:=([.B3])" office:value-type="date" office:date-value="2011-01-01">
            <text:p>1/1/2011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11651.5826322494">
            <text:p>$11,652 </text:p>
          </table:table-cell>
          <table:table-cell table:formula="of:=([.$D$34]*[$DailyDist.K11])" office:value-type="float" office:value="176.566255240477">
            <text:p><text:s/>177 </text:p>
          </table:table-cell>
          <table:table-cell table:formula="of:=([.$E$34]*[$DailyDist.I11])" office:value-type="float" office:value="1989.81590718659">
            <text:p><text:s/>1,990 </text:p>
          </table:table-cell>
          <table:table-cell table:formula="of:=([.D3]/[.E3])" office:value-type="percentage" office:value="0.0887349702064269">
            <text:p>9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3]/[.M3])" office:value-type="percentage" office:value="0">
            <text:p>#DIV/0!</text:p>
          </table:table-cell>
          <table:table-cell table:formula="of:=([.I3]/[.K3])" office:value-type="float" office:value="0">
            <text:p>#DIV/0!</text:p>
          </table:table-cell>
          <table:table-cell table:number-columns-repeated="6"/>
          <table:table-cell table:formula="of:=([.B4])" office:value-type="date" office:date-value="2011-01-02">
            <text:p>1/2/2011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16202.1210738371">
            <text:p>$16,202 </text:p>
          </table:table-cell>
          <table:table-cell table:formula="of:=([.$D$34]*[$DailyDist.K12])" office:value-type="float" office:value="249.043233374122">
            <text:p><text:s/>249 </text:p>
          </table:table-cell>
          <table:table-cell table:formula="of:=([.$E$34]*[$DailyDist.I12])" office:value-type="float" office:value="2503.19999677731">
            <text:p><text:s/>2,503 </text:p>
          </table:table-cell>
          <table:table-cell table:formula="of:=([.D4]/[.E4])" office:value-type="percentage" office:value="0.0994899463465753">
            <text:p>10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4]/[.M4])" office:value-type="percentage" office:value="0">
            <text:p>#DIV/0!</text:p>
          </table:table-cell>
          <table:table-cell table:formula="of:=([.I4]/[.K4])" office:value-type="float" office:value="0">
            <text:p>#DIV/0!</text:p>
          </table:table-cell>
          <table:table-cell table:number-columns-repeated="6"/>
          <table:table-cell table:formula="of:=([.B5])" office:value-type="date" office:date-value="2011-01-03">
            <text:p>1/3/2011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49216.0267529131">
            <text:p>$49,216 </text:p>
          </table:table-cell>
          <table:table-cell table:formula="of:=([.$D$34]*[$DailyDist.K13])" office:value-type="float" office:value="655.3769299319">
            <text:p><text:s/>655 </text:p>
          </table:table-cell>
          <table:table-cell table:formula="of:=([.$E$34]*[$DailyDist.I13])" office:value-type="float" office:value="7395.19281662907">
            <text:p><text:s/>7,395 </text:p>
          </table:table-cell>
          <table:table-cell table:formula="of:=([.D5]/[.E5])" office:value-type="percentage" office:value="0.0886220205723641">
            <text:p>9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5]/[.M5])" office:value-type="percentage" office:value="0">
            <text:p>#DIV/0!</text:p>
          </table:table-cell>
          <table:table-cell table:formula="of:=([.I5]/[.K5])" office:value-type="float" office:value="0">
            <text:p>#DIV/0!</text:p>
          </table:table-cell>
          <table:table-cell table:number-columns-repeated="6"/>
          <table:table-cell table:formula="of:=([.B6])" office:value-type="date" office:date-value="2011-01-04">
            <text:p>1/4/2011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50856.5609780102">
            <text:p>$50,857 </text:p>
          </table:table-cell>
          <table:table-cell table:formula="of:=([.$D$34]*[$DailyDist.K14])" office:value-type="float" office:value="663.087246754629">
            <text:p><text:s/>663 </text:p>
          </table:table-cell>
          <table:table-cell table:formula="of:=([.$E$34]*[$DailyDist.I14])" office:value-type="float" office:value="7488.60120528521">
            <text:p><text:s/>7,489 </text:p>
          </table:table-cell>
          <table:table-cell table:formula="of:=([.D6]/[.E6])" office:value-type="percentage" office:value="0.0885462089083664">
            <text:p>9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6]/[.M6])" office:value-type="percentage" office:value="0">
            <text:p>#DIV/0!</text:p>
          </table:table-cell>
          <table:table-cell table:formula="of:=([.I6]/[.K6])" office:value-type="float" office:value="0">
            <text:p>#DIV/0!</text:p>
          </table:table-cell>
          <table:table-cell table:number-columns-repeated="6"/>
          <table:table-cell table:formula="of:=([.B7])" office:value-type="date" office:date-value="2011-01-05">
            <text:p>1/5/2011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56686.9457899652">
            <text:p>$56,687 </text:p>
          </table:table-cell>
          <table:table-cell table:formula="of:=([.$D$34]*[$DailyDist.K15])" office:value-type="float" office:value="686.989228905086">
            <text:p><text:s/>687 </text:p>
          </table:table-cell>
          <table:table-cell table:formula="of:=([.$E$34]*[$DailyDist.I15])" office:value-type="float" office:value="7187.37725427006">
            <text:p><text:s/>7,187 </text:p>
          </table:table-cell>
          <table:table-cell table:formula="of:=([.D7]/[.E7])" office:value-type="percentage" office:value="0.0955827424387585">
            <text:p>10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7]/[.M7])" office:value-type="percentage" office:value="0">
            <text:p>#DIV/0!</text:p>
          </table:table-cell>
          <table:table-cell table:formula="of:=([.I7]/[.K7])" office:value-type="float" office:value="0">
            <text:p>#DIV/0!</text:p>
          </table:table-cell>
          <table:table-cell table:number-columns-repeated="6"/>
          <table:table-cell table:formula="of:=([.B8])" office:value-type="date" office:date-value="2011-01-06">
            <text:p>1/6/2011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55884.9132153286">
            <text:p>$55,885 </text:p>
          </table:table-cell>
          <table:table-cell table:formula="of:=([.$D$34]*[$DailyDist.K16])" office:value-type="float" office:value="721.685654607363">
            <text:p><text:s/>722 </text:p>
          </table:table-cell>
          <table:table-cell table:formula="of:=([.$E$34]*[$DailyDist.I16])" office:value-type="float" office:value="6564.65466322913">
            <text:p><text:s/>6,565 </text:p>
          </table:table-cell>
          <table:table-cell table:formula="of:=([.D8]/[.E8])" office:value-type="percentage" office:value="0.109935052433111">
            <text:p>11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8]/[.M8])" office:value-type="percentage" office:value="0">
            <text:p>#DIV/0!</text:p>
          </table:table-cell>
          <table:table-cell table:formula="of:=([.I8]/[.K8])" office:value-type="float" office:value="0">
            <text:p>#DIV/0!</text:p>
          </table:table-cell>
          <table:table-cell table:number-columns-repeated="6"/>
          <table:table-cell table:formula="of:=([.B9])" office:value-type="date" office:date-value="2011-01-07">
            <text:p>1/7/2011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52714.6546493686">
            <text:p>$52,715 </text:p>
          </table:table-cell>
          <table:table-cell table:formula="of:=([.$D$34]*[$DailyDist.K17])" office:value-type="float" office:value="680.049943764631">
            <text:p><text:s/>680 </text:p>
          </table:table-cell>
          <table:table-cell table:formula="of:=([.$E$34]*[$DailyDist.I17])" office:value-type="float" office:value="5560.33346116661">
            <text:p><text:s/>5,560 </text:p>
          </table:table-cell>
          <table:table-cell table:formula="of:=([.D9]/[.E9])" office:value-type="percentage" office:value="0.122303805790444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9]/[.M9])" office:value-type="percentage" office:value="0">
            <text:p>#DIV/0!</text:p>
          </table:table-cell>
          <table:table-cell table:formula="of:=([.I9]/[.K9])" office:value-type="float" office:value="0">
            <text:p>#DIV/0!</text:p>
          </table:table-cell>
          <table:table-cell table:number-columns-repeated="6"/>
          <table:table-cell table:formula="of:=([.B10])" office:value-type="date" office:date-value="2011-01-08">
            <text:p>1/8/2011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39377.62816761">
            <text:p>$39,378 </text:p>
          </table:table-cell>
          <table:table-cell table:formula="of:=([.$D$34]*[$DailyDist.K18])" office:value-type="float" office:value="515.049163758247">
            <text:p><text:s/>515 </text:p>
          </table:table-cell>
          <table:table-cell table:formula="of:=([.$E$34]*[$DailyDist.I18])" office:value-type="float" office:value="4123.72692555591">
            <text:p><text:s/>4,124 </text:p>
          </table:table-cell>
          <table:table-cell table:formula="of:=([.D10]/[.E10])" office:value-type="percentage" office:value="0.124898950162374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0]/[.M10])" office:value-type="percentage" office:value="0">
            <text:p>#DIV/0!</text:p>
          </table:table-cell>
          <table:table-cell table:formula="of:=([.I10]/[.K10])" office:value-type="float" office:value="0">
            <text:p>#DIV/0!</text:p>
          </table:table-cell>
          <table:table-cell table:number-columns-repeated="6"/>
          <table:table-cell table:formula="of:=([.B11])" office:value-type="date" office:date-value="2011-01-09">
            <text:p>1/9/2011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46984.9166121233">
            <text:p>$46,985 </text:p>
          </table:table-cell>
          <table:table-cell table:formula="of:=([.$D$34]*[$DailyDist.K19])" office:value-type="float" office:value="619.138440865078">
            <text:p><text:s/>619 </text:p>
          </table:table-cell>
          <table:table-cell table:formula="of:=([.$E$34]*[$DailyDist.I19])" office:value-type="float" office:value="4853.61572993877">
            <text:p><text:s/>4,854 </text:p>
          </table:table-cell>
          <table:table-cell table:formula="of:=([.D11]/[.E11])" office:value-type="percentage" office:value="0.127562311339569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1]/[.M11])" office:value-type="percentage" office:value="0">
            <text:p>#DIV/0!</text:p>
          </table:table-cell>
          <table:table-cell table:formula="of:=([.I11]/[.K11])" office:value-type="float" office:value="0">
            <text:p>#DIV/0!</text:p>
          </table:table-cell>
          <table:table-cell table:number-columns-repeated="6"/>
          <table:table-cell table:formula="of:=([.B12])" office:value-type="date" office:date-value="2011-01-10">
            <text:p>1/10/2011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115103.252530645">
            <text:p>$115,103 </text:p>
          </table:table-cell>
          <table:table-cell table:formula="of:=([.$D$34]*[$DailyDist.K20])" office:value-type="float" office:value="1554.39987146201">
            <text:p><text:s/>1,554 </text:p>
          </table:table-cell>
          <table:table-cell table:formula="of:=([.$E$34]*[$DailyDist.I20])" office:value-type="float" office:value="11546.4353915566">
            <text:p><text:s/>11,546 </text:p>
          </table:table-cell>
          <table:table-cell table:formula="of:=([.D12]/[.E12])" office:value-type="percentage" office:value="0.134621622929505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2]/[.M12])" office:value-type="percentage" office:value="0">
            <text:p>#DIV/0!</text:p>
          </table:table-cell>
          <table:table-cell table:formula="of:=([.I12]/[.K12])" office:value-type="float" office:value="0">
            <text:p>#DIV/0!</text:p>
          </table:table-cell>
          <table:table-cell table:number-columns-repeated="6"/>
          <table:table-cell table:formula="of:=([.B13])" office:value-type="date" office:date-value="2011-01-11">
            <text:p>1/11/2011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139024.874589992">
            <text:p>$139,025 </text:p>
          </table:table-cell>
          <table:table-cell table:formula="of:=([.$D$34]*[$DailyDist.K21])" office:value-type="float" office:value="1770.2887424984">
            <text:p><text:s/>1,770 </text:p>
          </table:table-cell>
          <table:table-cell table:formula="of:=([.$E$34]*[$DailyDist.I21])" office:value-type="float" office:value="14705.6663970351">
            <text:p><text:s/>14,706 </text:p>
          </table:table-cell>
          <table:table-cell table:formula="of:=([.D13]/[.E13])" office:value-type="percentage" office:value="0.120381402290978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3]/[.M13])" office:value-type="percentage" office:value="0">
            <text:p>#DIV/0!</text:p>
          </table:table-cell>
          <table:table-cell table:formula="of:=([.I13]/[.K13])" office:value-type="float" office:value="0">
            <text:p>#DIV/0!</text:p>
          </table:table-cell>
          <table:table-cell table:number-columns-repeated="6"/>
          <table:table-cell table:formula="of:=([.B14])" office:value-type="date" office:date-value="2011-01-12">
            <text:p>1/12/2011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116975.380972299">
            <text:p>$116,975 </text:p>
          </table:table-cell>
          <table:table-cell table:formula="of:=([.$D$34]*[$DailyDist.K22])" office:value-type="float" office:value="1492.71733688019">
            <text:p><text:s/>1,493 </text:p>
          </table:table-cell>
          <table:table-cell table:formula="of:=([.$E$34]*[$DailyDist.I22])" office:value-type="float" office:value="11521.8161263294">
            <text:p><text:s/>11,522 </text:p>
          </table:table-cell>
          <table:table-cell table:formula="of:=([.D14]/[.E14])" office:value-type="percentage" office:value="0.129555733272732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4]/[.M14])" office:value-type="percentage" office:value="0">
            <text:p>#DIV/0!</text:p>
          </table:table-cell>
          <table:table-cell table:formula="of:=([.I14]/[.K14])" office:value-type="float" office:value="0">
            <text:p>#DIV/0!</text:p>
          </table:table-cell>
          <table:table-cell table:number-columns-repeated="6"/>
          <table:table-cell table:formula="of:=([.B15])" office:value-type="date" office:date-value="2011-01-13">
            <text:p>1/13/2011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84311.032123236">
            <text:p>$84,311 </text:p>
          </table:table-cell>
          <table:table-cell table:formula="of:=([.$D$34]*[$DailyDist.K23])" office:value-type="float" office:value="1083.29951359332">
            <text:p><text:s/>1,083 </text:p>
          </table:table-cell>
          <table:table-cell table:formula="of:=([.$E$34]*[$DailyDist.I23])" office:value-type="float" office:value="9343.7352497583">
            <text:p><text:s/>9,344 </text:p>
          </table:table-cell>
          <table:table-cell table:formula="of:=([.D15]/[.E15])" office:value-type="percentage" office:value="0.115938592504677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5]/[.M15])" office:value-type="percentage" office:value="0">
            <text:p>#DIV/0!</text:p>
          </table:table-cell>
          <table:table-cell table:formula="of:=([.I15]/[.K15])" office:value-type="float" office:value="0">
            <text:p>#DIV/0!</text:p>
          </table:table-cell>
          <table:table-cell table:number-columns-repeated="4"/>
          <table:table-cell table:style-name="ce25" table:number-columns-repeated="2"/>
          <table:table-cell table:formula="of:=([.B16])" office:value-type="date" office:date-value="2011-01-14">
            <text:p>1/14/2011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72064.7558343889">
            <text:p>$72,065 </text:p>
          </table:table-cell>
          <table:table-cell table:formula="of:=([.$D$34]*[$DailyDist.K24])" office:value-type="float" office:value="949.911032560119">
            <text:p><text:s/>950 </text:p>
          </table:table-cell>
          <table:table-cell table:formula="of:=([.$E$34]*[$DailyDist.I24])" office:value-type="float" office:value="7587.8023622301">
            <text:p><text:s/>7,588 </text:p>
          </table:table-cell>
          <table:table-cell table:formula="of:=([.D16]/[.E16])" office:value-type="percentage" office:value="0.125189216483616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6]/[.M16])" office:value-type="percentage" office:value="0">
            <text:p>#DIV/0!</text:p>
          </table:table-cell>
          <table:table-cell table:formula="of:=([.I16]/[.K16])" office:value-type="float" office:value="0">
            <text:p>#DIV/0!</text:p>
          </table:table-cell>
          <table:table-cell table:number-columns-repeated="6"/>
          <table:table-cell table:formula="of:=([.B17])" office:value-type="date" office:date-value="2011-01-15">
            <text:p>1/15/2011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45819.5221119699">
            <text:p>$45,820 </text:p>
          </table:table-cell>
          <table:table-cell table:formula="of:=([.$D$34]*[$DailyDist.K25])" office:value-type="float" office:value="579.815825069164">
            <text:p><text:s/>580 </text:p>
          </table:table-cell>
          <table:table-cell table:formula="of:=([.$E$34]*[$DailyDist.I25])" office:value-type="float" office:value="4711.69290686433">
            <text:p><text:s/>4,712 </text:p>
          </table:table-cell>
          <table:table-cell table:formula="of:=([.D17]/[.E17])" office:value-type="percentage" office:value="0.123058916727032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7]/[.M17])" office:value-type="percentage" office:value="0">
            <text:p>#DIV/0!</text:p>
          </table:table-cell>
          <table:table-cell table:formula="of:=([.I17]/[.K17])" office:value-type="float" office:value="0">
            <text:p>#DIV/0!</text:p>
          </table:table-cell>
          <table:table-cell table:number-columns-repeated="4"/>
          <table:table-cell table:style-name="ce25"/>
          <table:table-cell/>
          <table:table-cell table:formula="of:=([.B18])" office:value-type="date" office:date-value="2011-01-16">
            <text:p>1/16/2011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42943.6902233881">
            <text:p>$42,944 </text:p>
          </table:table-cell>
          <table:table-cell table:formula="of:=([.$D$34]*[$DailyDist.K26])" office:value-type="float" office:value="582.128920115982">
            <text:p><text:s/>582 </text:p>
          </table:table-cell>
          <table:table-cell table:formula="of:=([.$E$34]*[$DailyDist.I26])" office:value-type="float" office:value="4674.76400902353">
            <text:p><text:s/>4,675 </text:p>
          </table:table-cell>
          <table:table-cell table:formula="of:=([.D18]/[.E18])" office:value-type="percentage" office:value="0.124525841088945">
            <text:p>12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8]/[.M18])" office:value-type="percentage" office:value="0">
            <text:p>#DIV/0!</text:p>
          </table:table-cell>
          <table:table-cell table:formula="of:=([.I18]/[.K18])" office:value-type="float" office:value="0">
            <text:p>#DIV/0!</text:p>
          </table:table-cell>
          <table:table-cell table:number-columns-repeated="6"/>
          <table:table-cell table:formula="of:=([.B19])" office:value-type="date" office:date-value="2011-01-17">
            <text:p>1/17/2011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70064.8871952977">
            <text:p>$70,065 </text:p>
          </table:table-cell>
          <table:table-cell table:formula="of:=([.$D$34]*[$DailyDist.K27])" office:value-type="float" office:value="897.480878165567">
            <text:p><text:s/>897 </text:p>
          </table:table-cell>
          <table:table-cell table:formula="of:=([.$E$34]*[$DailyDist.I27])" office:value-type="float" office:value="6941.90869803416">
            <text:p><text:s/>6,942 </text:p>
          </table:table-cell>
          <table:table-cell table:formula="of:=([.D19]/[.E19])" office:value-type="percentage" office:value="0.129284454348949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19]/[.M19])" office:value-type="percentage" office:value="0">
            <text:p>#DIV/0!</text:p>
          </table:table-cell>
          <table:table-cell table:formula="of:=([.I19]/[.K19])" office:value-type="float" office:value="0">
            <text:p>#DIV/0!</text:p>
          </table:table-cell>
          <table:table-cell table:number-columns-repeated="6"/>
          <table:table-cell table:formula="of:=([.B20])" office:value-type="date" office:date-value="2011-01-18">
            <text:p>1/18/2011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120602.700576043">
            <text:p>$120,603 </text:p>
          </table:table-cell>
          <table:table-cell table:formula="of:=([.$D$34]*[$DailyDist.K28])" office:value-type="float" office:value="1691.64351090658">
            <text:p><text:s/>1,692 </text:p>
          </table:table-cell>
          <table:table-cell table:formula="of:=([.$E$34]*[$DailyDist.I28])" office:value-type="float" office:value="11281.4162423461">
            <text:p><text:s/>11,281 </text:p>
          </table:table-cell>
          <table:table-cell table:formula="of:=([.D20]/[.E20])" office:value-type="percentage" office:value="0.149949569678742">
            <text:p>15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0]/[.M20])" office:value-type="percentage" office:value="0">
            <text:p>#DIV/0!</text:p>
          </table:table-cell>
          <table:table-cell table:formula="of:=([.I20]/[.K20])" office:value-type="float" office:value="0">
            <text:p>#DIV/0!</text:p>
          </table:table-cell>
          <table:table-cell table:number-columns-repeated="6"/>
          <table:table-cell table:formula="of:=([.B21])" office:value-type="date" office:date-value="2011-01-19">
            <text:p>1/19/2011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152025.83763574">
            <text:p>$152,026 </text:p>
          </table:table-cell>
          <table:table-cell table:formula="of:=([.$D$34]*[$DailyDist.K29])" office:value-type="float" office:value="2091.80895400617">
            <text:p><text:s/>2,092 </text:p>
          </table:table-cell>
          <table:table-cell table:formula="of:=([.$E$34]*[$DailyDist.I29])" office:value-type="float" office:value="14505.0917950371">
            <text:p><text:s/>14,505 </text:p>
          </table:table-cell>
          <table:table-cell table:formula="of:=([.D21]/[.E21])" office:value-type="percentage" office:value="0.144212045229654">
            <text:p>14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1]/[.M21])" office:value-type="percentage" office:value="0">
            <text:p>#DIV/0!</text:p>
          </table:table-cell>
          <table:table-cell table:formula="of:=([.I21]/[.K21])" office:value-type="float" office:value="0">
            <text:p>#DIV/0!</text:p>
          </table:table-cell>
          <table:table-cell table:number-columns-repeated="6"/>
          <table:table-cell table:formula="of:=([.B22])" office:value-type="date" office:date-value="2011-01-20">
            <text:p>1/20/2011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129500.187161884">
            <text:p>$129,500 </text:p>
          </table:table-cell>
          <table:table-cell table:formula="of:=([.$D$34]*[$DailyDist.K30])" office:value-type="float" office:value="1794.96175633113">
            <text:p><text:s/>1,795 </text:p>
          </table:table-cell>
          <table:table-cell table:formula="of:=([.$E$34]*[$DailyDist.I30])" office:value-type="float" office:value="11196.6970061231">
            <text:p><text:s/>11,197 </text:p>
          </table:table-cell>
          <table:table-cell table:formula="of:=([.D22]/[.E22])" office:value-type="percentage" office:value="0.160311720085801">
            <text:p>16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2]/[.M22])" office:value-type="percentage" office:value="0">
            <text:p>#DIV/0!</text:p>
          </table:table-cell>
          <table:table-cell table:formula="of:=([.I22]/[.K22])" office:value-type="float" office:value="0">
            <text:p>#DIV/0!</text:p>
          </table:table-cell>
          <table:table-cell table:number-columns-repeated="3"/>
          <table:table-cell table:style-name="ce25" table:number-columns-repeated="2"/>
          <table:table-cell/>
          <table:table-cell table:formula="of:=([.B23])" office:value-type="date" office:date-value="2011-01-21">
            <text:p>1/21/2011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83005.3555414946">
            <text:p>$83,005 </text:p>
          </table:table-cell>
          <table:table-cell table:formula="of:=([.$D$34]*[$DailyDist.K31])" office:value-type="float" office:value="1134.9586363056">
            <text:p><text:s/>1,135 </text:p>
          </table:table-cell>
          <table:table-cell table:formula="of:=([.$E$34]*[$DailyDist.I31])" office:value-type="float" office:value="7799.23840476958">
            <text:p><text:s/>7,799 </text:p>
          </table:table-cell>
          <table:table-cell table:formula="of:=([.D23]/[.E23])" office:value-type="percentage" office:value="0.145521726276699">
            <text:p>15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3]/[.M23])" office:value-type="percentage" office:value="0">
            <text:p>#DIV/0!</text:p>
          </table:table-cell>
          <table:table-cell table:formula="of:=([.I23]/[.K23])" office:value-type="float" office:value="0">
            <text:p>#DIV/0!</text:p>
          </table:table-cell>
          <table:table-cell table:number-columns-repeated="3"/>
          <table:table-cell table:style-name="ce25" table:number-columns-repeated="2"/>
          <table:table-cell/>
          <table:table-cell table:formula="of:=([.B24])" office:value-type="date" office:date-value="2011-01-22">
            <text:p>1/22/2011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47952.6103328102">
            <text:p>$47,953 </text:p>
          </table:table-cell>
          <table:table-cell table:formula="of:=([.$D$34]*[$DailyDist.K32])" office:value-type="float" office:value="690.84438731645">
            <text:p><text:s/>691 </text:p>
          </table:table-cell>
          <table:table-cell table:formula="of:=([.$E$34]*[$DailyDist.I32])" office:value-type="float" office:value="4837.6856171447">
            <text:p><text:s/>4,838 </text:p>
          </table:table-cell>
          <table:table-cell table:formula="of:=([.D24]/[.E24])" office:value-type="percentage" office:value="0.142804729779899">
            <text:p>14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4]/[.M24])" office:value-type="percentage" office:value="0">
            <text:p>#DIV/0!</text:p>
          </table:table-cell>
          <table:table-cell table:formula="of:=([.I24]/[.K24])" office:value-type="float" office:value="0">
            <text:p>#DIV/0!</text:p>
          </table:table-cell>
          <table:table-cell table:number-columns-repeated="3"/>
          <table:table-cell table:style-name="ce19"/>
          <table:table-cell table:number-columns-repeated="2"/>
          <table:table-cell table:formula="of:=([.B25])" office:value-type="date" office:date-value="2011-01-23">
            <text:p>1/23/2011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57708.9165854894">
            <text:p>$57,709 </text:p>
          </table:table-cell>
          <table:table-cell table:formula="of:=([.$D$34]*[$DailyDist.K33])" office:value-type="float" office:value="849.676913864652">
            <text:p><text:s/>850 </text:p>
          </table:table-cell>
          <table:table-cell table:formula="of:=([.$E$34]*[$DailyDist.I33])" office:value-type="float" office:value="5720.35868514341">
            <text:p><text:s/>5,720 </text:p>
          </table:table-cell>
          <table:table-cell table:formula="of:=([.D25]/[.E25])" office:value-type="percentage" office:value="0.148535600760733">
            <text:p>15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5]/[.M25])" office:value-type="percentage" office:value="0">
            <text:p>#DIV/0!</text:p>
          </table:table-cell>
          <table:table-cell table:formula="of:=([.I25]/[.K25])" office:value-type="float" office:value="0">
            <text:p>#DIV/0!</text:p>
          </table:table-cell>
          <table:table-cell table:number-columns-repeated="6"/>
          <table:table-cell table:formula="of:=([.B26])" office:value-type="date" office:date-value="2011-01-24">
            <text:p>1/24/2011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91569.4035460845">
            <text:p>$91,569 </text:p>
          </table:table-cell>
          <table:table-cell table:formula="of:=([.$D$34]*[$DailyDist.K34])" office:value-type="float" office:value="1372.43639444563">
            <text:p><text:s/>1,372 </text:p>
          </table:table-cell>
          <table:table-cell table:formula="of:=([.$E$34]*[$DailyDist.I34])" office:value-type="float" office:value="10566.0093586851">
            <text:p><text:s/>10,566 </text:p>
          </table:table-cell>
          <table:table-cell table:formula="of:=([.D26]/[.E26])" office:value-type="percentage" office:value="0.129891650466645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6]/[.M26])" office:value-type="percentage" office:value="0">
            <text:p>#DIV/0!</text:p>
          </table:table-cell>
          <table:table-cell table:formula="of:=([.I26]/[.K26])" office:value-type="float" office:value="0">
            <text:p>#DIV/0!</text:p>
          </table:table-cell>
          <table:table-cell table:number-columns-repeated="6"/>
          <table:table-cell table:formula="of:=([.B27])" office:value-type="date" office:date-value="2011-01-25">
            <text:p>1/25/2011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97166.2829191103">
            <text:p>$97,166 </text:p>
          </table:table-cell>
          <table:table-cell table:formula="of:=([.$D$34]*[$DailyDist.K35])" office:value-type="float" office:value="1485.00702005746">
            <text:p><text:s/>1,485 </text:p>
          </table:table-cell>
          <table:table-cell table:formula="of:=([.$E$34]*[$DailyDist.I35])" office:value-type="float" office:value="10308.2311698356">
            <text:p><text:s/>10,308 </text:p>
          </table:table-cell>
          <table:table-cell table:formula="of:=([.D27]/[.E27])" office:value-type="percentage" office:value="0.144060314091805">
            <text:p>14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7]/[.M27])" office:value-type="percentage" office:value="0">
            <text:p>#DIV/0!</text:p>
          </table:table-cell>
          <table:table-cell table:formula="of:=([.I27]/[.K27])" office:value-type="float" office:value="0">
            <text:p>#DIV/0!</text:p>
          </table:table-cell>
          <table:table-cell table:number-columns-repeated="6"/>
          <table:table-cell table:formula="of:=([.B28])" office:value-type="date" office:date-value="2011-01-26">
            <text:p>1/26/2011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83232.7581931064">
            <text:p>$83,233 </text:p>
          </table:table-cell>
          <table:table-cell table:formula="of:=([.$D$34]*[$DailyDist.K36])" office:value-type="float" office:value="1235.96378668334">
            <text:p><text:s/>1,236 </text:p>
          </table:table-cell>
          <table:table-cell table:formula="of:=([.$E$34]*[$DailyDist.I36])" office:value-type="float" office:value="8630.50065420561">
            <text:p><text:s/>8,631 </text:p>
          </table:table-cell>
          <table:table-cell table:formula="of:=([.D28]/[.E28])" office:value-type="percentage" office:value="0.143208816753992">
            <text:p>14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8]/[.M28])" office:value-type="percentage" office:value="0">
            <text:p>#DIV/0!</text:p>
          </table:table-cell>
          <table:table-cell table:formula="of:=([.I28]/[.K28])" office:value-type="float" office:value="0">
            <text:p>#DIV/0!</text:p>
          </table:table-cell>
          <table:table-cell table:number-columns-repeated="6"/>
          <table:table-cell table:formula="of:=([.B29])" office:value-type="date" office:date-value="2011-01-27">
            <text:p>1/27/2011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59684.226427231">
            <text:p>$59,684 </text:p>
          </table:table-cell>
          <table:table-cell table:formula="of:=([.$D$34]*[$DailyDist.K37])" office:value-type="float" office:value="925.238018727389">
            <text:p><text:s/>925 </text:p>
          </table:table-cell>
          <table:table-cell table:formula="of:=([.$E$34]*[$DailyDist.I37])" office:value-type="float" office:value="6983.90626812762">
            <text:p><text:s/>6,984 </text:p>
          </table:table-cell>
          <table:table-cell table:formula="of:=([.D29]/[.E29])" office:value-type="percentage" office:value="0.132481448519704">
            <text:p>13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29]/[.M29])" office:value-type="percentage" office:value="0">
            <text:p>#DIV/0!</text:p>
          </table:table-cell>
          <table:table-cell table:formula="of:=([.I29]/[.K29])" office:value-type="float" office:value="0">
            <text:p>#DIV/0!</text:p>
          </table:table-cell>
          <table:table-cell table:number-columns-repeated="6"/>
          <table:table-cell table:formula="of:=([.B30])" office:value-type="date" office:date-value="2011-01-28">
            <text:p>1/28/2011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46458.0016270355">
            <text:p>$46,458 </text:p>
          </table:table-cell>
          <table:table-cell table:formula="of:=([.$D$34]*[$DailyDist.K38])" office:value-type="float" office:value="706.265020961907">
            <text:p><text:s/>706 </text:p>
          </table:table-cell>
          <table:table-cell table:formula="of:=([.$E$34]*[$DailyDist.I38])" office:value-type="float" office:value="4853.61572993877">
            <text:p><text:s/>4,854 </text:p>
          </table:table-cell>
          <table:table-cell table:formula="of:=([.D30]/[.E30])" office:value-type="percentage" office:value="0.145513172088475">
            <text:p>15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30]/[.M30])" office:value-type="percentage" office:value="0">
            <text:p>#DIV/0!</text:p>
          </table:table-cell>
          <table:table-cell table:formula="of:=([.I30]/[.K30])" office:value-type="float" office:value="0">
            <text:p>#DIV/0!</text:p>
          </table:table-cell>
          <table:table-cell table:number-columns-repeated="6"/>
          <table:table-cell table:formula="of:=([.B31])" office:value-type="date" office:date-value="2011-01-29">
            <text:p>1/29/2011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30574.5297184101">
            <text:p>$30,575 </text:p>
          </table:table-cell>
          <table:table-cell table:formula="of:=([.$D$34]*[$DailyDist.K39])" office:value-type="float" office:value="488.063054878698">
            <text:p><text:s/>488 </text:p>
          </table:table-cell>
          <table:table-cell table:formula="of:=([.$E$34]*[$DailyDist.I39])" office:value-type="float" office:value="3370.66704801805">
            <text:p><text:s/>3,371 </text:p>
          </table:table-cell>
          <table:table-cell table:formula="of:=([.D31]/[.E31])" office:value-type="percentage" office:value="0.144797171576374">
            <text:p>14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31]/[.M31])" office:value-type="percentage" office:value="0">
            <text:p>#DIV/0!</text:p>
          </table:table-cell>
          <table:table-cell table:formula="of:=([.I31]/[.K31])" office:value-type="float" office:value="0">
            <text:p>#DIV/0!</text:p>
          </table:table-cell>
          <table:table-cell table:number-columns-repeated="6"/>
          <table:table-cell table:formula="of:=([.B32])" office:value-type="date" office:date-value="2011-01-30">
            <text:p>1/30/2011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31887.2031786215">
            <text:p>$31,887 </text:p>
          </table:table-cell>
          <table:table-cell table:formula="of:=([.$D$34]*[$DailyDist.K40])" office:value-type="float" office:value="491.147181607789">
            <text:p><text:s/>491 </text:p>
          </table:table-cell>
          <table:table-cell table:formula="of:=([.$E$34]*[$DailyDist.I40])" office:value-type="float" office:value="4363.40271350306">
            <text:p><text:s/>4,363 </text:p>
          </table:table-cell>
          <table:table-cell table:formula="of:=([.D32]/[.E32])" office:value-type="percentage" office:value="0.112560589488538">
            <text:p>11%</text:p>
          </table:table-cell>
          <table:table-cell table:number-columns-repeated="2"/>
          <table:table-cell/>
          <table:table-cell/>
          <table:table-cell/>
          <table:table-cell/>
          <table:table-cell/>
          <table:table-cell/>
          <table:table-cell table:formula="of:=([.K32]/[.M32])" office:value-type="percentage" office:value="0">
            <text:p>#DIV/0!</text:p>
          </table:table-cell>
          <table:table-cell table:formula="of:=([.I32]/[.K32])" office:value-type="float" office:value="0">
            <text:p>#DIV/0!</text:p>
          </table:table-cell>
          <table:table-cell table:number-columns-repeated="6"/>
          <table:table-cell table:formula="of:=([.B33])" office:value-type="date" office:date-value="2011-01-31">
            <text:p>1/31/2011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10114.9094346343">
            <text:p>$10,115 </text:p>
          </table:table-cell>
          <table:table-cell table:formula="of:=([.$D$34]*[$DailyDist.K41])" office:value-type="float" office:value="150.7200396">
            <text:p><text:s/>151 </text:p>
          </table:table-cell>
          <table:table-cell table:formula="of:=([.$E$34]*[$DailyDist.I41])" office:value-type="float" office:value="1572.809">
            <text:p><text:s/>1,573 </text:p>
          </table:table-cell>
          <table:table-cell table:formula="of:=([.D33]/[.E33])" office:value-type="percentage" office:value="0.0958285714285714">
            <text:p>10%</text:p>
          </table:table-cell>
          <table:table-cell table:style-name="ce19"/>
          <table:table-cell/>
          <table:table-cell table:style-name="Default"/>
          <table:table-cell table:style-name="ce13"/>
          <table:table-cell table:style-name="ce29"/>
          <table:table-cell table:style-name="ce17"/>
          <table:table-cell table:style-name="ce29"/>
          <table:table-cell table:style-name="ce17"/>
          <table:table-cell table:formula="of:=([.N33]/[.F33]-1)" office:value-type="percentage" office:value="-1">
            <text:p>-100.00%</text:p>
          </table:table-cell>
          <table:table-cell table:style-name="ce29" table:formula="of:=([.L33]/[.N33])" office:value-type="percentage" office:value="0">
            <text:p>#DIV/0!</text:p>
          </table:table-cell>
          <table:table-cell table:style-name="ce33"/>
          <table:table-cell table:number-columns-repeated="5"/>
          <table:table-cell table:style-name="Default"/>
          <table:table-cell table:style-name="ce7"/>
          <table:table-cell table:style-name="ce25"/>
          <table:table-cell table:style-name="ce67"/>
          <table:table-cell table:style-name="Default"/>
          <table:table-cell/>
          <table:table-cell table:style-name="ce13"/>
          <table:table-cell table:style-name="Default"/>
          <table:table-cell table:style-name="ce25"/>
          <table:table-cell table:style-name="ce39"/>
          <table:table-cell table:number-columns-repeated="992"/>
        </table:table-row>
        <table:table-row table:style-name="ro2">
          <table:table-cell table:number-columns-repeated="2"/>
          <table:table-cell table:style-name="ce61" table:formula="of:=([$Data.E15])" office:value-type="float" office:value="2107272.79888214">
            <text:p><text:s/>$2,107,272.80 </text:p>
          </table:table-cell>
          <table:table-cell table:style-name="ce62" table:formula="of:=([$Data.F15])" office:value-type="float" office:value="28984.623">
            <text:p><text:s/>28,985 </text:p>
          </table:table-cell>
          <table:table-cell table:style-name="ce63" table:formula="of:=([$Data.D15])" office:value-type="float" office:value="224687">
            <text:p><text:s/>224,687 </text:p>
          </table:table-cell>
          <table:table-cell table:style-name="Default"/>
          <table:table-cell table:style-name="ce65" table:number-columns-repeated="2"/>
          <table:table-cell table:style-name="Default" table:number-columns-repeated="4"/>
          <table:table-cell table:style-name="ce29"/>
          <table:table-cell table:style-name="Default" table:number-columns-repeated="3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3"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4" table:number-rows-repeated="2">
          <table:table-cell/>
          <table:table-cell table:style-name="Default" table:number-columns-repeated="5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31])" office:value-type="float" office:value="2065363.55571706">
            <text:p>$2,065,363.56 </text:p>
          </table:table-cell>
          <table:table-cell table:style-name="ce9" table:formula="of:=SUM([.I3:.I31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31])" office:value-type="float" office:value="218753.757080245">
            <text:p><text:s/>218,754 </text:p>
          </table:table-cell>
          <table:table-cell table:style-name="ce16" table:formula="of:=SUM([.M3:.M31])" office:value-type="float" office:value="0">
            <text:p>0</text:p>
          </table:table-cell>
          <table:table-cell table:style-name="ce21" table:formula="of:=([.C41]/[.B41]-1)" office:value-type="percentage" office:value="-1">
            <text:p>-100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  <table:table-row table:style-name="ro2">
          <table:table-cell table:style-name="ce5" office:value-type="string">
            <text:p>Orders</text:p>
          </table:table-cell>
          <table:table-cell table:style-name="ce11" table:formula="of:=SUM([.D3:.D31])" office:value-type="float" office:value="28343.8956720313">
            <text:p><text:s/>28,344 </text:p>
          </table:table-cell>
          <table:table-cell table:style-name="ce11" table:formula="of:=SUM([.K3:.K31])" office:value-type="float" office:value="0">
            <text:p><text:s/>- <text:s text:c="2"/></text:p>
          </table:table-cell>
          <table:table-cell table:style-name="ce22" table:formula="of:=([.C42]/[.B42]-1)" office:value-type="percentage" office:value="-1">
            <text:p>-100%</text:p>
          </table:table-cell>
          <table:table-cell table:style-name="Default" table:number-columns-repeated="2"/>
          <table:table-cell table:number-columns-repeated="2"/>
          <table:table-cell table:style-name="Default" table:number-columns-repeated="8"/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993"/>
        </table:table-row>
      </table:table>
      <table:table table:name="SEO" table:style-name="ta5" table:print="false">
        <table:table-column table:style-name="co1" table:default-cell-style-name="Default"/>
        <table:table-column table:style-name="co13" table:default-cell-style-name="ce7"/>
        <table:table-column table:style-name="co14" table:default-cell-style-name="ce35"/>
        <table:table-column table:style-name="co4" table:number-columns-repeated="2" table:default-cell-style-name="ce17"/>
        <table:table-column table:style-name="co4" table:default-cell-style-name="ce19"/>
        <table:table-column table:style-name="co4" table:default-cell-style-name="Default"/>
        <table:table-column table:style-name="co7" table:default-cell-style-name="ce13"/>
        <table:table-column table:style-name="co7" table:default-cell-style-name="ce29"/>
        <table:table-column table:style-name="co8" table:default-cell-style-name="Default"/>
        <table:table-column table:style-name="co39" table:default-cell-style-name="ce29"/>
        <table:table-column table:style-name="co1" table:default-cell-style-name="ce39"/>
        <table:table-column table:style-name="co1" table:default-cell-style-name="ce29"/>
        <table:table-column table:style-name="co1" table:default-cell-style-name="ce69"/>
        <table:table-column table:style-name="co17" table:default-cell-style-name="ce33"/>
        <table:table-column table:style-name="co1" table:number-columns-repeated="1009" table:default-cell-style-name="Default"/>
        <table:table-row table:style-name="ro1">
          <table:table-cell table:style-name="ce2" office:value-type="string">
            <text:p>Daily Projected Distribution - SEO - Jan <text:s/>2011</text:p>
          </table:table-cell>
          <table:table-cell table:style-name="Default" table:number-columns-repeated="5"/>
          <table:table-cell/>
          <table:table-cell table:style-name="ce27" office:value-type="string">
            <text:p>From GA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ce31" office:value-type="string">
            <text:p>Calculated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-T </text:p>
          </table:table-cell>
          <table:table-cell table:style-name="ce12" office:value-type="string">
            <text:p>CR - T</text:p>
          </table:table-cell>
          <table:table-cell/>
          <table:table-cell table:style-name="ce28" office:value-type="string">
            <office:annotation draw:style-name="gr4" draw:text-style-name="P1" svg:width="2.6146in" svg:height="0.589in" svg:x="7.9114in" svg:y="0.4724in" draw:caption-point-x="0.8701in" draw:caption-point-y="-0.1157in">
              <dc:date>2010-11-27T00:00:00</dc:date>
              <text:p text:style-name="P1">prashant:</text:p>
              <text:p text:style-name="P1">From GA</text:p>
            </office:annotation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28" office:value-type="string">
            <text:p>AOV</text:p>
          </table:table-cell>
          <table:table-cell table:number-columns-repeated="1009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5768.58325094582">
            <text:p>$5,769 </text:p>
          </table:table-cell>
          <table:table-cell table:formula="of:=([.$D$34]*[$DailyDist.K11])" office:value-type="float" office:value="87.4162055756544">
            <text:p><text:s/>87 </text:p>
          </table:table-cell>
          <table:table-cell table:formula="of:=([.$E$34]*[$DailyDist.I11])" office:value-type="float" office:value="1549.7905252981">
            <text:p><text:s/>1,550 </text:p>
          </table:table-cell>
          <table:table-cell table:formula="of:=([.D3]/[.E3])" office:value-type="percentage" office:value="0.0564051748598993">
            <text:p>6%</text:p>
          </table:table-cell>
          <table:table-cell table:number-columns-repeated="5"/>
          <table:table-cell table:style-name="Default"/>
          <table:table-cell table:number-columns-repeated="1012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8021.5097988186">
            <text:p>$8,022 </text:p>
          </table:table-cell>
          <table:table-cell table:formula="of:=([.$D$34]*[$DailyDist.K12])" office:value-type="float" office:value="123.298840178761">
            <text:p><text:s/>123 </text:p>
          </table:table-cell>
          <table:table-cell table:formula="of:=([.$E$34]*[$DailyDist.I12])" office:value-type="float" office:value="1949.64550435063">
            <text:p><text:s/>1,950 </text:p>
          </table:table-cell>
          <table:table-cell table:formula="of:=([.D4]/[.E4])" office:value-type="percentage" office:value="0.0632416713210789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24366.3677772971">
            <text:p>$24,366 </text:p>
          </table:table-cell>
          <table:table-cell table:formula="of:=([.$D$34]*[$DailyDist.K13])" office:value-type="float" office:value="324.470632049372">
            <text:p><text:s/>324 </text:p>
          </table:table-cell>
          <table:table-cell table:formula="of:=([.$E$34]*[$DailyDist.I13])" office:value-type="float" office:value="5759.82919755076">
            <text:p><text:s/>5,760 </text:p>
          </table:table-cell>
          <table:table-cell table:formula="of:=([.D5]/[.E5])" office:value-type="percentage" office:value="0.0563333774180919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25178.5800365403">
            <text:p>$25,179 </text:p>
          </table:table-cell>
          <table:table-cell table:formula="of:=([.$D$34]*[$DailyDist.K14])" office:value-type="float" office:value="328.287933602894">
            <text:p><text:s/>328 </text:p>
          </table:table-cell>
          <table:table-cell table:formula="of:=([.$E$34]*[$DailyDist.I14])" office:value-type="float" office:value="5832.58137286497">
            <text:p><text:s/>5,833 </text:p>
          </table:table-cell>
          <table:table-cell table:formula="of:=([.D6]/[.E6])" office:value-type="percentage" office:value="0.0562851870580314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28065.1458563391">
            <text:p>$28,065 </text:p>
          </table:table-cell>
          <table:table-cell table:formula="of:=([.$D$34]*[$DailyDist.K15])" office:value-type="float" office:value="340.121568418812">
            <text:p><text:s/>340 </text:p>
          </table:table-cell>
          <table:table-cell table:formula="of:=([.$E$34]*[$DailyDist.I15])" office:value-type="float" office:value="5597.96970673542">
            <text:p><text:s/>5,598 </text:p>
          </table:table-cell>
          <table:table-cell table:formula="of:=([.D7]/[.E7])" office:value-type="percentage" office:value="0.0607580223254124">
            <text:p>6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27668.067465979">
            <text:p>$27,668 </text:p>
          </table:table-cell>
          <table:table-cell table:formula="of:=([.$D$34]*[$DailyDist.K16])" office:value-type="float" office:value="357.299425409662">
            <text:p><text:s/>357 </text:p>
          </table:table-cell>
          <table:table-cell table:formula="of:=([.$E$34]*[$DailyDist.I16])" office:value-type="float" office:value="5112.95520464067">
            <text:p><text:s/>5,113 </text:p>
          </table:table-cell>
          <table:table-cell table:formula="of:=([.D8]/[.E8])" office:value-type="percentage" office:value="0.0698811961202723">
            <text:p>7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26098.5038245431">
            <text:p>$26,099 </text:p>
          </table:table-cell>
          <table:table-cell table:formula="of:=([.$D$34]*[$DailyDist.K17])" office:value-type="float" office:value="336.685997020643">
            <text:p><text:s/>337 </text:p>
          </table:table-cell>
          <table:table-cell table:formula="of:=([.$E$34]*[$DailyDist.I17])" office:value-type="float" office:value="4330.72832742507">
            <text:p><text:s/>4,331 </text:p>
          </table:table-cell>
          <table:table-cell table:formula="of:=([.D9]/[.E9])" office:value-type="percentage" office:value="0.0777435044559414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19495.4740037572">
            <text:p>$19,495 </text:p>
          </table:table-cell>
          <table:table-cell table:formula="of:=([.$D$34]*[$DailyDist.K18])" office:value-type="float" office:value="254.995743775271">
            <text:p><text:s/>255 </text:p>
          </table:table-cell>
          <table:table-cell table:formula="of:=([.$E$34]*[$DailyDist.I18])" office:value-type="float" office:value="3211.81115049952">
            <text:p><text:s/>3,212 </text:p>
          </table:table-cell>
          <table:table-cell table:formula="of:=([.D10]/[.E10])" office:value-type="percentage" office:value="0.0793931311109662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23261.7672268488">
            <text:p>$23,262 </text:p>
          </table:table-cell>
          <table:table-cell table:formula="of:=([.$D$34]*[$DailyDist.K19])" office:value-type="float" office:value="306.529314747819">
            <text:p><text:s/>307 </text:p>
          </table:table-cell>
          <table:table-cell table:formula="of:=([.$E$34]*[$DailyDist.I19])" office:value-type="float" office:value="3780.29326458266">
            <text:p><text:s/>3,780 </text:p>
          </table:table-cell>
          <table:table-cell table:formula="of:=([.D11]/[.E11])" office:value-type="percentage" office:value="0.0810861203863925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56986.4812046981">
            <text:p>$56,986 </text:p>
          </table:table-cell>
          <table:table-cell table:formula="of:=([.$D$34]*[$DailyDist.K20])" office:value-type="float" office:value="769.56799319004">
            <text:p><text:s/>770 </text:p>
          </table:table-cell>
          <table:table-cell table:formula="of:=([.$E$34]*[$DailyDist.I20])" office:value-type="float" office:value="8993.07122139865">
            <text:p><text:s/>8,993 </text:p>
          </table:table-cell>
          <table:table-cell table:formula="of:=([.D12]/[.E12])" office:value-type="percentage" office:value="0.0855734347303827">
            <text:p>9%</text:p>
          </table:table-cell>
          <table:table-cell table:number-columns-repeated="3"/>
          <table:table-cell table:style-name="ce17"/>
          <table:table-cell table:number-columns-repeated="1014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68829.8395451406">
            <text:p>$68,830 </text:p>
          </table:table-cell>
          <table:table-cell table:formula="of:=([.$D$34]*[$DailyDist.K21])" office:value-type="float" office:value="876.452436688657">
            <text:p><text:s/>876 </text:p>
          </table:table-cell>
          <table:table-cell table:formula="of:=([.$E$34]*[$DailyDist.I21])" office:value-type="float" office:value="11453.6738640026">
            <text:p><text:s/>11,454 </text:p>
          </table:table-cell>
          <table:table-cell table:formula="of:=([.D13]/[.E13])" office:value-type="percentage" office:value="0.0765215115338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57913.3534685787">
            <text:p>$57,913 </text:p>
          </table:table-cell>
          <table:table-cell table:formula="of:=([.$D$34]*[$DailyDist.K22])" office:value-type="float" office:value="739.029580761864">
            <text:p><text:s/>739 </text:p>
          </table:table-cell>
          <table:table-cell table:formula="of:=([.$E$34]*[$DailyDist.I22])" office:value-type="float" office:value="8973.89622945537">
            <text:p><text:s/>8,974 </text:p>
          </table:table-cell>
          <table:table-cell table:formula="of:=([.D14]/[.E14])" office:value-type="percentage" office:value="0.0823532568090234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41741.5576172385">
            <text:p>$41,742 </text:p>
          </table:table-cell>
          <table:table-cell table:formula="of:=([.$D$34]*[$DailyDist.K23])" office:value-type="float" office:value="536.330868269845">
            <text:p><text:s/>536 </text:p>
          </table:table-cell>
          <table:table-cell table:formula="of:=([.$E$34]*[$DailyDist.I23])" office:value-type="float" office:value="7277.4734128263">
            <text:p><text:s/>7,277 </text:p>
          </table:table-cell>
          <table:table-cell table:formula="of:=([.D15]/[.E15])" office:value-type="percentage" office:value="0.0736973998866942">
            <text:p>7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35678.547422317">
            <text:p>$35,679 </text:p>
          </table:table-cell>
          <table:table-cell table:formula="of:=([.$D$34]*[$DailyDist.K24])" office:value-type="float" office:value="470.291551393914">
            <text:p><text:s/>470 </text:p>
          </table:table-cell>
          <table:table-cell table:formula="of:=([.$E$34]*[$DailyDist.I24])" office:value-type="float" office:value="5909.84531098937">
            <text:p><text:s/>5,910 </text:p>
          </table:table-cell>
          <table:table-cell table:formula="of:=([.D16]/[.E16])" office:value-type="percentage" office:value="0.0795776414857096">
            <text:p>8%</text:p>
          </table:table-cell>
          <table:table-cell table:number-columns-repeated="3"/>
          <table:table-cell table:style-name="ce17"/>
          <table:table-cell table:number-columns-repeated="1014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22684.7919431889">
            <text:p>$22,685 </text:p>
          </table:table-cell>
          <table:table-cell table:formula="of:=([.$D$34]*[$DailyDist.K25])" office:value-type="float" office:value="287.061076824856">
            <text:p><text:s/>287 </text:p>
          </table:table-cell>
          <table:table-cell table:formula="of:=([.$E$34]*[$DailyDist.I25])" office:value-type="float" office:value="3669.75507573316">
            <text:p><text:s/>3,670 </text:p>
          </table:table-cell>
          <table:table-cell table:formula="of:=([.D17]/[.E17])" office:value-type="percentage" office:value="0.0782234974543924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21260.9960359194">
            <text:p>$21,261 </text:p>
          </table:table-cell>
          <table:table-cell table:formula="of:=([.$D$34]*[$DailyDist.K26])" office:value-type="float" office:value="288.206267290913">
            <text:p><text:s/>288 </text:p>
          </table:table-cell>
          <table:table-cell table:formula="of:=([.$E$34]*[$DailyDist.I26])" office:value-type="float" office:value="3640.99258781824">
            <text:p><text:s/>3,641 </text:p>
          </table:table-cell>
          <table:table-cell table:formula="of:=([.D18]/[.E18])" office:value-type="percentage" office:value="0.079155961002275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34688.4322508705">
            <text:p>$34,688 </text:p>
          </table:table-cell>
          <table:table-cell table:formula="of:=([.$D$34]*[$DailyDist.K27])" office:value-type="float" office:value="444.333900829964">
            <text:p><text:s/>444 </text:p>
          </table:table-cell>
          <table:table-cell table:formula="of:=([.$E$34]*[$DailyDist.I27])" office:value-type="float" office:value="5406.78375765388">
            <text:p><text:s/>5,407 </text:p>
          </table:table-cell>
          <table:table-cell table:formula="of:=([.D19]/[.E19])" office:value-type="percentage" office:value="0.0821808159427426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59709.2035065011">
            <text:p>$59,709 </text:p>
          </table:table-cell>
          <table:table-cell table:formula="of:=([.$D$34]*[$DailyDist.K28])" office:value-type="float" office:value="837.515960842732">
            <text:p><text:s/>838 </text:p>
          </table:table-cell>
          <table:table-cell table:formula="of:=([.$E$34]*[$DailyDist.I28])" office:value-type="float" office:value="8786.65807283274">
            <text:p><text:s/>8,787 </text:p>
          </table:table-cell>
          <table:table-cell table:formula="of:=([.D20]/[.E20])" office:value-type="percentage" office:value="0.0953167807260223">
            <text:p>10%</text:p>
          </table:table-cell>
          <table:table-cell table:number-columns-repeated="3"/>
          <table:table-cell table:style-name="ce17"/>
          <table:table-cell table:number-columns-repeated="1014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75266.4876846204">
            <text:p>$75,266 </text:p>
          </table:table-cell>
          <table:table-cell table:formula="of:=([.$D$34]*[$DailyDist.K29])" office:value-type="float" office:value="1035.63391147053">
            <text:p><text:s/>1,036 </text:p>
          </table:table-cell>
          <table:table-cell table:formula="of:=([.$E$34]*[$DailyDist.I29])" office:value-type="float" office:value="11297.4540767">
            <text:p><text:s/>11,297 </text:p>
          </table:table-cell>
          <table:table-cell table:formula="of:=([.D21]/[.E21])" office:value-type="percentage" office:value="0.0916696721614857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64114.2610608746">
            <text:p>$64,114 </text:p>
          </table:table-cell>
          <table:table-cell table:formula="of:=([.$D$34]*[$DailyDist.K30])" office:value-type="float" office:value="888.667801659928">
            <text:p><text:s/>889 </text:p>
          </table:table-cell>
          <table:table-cell table:formula="of:=([.$E$34]*[$DailyDist.I30])" office:value-type="float" office:value="8720.67354173381">
            <text:p><text:s/>8,721 </text:p>
          </table:table-cell>
          <table:table-cell table:formula="of:=([.D22]/[.E22])" office:value-type="percentage" office:value="0.101903574008029">
            <text:p>10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41095.1300632907">
            <text:p>$41,095 </text:p>
          </table:table-cell>
          <table:table-cell table:formula="of:=([.$D$34]*[$DailyDist.K31])" office:value-type="float" office:value="561.906788678442">
            <text:p><text:s/>562 </text:p>
          </table:table-cell>
          <table:table-cell table:formula="of:=([.$E$34]*[$DailyDist.I31])" office:value-type="float" office:value="6074.52465356107">
            <text:p><text:s/>6,075 </text:p>
          </table:table-cell>
          <table:table-cell table:formula="of:=([.D23]/[.E23])" office:value-type="percentage" office:value="0.0925021825944908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23740.8628111474">
            <text:p>$23,741 </text:p>
          </table:table-cell>
          <table:table-cell table:formula="of:=([.$D$34]*[$DailyDist.K32])" office:value-type="float" office:value="342.030219195574">
            <text:p><text:s/>342 </text:p>
          </table:table-cell>
          <table:table-cell table:formula="of:=([.$E$34]*[$DailyDist.I32])" office:value-type="float" office:value="3767.88591685466">
            <text:p><text:s/>3,768 </text:p>
          </table:table-cell>
          <table:table-cell table:formula="of:=([.D24]/[.E24])" office:value-type="percentage" office:value="0.090775099550013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28571.1134832347">
            <text:p>$28,571 </text:p>
          </table:table-cell>
          <table:table-cell table:formula="of:=([.$D$34]*[$DailyDist.K33])" office:value-type="float" office:value="420.666631198127">
            <text:p><text:s/>421 </text:p>
          </table:table-cell>
          <table:table-cell table:formula="of:=([.$E$34]*[$DailyDist.I33])" office:value-type="float" office:value="4455.3657750564">
            <text:p><text:s/>4,455 </text:p>
          </table:table-cell>
          <table:table-cell table:formula="of:=([.D25]/[.E25])" office:value-type="percentage" office:value="0.0944179787781403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45335.105475973">
            <text:p>$45,335 </text:p>
          </table:table-cell>
          <table:table-cell table:formula="of:=([.$D$34]*[$DailyDist.K34])" office:value-type="float" office:value="679.479676526921">
            <text:p><text:s/>679 </text:p>
          </table:table-cell>
          <table:table-cell table:formula="of:=([.$E$34]*[$DailyDist.I34])" office:value-type="float" office:value="8229.45536577506">
            <text:p><text:s/>8,229 </text:p>
          </table:table-cell>
          <table:table-cell table:formula="of:=([.D26]/[.E26])" office:value-type="percentage" office:value="0.0825667855679446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48106.0650638524">
            <text:p>$48,106 </text:p>
          </table:table-cell>
          <table:table-cell table:formula="of:=([.$D$34]*[$DailyDist.K35])" office:value-type="float" office:value="735.212279208342">
            <text:p><text:s/>735 </text:p>
          </table:table-cell>
          <table:table-cell table:formula="of:=([.$E$34]*[$DailyDist.I35])" office:value-type="float" office:value="8028.68192072188">
            <text:p><text:s/>8,029 </text:p>
          </table:table-cell>
          <table:table-cell table:formula="of:=([.D27]/[.E27])" office:value-type="percentage" office:value="0.09157322291107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41207.7148656057">
            <text:p>$41,208 </text:p>
          </table:table-cell>
          <table:table-cell table:formula="of:=([.$D$34]*[$DailyDist.K36])" office:value-type="float" office:value="611.913439029581">
            <text:p><text:s/>612 </text:p>
          </table:table-cell>
          <table:table-cell table:formula="of:=([.$E$34]*[$DailyDist.I36])" office:value-type="float" office:value="6721.96261682243">
            <text:p><text:s/>6,722 </text:p>
          </table:table-cell>
          <table:table-cell table:formula="of:=([.D28]/[.E28])" office:value-type="percentage" office:value="0.0910319610374211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29549.0698371604">
            <text:p>$29,549 </text:p>
          </table:table-cell>
          <table:table-cell table:formula="of:=([.$D$34]*[$DailyDist.K37])" office:value-type="float" office:value="458.076186422643">
            <text:p><text:s/>458 </text:p>
          </table:table-cell>
          <table:table-cell table:formula="of:=([.$E$34]*[$DailyDist.I37])" office:value-type="float" office:value="5439.49403802772">
            <text:p><text:s/>5,439 </text:p>
          </table:table-cell>
          <table:table-cell table:formula="of:=([.D29]/[.E29])" office:value-type="percentage" office:value="0.084213013787719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23000.8968323638">
            <text:p>$23,001 </text:p>
          </table:table-cell>
          <table:table-cell table:formula="of:=([.$D$34]*[$DailyDist.K38])" office:value-type="float" office:value="349.664822302618">
            <text:p><text:s/>350 </text:p>
          </table:table-cell>
          <table:table-cell table:formula="of:=([.$E$34]*[$DailyDist.I38])" office:value-type="float" office:value="3780.29326458266">
            <text:p><text:s/>3,780 </text:p>
          </table:table-cell>
          <table:table-cell table:formula="of:=([.D30]/[.E30])" office:value-type="percentage" office:value="0.0924967450484877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15137.1470817193">
            <text:p>$15,137 </text:p>
          </table:table-cell>
          <table:table-cell table:formula="of:=([.$D$34]*[$DailyDist.K39])" office:value-type="float" office:value="241.635188337944">
            <text:p><text:s/>242 </text:p>
          </table:table-cell>
          <table:table-cell table:formula="of:=([.$E$34]*[$DailyDist.I39])" office:value-type="float" office:value="2625.28198517564">
            <text:p><text:s/>2,625 </text:p>
          </table:table-cell>
          <table:table-cell table:formula="of:=([.D31]/[.E31])" office:value-type="percentage" office:value="0.0920416129400204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15787.0387209528">
            <text:p>$15,787 </text:p>
          </table:table-cell>
          <table:table-cell table:formula="of:=([.$D$34]*[$DailyDist.K40])" office:value-type="float" office:value="243.162108959353">
            <text:p><text:s/>243 </text:p>
          </table:table-cell>
          <table:table-cell table:formula="of:=([.$E$34]*[$DailyDist.I40])" office:value-type="float" office:value="3398.48533677087">
            <text:p><text:s/>3,398 </text:p>
          </table:table-cell>
          <table:table-cell table:formula="of:=([.D32]/[.E32])" office:value-type="percentage" office:value="0.0715501421555045">
            <text:p>7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5007.79155854475">
            <text:p>$5,008 </text:p>
          </table:table-cell>
          <table:table-cell table:formula="of:=([.$D$34]*[$DailyDist.K41])" office:value-type="float" office:value="74.62">
            <text:p><text:s/>75 </text:p>
          </table:table-cell>
          <table:table-cell table:formula="of:=([.$E$34]*[$DailyDist.I41])" office:value-type="float" office:value="1225">
            <text:p><text:s/>1,225 </text:p>
          </table:table-cell>
          <table:table-cell table:formula="of:=([.D33]/[.E33])" office:value-type="percentage" office:value="0.0609142857142857">
            <text:p>6%</text:p>
          </table:table-cell>
          <table:table-cell table:style-name="ce19"/>
          <table:table-cell table:style-name="Default"/>
          <table:table-cell table:style-name="ce13"/>
          <table:table-cell table:style-name="ce29"/>
          <table:table-cell/>
          <table:table-cell table:style-name="ce29"/>
          <table:table-cell table:style-name="Default"/>
          <table:table-cell table:style-name="ce29"/>
          <table:table-cell table:style-name="ce69"/>
          <table:table-cell table:style-name="ce33"/>
          <table:table-cell table:number-columns-repeated="1008"/>
        </table:table-row>
        <table:table-row table:style-name="ro2">
          <table:table-cell table:number-columns-repeated="2"/>
          <table:table-cell table:style-name="ce61" table:formula="of:=([$Data.E16])" office:value-type="float" office:value="1043289.90803016">
            <text:p><text:s/>$1,043,289.91 </text:p>
          </table:table-cell>
          <table:table-cell table:style-name="ce65" table:formula="of:=([$Data.F16])" office:value-type="float" office:value="14350">
            <text:p><text:s/>$14,350 </text:p>
          </table:table-cell>
          <table:table-cell table:style-name="ce62" table:formula="of:=([$Data.D16])" office:value-type="float" office:value="175000">
            <text:p><text:s/>175,000 </text:p>
          </table:table-cell>
          <table:table-cell table:style-name="Default"/>
          <table:table-cell table:style-name="ce68"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3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4" table:number-rows-repeated="2">
          <table:table-cell/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32])" office:value-type="float" office:value="1038328.09521632">
            <text:p>$1,038,328.10 </text:p>
          </table:table-cell>
          <table:table-cell table:style-name="ce9" table:formula="of:=SUM([.H3:.H32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32])" office:value-type="float" office:value="173777.31227844">
            <text:p><text:s/>173,777 </text:p>
          </table:table-cell>
          <table:table-cell table:style-name="ce16" table:formula="of:=SUM([.L3:.L32])" office:value-type="float" office:value="0">
            <text:p>0</text:p>
          </table:table-cell>
          <table:table-cell table:style-name="ce21" table:formula="of:=([.C41]/[.B41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  <table:table-row table:style-name="ro2">
          <table:table-cell table:style-name="ce5" office:value-type="string">
            <text:p>Orders</text:p>
          </table:table-cell>
          <table:table-cell table:style-name="ce11" table:formula="of:=SUM([.D3:.D32])" office:value-type="float" office:value="14275.9443498617">
            <text:p><text:s/>14,276 </text:p>
          </table:table-cell>
          <table:table-cell table:style-name="ce11" table:formula="of:=SUM([.J3:.J32])" office:value-type="float" office:value="0">
            <text:p><text:s/>- <text:s text:c="2"/></text:p>
          </table:table-cell>
          <table:table-cell table:style-name="ce22" table:formula="of:=([.C42]/[.B42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5"/>
          <table:table-cell table:number-columns-repeated="1009"/>
        </table:table-row>
      </table:table>
      <table:table table:name="SEM" table:style-name="ta6" table:print="false">
        <table:table-column table:style-name="co1" table:default-cell-style-name="Default"/>
        <table:table-column table:style-name="co13" table:default-cell-style-name="ce7"/>
        <table:table-column table:style-name="co40" table:default-cell-style-name="ce13"/>
        <table:table-column table:style-name="co4" table:number-columns-repeated="2" table:default-cell-style-name="ce17"/>
        <table:table-column table:style-name="co4" table:default-cell-style-name="ce19"/>
        <table:table-column table:style-name="co4" table:number-columns-repeated="3" table:default-cell-style-name="ce13"/>
        <table:table-column table:style-name="co4" table:default-cell-style-name="Default"/>
        <table:table-column table:style-name="co7" table:default-cell-style-name="ce32"/>
        <table:table-column table:style-name="co7" table:default-cell-style-name="ce29"/>
        <table:table-column table:style-name="co8" table:default-cell-style-name="Default"/>
        <table:table-column table:style-name="co8" table:default-cell-style-name="ce29"/>
        <table:table-column table:style-name="co8" table:default-cell-style-name="ce39"/>
        <table:table-column table:style-name="co8" table:default-cell-style-name="ce29"/>
        <table:table-column table:style-name="co41" table:default-cell-style-name="ce29"/>
        <table:table-column table:style-name="co17" table:default-cell-style-name="ce33"/>
        <table:table-column table:style-name="co42" table:default-cell-style-name="ce19"/>
        <table:table-column table:style-name="co1" table:default-cell-style-name="ce33"/>
        <table:table-column table:style-name="co10" table:default-cell-style-name="ce19"/>
        <table:table-column table:style-name="co6" table:default-cell-style-name="ce33"/>
        <table:table-column table:style-name="co1" table:number-columns-repeated="1002" table:default-cell-style-name="Default"/>
        <table:table-row table:style-name="ro1">
          <table:table-cell table:style-name="ce2" office:value-type="string">
            <text:p>Daily Projected Distribution - SEM - Jan <text:s/>2011</text:p>
          </table:table-cell>
          <table:table-cell table:style-name="Default" table:number-columns-repeated="8"/>
          <table:table-cell/>
          <table:table-cell table:style-name="ce27" office:value-type="string">
            <text:p>From Marin</text:p>
          </table:table-cell>
          <table:table-cell table:style-name="Default"/>
          <table:table-cell table:style-name="ce27" office:value-type="string">
            <text:p>From Marin</text:p>
          </table:table-cell>
          <table:table-cell table:style-name="Default"/>
          <table:table-cell table:style-name="ce27" office:value-type="string">
            <text:p>From Marin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ce27" office:value-type="string">
            <text:p>From Marin</text:p>
          </table:table-cell>
          <table:table-cell table:style-name="Default"/>
          <table:table-cell table:style-name="ce27" office:value-type="string">
            <text:p>From Marin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number-columns-repeated="1002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-T </text:p>
          </table:table-cell>
          <table:table-cell table:style-name="ce12" office:value-type="string">
            <text:p>CR - T</text:p>
          </table:table-cell>
          <table:table-cell table:style-name="ce12" office:value-type="string">
            <text:p>Spend - T</text:p>
          </table:table-cell>
          <table:table-cell table:style-name="ce12" office:value-type="string">
            <text:p>CPA - T</text:p>
          </table:table-cell>
          <table:table-cell table:style-name="ce12"/>
          <table:table-cell/>
          <table:table-cell table:style-name="ce28" office:value-type="string">
            <office:annotation draw:style-name="gr4" draw:text-style-name="P1" svg:width="2.0917in" svg:height="0.589in" svg:x="10.6701in" svg:y="0.4724in" draw:caption-point-x="1.7409in" draw:caption-point-y="-0.1157in">
              <dc:date>2010-11-27T00:00:00</dc:date>
              <text:p text:style-name="P1">prashant:</text:p>
              <text:p text:style-name="P1">From GA</text:p>
            </office:annotation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28" office:value-type="string">
            <text:p>Spend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PA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AOV</text:p>
          </table:table-cell>
          <table:table-cell table:number-columns-repeated="1002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6576.56679834921">
            <text:p>$6,576.57 </text:p>
          </table:table-cell>
          <table:table-cell table:formula="of:=([.$D$34]*[$DailyDist.K11])" office:value-type="float" office:value="99.6602614918068">
            <text:p><text:s/>100 </text:p>
          </table:table-cell>
          <table:table-cell table:formula="of:=([.$E$34]*[$DailyDist.I11])" office:value-type="float" office:value="1704.50389945214">
            <text:p><text:s/>1,705 </text:p>
          </table:table-cell>
          <table:table-cell table:formula="of:=([.D3]/[.E3])" office:value-type="percentage" office:value="0.0584687788181883">
            <text:p>6%</text:p>
          </table:table-cell>
          <table:table-cell table:formula="of:=([.$G$34]*[$DailyDist.J11])" office:value-type="float" office:value="1718.69863186492">
            <text:p>$1,718.70 </text:p>
          </table:table-cell>
          <table:table-cell table:formula="of:=([.G3]/[.D3])" office:value-type="float" office:value="17.2455761818989">
            <text:p>$17.25 </text:p>
          </table:table-cell>
          <table:table-cell table:number-columns-repeated="2"/>
          <table:table-cell table:style-name="ce13"/>
          <table:table-cell/>
          <table:table-cell table:style-name="ce75"/>
          <table:table-cell table:number-columns-repeated="4"/>
          <table:table-cell table:style-name="ce35"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9145.05221137159">
            <text:p>$9,145.05 </text:p>
          </table:table-cell>
          <table:table-cell table:formula="of:=([.$D$34]*[$DailyDist.K12])" office:value-type="float" office:value="140.568840444776">
            <text:p><text:s/>141 </text:p>
          </table:table-cell>
          <table:table-cell table:formula="of:=([.$E$34]*[$DailyDist.I12])" office:value-type="float" office:value="2144.27582984209">
            <text:p><text:s/>2,144 </text:p>
          </table:table-cell>
          <table:table-cell table:formula="of:=([.D4]/[.E4])" office:value-type="percentage" office:value="0.0655553910035574">
            <text:p>7%</text:p>
          </table:table-cell>
          <table:table-cell table:formula="of:=([.$G$34]*[$DailyDist.J12])" office:value-type="float" office:value="2389.9382772122">
            <text:p>$2,389.94 </text:p>
          </table:table-cell>
          <table:table-cell table:formula="of:=([.G4]/[.D4])" office:value-type="float" office:value="17.001906465545">
            <text:p>$17.00 </text:p>
          </table:table-cell>
          <table:table-cell table:number-columns-repeated="4"/>
          <table:table-cell table:style-name="ce76"/>
          <table:table-cell/>
          <table:table-cell table:style-name="ce78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27779.2723706056">
            <text:p>$27,779.27 </text:p>
          </table:table-cell>
          <table:table-cell table:formula="of:=([.$D$34]*[$DailyDist.K13])" office:value-type="float" office:value="369.918001170462">
            <text:p><text:s/>370 </text:p>
          </table:table-cell>
          <table:table-cell table:formula="of:=([.$E$34]*[$DailyDist.I13])" office:value-type="float" office:value="6334.82471801483">
            <text:p><text:s/>6,335 </text:p>
          </table:table-cell>
          <table:table-cell table:formula="of:=([.D5]/[.E5])" office:value-type="percentage" office:value="0.058394354640705">
            <text:p>6%</text:p>
          </table:table-cell>
          <table:table-cell table:formula="of:=([.$G$34]*[$DailyDist.J13])" office:value-type="float" office:value="7259.74492185608">
            <text:p>$7,259.74 </text:p>
          </table:table-cell>
          <table:table-cell table:formula="of:=([.G5]/[.D5])" office:value-type="float" office:value="19.6252815458708">
            <text:p>$19.63 </text:p>
          </table:table-cell>
          <table:table-cell table:number-columns-repeated="4"/>
          <table:table-cell table:style-name="ce76"/>
          <table:table-cell/>
          <table:table-cell table:style-name="ce76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28705.2481162925">
            <text:p>$28,705.25 </text:p>
          </table:table-cell>
          <table:table-cell table:formula="of:=([.$D$34]*[$DailyDist.K14])" office:value-type="float" office:value="374.26997765482">
            <text:p><text:s/>374 </text:p>
          </table:table-cell>
          <table:table-cell table:formula="of:=([.$E$34]*[$DailyDist.I14])" office:value-type="float" office:value="6414.83963905898">
            <text:p><text:s/>6,415 </text:p>
          </table:table-cell>
          <table:table-cell table:formula="of:=([.D6]/[.E6])" office:value-type="percentage" office:value="0.0583444012186911">
            <text:p>6%</text:p>
          </table:table-cell>
          <table:table-cell table:formula="of:=([.$G$34]*[$DailyDist.J14])" office:value-type="float" office:value="7501.73641925129">
            <text:p>$7,501.74 </text:p>
          </table:table-cell>
          <table:table-cell table:formula="of:=([.G6]/[.D6])" office:value-type="float" office:value="20.0436499509184">
            <text:p>$20.04 </text:p>
          </table:table-cell>
          <table:table-cell table:number-columns-repeated="2"/>
          <table:table-cell table:style-name="ce13"/>
          <table:table-cell/>
          <table:table-cell table:style-name="ce76"/>
          <table:table-cell/>
          <table:table-cell table:style-name="ce76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31996.124247555">
            <text:p>$31,996.12 </text:p>
          </table:table-cell>
          <table:table-cell table:formula="of:=([.$D$34]*[$DailyDist.K15])" office:value-type="float" office:value="387.761104756331">
            <text:p><text:s/>388 </text:p>
          </table:table-cell>
          <table:table-cell table:formula="of:=([.$E$34]*[$DailyDist.I15])" office:value-type="float" office:value="6156.80702545923">
            <text:p><text:s/>6,157 </text:p>
          </table:table-cell>
          <table:table-cell table:formula="of:=([.D7]/[.E7])" office:value-type="percentage" office:value="0.0629808768007323">
            <text:p>6%</text:p>
          </table:table-cell>
          <table:table-cell table:formula="of:=([.$G$34]*[$DailyDist.J15])" office:value-type="float" office:value="8361.76331137645">
            <text:p>$8,361.76 </text:p>
          </table:table-cell>
          <table:table-cell table:formula="of:=([.G7]/[.D7])" office:value-type="float" office:value="21.5642136583838">
            <text:p>$21.56 </text:p>
          </table:table-cell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76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31543.4285951249">
            <text:p>$31,543.43 </text:p>
          </table:table-cell>
          <table:table-cell table:formula="of:=([.$D$34]*[$DailyDist.K16])" office:value-type="float" office:value="407.344998935944">
            <text:p><text:s/>407 </text:p>
          </table:table-cell>
          <table:table-cell table:formula="of:=([.$E$34]*[$DailyDist.I16])" office:value-type="float" office:value="5623.37421849823">
            <text:p><text:s/>5,623 </text:p>
          </table:table-cell>
          <table:table-cell table:formula="of:=([.D8]/[.E8])" office:value-type="percentage" office:value="0.0724378252466237">
            <text:p>7%</text:p>
          </table:table-cell>
          <table:table-cell table:formula="of:=([.$G$34]*[$DailyDist.J16])" office:value-type="float" office:value="8243.4572981724">
            <text:p>$8,243.46 </text:p>
          </table:table-cell>
          <table:table-cell table:formula="of:=([.G8]/[.D8])" office:value-type="float" office:value="20.2370406405031">
            <text:p>$20.24 </text:p>
          </table:table-cell>
          <table:table-cell table:number-columns-repeated="4"/>
          <table:table-cell table:style-name="ce17"/>
          <table:table-cell/>
          <table:table-cell table:style-name="ce76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29754.0221354936">
            <text:p>$29,754.02 </text:p>
          </table:table-cell>
          <table:table-cell table:formula="of:=([.$D$34]*[$DailyDist.K17])" office:value-type="float" office:value="383.844325920409">
            <text:p><text:s/>384 </text:p>
          </table:table-cell>
          <table:table-cell table:formula="of:=([.$E$34]*[$DailyDist.I17])" office:value-type="float" office:value="4763.05874959716">
            <text:p><text:s/>4,763 </text:p>
          </table:table-cell>
          <table:table-cell table:formula="of:=([.D9]/[.E9])" office:value-type="percentage" office:value="0.0805877790092075">
            <text:p>8%</text:p>
          </table:table-cell>
          <table:table-cell table:formula="of:=([.$G$34]*[$DailyDist.J17])" office:value-type="float" office:value="7775.81961907355">
            <text:p>$7,775.82 </text:p>
          </table:table-cell>
          <table:table-cell table:formula="of:=([.G9]/[.D9])" office:value-type="float" office:value="20.2577427722245">
            <text:p>$20.26 </text:p>
          </table:table-cell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17"/>
          <table:table-cell table:number-columns-repeated="2"/>
          <table:table-cell table:style-name="ce79"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22226.1310054194">
            <text:p>$22,226.13 </text:p>
          </table:table-cell>
          <table:table-cell table:formula="of:=([.$D$34]*[$DailyDist.K18])" office:value-type="float" office:value="290.712029155139">
            <text:p><text:s/>291 </text:p>
          </table:table-cell>
          <table:table-cell table:formula="of:=([.$E$34]*[$DailyDist.I18])" office:value-type="float" office:value="3532.44166935224">
            <text:p><text:s/>3,532 </text:p>
          </table:table-cell>
          <table:table-cell table:formula="of:=([.D10]/[.E10])" office:value-type="percentage" office:value="0.0822977578589284">
            <text:p>8%</text:p>
          </table:table-cell>
          <table:table-cell table:formula="of:=([.$G$34]*[$DailyDist.J18])" office:value-type="float" office:value="5808.50497257223">
            <text:p>$5,808.50 </text:p>
          </table:table-cell>
          <table:table-cell table:formula="of:=([.G10]/[.D10])" office:value-type="float" office:value="19.9802704740247">
            <text:p>$19.98 </text:p>
          </table:table-cell>
          <table:table-cell table:number-columns-repeated="4"/>
          <table:table-cell table:style-name="ce17"/>
          <table:table-cell table:number-columns-repeated="4"/>
          <table:table-cell table:style-name="ce79"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26519.954616229">
            <text:p>$26,519.95 </text:p>
          </table:table-cell>
          <table:table-cell table:formula="of:=([.$D$34]*[$DailyDist.K19])" office:value-type="float" office:value="349.463711693977">
            <text:p><text:s/>349 </text:p>
          </table:table-cell>
          <table:table-cell table:formula="of:=([.$E$34]*[$DailyDist.I19])" office:value-type="float" office:value="4157.674540767">
            <text:p><text:s/>4,158 </text:p>
          </table:table-cell>
          <table:table-cell table:formula="of:=([.D11]/[.E11])" office:value-type="percentage" office:value="0.0840526857663825">
            <text:p>8%</text:p>
          </table:table-cell>
          <table:table-cell table:formula="of:=([.$G$34]*[$DailyDist.J19])" office:value-type="float" office:value="6930.63890531358">
            <text:p>$6,930.64 </text:p>
          </table:table-cell>
          <table:table-cell table:formula="of:=([.G11]/[.D11])" office:value-type="float" office:value="19.8322133984048">
            <text:p>$19.83 </text:p>
          </table:table-cell>
          <table:table-cell table:number-columns-repeated="9"/>
          <table:table-cell table:style-name="ce80"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64968.3611975471">
            <text:p>$64,968.36 </text:p>
          </table:table-cell>
          <table:table-cell table:formula="of:=([.$D$34]*[$DailyDist.K20])" office:value-type="float" office:value="877.358459246648">
            <text:p><text:s/>877 </text:p>
          </table:table-cell>
          <table:table-cell table:formula="of:=([.$E$34]*[$DailyDist.I20])" office:value-type="float" office:value="9890.83667418627">
            <text:p><text:s/>9,891 </text:p>
          </table:table-cell>
          <table:table-cell table:formula="of:=([.D12]/[.E12])" office:value-type="percentage" office:value="0.0887041701473479">
            <text:p>9%</text:p>
          </table:table-cell>
          <table:table-cell table:formula="of:=([.$G$34]*[$DailyDist.J20])" office:value-type="float" office:value="16978.6207497746">
            <text:p>$16,978.62 </text:p>
          </table:table-cell>
          <table:table-cell table:formula="of:=([.G12]/[.D12])" office:value-type="float" office:value="19.3519770292674">
            <text:p>$19.35 </text:p>
          </table:table-cell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17"/>
          <table:table-cell table:number-columns-repeated="2"/>
          <table:table-cell table:style-name="ce74"/>
          <table:table-cell table:number-columns-repeated="100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78470.5737607333">
            <text:p>$78,470.57 </text:p>
          </table:table-cell>
          <table:table-cell table:formula="of:=([.$D$34]*[$DailyDist.K21])" office:value-type="float" office:value="999.213800808683">
            <text:p><text:s/>999 </text:p>
          </table:table-cell>
          <table:table-cell table:formula="of:=([.$E$34]*[$DailyDist.I21])" office:value-type="float" office:value="12597.0777634547">
            <text:p><text:s/>12,597 </text:p>
          </table:table-cell>
          <table:table-cell table:formula="of:=([.D13]/[.E13])" office:value-type="percentage" office:value="0.0793210790289391">
            <text:p>8%</text:p>
          </table:table-cell>
          <table:table-cell table:formula="of:=([.$G$34]*[$DailyDist.J21])" office:value-type="float" office:value="20507.2451781499">
            <text:p>$20,507.25 </text:p>
          </table:table-cell>
          <table:table-cell table:formula="of:=([.G13]/[.D13])" office:value-type="float" office:value="20.5233806434149">
            <text:p>$20.52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66025.0569392526">
            <text:p>$66,025.06 </text:p>
          </table:table-cell>
          <table:table-cell table:formula="of:=([.$D$34]*[$DailyDist.K22])" office:value-type="float" office:value="842.542647371781">
            <text:p><text:s/>843 </text:p>
          </table:table-cell>
          <table:table-cell table:formula="of:=([.$E$34]*[$DailyDist.I22])" office:value-type="float" office:value="9869.74747019014">
            <text:p><text:s/>9,870 </text:p>
          </table:table-cell>
          <table:table-cell table:formula="of:=([.D14]/[.E14])" office:value-type="percentage" office:value="0.0853661808386218">
            <text:p>9%</text:p>
          </table:table-cell>
          <table:table-cell table:formula="of:=([.$G$34]*[$DailyDist.J22])" office:value-type="float" office:value="17254.7741868571">
            <text:p>$17,254.77 </text:p>
          </table:table-cell>
          <table:table-cell table:formula="of:=([.G14]/[.D14])" office:value-type="float" office:value="20.4794074705671">
            <text:p>$20.48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47588.1390620308">
            <text:p>$47,588.14 </text:p>
          </table:table-cell>
          <table:table-cell table:formula="of:=([.$D$34]*[$DailyDist.K23])" office:value-type="float" office:value="611.452696052352">
            <text:p><text:s/>611 </text:p>
          </table:table-cell>
          <table:table-cell table:formula="of:=([.$E$34]*[$DailyDist.I23])" office:value-type="float" office:value="8003.97318723816">
            <text:p><text:s/>8,004 </text:p>
          </table:table-cell>
          <table:table-cell table:formula="of:=([.D15]/[.E15])" office:value-type="percentage" office:value="0.0763936462240123">
            <text:p>8%</text:p>
          </table:table-cell>
          <table:table-cell table:formula="of:=([.$G$34]*[$DailyDist.J23])" office:value-type="float" office:value="12436.5298805207">
            <text:p>$12,436.53 </text:p>
          </table:table-cell>
          <table:table-cell table:formula="of:=([.G15]/[.D15])" office:value-type="float" office:value="20.3393164521362">
            <text:p>$20.34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40675.9060558701">
            <text:p>$40,675.91 </text:p>
          </table:table-cell>
          <table:table-cell table:formula="of:=([.$D$34]*[$DailyDist.K24])" office:value-type="float" office:value="536.163502872952">
            <text:p><text:s/>536 </text:p>
          </table:table-cell>
          <table:table-cell table:formula="of:=([.$E$34]*[$DailyDist.I24])" office:value-type="float" office:value="6499.81672574928">
            <text:p><text:s/>6,500 </text:p>
          </table:table-cell>
          <table:table-cell table:formula="of:=([.D16]/[.E16])" office:value-type="percentage" office:value="0.0824890186132356">
            <text:p>8%</text:p>
          </table:table-cell>
          <table:table-cell table:formula="of:=([.$G$34]*[$DailyDist.J24])" office:value-type="float" office:value="10630.10933085">
            <text:p>$10,630.11 </text:p>
          </table:table-cell>
          <table:table-cell table:formula="of:=([.G16]/[.D16])" office:value-type="float" office:value="19.8262456767201">
            <text:p>$19.83 </text:p>
          </table:table-cell>
          <table:table-cell table:number-columns-repeated="2"/>
          <table:table-cell table:style-name="ce13"/>
          <table:table-cell/>
          <table:table-cell table:style-name="ce17"/>
          <table:table-cell/>
          <table:table-cell table:style-name="ce76"/>
          <table:table-cell table:number-columns-repeated="2"/>
          <table:table-cell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25862.1645958867">
            <text:p>$25,862.16 </text:p>
          </table:table-cell>
          <table:table-cell table:formula="of:=([.$D$34]*[$DailyDist.K25])" office:value-type="float" office:value="327.26863162375">
            <text:p><text:s/>327 </text:p>
          </table:table-cell>
          <table:table-cell table:formula="of:=([.$E$34]*[$DailyDist.I25])" office:value-type="float" office:value="4036.10148243635">
            <text:p><text:s/>4,036 </text:p>
          </table:table-cell>
          <table:table-cell table:formula="of:=([.D17]/[.E17])" office:value-type="percentage" office:value="0.081085332727114">
            <text:p>8%</text:p>
          </table:table-cell>
          <table:table-cell table:formula="of:=([.$G$34]*[$DailyDist.J25])" office:value-type="float" office:value="6758.73419535146">
            <text:p>$6,758.73 </text:p>
          </table:table-cell>
          <table:table-cell table:formula="of:=([.G17]/[.D17])" office:value-type="float" office:value="20.6519462675597">
            <text:p>$20.65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24238.9430033338">
            <text:p>$24,238.94 </text:p>
          </table:table-cell>
          <table:table-cell table:formula="of:=([.$D$34]*[$DailyDist.K26])" office:value-type="float" office:value="328.574224569057">
            <text:p><text:s/>329 </text:p>
          </table:table-cell>
          <table:table-cell table:formula="of:=([.$E$34]*[$DailyDist.I26])" office:value-type="float" office:value="4004.46767644215">
            <text:p><text:s/>4,004 </text:p>
          </table:table-cell>
          <table:table-cell table:formula="of:=([.D18]/[.E18])" office:value-type="percentage" office:value="0.0820519107950412">
            <text:p>8%</text:p>
          </table:table-cell>
          <table:table-cell table:formula="of:=([.$G$34]*[$DailyDist.J26])" office:value-type="float" office:value="6334.52673029013">
            <text:p>$6,334.53 </text:p>
          </table:table-cell>
          <table:table-cell table:formula="of:=([.G18]/[.D18])" office:value-type="float" office:value="19.2788303422102">
            <text:p>$19.28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39547.1092127267">
            <text:p>$39,547.11 </text:p>
          </table:table-cell>
          <table:table-cell table:formula="of:=([.$D$34]*[$DailyDist.K27])" office:value-type="float" office:value="506.570062779315">
            <text:p><text:s/>507 </text:p>
          </table:table-cell>
          <table:table-cell table:formula="of:=([.$E$34]*[$DailyDist.I27])" office:value-type="float" office:value="5946.53525620367">
            <text:p><text:s/>5,947 </text:p>
          </table:table-cell>
          <table:table-cell table:formula="of:=([.D19]/[.E19])" office:value-type="percentage" office:value="0.08518743116016">
            <text:p>9%</text:p>
          </table:table-cell>
          <table:table-cell table:formula="of:=([.$G$34]*[$DailyDist.J27])" office:value-type="float" office:value="10335.1132258228">
            <text:p>$10,335.11 </text:p>
          </table:table-cell>
          <table:table-cell table:formula="of:=([.G19]/[.D19])" office:value-type="float" office:value="20.402139773359">
            <text:p>$20.40 </text:p>
          </table:table-cell>
          <table:table-cell table:number-columns-repeated="4"/>
          <table:table-cell table:style-name="ce17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68072.444871511">
            <text:p>$68,072.44 </text:p>
          </table:table-cell>
          <table:table-cell table:formula="of:=([.$D$34]*[$DailyDist.K28])" office:value-type="float" office:value="954.823640668227">
            <text:p><text:s/>955 </text:p>
          </table:table-cell>
          <table:table-cell table:formula="of:=([.$E$34]*[$DailyDist.I28])" office:value-type="float" office:value="9663.81759587496">
            <text:p><text:s/>9,664 </text:p>
          </table:table-cell>
          <table:table-cell table:formula="of:=([.D20]/[.E20])" office:value-type="percentage" office:value="0.0988039800208768">
            <text:p>10%</text:p>
          </table:table-cell>
          <table:table-cell table:formula="of:=([.$G$34]*[$DailyDist.J28])" office:value-type="float" office:value="17789.8319070877">
            <text:p>$17,789.83 </text:p>
          </table:table-cell>
          <table:table-cell table:formula="of:=([.G20]/[.D20])" office:value-type="float" office:value="18.6315369135997">
            <text:p>$18.63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85808.7787593036">
            <text:p>$85,808.78 </text:p>
          </table:table-cell>
          <table:table-cell table:formula="of:=([.$D$34]*[$DailyDist.K29])" office:value-type="float" office:value="1180.69122020643">
            <text:p><text:s/>1,181 </text:p>
          </table:table-cell>
          <table:table-cell table:formula="of:=([.$E$34]*[$DailyDist.I29])" office:value-type="float" office:value="12425.2627779568">
            <text:p><text:s/>12,425 </text:p>
          </table:table-cell>
          <table:table-cell table:formula="of:=([.D21]/[.E21])" office:value-type="percentage" office:value="0.0950234406551986">
            <text:p>10%</text:p>
          </table:table-cell>
          <table:table-cell table:formula="of:=([.$G$34]*[$DailyDist.J29])" office:value-type="float" office:value="22424.9878664099">
            <text:p>$22,424.99 </text:p>
          </table:table-cell>
          <table:table-cell table:formula="of:=([.G21]/[.D21])" office:value-type="float" office:value="18.9931012297095">
            <text:p>$18.99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73094.502107516">
            <text:p>$73,094.50 </text:p>
          </table:table-cell>
          <table:table-cell table:formula="of:=([.$D$34]*[$DailyDist.K30])" office:value-type="float" office:value="1013.14012555863">
            <text:p><text:s/>1,013 </text:p>
          </table:table-cell>
          <table:table-cell table:formula="of:=([.$E$34]*[$DailyDist.I30])" office:value-type="float" office:value="9591.24592330003">
            <text:p><text:s/>9,591 </text:p>
          </table:table-cell>
          <table:table-cell table:formula="of:=([.D22]/[.E22])" office:value-type="percentage" office:value="0.105631753544908">
            <text:p>11%</text:p>
          </table:table-cell>
          <table:table-cell table:formula="of:=([.$G$34]*[$DailyDist.J30])" office:value-type="float" office:value="19102.2800529555">
            <text:p>$19,102.28 </text:p>
          </table:table-cell>
          <table:table-cell table:formula="of:=([.G22]/[.D22])" office:value-type="float" office:value="18.8545291722829">
            <text:p>$18.85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46851.1688556748">
            <text:p>$46,851.17 </text:p>
          </table:table-cell>
          <table:table-cell table:formula="of:=([.$D$34]*[$DailyDist.K31])" office:value-type="float" office:value="640.610938497553">
            <text:p><text:s/>641 </text:p>
          </table:table-cell>
          <table:table-cell table:formula="of:=([.$E$34]*[$DailyDist.I31])" office:value-type="float" office:value="6680.93577183371">
            <text:p><text:s/>6,681 </text:p>
          </table:table-cell>
          <table:table-cell table:formula="of:=([.D23]/[.E23])" office:value-type="percentage" office:value="0.0958864087869722">
            <text:p>10%</text:p>
          </table:table-cell>
          <table:table-cell table:formula="of:=([.$G$34]*[$DailyDist.J31])" office:value-type="float" office:value="12243.9324776163">
            <text:p>$12,243.93 </text:p>
          </table:table-cell>
          <table:table-cell table:formula="of:=([.G23]/[.D23])" office:value-type="float" office:value="19.1128994867499">
            <text:p>$19.11 </text:p>
          </table:table-cell>
          <table:table-cell table:number-columns-repeated="9"/>
          <table:table-cell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27066.1552994586">
            <text:p>$27,066.16 </text:p>
          </table:table-cell>
          <table:table-cell table:formula="of:=([.$D$34]*[$DailyDist.K32])" office:value-type="float" office:value="389.93709299851">
            <text:p><text:s/>390 </text:p>
          </table:table-cell>
          <table:table-cell table:formula="of:=([.$E$34]*[$DailyDist.I32])" office:value-type="float" office:value="4144.02858524009">
            <text:p><text:s/>4,144 </text:p>
          </table:table-cell>
          <table:table-cell table:formula="of:=([.D24]/[.E24])" office:value-type="percentage" office:value="0.0940961397774525">
            <text:p>9%</text:p>
          </table:table-cell>
          <table:table-cell table:formula="of:=([.$G$34]*[$DailyDist.J32])" office:value-type="float" office:value="7073.3812199246">
            <text:p>$7,073.38 </text:p>
          </table:table-cell>
          <table:table-cell table:formula="of:=([.G24]/[.D24])" office:value-type="float" office:value="18.1398008728337">
            <text:p>$18.14 </text:p>
          </table:table-cell>
          <table:table-cell table:number-columns-repeated="2"/>
          <table:table-cell table:style-name="ce33"/>
          <table:table-cell table:number-columns-repeated="6"/>
          <table:table-cell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32572.9608383306">
            <text:p>$32,572.96 </text:p>
          </table:table-cell>
          <table:table-cell table:formula="of:=([.$D$34]*[$DailyDist.K33])" office:value-type="float" office:value="479.587808576293">
            <text:p><text:s/>480 </text:p>
          </table:table-cell>
          <table:table-cell table:formula="of:=([.$E$34]*[$DailyDist.I33])" office:value-type="float" office:value="4900.13857557203">
            <text:p><text:s/>4,900 </text:p>
          </table:table-cell>
          <table:table-cell table:formula="of:=([.D25]/[.E25])" office:value-type="percentage" office:value="0.0978722950749015">
            <text:p>10%</text:p>
          </table:table-cell>
          <table:table-cell table:formula="of:=([.$G$34]*[$DailyDist.J33])" office:value-type="float" office:value="8512.51191467879">
            <text:p>$8,512.51 </text:p>
          </table:table-cell>
          <table:table-cell table:formula="of:=([.G25]/[.D25])" office:value-type="float" office:value="17.749642010186">
            <text:p>$17.75 </text:p>
          </table:table-cell>
          <table:table-cell table:number-columns-repeated="2"/>
          <table:table-cell table:style-name="ce13"/>
          <table:table-cell/>
          <table:table-cell table:style-name="ce39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51685.021521369">
            <text:p>$51,685.02 </text:p>
          </table:table-cell>
          <table:table-cell table:formula="of:=([.$D$34]*[$DailyDist.K34])" office:value-type="float" office:value="774.651814215791">
            <text:p><text:s/>775 </text:p>
          </table:table-cell>
          <table:table-cell table:formula="of:=([.$E$34]*[$DailyDist.I34])" office:value-type="float" office:value="9050.99013857557">
            <text:p><text:s/>9,051 </text:p>
          </table:table-cell>
          <table:table-cell table:formula="of:=([.D26]/[.E26])" office:value-type="percentage" office:value="0.0855875216253085">
            <text:p>9%</text:p>
          </table:table-cell>
          <table:table-cell table:formula="of:=([.$G$34]*[$DailyDist.J34])" office:value-type="float" office:value="13507.1958516385">
            <text:p>$13,507.20 </text:p>
          </table:table-cell>
          <table:table-cell table:formula="of:=([.G26]/[.D26])" office:value-type="float" office:value="17.4364735275452">
            <text:p>$17.44 </text:p>
          </table:table-cell>
          <table:table-cell table:number-columns-repeated="2"/>
          <table:table-cell table:style-name="ce13"/>
          <table:table-cell/>
          <table:table-cell table:style-name="ce39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54844.0988948691">
            <text:p>$54,844.10 </text:p>
          </table:table-cell>
          <table:table-cell table:formula="of:=([.$D$34]*[$DailyDist.K35])" office:value-type="float" office:value="838.190670887423">
            <text:p><text:s/>838 </text:p>
          </table:table-cell>
          <table:table-cell table:formula="of:=([.$E$34]*[$DailyDist.I35])" office:value-type="float" office:value="8830.17376732195">
            <text:p><text:s/>8,830 </text:p>
          </table:table-cell>
          <table:table-cell table:formula="of:=([.D27]/[.E27])" office:value-type="percentage" office:value="0.0949234627736701">
            <text:p>9%</text:p>
          </table:table-cell>
          <table:table-cell table:formula="of:=([.$G$34]*[$DailyDist.J35])" office:value-type="float" office:value="14332.7788839819">
            <text:p>$14,332.78 </text:p>
          </table:table-cell>
          <table:table-cell table:formula="of:=([.G27]/[.D27])" office:value-type="float" office:value="17.0996640523418">
            <text:p>$17.10 </text:p>
          </table:table-cell>
          <table:table-cell table:number-columns-repeated="2"/>
          <table:table-cell table:style-name="ce33"/>
          <table:table-cell/>
          <table:table-cell table:style-name="ce39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46979.5229836632">
            <text:p>$46,979.52 </text:p>
          </table:table-cell>
          <table:table-cell table:formula="of:=([.$D$34]*[$DailyDist.K36])" office:value-type="float" office:value="697.621830442647">
            <text:p><text:s/>698 </text:p>
          </table:table-cell>
          <table:table-cell table:formula="of:=([.$E$34]*[$DailyDist.I36])" office:value-type="float" office:value="7393.00654205608">
            <text:p><text:s/>7,393 </text:p>
          </table:table-cell>
          <table:table-cell table:formula="of:=([.D28]/[.E28])" office:value-type="percentage" office:value="0.0943623986363512">
            <text:p>9%</text:p>
          </table:table-cell>
          <table:table-cell table:formula="of:=([.$G$34]*[$DailyDist.J36])" office:value-type="float" office:value="12277.4761290277">
            <text:p>$12,277.48 </text:p>
          </table:table-cell>
          <table:table-cell table:formula="of:=([.G28]/[.D28])" office:value-type="float" office:value="17.599042336788">
            <text:p>$17.60 </text:p>
          </table:table-cell>
          <table:table-cell table:number-columns-repeated="2"/>
          <table:table-cell table:style-name="ce13"/>
          <table:table-cell/>
          <table:table-cell table:style-name="ce39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33687.8958245611">
            <text:p>$33,687.90 </text:p>
          </table:table-cell>
          <table:table-cell table:formula="of:=([.$D$34]*[$DailyDist.K37])" office:value-type="float" office:value="522.237178123005">
            <text:p><text:s/>522 </text:p>
          </table:table-cell>
          <table:table-cell table:formula="of:=([.$E$34]*[$DailyDist.I37])" office:value-type="float" office:value="5982.51095713825">
            <text:p><text:s/>5,983 </text:p>
          </table:table-cell>
          <table:table-cell table:formula="of:=([.D29]/[.E29])" office:value-type="percentage" office:value="0.0872939777067819">
            <text:p>9%</text:p>
          </table:table-cell>
          <table:table-cell table:formula="of:=([.$G$34]*[$DailyDist.J37])" office:value-type="float" office:value="8803.88540698995">
            <text:p>$8,803.89 </text:p>
          </table:table-cell>
          <table:table-cell table:formula="of:=([.G29]/[.D29])" office:value-type="float" office:value="16.8580211746555">
            <text:p>$16.86 </text:p>
          </table:table-cell>
          <table:table-cell table:number-columns-repeated="2"/>
          <table:table-cell table:style-name="ce13"/>
          <table:table-cell table:number-columns-repeated="6"/>
          <table:table-cell/>
          <table:table-cell table:number-columns-repeated="100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26222.5450963505">
            <text:p>$26,222.55 </text:p>
          </table:table-cell>
          <table:table-cell table:formula="of:=([.$D$34]*[$DailyDist.K38])" office:value-type="float" office:value="398.641045967227">
            <text:p><text:s/>399 </text:p>
          </table:table-cell>
          <table:table-cell table:formula="of:=([.$E$34]*[$DailyDist.I38])" office:value-type="float" office:value="4157.674540767">
            <text:p><text:s/>4,158 </text:p>
          </table:table-cell>
          <table:table-cell table:formula="of:=([.D30]/[.E30])" office:value-type="percentage" office:value="0.0958807723063592">
            <text:p>10%</text:p>
          </table:table-cell>
          <table:table-cell table:formula="of:=([.$G$34]*[$DailyDist.J38])" office:value-type="float" office:value="6852.9148662227">
            <text:p>$6,852.91 </text:p>
          </table:table-cell>
          <table:table-cell table:formula="of:=([.G30]/[.D30])" office:value-type="float" office:value="17.1906905612176">
            <text:p>$17.19 </text:p>
          </table:table-cell>
          <table:table-cell table:number-columns-repeated="2"/>
          <table:table-cell table:style-name="ce13"/>
          <table:table-cell table:number-columns-repeated="6"/>
          <table:table-cell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17257.3497839424">
            <text:p>$17,257.35 </text:p>
          </table:table-cell>
          <table:table-cell table:formula="of:=([.$D$34]*[$DailyDist.K39])" office:value-type="float" office:value="275.480111459885">
            <text:p><text:s/>275 </text:p>
          </table:table-cell>
          <table:table-cell table:formula="of:=([.$E$34]*[$DailyDist.I39])" office:value-type="float" office:value="2887.36013535288">
            <text:p><text:s/>2,887 </text:p>
          </table:table-cell>
          <table:table-cell table:formula="of:=([.D31]/[.E31])" office:value-type="percentage" office:value="0.0954089890231919">
            <text:p>10%</text:p>
          </table:table-cell>
          <table:table-cell table:formula="of:=([.$G$34]*[$DailyDist.J39])" office:value-type="float" office:value="4509.97980750706">
            <text:p>$4,509.98 </text:p>
          </table:table-cell>
          <table:table-cell table:formula="of:=([.G31]/[.D31])" office:value-type="float" office:value="16.371344499633">
            <text:p>$16.37 </text:p>
          </table:table-cell>
          <table:table-cell table:number-columns-repeated="2"/>
          <table:table-cell table:style-name="ce74"/>
          <table:table-cell table:number-columns-repeated="6"/>
          <table:table-cell/>
          <table:table-cell table:number-columns-repeated="1006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17998.2692768538">
            <text:p>$17,998.27 </text:p>
          </table:table-cell>
          <table:table-cell table:formula="of:=([.$D$34]*[$DailyDist.K40])" office:value-type="float" office:value="277.220902053628">
            <text:p><text:s/>277 </text:p>
          </table:table-cell>
          <table:table-cell table:formula="of:=([.$E$34]*[$DailyDist.I40])" office:value-type="float" office:value="3737.75127296165">
            <text:p><text:s/>3,738 </text:p>
          </table:table-cell>
          <table:table-cell table:formula="of:=([.D32]/[.E32])" office:value-type="percentage" office:value="0.0741678302831449">
            <text:p>7%</text:p>
          </table:table-cell>
          <table:table-cell table:formula="of:=([.$G$34]*[$DailyDist.J40])" office:value-type="float" office:value="4703.60930414783">
            <text:p>$4,703.61 </text:p>
          </table:table-cell>
          <table:table-cell table:formula="of:=([.G32]/[.D32])" office:value-type="float" office:value="16.9670081487503">
            <text:p>$16.97 </text:p>
          </table:table-cell>
          <table:table-cell table:number-columns-repeated="2"/>
          <table:table-cell table:style-name="ce33"/>
          <table:table-cell/>
          <table:table-cell table:style-name="ce39"/>
          <table:table-cell table:number-columns-repeated="4"/>
          <table:table-cell/>
          <table:table-cell table:number-columns-repeated="1006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5709.21390301144">
            <text:p>$5,709.21 </text:p>
          </table:table-cell>
          <table:table-cell table:formula="of:=([.$D$34]*[$DailyDist.K41])" office:value-type="float" office:value="85.07174">
            <text:p><text:s/>85 </text:p>
          </table:table-cell>
          <table:table-cell table:formula="of:=([.$E$34]*[$DailyDist.I41])" office:value-type="float" office:value="1347.29">
            <text:p><text:s/>1,347 </text:p>
          </table:table-cell>
          <table:table-cell table:formula="of:=([.D33]/[.E33])" office:value-type="percentage" office:value="0.0631428571428572">
            <text:p>6%</text:p>
          </table:table-cell>
          <table:table-cell table:formula="of:=([.$G$34]*[$DailyDist.J41])" office:value-type="float" office:value="1492.02744">
            <text:p>$1,492.03 </text:p>
          </table:table-cell>
          <table:table-cell table:formula="of:=([.G33]/[.D33])" office:value-type="float" office:value="17.5384615384615">
            <text:p>$17.54 </text:p>
          </table:table-cell>
          <table:table-cell/>
          <table:table-cell table:style-name="ce13"/>
          <table:table-cell table:style-name="Default"/>
          <table:table-cell table:style-name="ce13"/>
          <table:table-cell table:style-name="ce29"/>
          <table:table-cell/>
          <table:table-cell table:style-name="ce29"/>
          <table:table-cell table:number-columns-repeated="2"/>
          <table:table-cell table:style-name="ce29"/>
          <table:table-cell table:style-name="Default"/>
          <table:table-cell table:style-name="ce19"/>
          <table:table-cell table:style-name="Default"/>
          <table:table-cell table:style-name="ce19"/>
          <table:table-cell table:style-name="ce33"/>
          <table:table-cell table:number-columns-repeated="1001"/>
        </table:table-row>
        <table:table-row table:style-name="ro2">
          <table:table-cell table:number-columns-repeated="2"/>
          <table:table-cell table:style-name="ce71" table:formula="of:=([$Data.E17])" office:value-type="float" office:value="1189419.56312738">
            <text:p><text:s/>$1,189,419.56 </text:p>
          </table:table-cell>
          <table:table-cell table:style-name="ce62" table:formula="of:=([$Data.F17])" office:value-type="float" office:value="16359.95">
            <text:p><text:s/>16,360 </text:p>
          </table:table-cell>
          <table:table-cell table:style-name="ce63" table:formula="of:=([$Data.D17])" office:value-type="float" office:value="192470">
            <text:p><text:s/>192,470 </text:p>
          </table:table-cell>
          <table:table-cell table:style-name="Default"/>
          <table:table-cell table:style-name="ce65" table:formula="of:=([$Data.C25])" office:value-type="float" office:value="310839.05">
            <text:p><text:s/>$310,839 </text:p>
          </table:table-cell>
          <table:table-cell table:style-name="Default"/>
          <table:table-cell table:style-name="ce65" table:number-columns-repeated="2"/>
          <table:table-cell table:style-name="Default" table:number-columns-repeated="2"/>
          <table:table-cell/>
          <table:table-cell table:style-name="Default" table:number-columns-repeated="9"/>
          <table:table-cell table:number-columns-repeated="1002"/>
        </table:table-row>
        <table:table-row table:style-name="ro3">
          <table:table-cell/>
          <table:table-cell table:style-name="Default"/>
          <table:table-cell table:style-name="ce15"/>
          <table:table-cell table:style-name="ce13"/>
          <table:table-cell table:style-name="Default"/>
          <table:table-cell table:style-name="ce17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style-name="ce73"/>
          <table:table-cell table:style-name="Default"/>
          <table:table-cell table:style-name="ce17"/>
          <table:table-cell table:style-name="Default" table:number-columns-repeated="3"/>
          <table:table-cell/>
          <table:table-cell table:style-name="Default" table:number-columns-repeated="2"/>
          <table:table-cell table:style-name="ce77"/>
          <table:table-cell table:style-name="Default" table:number-columns-repeated="9"/>
          <table:table-cell table:number-columns-repeated="1002"/>
        </table:table-row>
        <table:table-row table:style-name="ro4">
          <table:table-cell/>
          <table:table-cell table:style-name="Default" table:number-columns-repeated="8"/>
          <table:table-cell/>
          <table:table-cell table:style-name="Default" table:number-columns-repeated="2"/>
          <table:table-cell table:style-name="ce13"/>
          <table:table-cell table:style-name="ce77"/>
          <table:table-cell table:style-name="Default" table:number-columns-repeated="8"/>
          <table:table-cell table:number-columns-repeated="1002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5"/>
          <table:table-cell/>
          <table:table-cell table:style-name="Default" table:number-columns-repeated="2"/>
          <table:table-cell table:style-name="ce13" table:number-columns-repeated="2"/>
          <table:table-cell table:style-name="Default" table:number-columns-repeated="8"/>
          <table:table-cell table:number-columns-repeated="1002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77"/>
          <table:table-cell table:style-name="ce74"/>
          <table:table-cell table:style-name="Default" table:number-columns-repeated="8"/>
          <table:table-cell table:number-columns-repeated="1002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31])" office:value-type="float" office:value="1165764.49876037">
            <text:p>$1,165,764.50 </text:p>
          </table:table-cell>
          <table:table-cell table:style-name="ce9" table:formula="of:=SUM([.K3:.K31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5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2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31])" office:value-type="float" office:value="187387.501836932">
            <text:p><text:s/>187,388 </text:p>
          </table:table-cell>
          <table:table-cell table:style-name="ce16" table:formula="of:=SUM([.O3:.O31])" office:value-type="float" office:value="0">
            <text:p>0</text:p>
          </table:table-cell>
          <table:table-cell table:style-name="ce21" table:formula="of:=([.C41]/[.B41]-1)" office:value-type="percentage" office:value="-1">
            <text:p>-100%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77"/>
          <table:table-cell table:style-name="Default" table:number-columns-repeated="9"/>
          <table:table-cell table:number-columns-repeated="1002"/>
        </table:table-row>
        <table:table-row table:style-name="ro2">
          <table:table-cell table:style-name="ce4" office:value-type="string">
            <text:p>Orders</text:p>
          </table:table-cell>
          <table:table-cell table:style-name="ce10" table:formula="of:=SUM([.D3:.D31])" office:value-type="float" office:value="15998.3007541498">
            <text:p><text:s/>15,998 </text:p>
          </table:table-cell>
          <table:table-cell table:style-name="ce10" table:formula="of:=SUM([.M3:.M31])" office:value-type="float" office:value="0">
            <text:p><text:s/>- <text:s text:c="2"/></text:p>
          </table:table-cell>
          <table:table-cell table:style-name="ce21" table:formula="of:=([.C42]/[.B42]-1)" office:value-type="percentage" office:value="-1">
            <text:p>-100%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13"/>
          <table:table-cell table:style-name="Default" table:number-columns-repeated="9"/>
          <table:table-cell table:number-columns-repeated="1002"/>
        </table:table-row>
        <table:table-row table:style-name="ro2">
          <table:table-cell table:style-name="ce5" office:value-type="string">
            <text:p>Spend</text:p>
          </table:table-cell>
          <table:table-cell table:style-name="ce70" table:formula="of:=SUM([.G2:.G31])" office:value-type="float" office:value="304657.11221835">
            <text:p><text:s/>$304,657 </text:p>
          </table:table-cell>
          <table:table-cell table:style-name="ce72" table:formula="of:=SUM([.R3:.R31])" office:value-type="float" office:value="0">
            <text:p>$0 </text:p>
          </table:table-cell>
          <table:table-cell table:style-name="ce22" table:formula="of:=([.C43]/[.B43]-1)" office:value-type="percentage" office:value="-1">
            <text:p>-100%</text:p>
          </table:table-cell>
          <table:table-cell table:style-name="Default" table:number-columns-repeated="5"/>
          <table:table-cell/>
          <table:table-cell table:style-name="Default" table:number-columns-repeated="2"/>
          <table:table-cell table:style-name="ce77"/>
          <table:table-cell table:style-name="Default" table:number-columns-repeated="9"/>
          <table:table-cell table:number-columns-repeated="1002"/>
        </table:table-row>
      </table:table>
      <table:table table:name="Affiliates" table:style-name="ta7" table:print="false">
        <table:table-column table:style-name="co1" table:default-cell-style-name="Default"/>
        <table:table-column table:style-name="co43" table:default-cell-style-name="ce7"/>
        <table:table-column table:style-name="co14" table:default-cell-style-name="ce35"/>
        <table:table-column table:style-name="co4" table:number-columns-repeated="2" table:default-cell-style-name="ce17"/>
        <table:table-column table:style-name="co4" table:default-cell-style-name="ce53"/>
        <table:table-column table:style-name="co4" table:number-columns-repeated="2" table:default-cell-style-name="ce13"/>
        <table:table-column table:style-name="co4" table:default-cell-style-name="Default"/>
        <table:table-column table:style-name="co44" table:default-cell-style-name="ce13"/>
        <table:table-column table:style-name="co21" table:default-cell-style-name="ce29"/>
        <table:table-column table:style-name="co8" table:default-cell-style-name="ce82"/>
        <table:table-column table:style-name="co10" table:default-cell-style-name="ce19"/>
        <table:table-column table:style-name="co8" table:default-cell-style-name="Default"/>
        <table:table-column table:style-name="co8" table:number-columns-repeated="2" table:default-cell-style-name="ce19"/>
        <table:table-column table:style-name="co8" table:default-cell-style-name="Default"/>
        <table:table-column table:style-name="co8" table:default-cell-style-name="ce53"/>
        <table:table-column table:style-name="co8" table:default-cell-style-name="ce33"/>
        <table:table-column table:style-name="co8" table:default-cell-style-name="ce19"/>
        <table:table-column table:style-name="co8" table:default-cell-style-name="ce13"/>
        <table:table-column table:style-name="co6" table:default-cell-style-name="Default"/>
        <table:table-column table:style-name="co1" table:default-cell-style-name="ce69"/>
        <table:table-column table:style-name="co1" table:number-columns-repeated="1001" table:default-cell-style-name="Default"/>
        <table:table-row table:style-name="ro1">
          <table:table-cell table:style-name="ce2" office:value-type="string">
            <text:p>Daily Projected Distribution - Affiliates <text:s/>- Jan <text:s/>2011</text:p>
          </table:table-cell>
          <table:table-cell table:style-name="Default" table:number-columns-repeated="7"/>
          <table:table-cell/>
          <table:table-cell table:style-name="ce27" office:value-type="string">
            <text:p>From CJ/SS</text:p>
          </table:table-cell>
          <table:table-cell table:style-name="Default"/>
          <table:table-cell table:style-name="ce27" office:value-type="string">
            <text:p>From CJ/SS</text:p>
          </table:table-cell>
          <table:table-cell table:style-name="Default"/>
          <table:table-cell table:style-name="ce27" office:value-type="string">
            <text:p>From CJ/SS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style-name="ce27" office:value-type="string">
            <text:p>From CJ/SS</text:p>
          </table:table-cell>
          <table:table-cell table:style-name="Default"/>
          <table:table-cell table:style-name="ce27" office:value-type="string">
            <text:p>From CJ/SS</text:p>
          </table:table-cell>
          <table:table-cell table:style-name="Default"/>
          <table:table-cell table:style-name="ce27"/>
          <table:table-cell/>
          <table:table-cell table:style-name="Default"/>
          <table:table-cell table:number-columns-repeated="1001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office:annotation draw:style-name="gr4" draw:text-style-name="P1" svg:width="1.3484in" svg:height="0.589in" svg:x="4.9732in" svg:y="0.4724in" draw:caption-point-x="-0.6685in" draw:caption-point-y="-0.1157in">
              <dc:date>2010-11-27T00:00:00</dc:date>
              <text:p text:style-name="P1">Sara Leoni:</text:p>
              <text:p text:style-name="P1">Assumed $60 AOS</text:p>
            </office:annotation>
            <text:p>Order - T</text:p>
          </table:table-cell>
          <table:table-cell table:style-name="ce12" office:value-type="string">
            <text:p>Traffic -T </text:p>
          </table:table-cell>
          <table:table-cell table:style-name="ce12" office:value-type="string">
            <text:p>CR - T</text:p>
          </table:table-cell>
          <table:table-cell table:style-name="ce12" office:value-type="string">
            <text:p>Spend - T</text:p>
          </table:table-cell>
          <table:table-cell table:style-name="ce12" office:value-type="string">
            <text:p>CPA - T</text:p>
          </table:table-cell>
          <table:table-cell/>
          <table:table-cell table:style-name="ce28" office:value-type="string">
            <office:annotation draw:style-name="gr4" draw:text-style-name="P1" svg:width="1.9315in" svg:height="0.589in" svg:x="10.7732in" svg:y="0.4724in" draw:caption-point-x="-0.0433in" draw:caption-point-y="-0.1157in">
              <dc:date>2010-11-27T00:00:00</dc:date>
              <text:p text:style-name="P1">prashant:</text:p>
              <text:p text:style-name="P1">From GA</text:p>
            </office:annotation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28" office:value-type="string">
            <text:p>Spend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PA - A</text:p>
          </table:table-cell>
          <table:table-cell table:style-name="ce28" office:value-type="string">
            <text:p>RR Var %</text:p>
          </table:table-cell>
          <table:table-cell table:style-name="Default"/>
          <table:table-cell/>
          <table:table-cell table:style-name="Default"/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11651.9994978126">
            <text:p>$11,652 </text:p>
          </table:table-cell>
          <table:table-cell table:formula="of:=([.$D$34]*[$DailyDist.K11])" office:value-type="float" office:value="176.57257235582">
            <text:p><text:s/>177 </text:p>
          </table:table-cell>
          <table:table-cell table:formula="of:=([.$E$34]*[$DailyDist.I11])" office:value-type="float" office:value="1166.79743474057">
            <text:p><text:s/>1,167 </text:p>
          </table:table-cell>
          <table:table-cell table:formula="of:=[.D3]/[.E3]" office:value-type="percentage" office:value="0.151330956941193">
            <text:p>15%</text:p>
          </table:table-cell>
          <table:table-cell table:formula="of:=([.$G$34]*[$DailyDist.J11])" office:value-type="float" office:value="1442.41377546134">
            <text:p>$1,442.41 </text:p>
          </table:table-cell>
          <table:table-cell table:formula="of:=[.G3]/[.D3]" office:value-type="float" office:value="8.16895713879423">
            <text:p>$8.17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3]/[.L3]" office:value-type="float" office:value="0">
            <text:p>#DIV/0!</text:p>
          </table:table-cell>
          <table:table-cell/>
          <table:table-cell table:formula="of:=[.Q3]/[.J3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16202.7007467055">
            <text:p>$16,203 </text:p>
          </table:table-cell>
          <table:table-cell table:formula="of:=([.$D$34]*[$DailyDist.K12])" office:value-type="float" office:value="249.052143541179">
            <text:p><text:s/>249 </text:p>
          </table:table-cell>
          <table:table-cell table:formula="of:=([.$E$34]*[$DailyDist.I12])" office:value-type="float" office:value="1467.83796648405">
            <text:p><text:s/>1,468 </text:p>
          </table:table-cell>
          <table:table-cell table:formula="of:=[.D4]/[.E4]" office:value-type="percentage" office:value="0.16967277671509">
            <text:p>17%</text:p>
          </table:table-cell>
          <table:table-cell table:formula="of:=([.$G$34]*[$DailyDist.J12])" office:value-type="float" office:value="2005.75006556714">
            <text:p>$2,005.75 </text:p>
          </table:table-cell>
          <table:table-cell table:formula="of:=[.G4]/[.D4]" office:value-type="float" office:value="8.05353464157396">
            <text:p>$8.05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4]/[.L4]" office:value-type="float" office:value="0">
            <text:p>#DIV/0!</text:p>
          </table:table-cell>
          <table:table-cell/>
          <table:table-cell table:formula="of:=[.Q4]/[.J4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49217.787583811">
            <text:p>$49,218 </text:p>
          </table:table-cell>
          <table:table-cell table:formula="of:=([.$D$34]*[$DailyDist.K13])" office:value-type="float" office:value="655.400377739945">
            <text:p><text:s/>655 </text:p>
          </table:table-cell>
          <table:table-cell table:formula="of:=([.$E$34]*[$DailyDist.I13])" office:value-type="float" office:value="4336.42729294231">
            <text:p><text:s/>4,336 </text:p>
          </table:table-cell>
          <table:table-cell table:formula="of:=[.D5]/[.E5]" office:value-type="percentage" office:value="0.151138329658295">
            <text:p>15%</text:p>
          </table:table-cell>
          <table:table-cell table:formula="of:=([.$G$34]*[$DailyDist.J13])" office:value-type="float" office:value="6092.72381293413">
            <text:p>$6,092.72 </text:p>
          </table:table-cell>
          <table:table-cell table:formula="of:=[.G5]/[.D5]" office:value-type="float" office:value="9.29618599541249">
            <text:p>$9.30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5]/[.L5]" office:value-type="float" office:value="0">
            <text:p>#DIV/0!</text:p>
          </table:table-cell>
          <table:table-cell/>
          <table:table-cell table:formula="of:=[.Q5]/[.J5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50858.3805032714">
            <text:p>$50,858 </text:p>
          </table:table-cell>
          <table:table-cell table:formula="of:=([.$D$34]*[$DailyDist.K14])" office:value-type="float" office:value="663.110970419238">
            <text:p><text:s/>663 </text:p>
          </table:table-cell>
          <table:table-cell table:formula="of:=([.$E$34]*[$DailyDist.I14])" office:value-type="float" office:value="4391.20053496616">
            <text:p><text:s/>4,391 </text:p>
          </table:table-cell>
          <table:table-cell table:formula="of:=[.D6]/[.E6]" office:value-type="percentage" office:value="0.151009038448377">
            <text:p>15%</text:p>
          </table:table-cell>
          <table:table-cell table:formula="of:=([.$G$34]*[$DailyDist.J14])" office:value-type="float" office:value="6295.8146066986">
            <text:p>$6,295.81 </text:p>
          </table:table-cell>
          <table:table-cell table:formula="of:=[.G6]/[.D6]" office:value-type="float" office:value="9.49436050306663">
            <text:p>$9.49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6]/[.L6]" office:value-type="float" office:value="0">
            <text:p>#DIV/0!</text:p>
          </table:table-cell>
          <table:table-cell/>
          <table:table-cell table:formula="of:=[.Q6]/[.J6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56688.9739123522">
            <text:p>$56,689 </text:p>
          </table:table-cell>
          <table:table-cell table:formula="of:=([.$D$34]*[$DailyDist.K15])" office:value-type="float" office:value="687.013807725048">
            <text:p><text:s/>687 </text:p>
          </table:table-cell>
          <table:table-cell table:formula="of:=([.$E$34]*[$DailyDist.I15])" office:value-type="float" office:value="4214.56744440864">
            <text:p><text:s/>4,215 </text:p>
          </table:table-cell>
          <table:table-cell table:formula="of:=[.D7]/[.E7]" office:value-type="percentage" office:value="0.163009328190131">
            <text:p>16%</text:p>
          </table:table-cell>
          <table:table-cell table:formula="of:=([.$G$34]*[$DailyDist.J15])" office:value-type="float" office:value="7017.59014865181">
            <text:p>$7,017.59 </text:p>
          </table:table-cell>
          <table:table-cell table:formula="of:=[.G7]/[.D7]" office:value-type="float" office:value="10.2146275223923">
            <text:p>$10.21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7]/[.L7]" office:value-type="float" office:value="0">
            <text:p>#DIV/0!</text:p>
          </table:table-cell>
          <table:table-cell/>
          <table:table-cell table:formula="of:=[.Q7]/[.J7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55886.9126429218">
            <text:p>$55,887 </text:p>
          </table:table-cell>
          <table:table-cell table:formula="of:=([.$D$34]*[$DailyDist.K16])" office:value-type="float" office:value="721.711474781869">
            <text:p><text:s/>722 </text:p>
          </table:table-cell>
          <table:table-cell table:formula="of:=([.$E$34]*[$DailyDist.I16])" office:value-type="float" office:value="3849.41249758298">
            <text:p><text:s/>3,849 </text:p>
          </table:table-cell>
          <table:table-cell table:formula="of:=[.D8]/[.E8]" office:value-type="percentage" office:value="0.187486135932438">
            <text:p>19%</text:p>
          </table:table-cell>
          <table:table-cell table:formula="of:=([.$G$34]*[$DailyDist.J16])" office:value-type="float" office:value="6918.30210594227">
            <text:p>$6,918.30 </text:p>
          </table:table-cell>
          <table:table-cell table:formula="of:=[.G8]/[.D8]" office:value-type="float" office:value="9.58596661918569">
            <text:p>$9.59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8]/[.L8]" office:value-type="float" office:value="0">
            <text:p>#DIV/0!</text:p>
          </table:table-cell>
          <table:table-cell/>
          <table:table-cell table:formula="of:=[.Q8]/[.J8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52716.540652746">
            <text:p>$52,717 </text:p>
          </table:table-cell>
          <table:table-cell table:formula="of:=([.$D$34]*[$DailyDist.K17])" office:value-type="float" office:value="680.074274313684">
            <text:p><text:s/>680 </text:p>
          </table:table-cell>
          <table:table-cell table:formula="of:=([.$E$34]*[$DailyDist.I17])" office:value-type="float" office:value="3260.49399613277">
            <text:p><text:s/>3,260 </text:p>
          </table:table-cell>
          <table:table-cell table:formula="of:=[.D9]/[.E9]" office:value-type="percentage" office:value="0.208580133906184">
            <text:p>21%</text:p>
          </table:table-cell>
          <table:table-cell table:formula="of:=([.$G$34]*[$DailyDist.J17])" office:value-type="float" office:value="6525.83828607815">
            <text:p>$6,525.84 </text:p>
          </table:table-cell>
          <table:table-cell table:formula="of:=[.G9]/[.D9]" office:value-type="float" office:value="9.59577289210636">
            <text:p>$9.60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9]/[.L9]" office:value-type="float" office:value="0">
            <text:p>#DIV/0!</text:p>
          </table:table-cell>
          <table:table-cell/>
          <table:table-cell table:formula="of:=[.Q9]/[.J9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39379.0370043028">
            <text:p>$39,379 </text:p>
          </table:table-cell>
          <table:table-cell table:formula="of:=([.$D$34]*[$DailyDist.K18])" office:value-type="float" office:value="515.067590976804">
            <text:p><text:s/>515 </text:p>
          </table:table-cell>
          <table:table-cell table:formula="of:=([.$E$34]*[$DailyDist.I18])" office:value-type="float" office:value="2418.0900257815">
            <text:p><text:s/>2,418 </text:p>
          </table:table-cell>
          <table:table-cell table:formula="of:=[.D10]/[.E10]" office:value-type="percentage" office:value="0.213005961517226">
            <text:p>21%</text:p>
          </table:table-cell>
          <table:table-cell table:formula="of:=([.$G$34]*[$DailyDist.J18])" office:value-type="float" office:value="4874.77410637303">
            <text:p>$4,874.77 </text:p>
          </table:table-cell>
          <table:table-cell table:formula="of:=[.G10]/[.D10]" office:value-type="float" office:value="9.46433864559064">
            <text:p>$9.46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0]/[.L10]" office:value-type="float" office:value="0">
            <text:p>#DIV/0!</text:p>
          </table:table-cell>
          <table:table-cell/>
          <table:table-cell table:formula="of:=[.Q10]/[.J10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46986.5976192741">
            <text:p>$46,987 </text:p>
          </table:table-cell>
          <table:table-cell table:formula="of:=([.$D$34]*[$DailyDist.K19])" office:value-type="float" office:value="619.160592147265">
            <text:p><text:s/>619 </text:p>
          </table:table-cell>
          <table:table-cell table:formula="of:=([.$E$34]*[$DailyDist.I19])" office:value-type="float" office:value="2846.0855913632">
            <text:p><text:s/>2,846 </text:p>
          </table:table-cell>
          <table:table-cell table:formula="of:=[.D11]/[.E11]" office:value-type="percentage" office:value="0.217548127865931">
            <text:p>22%</text:p>
          </table:table-cell>
          <table:table-cell table:formula="of:=([.$G$34]*[$DailyDist.J19])" office:value-type="float" office:value="5816.52236432239">
            <text:p>$5,816.52 </text:p>
          </table:table-cell>
          <table:table-cell table:formula="of:=[.G11]/[.D11]" office:value-type="float" office:value="9.39420634661281">
            <text:p>$9.39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1]/[.L11]" office:value-type="float" office:value="0">
            <text:p>#DIV/0!</text:p>
          </table:table-cell>
          <table:table-cell/>
          <table:table-cell table:formula="of:=[.Q11]/[.J11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115107.370647789">
            <text:p>$115,107 </text:p>
          </table:table-cell>
          <table:table-cell table:formula="of:=([.$D$34]*[$DailyDist.K20])" office:value-type="float" office:value="1554.45548414556">
            <text:p><text:s/>1,554 </text:p>
          </table:table-cell>
          <table:table-cell table:formula="of:=([.$E$34]*[$DailyDist.I20])" office:value-type="float" office:value="6770.65207218821">
            <text:p><text:s/>6,771 </text:p>
          </table:table-cell>
          <table:table-cell table:formula="of:=[.D12]/[.E12]" office:value-type="percentage" office:value="0.229587263910783">
            <text:p>23%</text:p>
          </table:table-cell>
          <table:table-cell table:formula="of:=([.$G$34]*[$DailyDist.J20])" office:value-type="float" office:value="14249.2674420965">
            <text:p>$14,249.27 </text:p>
          </table:table-cell>
          <table:table-cell table:formula="of:=[.G12]/[.D12]" office:value-type="float" office:value="9.16672596123192">
            <text:p>$9.17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2]/[.L12]" office:value-type="float" office:value="0">
            <text:p>#DIV/0!</text:p>
          </table:table-cell>
          <table:table-cell/>
          <table:table-cell table:formula="of:=[.Q12]/[.J12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139029.848565157">
            <text:p>$139,030 </text:p>
          </table:table-cell>
          <table:table-cell table:formula="of:=([.$D$34]*[$DailyDist.K21])" office:value-type="float" office:value="1770.35207916578">
            <text:p><text:s/>1,770 </text:p>
          </table:table-cell>
          <table:table-cell table:formula="of:=([.$E$34]*[$DailyDist.I21])" office:value-type="float" office:value="8623.17652916532">
            <text:p><text:s/>8,623 </text:p>
          </table:table-cell>
          <table:table-cell table:formula="of:=[.D13]/[.E13]" office:value-type="percentage" office:value="0.205301616310195">
            <text:p>21%</text:p>
          </table:table-cell>
          <table:table-cell table:formula="of:=([.$G$34]*[$DailyDist.J21])" office:value-type="float" office:value="17210.6571759065">
            <text:p>$17,210.66 </text:p>
          </table:table-cell>
          <table:table-cell table:formula="of:=[.G13]/[.D13]" office:value-type="float" office:value="9.72160135740706">
            <text:p>$9.72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3]/[.L13]" office:value-type="float" office:value="0">
            <text:p>#DIV/0!</text:p>
          </table:table-cell>
          <table:table-cell/>
          <table:table-cell table:formula="of:=[.Q13]/[.J13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116979.566069689">
            <text:p>$116,980 </text:p>
          </table:table-cell>
          <table:table-cell table:formula="of:=([.$D$34]*[$DailyDist.K22])" office:value-type="float" office:value="1492.77074271121">
            <text:p><text:s/>1,493 </text:p>
          </table:table-cell>
          <table:table-cell table:formula="of:=([.$E$34]*[$DailyDist.I22])" office:value-type="float" office:value="6756.21571382533">
            <text:p><text:s/>6,756 </text:p>
          </table:table-cell>
          <table:table-cell table:formula="of:=[.D14]/[.E14]" office:value-type="percentage" office:value="0.22094776217055">
            <text:p>22%</text:p>
          </table:table-cell>
          <table:table-cell table:formula="of:=([.$G$34]*[$DailyDist.J22])" office:value-type="float" office:value="14481.0285632167">
            <text:p>$14,481.03 </text:p>
          </table:table-cell>
          <table:table-cell table:formula="of:=[.G14]/[.D14]" office:value-type="float" office:value="9.70077195974232">
            <text:p>$9.70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4]/[.L14]" office:value-type="float" office:value="0">
            <text:p>#DIV/0!</text:p>
          </table:table-cell>
          <table:table-cell/>
          <table:table-cell table:formula="of:=[.Q14]/[.J14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84314.048568898">
            <text:p>$84,314 </text:p>
          </table:table-cell>
          <table:table-cell table:formula="of:=([.$D$34]*[$DailyDist.K23])" office:value-type="float" office:value="1083.33827144073">
            <text:p><text:s/>1,083 </text:p>
          </table:table-cell>
          <table:table-cell table:formula="of:=([.$E$34]*[$DailyDist.I23])" office:value-type="float" office:value="5479.0225974863">
            <text:p><text:s/>5,479 </text:p>
          </table:table-cell>
          <table:table-cell table:formula="of:=[.D15]/[.E15]" office:value-type="percentage" office:value="0.197724731403326">
            <text:p>20%</text:p>
          </table:table-cell>
          <table:table-cell table:formula="of:=([.$G$34]*[$DailyDist.J23])" office:value-type="float" office:value="10437.328386731">
            <text:p>$10,437.33 </text:p>
          </table:table-cell>
          <table:table-cell table:formula="of:=[.G15]/[.D15]" office:value-type="float" office:value="9.63441305627506">
            <text:p>$9.63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5]/[.L15]" office:value-type="float" office:value="0">
            <text:p>#DIV/0!</text:p>
          </table:table-cell>
          <table:table-cell/>
          <table:table-cell table:formula="of:=[.Q15]/[.J15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72067.334137781">
            <text:p>$72,067 </text:p>
          </table:table-cell>
          <table:table-cell table:formula="of:=([.$D$34]*[$DailyDist.K24])" office:value-type="float" office:value="949.945018088955">
            <text:p><text:s/>950 </text:p>
          </table:table-cell>
          <table:table-cell table:formula="of:=([.$E$34]*[$DailyDist.I24])" office:value-type="float" office:value="4449.37056719304">
            <text:p><text:s/>4,449 </text:p>
          </table:table-cell>
          <table:table-cell table:formula="of:=[.D16]/[.E16]" office:value-type="percentage" office:value="0.213500989351904">
            <text:p>21%</text:p>
          </table:table-cell>
          <table:table-cell table:formula="of:=([.$G$34]*[$DailyDist.J24])" office:value-type="float" office:value="8921.29419853008">
            <text:p>$8,921.29 </text:p>
          </table:table-cell>
          <table:table-cell table:formula="of:=[.G16]/[.D16]" office:value-type="float" office:value="9.39137953107795">
            <text:p>$9.39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6]/[.L16]" office:value-type="float" office:value="0">
            <text:p>#DIV/0!</text:p>
          </table:table-cell>
          <table:table-cell/>
          <table:table-cell table:formula="of:=[.Q16]/[.J16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45821.1614241125">
            <text:p>$45,821 </text:p>
          </table:table-cell>
          <table:table-cell table:formula="of:=([.$D$34]*[$DailyDist.K25])" office:value-type="float" office:value="579.836569482869">
            <text:p><text:s/>580 </text:p>
          </table:table-cell>
          <table:table-cell table:formula="of:=([.$E$34]*[$DailyDist.I25])" office:value-type="float" office:value="2762.86423138898">
            <text:p><text:s/>2,763 </text:p>
          </table:table-cell>
          <table:table-cell table:formula="of:=[.D17]/[.E17]" office:value-type="percentage" office:value="0.209867919999589">
            <text:p>21%</text:p>
          </table:table-cell>
          <table:table-cell table:formula="of:=([.$G$34]*[$DailyDist.J25])" office:value-type="float" office:value="5672.25174170195">
            <text:p>$5,672.25 </text:p>
          </table:table-cell>
          <table:table-cell table:formula="of:=[.G17]/[.D17]" office:value-type="float" office:value="9.78250086358091">
            <text:p>$9.78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7]/[.L17]" office:value-type="float" office:value="0">
            <text:p>#DIV/0!</text:p>
          </table:table-cell>
          <table:table-cell/>
          <table:table-cell table:formula="of:=[.Q17]/[.J17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42945.2266451922">
            <text:p>$42,945 </text:p>
          </table:table-cell>
          <table:table-cell table:formula="of:=([.$D$34]*[$DailyDist.K26])" office:value-type="float" office:value="582.149747286657">
            <text:p><text:s/>582 </text:p>
          </table:table-cell>
          <table:table-cell table:formula="of:=([.$E$34]*[$DailyDist.I26])" office:value-type="float" office:value="2741.20969384467">
            <text:p><text:s/>2,741 </text:p>
          </table:table-cell>
          <table:table-cell table:formula="of:=[.D18]/[.E18]" office:value-type="percentage" office:value="0.212369651469518">
            <text:p>21%</text:p>
          </table:table-cell>
          <table:table-cell table:formula="of:=([.$G$34]*[$DailyDist.J26])" office:value-type="float" office:value="5316.23662659474">
            <text:p>$5,316.24 </text:p>
          </table:table-cell>
          <table:table-cell table:formula="of:=[.G18]/[.D18]" office:value-type="float" office:value="9.13207753052063">
            <text:p>$9.13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8]/[.L18]" office:value-type="float" office:value="0">
            <text:p>#DIV/0!</text:p>
          </table:table-cell>
          <table:table-cell/>
          <table:table-cell table:formula="of:=[.Q18]/[.J18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70067.3939482066">
            <text:p>$70,067 </text:p>
          </table:table-cell>
          <table:table-cell table:formula="of:=([.$D$34]*[$DailyDist.K27])" office:value-type="float" office:value="897.51298786976">
            <text:p><text:s/>898 </text:p>
          </table:table-cell>
          <table:table-cell table:formula="of:=([.$E$34]*[$DailyDist.I27])" office:value-type="float" office:value="4070.62845955527">
            <text:p><text:s/>4,071 </text:p>
          </table:table-cell>
          <table:table-cell table:formula="of:=[.D19]/[.E19]" office:value-type="percentage" office:value="0.220485115943943">
            <text:p>22%</text:p>
          </table:table-cell>
          <table:table-cell table:formula="of:=([.$G$34]*[$DailyDist.J27])" office:value-type="float" office:value="8673.71941275341">
            <text:p>$8,673.72 </text:p>
          </table:table-cell>
          <table:table-cell table:formula="of:=[.G19]/[.D19]" office:value-type="float" office:value="9.66417147159109">
            <text:p>$9.66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19]/[.L19]" office:value-type="float" office:value="0">
            <text:p>#DIV/0!</text:p>
          </table:table-cell>
          <table:table-cell/>
          <table:table-cell table:formula="of:=[.Q19]/[.J19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120607.015450192">
            <text:p>$120,607 </text:p>
          </table:table-cell>
          <table:table-cell table:formula="of:=([.$D$34]*[$DailyDist.K28])" office:value-type="float" office:value="1691.70403383699">
            <text:p><text:s/>1,692 </text:p>
          </table:table-cell>
          <table:table-cell table:formula="of:=([.$E$34]*[$DailyDist.I28])" office:value-type="float" office:value="6615.24892039961">
            <text:p><text:s/>6,615 </text:p>
          </table:table-cell>
          <table:table-cell table:formula="of:=[.D20]/[.E20]" office:value-type="percentage" office:value="0.255727948289328">
            <text:p>26%</text:p>
          </table:table-cell>
          <table:table-cell table:formula="of:=([.$G$34]*[$DailyDist.J28])" office:value-type="float" office:value="14930.0744936775">
            <text:p>$14,930.07 </text:p>
          </table:table-cell>
          <table:table-cell table:formula="of:=[.G20]/[.D20]" office:value-type="float" office:value="8.82546485381037">
            <text:p>$8.83 </text:p>
          </table:table-cell>
          <table:table-cell/>
          <table:table-cell/>
          <table:table-cell/>
          <table:table-cell/>
          <table:table-cell table:number-columns-repeated="4"/>
          <table:table-cell/>
          <table:table-cell table:number-columns-repeated="3"/>
          <table:table-cell table:formula="of:=[.J20]/[.L20]" office:value-type="float" office:value="0">
            <text:p>#DIV/0!</text:p>
          </table:table-cell>
          <table:table-cell/>
          <table:table-cell table:formula="of:=[.Q20]/[.J20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152031.276754048">
            <text:p>$152,031 </text:p>
          </table:table-cell>
          <table:table-cell table:formula="of:=([.$D$34]*[$DailyDist.K29])" office:value-type="float" office:value="2091.88379389232">
            <text:p><text:s/>2,092 </text:p>
          </table:table-cell>
          <table:table-cell table:formula="of:=([.$E$34]*[$DailyDist.I29])" office:value-type="float" office:value="8505.56266838543">
            <text:p><text:s/>8,506 </text:p>
          </table:table-cell>
          <table:table-cell table:formula="of:=[.D21]/[.E21]" office:value-type="percentage" office:value="0.245943022872279">
            <text:p>25%</text:p>
          </table:table-cell>
          <table:table-cell table:formula="of:=([.$G$34]*[$DailyDist.J29])" office:value-type="float" office:value="18820.1182065089">
            <text:p>$18,820.12 </text:p>
          </table:table-cell>
          <table:table-cell table:formula="of:=[.G21]/[.D21]" office:value-type="float" office:value="8.99673216144133">
            <text:p>$9.00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1]/[.L21]" office:value-type="float" office:value="0">
            <text:p>#DIV/0!</text:p>
          </table:table-cell>
          <table:table-cell/>
          <table:table-cell table:formula="of:=[.Q21]/[.J21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129504.820366672">
            <text:p>$129,505 </text:p>
          </table:table-cell>
          <table:table-cell table:formula="of:=([.$D$34]*[$DailyDist.K30])" office:value-type="float" office:value="1795.02597573952">
            <text:p><text:s/>1,795 </text:p>
          </table:table-cell>
          <table:table-cell table:formula="of:=([.$E$34]*[$DailyDist.I30])" office:value-type="float" office:value="6565.57086368031">
            <text:p><text:s/>6,566 </text:p>
          </table:table-cell>
          <table:table-cell table:formula="of:=[.D22]/[.E22]" office:value-type="percentage" office:value="0.273399832704467">
            <text:p>27%</text:p>
          </table:table-cell>
          <table:table-cell table:formula="of:=([.$G$34]*[$DailyDist.J30])" office:value-type="float" office:value="16031.543506383">
            <text:p>$16,031.54 </text:p>
          </table:table-cell>
          <table:table-cell table:formula="of:=[.G22]/[.D22]" office:value-type="float" office:value="8.9310927658182">
            <text:p>$8.93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2]/[.L22]" office:value-type="float" office:value="0">
            <text:p>#DIV/0!</text:p>
          </table:table-cell>
          <table:table-cell/>
          <table:table-cell table:formula="of:=[.Q22]/[.J22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83008.3252731932">
            <text:p>$83,008 </text:p>
          </table:table-cell>
          <table:table-cell table:formula="of:=([.$D$34]*[$DailyDist.K31])" office:value-type="float" office:value="1134.999242392">
            <text:p><text:s/>1,135 </text:p>
          </table:table-cell>
          <table:table-cell table:formula="of:=([.$E$34]*[$DailyDist.I31])" office:value-type="float" office:value="4573.35340960361">
            <text:p><text:s/>4,573 </text:p>
          </table:table-cell>
          <table:table-cell table:formula="of:=[.D23]/[.E23]" office:value-type="percentage" office:value="0.248176587448634">
            <text:p>25%</text:p>
          </table:table-cell>
          <table:table-cell table:formula="of:=([.$G$34]*[$DailyDist.J31])" office:value-type="float" office:value="10275.6914703358">
            <text:p>$10,275.69 </text:p>
          </table:table-cell>
          <table:table-cell table:formula="of:=[.G23]/[.D23]" office:value-type="float" office:value="9.05347870424997">
            <text:p>$9.05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3]/[.L23]" office:value-type="float" office:value="0">
            <text:p>#DIV/0!</text:p>
          </table:table-cell>
          <table:table-cell/>
          <table:table-cell table:formula="of:=[.Q23]/[.J23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47954.3259617116">
            <text:p>$47,954 </text:p>
          </table:table-cell>
          <table:table-cell table:formula="of:=([.$D$34]*[$DailyDist.K32])" office:value-type="float" office:value="690.869104064695">
            <text:p><text:s/>691 </text:p>
          </table:table-cell>
          <table:table-cell table:formula="of:=([.$E$34]*[$DailyDist.I32])" office:value-type="float" office:value="2836.74441830487">
            <text:p><text:s/>2,837 </text:p>
          </table:table-cell>
          <table:table-cell table:formula="of:=[.D24]/[.E24]" office:value-type="percentage" office:value="0.24354295001223">
            <text:p>24%</text:p>
          </table:table-cell>
          <table:table-cell table:formula="of:=([.$G$34]*[$DailyDist.J32])" office:value-type="float" office:value="5936.31851538627">
            <text:p>$5,936.32 </text:p>
          </table:table-cell>
          <table:table-cell table:formula="of:=[.G24]/[.D24]" office:value-type="float" office:value="8.59253725555279">
            <text:p>$8.59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4]/[.L24]" office:value-type="float" office:value="0">
            <text:p>#DIV/0!</text:p>
          </table:table-cell>
          <table:table-cell/>
          <table:table-cell table:formula="of:=[.Q24]/[.J24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57710.98127153">
            <text:p>$57,711 </text:p>
          </table:table-cell>
          <table:table-cell table:formula="of:=([.$D$34]*[$DailyDist.K33])" office:value-type="float" office:value="849.70731325814">
            <text:p><text:s/>850 </text:p>
          </table:table-cell>
          <table:table-cell table:formula="of:=([.$E$34]*[$DailyDist.I33])" office:value-type="float" office:value="3354.33032549146">
            <text:p><text:s/>3,354 </text:p>
          </table:table-cell>
          <table:table-cell table:formula="of:=[.D25]/[.E25]" office:value-type="percentage" office:value="0.253316528429157">
            <text:p>25%</text:p>
          </table:table-cell>
          <table:table-cell table:formula="of:=([.$G$34]*[$DailyDist.J33])" office:value-type="float" office:value="7144.10555862739">
            <text:p>$7,144.11 </text:p>
          </table:table-cell>
          <table:table-cell table:formula="of:=[.G25]/[.D25]" office:value-type="float" office:value="8.40772516271967">
            <text:p>$8.41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5]/[.L25]" office:value-type="float" office:value="0">
            <text:p>#DIV/0!</text:p>
          </table:table-cell>
          <table:table-cell/>
          <table:table-cell table:formula="of:=[.Q25]/[.J25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91572.6796787938">
            <text:p>$91,573 </text:p>
          </table:table-cell>
          <table:table-cell table:formula="of:=([.$D$34]*[$DailyDist.K34])" office:value-type="float" office:value="1372.48549691424">
            <text:p><text:s/>1,372 </text:p>
          </table:table-cell>
          <table:table-cell table:formula="of:=([.$E$34]*[$DailyDist.I34])" office:value-type="float" office:value="6195.74533032549">
            <text:p><text:s/>6,196 </text:p>
          </table:table-cell>
          <table:table-cell table:formula="of:=[.D26]/[.E26]" office:value-type="percentage" office:value="0.221520644206681">
            <text:p>22%</text:p>
          </table:table-cell>
          <table:table-cell table:formula="of:=([.$G$34]*[$DailyDist.J34])" office:value-type="float" office:value="11335.8822792086">
            <text:p>$11,335.88 </text:p>
          </table:table-cell>
          <table:table-cell table:formula="of:=[.G26]/[.D26]" office:value-type="float" office:value="8.25938219725826">
            <text:p>$8.26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6]/[.L26]" office:value-type="float" office:value="0">
            <text:p>#DIV/0!</text:p>
          </table:table-cell>
          <table:table-cell/>
          <table:table-cell table:formula="of:=[.Q26]/[.J26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97169.7592946832">
            <text:p>$97,170 </text:p>
          </table:table-cell>
          <table:table-cell table:formula="of:=([.$D$34]*[$DailyDist.K35])" office:value-type="float" office:value="1485.06015003192">
            <text:p><text:s/>1,485 </text:p>
          </table:table-cell>
          <table:table-cell table:formula="of:=([.$E$34]*[$DailyDist.I35])" office:value-type="float" office:value="6044.58816629069">
            <text:p><text:s/>6,045 </text:p>
          </table:table-cell>
          <table:table-cell table:formula="of:=[.D27]/[.E27]" office:value-type="percentage" office:value="0.245684256590675">
            <text:p>25%</text:p>
          </table:table-cell>
          <table:table-cell table:formula="of:=([.$G$34]*[$DailyDist.J35])" office:value-type="float" office:value="12028.7508930313">
            <text:p>$12,028.75 </text:p>
          </table:table-cell>
          <table:table-cell table:formula="of:=[.G27]/[.D27]" office:value-type="float" office:value="8.09984086689875">
            <text:p>$8.10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7]/[.L27]" office:value-type="float" office:value="0">
            <text:p>#DIV/0!</text:p>
          </table:table-cell>
          <table:table-cell/>
          <table:table-cell table:formula="of:=[.Q27]/[.J27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83235.7360607242">
            <text:p>$83,236 </text:p>
          </table:table-cell>
          <table:table-cell table:formula="of:=([.$D$34]*[$DailyDist.K36])" office:value-type="float" office:value="1236.00800649074">
            <text:p><text:s/>1,236 </text:p>
          </table:table-cell>
          <table:table-cell table:formula="of:=([.$E$34]*[$DailyDist.I36])" office:value-type="float" office:value="5060.79280373832">
            <text:p><text:s/>5,061 </text:p>
          </table:table-cell>
          <table:table-cell table:formula="of:=[.D28]/[.E28]" office:value-type="percentage" office:value="0.244232090588203">
            <text:p>24%</text:p>
          </table:table-cell>
          <table:table-cell table:formula="of:=([.$G$34]*[$DailyDist.J36])" office:value-type="float" office:value="10303.8429007135">
            <text:p>$10,303.84 </text:p>
          </table:table-cell>
          <table:table-cell table:formula="of:=[.G28]/[.D28]" office:value-type="float" office:value="8.33638847532064">
            <text:p>$8.34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8]/[.L28]" office:value-type="float" office:value="0">
            <text:p>#DIV/0!</text:p>
          </table:table-cell>
          <table:table-cell/>
          <table:table-cell table:formula="of:=[.Q28]/[.J28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59686.3617851">
            <text:p>$59,686 </text:p>
          </table:table-cell>
          <table:table-cell table:formula="of:=([.$D$34]*[$DailyDist.K37])" office:value-type="float" office:value="925.271121515216">
            <text:p><text:s/>925 </text:p>
          </table:table-cell>
          <table:table-cell table:formula="of:=([.$E$34]*[$DailyDist.I37])" office:value-type="float" office:value="4095.25518852723">
            <text:p><text:s/>4,095 </text:p>
          </table:table-cell>
          <table:table-cell table:formula="of:=[.D29]/[.E29]" office:value-type="percentage" office:value="0.225937354064612">
            <text:p>23%</text:p>
          </table:table-cell>
          <table:table-cell table:formula="of:=([.$G$34]*[$DailyDist.J37])" office:value-type="float" office:value="7388.64007522141">
            <text:p>$7,388.64 </text:p>
          </table:table-cell>
          <table:table-cell table:formula="of:=[.G29]/[.D29]" office:value-type="float" office:value="7.9853784511526">
            <text:p>$7.99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29]/[.L29]" office:value-type="float" office:value="0">
            <text:p>#DIV/0!</text:p>
          </table:table-cell>
          <table:table-cell/>
          <table:table-cell table:formula="of:=[.Q29]/[.J29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46459.6637824372">
            <text:p>$46,460 </text:p>
          </table:table-cell>
          <table:table-cell table:formula="of:=([.$D$34]*[$DailyDist.K38])" office:value-type="float" office:value="706.290289423282">
            <text:p><text:s/>706 </text:p>
          </table:table-cell>
          <table:table-cell table:formula="of:=([.$E$34]*[$DailyDist.I38])" office:value-type="float" office:value="2846.0855913632">
            <text:p><text:s/>2,846 </text:p>
          </table:table-cell>
          <table:table-cell table:formula="of:=[.D30]/[.E30]" office:value-type="percentage" office:value="0.248161998910577">
            <text:p>25%</text:p>
          </table:table-cell>
          <table:table-cell table:formula="of:=([.$G$34]*[$DailyDist.J38])" office:value-type="float" office:value="5751.29264772715">
            <text:p>$5,751.29 </text:p>
          </table:table-cell>
          <table:table-cell table:formula="of:=[.G30]/[.D30]" office:value-type="float" office:value="8.14295868689252">
            <text:p>$8.14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30]/[.L30]" office:value-type="float" office:value="0">
            <text:p>#DIV/0!</text:p>
          </table:table-cell>
          <table:table-cell/>
          <table:table-cell table:formula="of:=[.Q30]/[.J30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30575.6236014431">
            <text:p>$30,576 </text:p>
          </table:table-cell>
          <table:table-cell table:formula="of:=([.$D$34]*[$DailyDist.K39])" office:value-type="float" office:value="488.080516599277">
            <text:p><text:s/>488 </text:p>
          </table:table-cell>
          <table:table-cell table:formula="of:=([.$E$34]*[$DailyDist.I39])" office:value-type="float" office:value="1976.50729938769">
            <text:p><text:s/>1,977 </text:p>
          </table:table-cell>
          <table:table-cell table:formula="of:=[.D31]/[.E31]" office:value-type="percentage" office:value="0.246940912765908">
            <text:p>25%</text:p>
          </table:table-cell>
          <table:table-cell table:formula="of:=([.$G$34]*[$DailyDist.J39])" office:value-type="float" office:value="3784.98992248685">
            <text:p>$3,784.99 </text:p>
          </table:table-cell>
          <table:table-cell table:formula="of:=[.G31]/[.D31]" office:value-type="float" office:value="7.75484739456298">
            <text:p>$7.75 </text:p>
          </table:table-cell>
          <table:table-cell/>
          <table:table-cell/>
          <table:table-cell/>
          <table:table-cell/>
          <table:table-cell table:number-columns-repeated="4"/>
          <table:table-cell table:style-name="ce13"/>
          <table:table-cell table:number-columns-repeated="3"/>
          <table:table-cell table:formula="of:=[.J31]/[.L31]" office:value-type="float" office:value="0">
            <text:p>#DIV/0!</text:p>
          </table:table-cell>
          <table:table-cell/>
          <table:table-cell table:formula="of:=[.Q31]/[.J31]" office:value-type="percentage" office:value="0">
            <text:p>#DIV/0!</text:p>
          </table:table-cell>
          <table:table-cell table:number-columns-repeated="1001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31888.3440259493">
            <text:p>$31,888 </text:p>
          </table:table-cell>
          <table:table-cell table:formula="of:=([.$D$34]*[$DailyDist.K40])" office:value-type="float" office:value="491.164753670994">
            <text:p><text:s/>491 </text:p>
          </table:table-cell>
          <table:table-cell table:formula="of:=([.$E$34]*[$DailyDist.I40])" office:value-type="float" office:value="2558.63222043184">
            <text:p><text:s/>2,559 </text:p>
          </table:table-cell>
          <table:table-cell table:formula="of:=[.D32]/[.E32]" office:value-type="percentage" office:value="0.191963796026963">
            <text:p>19%</text:p>
          </table:table-cell>
          <table:table-cell table:formula="of:=([.$G$34]*[$DailyDist.J40])" office:value-type="float" office:value="3947.49302111749">
            <text:p>$3,947.49 </text:p>
          </table:table-cell>
          <table:table-cell table:formula="of:=[.G32]/[.D32]" office:value-type="float" office:value="8.03700385993437">
            <text:p>$8.04 </text:p>
          </table:table-cell>
          <table:table-cell table:number-columns-repeated="4"/>
          <table:table-cell table:style-name="Default"/>
          <table:table-cell/>
          <table:table-cell table:style-name="Default" table:number-columns-repeated="2"/>
          <table:table-cell table:style-name="ce13"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10115.2713217316">
            <text:p>$10,115 </text:p>
          </table:table-cell>
          <table:table-cell table:formula="of:=([.$D$34]*[$DailyDist.K41])" office:value-type="float" office:value="150.725432">
            <text:p><text:s/>151 </text:p>
          </table:table-cell>
          <table:table-cell table:formula="of:=([.$E$34]*[$DailyDist.I41])" office:value-type="float" office:value="922.271">
            <text:p><text:s/>922 </text:p>
          </table:table-cell>
          <table:table-cell table:formula="of:=[.D33]/[.E33]" office:value-type="percentage" office:value="0.163428571428571">
            <text:p>16%</text:p>
          </table:table-cell>
          <table:table-cell table:formula="of:=([.$G$34]*[$DailyDist.J41])" office:value-type="float" office:value="1252.180512">
            <text:p>$1,252.18 </text:p>
          </table:table-cell>
          <table:table-cell table:formula="of:=[.G33]/[.D33]" office:value-type="float" office:value="8.30769230769231">
            <text:p>$8.31 </text:p>
          </table:table-cell>
          <table:table-cell table:style-name="ce13"/>
          <table:table-cell table:style-name="Default"/>
          <table:table-cell table:style-name="ce13"/>
          <table:table-cell table:style-name="ce29"/>
          <table:table-cell table:style-name="ce82"/>
          <table:table-cell/>
          <table:table-cell table:style-name="Default" table:number-columns-repeated="2"/>
          <table:table-cell/>
          <table:table-cell table:style-name="ce13"/>
          <table:table-cell table:style-name="Default" table:number-columns-repeated="3"/>
          <table:table-cell/>
          <table:table-cell table:style-name="Default"/>
          <table:table-cell table:number-columns-repeated="1001"/>
        </table:table-row>
        <table:table-row table:style-name="ro2">
          <table:table-cell table:number-columns-repeated="2"/>
          <table:table-cell table:style-name="ce61" table:formula="of:=([$Data.E18])" office:value-type="float" office:value="2107348.19202741">
            <text:p><text:s/>$2,107,348.19 </text:p>
          </table:table-cell>
          <table:table-cell table:style-name="ce62" table:formula="of:=([$Data.F18])" office:value-type="float" office:value="28985.66">
            <text:p><text:s/>28,986 </text:p>
          </table:table-cell>
          <table:table-cell table:style-name="ce63" table:formula="of:=([$Data.D18])" office:value-type="float" office:value="131753">
            <text:p><text:s/>131,753 </text:p>
          </table:table-cell>
          <table:table-cell table:style-name="Default"/>
          <table:table-cell table:style-name="ce65" table:formula="of:=([$Data.C23])" office:value-type="float" office:value="260870.94">
            <text:p><text:s/>$260,871 </text:p>
          </table:table-cell>
          <table:table-cell table:style-name="ce15"/>
          <table:table-cell table:style-name="ce68"/>
          <table:table-cell table:style-name="ce15"/>
          <table:table-cell table:style-name="ce81"/>
          <table:table-cell table:style-name="ce15"/>
          <table:table-cell table:style-name="ce83"/>
          <table:table-cell/>
          <table:table-cell table:style-name="Default" table:number-columns-repeated="2"/>
          <table:table-cell/>
          <table:table-cell table:style-name="ce13" table:formula="of:=SUM([.Q3:.Q30])" office:value-type="float" office:value="0">
            <text:p>$0.00 </text:p>
          </table:table-cell>
          <table:table-cell table:style-name="Default" table:number-columns-repeated="3"/>
          <table:table-cell/>
          <table:table-cell table:style-name="Default"/>
          <table:table-cell table:number-columns-repeated="1001"/>
        </table:table-row>
        <table:table-row table:style-name="ro3"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13"/>
          <table:table-cell table:style-name="Default" table:number-columns-repeated="3"/>
          <table:table-cell/>
          <table:table-cell table:style-name="Default"/>
          <table:table-cell table:number-columns-repeated="1001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ce13"/>
          <table:table-cell table:style-name="Default" table:number-columns-repeated="3"/>
          <table:table-cell/>
          <table:table-cell table:style-name="Default"/>
          <table:table-cell table:number-columns-repeated="1001"/>
        </table:table-row>
        <table:table-row table:style-name="ro4" table:number-rows-repeated="2">
          <table:table-cell/>
          <table:table-cell table:style-name="Default" table:number-columns-repeated="7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25])" office:value-type="float" office:value="1656737.62524737">
            <text:p>$1,656,737.63 </text:p>
          </table:table-cell>
          <table:table-cell table:style-name="ce9" table:formula="of:=SUM([.J3:.J25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25])" office:value-type="float" office:value="102054.863254915">
            <text:p><text:s/>102,055 </text:p>
          </table:table-cell>
          <table:table-cell table:style-name="ce16" table:formula="of:=SUM([.N3:.N25])" office:value-type="float" office:value="0">
            <text:p>0</text:p>
          </table:table-cell>
          <table:table-cell table:style-name="ce21" table:formula="of:=([.C41]/[.B41]-1)" office:value-type="percentage" office:value="-1">
            <text:p>-100%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4" office:value-type="string">
            <text:p>Orders</text:p>
          </table:table-cell>
          <table:table-cell table:style-name="ce10" table:formula="of:=SUM([.D3:.D25])" office:value-type="float" office:value="22131.714167376">
            <text:p><text:s/>22,132 </text:p>
          </table:table-cell>
          <table:table-cell table:style-name="ce10" table:formula="of:=SUM([.L3:.L25])" office:value-type="float" office:value="0">
            <text:p><text:s/>- <text:s text:c="2"/></text:p>
          </table:table-cell>
          <table:table-cell table:style-name="ce21" table:formula="of:=([.C42]/[.B42]-1)" office:value-type="percentage" office:value="-1">
            <text:p>-100%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  <table:table-row table:style-name="ro2">
          <table:table-cell table:style-name="ce5" office:value-type="string">
            <text:p>Spend</text:p>
          </table:table-cell>
          <table:table-cell table:style-name="ce70" table:formula="of:=SUM([.G2:.G25])" office:value-type="float" office:value="205089.364570479">
            <text:p><text:s/>$205,089 </text:p>
          </table:table-cell>
          <table:table-cell table:style-name="ce72" table:formula="of:=SUM([.Q3:.Q25])" office:value-type="float" office:value="0">
            <text:p>$0 </text:p>
          </table:table-cell>
          <table:table-cell table:style-name="ce22" table:formula="of:=([.C43]/[.B43]-1)" office:value-type="percentage" office:value="-1">
            <text:p>-100%</text:p>
          </table:table-cell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/>
          <table:table-cell table:number-columns-repeated="1001"/>
        </table:table-row>
      </table:table>
      <table:table table:name="Email" table:style-name="ta8" table:print="false">
        <table:table-column table:style-name="co1" table:default-cell-style-name="Default"/>
        <table:table-column table:style-name="co13" table:default-cell-style-name="ce7"/>
        <table:table-column table:style-name="co8" table:default-cell-style-name="ce35"/>
        <table:table-column table:style-name="co4" table:number-columns-repeated="2" table:default-cell-style-name="ce17"/>
        <table:table-column table:style-name="co4" table:default-cell-style-name="ce19"/>
        <table:table-column table:style-name="co4" table:default-cell-style-name="Default"/>
        <table:table-column table:style-name="co7" table:default-cell-style-name="ce13"/>
        <table:table-column table:style-name="co7" table:default-cell-style-name="ce29"/>
        <table:table-column table:style-name="co8" table:default-cell-style-name="ce40"/>
        <table:table-column table:style-name="co37" table:default-cell-style-name="ce29"/>
        <table:table-column table:style-name="co1" table:default-cell-style-name="Default"/>
        <table:table-column table:style-name="co1" table:default-cell-style-name="ce29"/>
        <table:table-column table:style-name="co1" table:default-cell-style-name="ce19"/>
        <table:table-column table:style-name="co17" table:default-cell-style-name="ce13"/>
        <table:table-column table:style-name="co1" table:number-columns-repeated="1009" table:default-cell-style-name="Default"/>
        <table:table-row table:style-name="ro1">
          <table:table-cell table:style-name="ce2" office:value-type="string">
            <text:p>Daily Projected Distribution - email - Jan <text:s/>2011</text:p>
          </table:table-cell>
          <table:table-cell table:style-name="Default" table:number-columns-repeated="5"/>
          <table:table-cell/>
          <table:table-cell table:style-name="Default"/>
          <table:table-cell table:style-name="ce27" office:value-type="string">
            <text:p>From GA</text:p>
          </table:table-cell>
          <table:table-cell table:style-name="Default"/>
          <table:table-cell table:style-name="ce27" office:value-type="string">
            <text:p>From GA</text:p>
          </table:table-cell>
          <table:table-cell/>
          <table:table-cell table:style-name="ce27" office:value-type="string">
            <text:p>From GA</text:p>
          </table:table-cell>
          <table:table-cell table:style-name="Default"/>
          <table:table-cell table:style-name="ce31" office:value-type="string">
            <text:p>Calculated</text:p>
          </table:table-cell>
          <table:table-cell table:number-columns-repeated="1009"/>
        </table:table-row>
        <table:table-row table:style-name="ro1">
          <table:table-cell table:style-name="ce2"/>
          <table:table-cell table:style-name="ce6" office:value-type="string">
            <text:p>Jan</text:p>
          </table:table-cell>
          <table:table-cell table:style-name="ce12" office:value-type="string">
            <text:p>Revenue - T</text:p>
          </table:table-cell>
          <table:table-cell table:style-name="ce12" office:value-type="string">
            <text:p>Order - T</text:p>
          </table:table-cell>
          <table:table-cell table:style-name="ce12" office:value-type="string">
            <text:p>Traffic -T </text:p>
          </table:table-cell>
          <table:table-cell table:style-name="ce12" office:value-type="string">
            <text:p>CR - T</text:p>
          </table:table-cell>
          <table:table-cell/>
          <table:table-cell table:style-name="ce28" office:value-type="string">
            <office:annotation draw:style-name="gr4" draw:text-style-name="P1" svg:width="1.7484in" svg:height="0.589in" svg:x="8.2264in" svg:y="0.4724in" draw:caption-point-x="0.3976in" draw:caption-point-y="-0.1157in">
              <dc:date>2010-11-27T00:00:00</dc:date>
              <text:p text:style-name="P1">prashant:</text:p>
              <text:p text:style-name="P1">From GA</text:p>
            </office:annotation>
            <text:p>Revenue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Order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Traffic - A</text:p>
          </table:table-cell>
          <table:table-cell table:style-name="ce28" office:value-type="string">
            <text:p>RR Var %</text:p>
          </table:table-cell>
          <table:table-cell table:style-name="ce28" office:value-type="string">
            <text:p>CR</text:p>
          </table:table-cell>
          <table:table-cell table:style-name="ce28" table:number-columns-repeated="4"/>
          <table:table-cell table:number-columns-repeated="1006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1">
            <text:p>1/1/2011</text:p>
          </table:table-cell>
          <table:table-cell table:formula="of:=([.$C$34]*[$DailyDist.J11])" office:value-type="float" office:value="2508.42923246703">
            <text:p>$2,508 </text:p>
          </table:table-cell>
          <table:table-cell table:formula="of:=([.$D$34]*[$DailyDist.K11])" office:value-type="float" office:value="38.0123430517131">
            <text:p><text:s/>38 </text:p>
          </table:table-cell>
          <table:table-cell table:formula="of:=([.$E$34]*[$DailyDist.I11])" office:value-type="float" office:value="460.509184660006">
            <text:p><text:s/>461 </text:p>
          </table:table-cell>
          <table:table-cell table:formula="of:=([.D3]/[.E3])" office:value-type="percentage" office:value="0.0825441583315599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2">
            <text:p>1/2/2011</text:p>
          </table:table-cell>
          <table:table-cell table:formula="of:=([.$C$34]*[$DailyDist.J12])" office:value-type="float" office:value="3488.09903446885">
            <text:p>$3,488 </text:p>
          </table:table-cell>
          <table:table-cell table:formula="of:=([.$D$34]*[$DailyDist.K12])" office:value-type="float" office:value="53.6156629070015">
            <text:p><text:s/>54 </text:p>
          </table:table-cell>
          <table:table-cell table:formula="of:=([.$E$34]*[$DailyDist.I12])" office:value-type="float" office:value="579.323235578473">
            <text:p><text:s/>579 </text:p>
          </table:table-cell>
          <table:table-cell table:formula="of:=([.D4]/[.E4])" office:value-type="percentage" office:value="0.0925487872991398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03">
            <text:p>1/3/2011</text:p>
          </table:table-cell>
          <table:table-cell table:formula="of:=([.$C$34]*[$DailyDist.J13])" office:value-type="float" office:value="10595.5494724971">
            <text:p>$10,596 </text:p>
          </table:table-cell>
          <table:table-cell table:formula="of:=([.$D$34]*[$DailyDist.K13])" office:value-type="float" office:value="141.093849755267">
            <text:p><text:s/>141 </text:p>
          </table:table-cell>
          <table:table-cell table:formula="of:=([.$E$34]*[$DailyDist.I13])" office:value-type="float" office:value="1711.49210441508">
            <text:p><text:s/>1,711 </text:p>
          </table:table-cell>
          <table:table-cell table:formula="of:=([.D5]/[.E5])" office:value-type="percentage" office:value="0.0824390889045247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Tue</text:p>
          </table:table-cell>
          <table:table-cell office:value-type="date" office:date-value="2011-01-04">
            <text:p>1/4/2011</text:p>
          </table:table-cell>
          <table:table-cell table:formula="of:=([.$C$34]*[$DailyDist.J14])" office:value-type="float" office:value="10948.7344549137">
            <text:p>$10,949 </text:p>
          </table:table-cell>
          <table:table-cell table:formula="of:=([.$D$34]*[$DailyDist.K14])" office:value-type="float" office:value="142.753777399447">
            <text:p><text:s/>143 </text:p>
          </table:table-cell>
          <table:table-cell table:formula="of:=([.$E$34]*[$DailyDist.I14])" office:value-type="float" office:value="1733.10989365131">
            <text:p><text:s/>1,733 </text:p>
          </table:table-cell>
          <table:table-cell table:formula="of:=([.D6]/[.E6])" office:value-type="percentage" office:value="0.0823685664263874">
            <text:p>8%</text:p>
          </table:table-cell>
          <table:table-cell table:number-columns-repeated="1018"/>
        </table:table-row>
        <table:table-row table:style-name="ro2">
          <table:table-cell office:value-type="string">
            <text:p>Wed</text:p>
          </table:table-cell>
          <table:table-cell office:value-type="date" office:date-value="2011-01-05">
            <text:p>1/5/2011</text:p>
          </table:table-cell>
          <table:table-cell table:formula="of:=([.$C$34]*[$DailyDist.J15])" office:value-type="float" office:value="12203.937989098">
            <text:p>$12,204 </text:p>
          </table:table-cell>
          <table:table-cell table:formula="of:=([.$D$34]*[$DailyDist.K15])" office:value-type="float" office:value="147.899553096404">
            <text:p><text:s/>148 </text:p>
          </table:table-cell>
          <table:table-cell table:formula="of:=([.$E$34]*[$DailyDist.I15])" office:value-type="float" office:value="1663.39671285852">
            <text:p><text:s/>1,663 </text:p>
          </table:table-cell>
          <table:table-cell table:formula="of:=([.D7]/[.E7])" office:value-type="percentage" office:value="0.0889141790127986">
            <text:p>9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06">
            <text:p>1/6/2011</text:p>
          </table:table-cell>
          <table:table-cell table:formula="of:=([.$C$34]*[$DailyDist.J16])" office:value-type="float" office:value="12031.2711489692">
            <text:p>$12,031 </text:p>
          </table:table-cell>
          <table:table-cell table:formula="of:=([.$D$34]*[$DailyDist.K16])" office:value-type="float" office:value="155.369227495212">
            <text:p><text:s/>155 </text:p>
          </table:table-cell>
          <table:table-cell table:formula="of:=([.$E$34]*[$DailyDist.I16])" office:value-type="float" office:value="1519.27811795037">
            <text:p><text:s/>1,519 </text:p>
          </table:table-cell>
          <table:table-cell table:formula="of:=([.D8]/[.E8])" office:value-type="percentage" office:value="0.102265165054057">
            <text:p>10%</text:p>
          </table:table-cell>
          <table:table-cell/>
          <table:table-cell table:style-name="ce77"/>
          <table:table-cell table:number-columns-repeated="1016"/>
        </table:table-row>
        <table:table-row table:style-name="ro2">
          <table:table-cell office:value-type="string">
            <text:p>Fri</text:p>
          </table:table-cell>
          <table:table-cell office:value-type="date" office:date-value="2011-01-07">
            <text:p>1/7/2011</text:p>
          </table:table-cell>
          <table:table-cell table:formula="of:=([.$C$34]*[$DailyDist.J17])" office:value-type="float" office:value="11348.7570637734">
            <text:p>$11,349 </text:p>
          </table:table-cell>
          <table:table-cell table:formula="of:=([.$D$34]*[$DailyDist.K17])" office:value-type="float" office:value="146.405618216642">
            <text:p><text:s/>146 </text:p>
          </table:table-cell>
          <table:table-cell table:formula="of:=([.$E$34]*[$DailyDist.I17])" office:value-type="float" office:value="1286.84498872059">
            <text:p><text:s/>1,287 </text:p>
          </table:table-cell>
          <table:table-cell table:formula="of:=([.D9]/[.E9])" office:value-type="percentage" office:value="0.113770982130646">
            <text:p>11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08">
            <text:p>1/8/2011</text:p>
          </table:table-cell>
          <table:table-cell table:formula="of:=([.$C$34]*[$DailyDist.J18])" office:value-type="float" office:value="8477.47440999618">
            <text:p>$8,477 </text:p>
          </table:table-cell>
          <table:table-cell table:formula="of:=([.$D$34]*[$DailyDist.K18])" office:value-type="float" office:value="110.883166631198">
            <text:p><text:s/>111 </text:p>
          </table:table-cell>
          <table:table-cell table:formula="of:=([.$E$34]*[$DailyDist.I18])" office:value-type="float" office:value="954.366741862714">
            <text:p><text:s/>954 </text:p>
          </table:table-cell>
          <table:table-cell table:formula="of:=([.D10]/[.E10])" office:value-type="percentage" office:value="0.116185069918487">
            <text:p>12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09">
            <text:p>1/9/2011</text:p>
          </table:table-cell>
          <table:table-cell table:formula="of:=([.$C$34]*[$DailyDist.J19])" office:value-type="float" office:value="10115.2214282604">
            <text:p>$10,115 </text:p>
          </table:table-cell>
          <table:table-cell table:formula="of:=([.$D$34]*[$DailyDist.K19])" office:value-type="float" office:value="133.292189827623">
            <text:p><text:s/>133 </text:p>
          </table:table-cell>
          <table:table-cell table:formula="of:=([.$E$34]*[$DailyDist.I19])" office:value-type="float" office:value="1123.28714147599">
            <text:p><text:s/>1,123 </text:p>
          </table:table-cell>
          <table:table-cell table:formula="of:=([.D11]/[.E11])" office:value-type="percentage" office:value="0.118662615199599">
            <text:p>12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0">
            <text:p>1/10/2011</text:p>
          </table:table-cell>
          <table:table-cell table:formula="of:=([.$C$34]*[$DailyDist.J20])" office:value-type="float" office:value="24780.1841614855">
            <text:p>$24,780 </text:p>
          </table:table-cell>
          <table:table-cell table:formula="of:=([.$D$34]*[$DailyDist.K20])" office:value-type="float" office:value="334.64141306661">
            <text:p><text:s/>335 </text:p>
          </table:table-cell>
          <table:table-cell table:formula="of:=([.$E$34]*[$DailyDist.I20])" office:value-type="float" office:value="2672.2268772156">
            <text:p><text:s/>2,672 </text:p>
          </table:table-cell>
          <table:table-cell table:formula="of:=([.D12]/[.E12])" office:value-type="percentage" office:value="0.125229416678609">
            <text:p>13%</text:p>
          </table:table-cell>
          <table:table-cell table:number-columns-repeated="1018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1">
            <text:p>1/11/2011</text:p>
          </table:table-cell>
          <table:table-cell table:formula="of:=([.$C$34]*[$DailyDist.J21])" office:value-type="float" office:value="29930.1880670158">
            <text:p>$29,930 </text:p>
          </table:table-cell>
          <table:table-cell table:formula="of:=([.$D$34]*[$DailyDist.K21])" office:value-type="float" office:value="381.119387103639">
            <text:p><text:s/>381 </text:p>
          </table:table-cell>
          <table:table-cell table:formula="of:=([.$E$34]*[$DailyDist.I21])" office:value-type="float" office:value="3403.37737673219">
            <text:p><text:s/>3,403 </text:p>
          </table:table-cell>
          <table:table-cell table:formula="of:=([.D13]/[.E13])" office:value-type="percentage" office:value="0.111982699805561">
            <text:p>11%</text:p>
          </table:table-cell>
          <table:table-cell table:number-columns-repeated="1018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2">
            <text:p>1/12/2011</text:p>
          </table:table-cell>
          <table:table-cell table:formula="of:=([.$C$34]*[$DailyDist.J22])" office:value-type="float" office:value="25183.2282678698">
            <text:p>$25,183 </text:p>
          </table:table-cell>
          <table:table-cell table:formula="of:=([.$D$34]*[$DailyDist.K22])" office:value-type="float" office:value="321.361991913173">
            <text:p><text:s/>321 </text:p>
          </table:table-cell>
          <table:table-cell table:formula="of:=([.$E$34]*[$DailyDist.I22])" office:value-type="float" office:value="2666.52916532388">
            <text:p><text:s/>2,667 </text:p>
          </table:table-cell>
          <table:table-cell table:formula="of:=([.D14]/[.E14])" office:value-type="percentage" office:value="0.120516961183937">
            <text:p>12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13">
            <text:p>1/13/2011</text:p>
          </table:table-cell>
          <table:table-cell table:formula="of:=([.$C$34]*[$DailyDist.J23])" office:value-type="float" office:value="18151.0327199699">
            <text:p>$18,151 </text:p>
          </table:table-cell>
          <table:table-cell table:formula="of:=([.$D$34]*[$DailyDist.K23])" office:value-type="float" office:value="233.219834007236">
            <text:p><text:s/>233 </text:p>
          </table:table-cell>
          <table:table-cell table:formula="of:=([.$E$34]*[$DailyDist.I23])" office:value-type="float" office:value="2162.44924266839">
            <text:p><text:s/>2,162 </text:p>
          </table:table-cell>
          <table:table-cell table:formula="of:=([.D15]/[.E15])" office:value-type="percentage" office:value="0.107849853492723">
            <text:p>11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14">
            <text:p>1/14/2011</text:p>
          </table:table-cell>
          <table:table-cell table:formula="of:=([.$C$34]*[$DailyDist.J24])" office:value-type="float" office:value="15514.5739313769">
            <text:p>$15,515 </text:p>
          </table:table-cell>
          <table:table-cell table:formula="of:=([.$D$34]*[$DailyDist.K24])" office:value-type="float" office:value="204.503085762928">
            <text:p><text:s/>205 </text:p>
          </table:table-cell>
          <table:table-cell table:formula="of:=([.$E$34]*[$DailyDist.I24])" office:value-type="float" office:value="1756.0683209797">
            <text:p><text:s/>1,756 </text:p>
          </table:table-cell>
          <table:table-cell table:formula="of:=([.D16]/[.E16])" office:value-type="percentage" office:value="0.116455085101038">
            <text:p>12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15">
            <text:p>1/15/2011</text:p>
          </table:table-cell>
          <table:table-cell table:formula="of:=([.$C$34]*[$DailyDist.J25])" office:value-type="float" office:value="9864.32764637623">
            <text:p>$9,864 </text:p>
          </table:table-cell>
          <table:table-cell table:formula="of:=([.$D$34]*[$DailyDist.K25])" office:value-type="float" office:value="124.826558842307">
            <text:p><text:s/>125 </text:p>
          </table:table-cell>
          <table:table-cell table:formula="of:=([.$E$34]*[$DailyDist.I25])" office:value-type="float" office:value="1090.44150821785">
            <text:p><text:s/>1,090 </text:p>
          </table:table-cell>
          <table:table-cell table:formula="of:=([.D17]/[.E17])" office:value-type="percentage" office:value="0.114473410908867">
            <text:p>11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16">
            <text:p>1/16/2011</text:p>
          </table:table-cell>
          <table:table-cell table:formula="of:=([.$C$34]*[$DailyDist.J26])" office:value-type="float" office:value="9245.19966997472">
            <text:p>$9,245 </text:p>
          </table:table-cell>
          <table:table-cell table:formula="of:=([.$D$34]*[$DailyDist.K26])" office:value-type="float" office:value="125.324537135561">
            <text:p><text:s/>125 </text:p>
          </table:table-cell>
          <table:table-cell table:formula="of:=([.$E$34]*[$DailyDist.I26])" office:value-type="float" office:value="1081.89494038028">
            <text:p><text:s/>1,082 </text:p>
          </table:table-cell>
          <table:table-cell table:formula="of:=([.D18]/[.E18])" office:value-type="percentage" office:value="0.115837991710646">
            <text:p>12%</text:p>
          </table:table-cell>
          <table:table-cell table:number-columns-repeated="1018"/>
        </table:table-row>
        <table:table-row table:style-name="ro2">
          <table:table-cell office:value-type="string">
            <text:p>Mon</text:p>
          </table:table-cell>
          <table:table-cell office:value-type="date" office:date-value="2011-01-17">
            <text:p>1/17/2011</text:p>
          </table:table-cell>
          <table:table-cell table:formula="of:=([.$C$34]*[$DailyDist.J27])" office:value-type="float" office:value="15084.0290763367">
            <text:p>$15,084 </text:p>
          </table:table-cell>
          <table:table-cell table:formula="of:=([.$D$34]*[$DailyDist.K27])" office:value-type="float" office:value="193.215577782507">
            <text:p><text:s/>193 </text:p>
          </table:table-cell>
          <table:table-cell table:formula="of:=([.$E$34]*[$DailyDist.I27])" office:value-type="float" office:value="1606.58717370287">
            <text:p><text:s/>1,607 </text:p>
          </table:table-cell>
          <table:table-cell table:formula="of:=([.D19]/[.E19])" office:value-type="percentage" office:value="0.120264608696696">
            <text:p>12%</text:p>
          </table:table-cell>
          <table:table-cell/>
          <table:table-cell table:style-name="ce77"/>
          <table:table-cell table:number-columns-repeated="1016"/>
        </table:table-row>
        <table:table-row table:style-name="ro2">
          <table:table-cell office:value-type="string">
            <text:p>Tue</text:p>
          </table:table-cell>
          <table:table-cell office:value-type="date" office:date-value="2011-01-18">
            <text:p>1/18/2011</text:p>
          </table:table-cell>
          <table:table-cell table:formula="of:=([.$C$34]*[$DailyDist.J28])" office:value-type="float" office:value="25964.1414550918">
            <text:p>$25,964 </text:p>
          </table:table-cell>
          <table:table-cell table:formula="of:=([.$D$34]*[$DailyDist.K28])" office:value-type="float" office:value="364.188125133007">
            <text:p><text:s/>364 </text:p>
          </table:table-cell>
          <table:table-cell table:formula="of:=([.$E$34]*[$DailyDist.I28])" office:value-type="float" office:value="2610.89268449887">
            <text:p><text:s/>2,611 </text:p>
          </table:table-cell>
          <table:table-cell table:formula="of:=([.D20]/[.E20])" office:value-type="percentage" office:value="0.139487971794179">
            <text:p>14%</text:p>
          </table:table-cell>
          <table:table-cell/>
          <table:table-cell table:style-name="ce77"/>
          <table:table-cell table:number-columns-repeated="1016"/>
        </table:table-row>
        <table:table-row table:style-name="ro2">
          <table:table-cell office:value-type="string">
            <text:p>Wed</text:p>
          </table:table-cell>
          <table:table-cell office:value-type="date" office:date-value="2011-01-19">
            <text:p>1/19/2011</text:p>
          </table:table-cell>
          <table:table-cell table:formula="of:=([.$C$34]*[$DailyDist.J29])" office:value-type="float" office:value="32729.1207771451">
            <text:p>$32,729 </text:p>
          </table:table-cell>
          <table:table-cell table:formula="of:=([.$D$34]*[$DailyDist.K29])" office:value-type="float" office:value="450.338369865929">
            <text:p><text:s/>450 </text:p>
          </table:table-cell>
          <table:table-cell table:formula="of:=([.$E$34]*[$DailyDist.I29])" office:value-type="float" office:value="3356.95778279085">
            <text:p><text:s/>3,357 </text:p>
          </table:table-cell>
          <table:table-cell table:formula="of:=([.D21]/[.E21])" office:value-type="percentage" office:value="0.134150739748516">
            <text:p>13%</text:p>
          </table:table-cell>
          <table:table-cell table:number-columns-repeated="1018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0">
            <text:p>1/20/2011</text:p>
          </table:table-cell>
          <table:table-cell table:formula="of:=([.$C$34]*[$DailyDist.J30])" office:value-type="float" office:value="27879.6508027775">
            <text:p>$27,880 </text:p>
          </table:table-cell>
          <table:table-cell table:formula="of:=([.$D$34]*[$DailyDist.K30])" office:value-type="float" office:value="386.431155565014">
            <text:p><text:s/>386 </text:p>
          </table:table-cell>
          <table:table-cell table:formula="of:=([.$E$34]*[$DailyDist.I30])" office:value-type="float" office:value="2591.2858524009">
            <text:p><text:s/>2,591 </text:p>
          </table:table-cell>
          <table:table-cell table:formula="of:=([.D22]/[.E22])" office:value-type="percentage" office:value="0.149127181475164">
            <text:p>15%</text:p>
          </table:table-cell>
          <table:table-cell table:number-columns-repeated="1018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1">
            <text:p>1/21/2011</text:p>
          </table:table-cell>
          <table:table-cell table:formula="of:=([.$C$34]*[$DailyDist.J31])" office:value-type="float" office:value="17869.9380902393">
            <text:p>$17,870 </text:p>
          </table:table-cell>
          <table:table-cell table:formula="of:=([.$D$34]*[$DailyDist.K31])" office:value-type="float" office:value="244.341349223239">
            <text:p><text:s/>244 </text:p>
          </table:table-cell>
          <table:table-cell table:formula="of:=([.$E$34]*[$DailyDist.I31])" office:value-type="float" office:value="1805.00161134386">
            <text:p><text:s/>1,805 </text:p>
          </table:table-cell>
          <table:table-cell table:formula="of:=([.D23]/[.E23])" office:value-type="percentage" office:value="0.135369047699255">
            <text:p>14%</text:p>
          </table:table-cell>
          <table:table-cell table:number-columns-repeated="1018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2">
            <text:p>1/22/2011</text:p>
          </table:table-cell>
          <table:table-cell table:formula="of:=([.$C$34]*[$DailyDist.J32])" office:value-type="float" office:value="10323.5528879136">
            <text:p>$10,324 </text:p>
          </table:table-cell>
          <table:table-cell table:formula="of:=([.$D$34]*[$DailyDist.K32])" office:value-type="float" office:value="148.729516918493">
            <text:p><text:s/>149 </text:p>
          </table:table-cell>
          <table:table-cell table:formula="of:=([.$E$34]*[$DailyDist.I32])" office:value-type="float" office:value="1119.60038672253">
            <text:p><text:s/>1,120 </text:p>
          </table:table-cell>
          <table:table-cell table:formula="of:=([.D24]/[.E24])" office:value-type="percentage" office:value="0.13284160909758">
            <text:p>13%</text:p>
          </table:table-cell>
          <table:table-cell table:number-columns-repeated="1018"/>
        </table:table-row>
        <table:table-row table:style-name="ro2">
          <table:table-cell office:value-type="string">
            <text:p>Sun</text:p>
          </table:table-cell>
          <table:table-cell office:value-type="date" office:date-value="2011-01-23">
            <text:p>1/23/2011</text:p>
          </table:table-cell>
          <table:table-cell table:formula="of:=([.$C$34]*[$DailyDist.J33])" office:value-type="float" office:value="12423.9545738944">
            <text:p>$12,424 </text:p>
          </table:table-cell>
          <table:table-cell table:formula="of:=([.$D$34]*[$DailyDist.K33])" office:value-type="float" office:value="182.924026388593">
            <text:p><text:s/>183 </text:p>
          </table:table-cell>
          <table:table-cell table:formula="of:=([.$E$34]*[$DailyDist.I33])" office:value-type="float" office:value="1323.88011601676">
            <text:p><text:s/>1,324 </text:p>
          </table:table-cell>
          <table:table-cell table:formula="of:=([.D25]/[.E25])" office:value-type="percentage" office:value="0.138172651870449">
            <text:p>14%</text:p>
          </table:table-cell>
          <table:table-cell table:number-columns-repeated="5"/>
          <table:table-cell table:style-name="ce39"/>
          <table:table-cell table:number-columns-repeated="1012"/>
        </table:table-row>
        <table:table-row table:style-name="ro2">
          <table:table-cell office:value-type="string">
            <text:p>Mon</text:p>
          </table:table-cell>
          <table:table-cell office:value-type="date" office:date-value="2011-01-24">
            <text:p>1/24/2011</text:p>
          </table:table-cell>
          <table:table-cell table:formula="of:=([.$C$34]*[$DailyDist.J34])" office:value-type="float" office:value="19713.6625902489">
            <text:p>$19,714 </text:p>
          </table:table-cell>
          <table:table-cell table:formula="of:=([.$D$34]*[$DailyDist.K34])" office:value-type="float" office:value="295.467120663971">
            <text:p><text:s/>295 </text:p>
          </table:table-cell>
          <table:table-cell table:formula="of:=([.$E$34]*[$DailyDist.I34])" office:value-type="float" office:value="2445.32388011602">
            <text:p><text:s/>2,445 </text:p>
          </table:table-cell>
          <table:table-cell table:formula="of:=([.D26]/[.E26])" office:value-type="percentage" office:value="0.120829442294553">
            <text:p>12%</text:p>
          </table:table-cell>
          <table:table-cell table:number-columns-repeated="5"/>
          <table:table-cell table:style-name="ce39"/>
          <table:table-cell table:number-columns-repeated="1012"/>
        </table:table-row>
        <table:table-row table:style-name="ro2">
          <table:table-cell office:value-type="string">
            <text:p>Tue</text:p>
          </table:table-cell>
          <table:table-cell office:value-type="date" office:date-value="2011-01-25">
            <text:p>1/25/2011</text:p>
          </table:table-cell>
          <table:table-cell table:formula="of:=([.$C$34]*[$DailyDist.J35])" office:value-type="float" office:value="20918.5955399609">
            <text:p>$20,919 </text:p>
          </table:table-cell>
          <table:table-cell table:formula="of:=([.$D$34]*[$DailyDist.K35])" office:value-type="float" office:value="319.702064268993">
            <text:p><text:s/>320 </text:p>
          </table:table-cell>
          <table:table-cell table:formula="of:=([.$E$34]*[$DailyDist.I35])" office:value-type="float" office:value="2385.6654850145">
            <text:p><text:s/>2,386 </text:p>
          </table:table-cell>
          <table:table-cell table:formula="of:=([.D27]/[.E27])" office:value-type="percentage" office:value="0.134009594504005">
            <text:p>13%</text:p>
          </table:table-cell>
          <table:table-cell table:number-columns-repeated="5"/>
          <table:table-cell table:style-name="ce39"/>
          <table:table-cell table:number-columns-repeated="1012"/>
        </table:table-row>
        <table:table-row table:style-name="ro2">
          <table:table-cell office:value-type="string">
            <text:p>Wed</text:p>
          </table:table-cell>
          <table:table-cell office:value-type="date" office:date-value="2011-01-26">
            <text:p>1/26/2011</text:p>
          </table:table-cell>
          <table:table-cell table:formula="of:=([.$C$34]*[$DailyDist.J36])" office:value-type="float" office:value="17918.894826577">
            <text:p>$17,919 </text:p>
          </table:table-cell>
          <table:table-cell table:formula="of:=([.$D$34]*[$DailyDist.K36])" office:value-type="float" office:value="266.086401361992">
            <text:p><text:s/>266 </text:p>
          </table:table-cell>
          <table:table-cell table:formula="of:=([.$E$34]*[$DailyDist.I36])" office:value-type="float" office:value="1997.38317757009">
            <text:p><text:s/>1,997 </text:p>
          </table:table-cell>
          <table:table-cell table:formula="of:=([.D28]/[.E28])" office:value-type="percentage" office:value="0.133217503957202">
            <text:p>13%</text:p>
          </table:table-cell>
          <table:table-cell table:number-columns-repeated="3"/>
          <table:table-cell table:style-name="Default"/>
          <table:table-cell/>
          <table:table-cell table:style-name="ce39"/>
          <table:table-cell table:number-columns-repeated="1012"/>
        </table:table-row>
        <table:table-row table:style-name="ro2">
          <table:table-cell office:value-type="string">
            <text:p>Thu</text:p>
          </table:table-cell>
          <table:table-cell office:value-type="date" office:date-value="2011-01-27">
            <text:p>1/27/2011</text:p>
          </table:table-cell>
          <table:table-cell table:formula="of:=([.$C$34]*[$DailyDist.J37])" office:value-type="float" office:value="12849.2122497478">
            <text:p>$12,849 </text:p>
          </table:table-cell>
          <table:table-cell table:formula="of:=([.$D$34]*[$DailyDist.K37])" office:value-type="float" office:value="199.191317301554">
            <text:p><text:s/>199 </text:p>
          </table:table-cell>
          <table:table-cell table:formula="of:=([.$E$34]*[$DailyDist.I37])" office:value-type="float" office:value="1616.30679987109">
            <text:p><text:s/>1,616 </text:p>
          </table:table-cell>
          <table:table-cell table:formula="of:=([.D29]/[.E29])" office:value-type="percentage" office:value="0.123238556762516">
            <text:p>12%</text:p>
          </table:table-cell>
          <table:table-cell table:number-columns-repeated="3"/>
          <table:table-cell table:style-name="Default"/>
          <table:table-cell/>
          <table:table-cell table:style-name="ce39"/>
          <table:table-cell table:number-columns-repeated="1012"/>
        </table:table-row>
        <table:table-row table:style-name="ro2">
          <table:table-cell office:value-type="string">
            <text:p>Fri</text:p>
          </table:table-cell>
          <table:table-cell office:value-type="date" office:date-value="2011-01-28">
            <text:p>1/28/2011</text:p>
          </table:table-cell>
          <table:table-cell table:formula="of:=([.$C$34]*[$DailyDist.J38])" office:value-type="float" office:value="10001.7837096829">
            <text:p>$10,002 </text:p>
          </table:table-cell>
          <table:table-cell table:formula="of:=([.$D$34]*[$DailyDist.K38])" office:value-type="float" office:value="152.049372206853">
            <text:p><text:s/>152 </text:p>
          </table:table-cell>
          <table:table-cell table:formula="of:=([.$E$34]*[$DailyDist.I38])" office:value-type="float" office:value="1123.28714147599">
            <text:p><text:s/>1,123 </text:p>
          </table:table-cell>
          <table:table-cell table:formula="of:=([.D30]/[.E30])" office:value-type="percentage" office:value="0.13536109031486">
            <text:p>14%</text:p>
          </table:table-cell>
          <table:table-cell table:number-columns-repeated="3"/>
          <table:table-cell table:style-name="Default"/>
          <table:table-cell/>
          <table:table-cell table:style-name="ce39"/>
          <table:table-cell table:number-columns-repeated="1012"/>
        </table:table-row>
        <table:table-row table:style-name="ro2">
          <table:table-cell office:value-type="string">
            <text:p>Sat</text:p>
          </table:table-cell>
          <table:table-cell office:value-type="date" office:date-value="2011-01-29">
            <text:p>1/29/2011</text:p>
          </table:table-cell>
          <table:table-cell table:formula="of:=([.$C$34]*[$DailyDist.J39])" office:value-type="float" office:value="6582.28556027377">
            <text:p>$6,582 </text:p>
          </table:table-cell>
          <table:table-cell table:formula="of:=([.$D$34]*[$DailyDist.K39])" office:value-type="float" office:value="105.073419876569">
            <text:p><text:s/>105 </text:p>
          </table:table-cell>
          <table:table-cell table:formula="of:=([.$E$34]*[$DailyDist.I39])" office:value-type="float" office:value="780.083789880761">
            <text:p><text:s/>780 </text:p>
          </table:table-cell>
          <table:table-cell table:formula="of:=([.D31]/[.E31])" office:value-type="percentage" office:value="0.134695043326859">
            <text:p>13%</text:p>
          </table:table-cell>
          <table:table-cell table:number-columns-repeated="3"/>
          <table:table-cell table:style-name="Default"/>
          <table:table-cell/>
          <table:table-cell table:style-name="ce39"/>
          <table:table-cell table:number-columns-repeated="1012"/>
        </table:table-row>
        <table:table-row table:style-name="ro2">
          <table:table-cell office:value-type="string">
            <text:p>Sun</text:p>
          </table:table-cell>
          <table:table-cell office:value-type="date" office:date-value="2011-01-30">
            <text:p>1/30/2011</text:p>
          </table:table-cell>
          <table:table-cell table:formula="of:=([.$C$34]*[$DailyDist.J40])" office:value-type="float" office:value="6864.88652395439">
            <text:p>$6,865 </text:p>
          </table:table-cell>
          <table:table-cell table:formula="of:=([.$D$34]*[$DailyDist.K40])" office:value-type="float" office:value="105.737390934241">
            <text:p><text:s/>106 </text:p>
          </table:table-cell>
          <table:table-cell table:formula="of:=([.$E$34]*[$DailyDist.I40])" office:value-type="float" office:value="1009.8356429262">
            <text:p><text:s/>1,010 </text:p>
          </table:table-cell>
          <table:table-cell table:formula="of:=([.D32]/[.E32])" office:value-type="percentage" office:value="0.104707525105616">
            <text:p>10%</text:p>
          </table:table-cell>
          <table:table-cell table:number-columns-repeated="3"/>
          <table:table-cell table:style-name="Default"/>
          <table:table-cell/>
          <table:table-cell table:style-name="ce39"/>
          <table:table-cell table:number-columns-repeated="1012"/>
        </table:table-row>
        <table:table-row table:style-name="ro2">
          <table:table-cell office:value-type="string">
            <text:p>Mon</text:p>
          </table:table-cell>
          <table:table-cell office:value-type="date" office:date-value="2011-01-31">
            <text:p>1/31/2011</text:p>
          </table:table-cell>
          <table:table-cell table:formula="of:=([.$C$34]*[$DailyDist.J41])" office:value-type="float" office:value="2177.60413416859">
            <text:p>$2,178 </text:p>
          </table:table-cell>
          <table:table-cell table:formula="of:=([.$D$34]*[$DailyDist.K41])" office:value-type="float" office:value="32.448">
            <text:p><text:s/>32 </text:p>
          </table:table-cell>
          <table:table-cell table:formula="of:=([.$E$34]*[$DailyDist.I41])" office:value-type="float" office:value="364">
            <text:p><text:s/>364 </text:p>
          </table:table-cell>
          <table:table-cell table:formula="of:=([.D33]/[.E33])" office:value-type="percentage" office:value="0.0891428571428571">
            <text:p>9%</text:p>
          </table:table-cell>
          <table:table-cell table:style-name="ce13"/>
          <table:table-cell table:style-name="Default"/>
          <table:table-cell table:style-name="ce13"/>
          <table:table-cell table:style-name="ce29"/>
          <table:table-cell table:number-columns-repeated="2"/>
          <table:table-cell table:style-name="Default" table:number-columns-repeated="3"/>
          <table:table-cell table:number-columns-repeated="1009"/>
        </table:table-row>
        <table:table-row table:style-name="ro2">
          <table:table-cell table:number-columns-repeated="2"/>
          <table:table-cell table:style-name="ce65" table:formula="of:=([$Data.E19])" office:value-type="float" office:value="453667.527951789">
            <text:p><text:s/>$453,668 </text:p>
          </table:table-cell>
          <table:table-cell table:style-name="ce62" table:formula="of:=([$Data.F19])" office:value-type="float" office:value="6240">
            <text:p><text:s/>6,240 </text:p>
          </table:table-cell>
          <table:table-cell table:style-name="ce63" table:formula="of:=([$Data.D19])" office:value-type="float" office:value="52000">
            <text:p><text:s/>52,000 </text:p>
          </table:table-cell>
          <table:table-cell table:style-name="Default"/>
          <table:table-cell table:style-name="ce68"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3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/>
          <table:table-cell table:style-name="Default" table:number-columns-repeated="2"/>
          <table:table-cell table:style-name="ce19"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4" table:number-rows-repeated="2">
          <table:table-cell/>
          <table:table-cell table:style-name="Default" table:number-columns-repeated="5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4">
          <table:table-cell table:style-name="ce3"/>
          <table:table-cell table:style-name="ce8" office:value-type="string">
            <text:p>MTD Goal</text:p>
          </table:table-cell>
          <table:table-cell table:style-name="ce8" office:value-type="string">
            <text:p>MTD Acutal</text:p>
          </table:table-cell>
          <table:table-cell table:style-name="ce20" office:value-type="string">
            <text:p>RR Var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office:value-type="string">
            <text:p>Revenue</text:p>
          </table:table-cell>
          <table:table-cell table:style-name="ce9" table:formula="of:=SUM([.C3:.C25])" office:value-type="float" office:value="356660.596361911">
            <text:p>$356,660.60 </text:p>
          </table:table-cell>
          <table:table-cell table:style-name="ce9" table:formula="of:=SUM([.H3:.H26])" office:value-type="float" office:value="0">
            <text:p>$0.00 </text:p>
          </table:table-cell>
          <table:table-cell table:style-name="ce21" table:formula="of:=([.C40]/[.B40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office:value-type="string">
            <text:p>Traffic</text:p>
          </table:table-cell>
          <table:table-cell table:style-name="ce10" table:formula="of:=SUM([.E3:.E25])" office:value-type="float" office:value="40278.8011601676">
            <text:p><text:s/>40,279 </text:p>
          </table:table-cell>
          <table:table-cell table:style-name="ce16" table:formula="of:=SUM([.L3:.L26])" office:value-type="float" office:value="0">
            <text:p>0</text:p>
          </table:table-cell>
          <table:table-cell table:style-name="ce21" table:formula="of:=([.C41]/[.B41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  <table:table-row table:style-name="ro2">
          <table:table-cell table:style-name="ce4" office:value-type="string">
            <text:p>Orders</text:p>
          </table:table-cell>
          <table:table-cell table:style-name="ce10" table:formula="of:=SUM([.D3:.D25])" office:value-type="float" office:value="4764.49031708874">
            <text:p><text:s/>4,764 </text:p>
          </table:table-cell>
          <table:table-cell table:style-name="ce10" table:formula="of:=SUM([.J3:.J26])" office:value-type="float" office:value="0">
            <text:p><text:s/>- <text:s text:c="2"/></text:p>
          </table:table-cell>
          <table:table-cell table:style-name="ce21" table:formula="of:=([.C42]/[.B42]-1)" office:value-type="percentage" office:value="-1">
            <text:p>-100%</text:p>
          </table:table-cell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Default" table:number-columns-repeated="3"/>
          <table:table-cell table:number-columns-repeated="1009"/>
        </table:table-row>
      </table:table>
      <table:table table:name="Data" table:style-name="ta9" table:print="false">
        <table:table-column table:style-name="co45" table:default-cell-style-name="Default"/>
        <table:table-column table:style-name="co46" table:default-cell-style-name="Default"/>
        <table:table-column table:style-name="co32" table:default-cell-style-name="Default"/>
        <table:table-column table:style-name="co47" table:default-cell-style-name="Default"/>
        <table:table-column table:style-name="co14" table:default-cell-style-name="Default"/>
        <table:table-column table:style-name="co34" table:default-cell-style-name="Default"/>
        <table:table-column table:style-name="co14" table:default-cell-style-name="Default"/>
        <table:table-column table:style-name="co45" table:number-columns-repeated="1017" table:default-cell-style-name="Default"/>
        <table:table-row table:style-name="ro4" table:number-rows-repeated="5">
          <table:table-cell table:number-columns-repeated="1024"/>
        </table:table-row>
        <table:table-row table:style-name="ro2">
          <table:table-cell/>
          <table:table-cell office:value-type="string">
            <text:p>Jan 1, 2010 - Jan 31, 2010</text:p>
          </table:table-cell>
          <table:table-cell office:value-type="string">
            <text:p>Retail</text:p>
          </table:table-cell>
          <table:table-cell table:style-name="ce39" office:value-type="float" office:value="310300">
            <text:p>310,300</text:p>
          </table:table-cell>
          <table:table-cell table:style-name="ce33" office:value-type="float" office:value="2451095.47">
            <text:p><text:s/>$2,451,095.47 </text:p>
          </table:table-cell>
          <table:table-cell table:style-name="ce39" office:value-type="float" office:value="35940">
            <text:p>35,940</text:p>
          </table:table-cell>
          <table:table-cell table:style-name="ce33" table:formula="of:=([.E6]/[.F6])" office:value-type="float" office:value="68.1996513633834">
            <text:p><text:s/>$68.20 </text:p>
          </table:table-cell>
          <table:table-cell table:style-name="ce19" table:formula="of:=([.F6]/[.D6])" office:value-type="percentage" office:value="0.115823396712859">
            <text:p>12%</text:p>
          </table:table-cell>
          <table:table-cell table:number-columns-repeated="1016"/>
        </table:table-row>
        <table:table-row table:style-name="ro2" table:visibility="collapse">
          <table:table-cell/>
          <table:table-cell table:style-name="ce15" office:value-type="string">
            <text:p>MoM (Sep/Aug '09)</text:p>
          </table:table-cell>
          <table:table-cell table:style-name="ce15"/>
          <table:table-cell table:style-name="ce19" table:formula="of:=(#REF!/#REF!-1))" office:value-type="percentage" office:value="0">
            <text:p>#NAME?</text:p>
          </table:table-cell>
          <table:table-cell table:style-name="ce19" table:formula="of:=([.E6]/#REF!-1))" office:value-type="percentage" office:value="0">
            <text:p>#NAME?</text:p>
          </table:table-cell>
          <table:table-cell table:style-name="ce19" table:formula="of:=([.F6]/#REF!-1))" office:value-type="percentage" office:value="0">
            <text:p>#NAME?</text:p>
          </table:table-cell>
          <table:table-cell table:style-name="ce19" table:formula="of:=([.G6]/#REF!-1))" office:value-type="percentage" office:value="0">
            <text:p>#NAME?</text:p>
          </table:table-cell>
          <table:table-cell table:style-name="ce19" table:formula="of:=([.H6]/#REF!-1))" office:value-type="percentage" office:value="0">
            <text:p>#NAME?</text:p>
          </table:table-cell>
          <table:table-cell table:number-columns-repeated="1016"/>
        </table:table-row>
        <table:table-row table:style-name="ro4">
          <table:table-cell/>
          <table:table-cell table:style-name="ce15" office:value-type="string">
            <text:p>YoY</text:p>
          </table:table-cell>
          <table:table-cell table:style-name="ce15"/>
          <table:table-cell table:style-name="ce95" table:formula="of:=([.D9]/[.D6]-1)" office:value-type="percentage" office:value="1.50051563003545">
            <text:p>150%</text:p>
          </table:table-cell>
          <table:table-cell table:style-name="ce95" table:formula="of:=([.E9]/[.E6]-1)" office:value-type="percentage" office:value="1.81547498842176">
            <text:p>182%</text:p>
          </table:table-cell>
          <table:table-cell table:style-name="ce95" table:formula="of:=([.F9]/[.F6]-1)" office:value-type="percentage" office:value="1.64107493043962">
            <text:p>164%</text:p>
          </table:table-cell>
          <table:table-cell table:style-name="ce95" table:formula="of:=([.G9]/[.G6]-1)" office:value-type="percentage" office:value="0.066033741024194">
            <text:p>7%</text:p>
          </table:table-cell>
          <table:table-cell table:style-name="ce95" table:formula="of:=([.H9]/[.H6]-1)" office:value-type="percentage" office:value="0.0562121262973989">
            <text:p>6%</text:p>
          </table:table-cell>
          <table:table-cell table:number-columns-repeated="1016"/>
        </table:table-row>
        <table:table-row table:style-name="ro2">
          <table:table-cell/>
          <table:table-cell table:style-name="ce15" office:value-type="string">
            <text:p>Jan 1, 2011 - Jan 31, 2011</text:p>
          </table:table-cell>
          <table:table-cell table:style-name="ce15" office:value-type="string">
            <text:p>Retail</text:p>
          </table:table-cell>
          <table:table-cell table:style-name="ce17" table:formula="of:=([.D20])" office:value-type="float" office:value="775910">
            <text:p><text:s/>775,910 </text:p>
          </table:table-cell>
          <table:table-cell table:style-name="ce33" table:formula="of:=([.E20])" office:value-type="float" office:value="6900997.99001889">
            <text:p><text:s/>$6,900,997.99 </text:p>
          </table:table-cell>
          <table:table-cell table:style-name="ce17" table:formula="of:=([.F20])" office:value-type="float" office:value="94920.233">
            <text:p><text:s/>94,920 </text:p>
          </table:table-cell>
          <table:table-cell table:style-name="ce33" table:formula="of:=([.G20])" office:value-type="float" office:value="72.7031294794534">
            <text:p><text:s/>$72.70 </text:p>
          </table:table-cell>
          <table:table-cell table:style-name="ce19" table:formula="of:=([.H20])" office:value-type="percentage" office:value="0.122334076117075">
            <text:p>12%</text:p>
          </table:table-cell>
          <table:table-cell table:number-columns-repeated="4"/>
          <table:table-cell table:style-name="ce39"/>
          <table:table-cell/>
          <table:table-cell table:style-name="ce39"/>
          <table:table-cell table:number-columns-repeated="1009"/>
        </table:table-row>
        <table:table-row table:style-name="ro2" table:visibility="collapse">
          <table:table-cell/>
          <table:table-cell office:value-type="string">
            <text:p>Jan 1, 2009 - Jan 31, 2009</text:p>
          </table:table-cell>
          <table:table-cell office:value-type="string">
            <text:p>Retail</text:p>
          </table:table-cell>
          <table:table-cell table:style-name="ce17" office:value-type="float" office:value="90658">
            <text:p><text:s/>90,658 </text:p>
          </table:table-cell>
          <table:table-cell table:style-name="ce80" office:value-type="float" office:value="638401.74">
            <text:p><text:s/>$638,402 </text:p>
          </table:table-cell>
          <table:table-cell table:style-name="ce17" office:value-type="float" office:value="8168">
            <text:p><text:s/>8,168 </text:p>
          </table:table-cell>
          <table:table-cell table:style-name="ce33" office:value-type="float" office:value="78.1588809990205">
            <text:p><text:s/>$78.16 </text:p>
          </table:table-cell>
          <table:table-cell table:style-name="ce19" table:formula="of:=([.F10]/[.D10])" office:value-type="percentage" office:value="0.090096847492775">
            <text:p>9%</text:p>
          </table:table-cell>
          <table:table-cell table:number-columns-repeated="1016"/>
        </table:table-row>
        <table:table-row table:style-name="ro2" table:visibility="collapse">
          <table:table-cell/>
          <table:table-cell office:value-type="string">
            <text:p>Jan 1, 2010 - Jan 31, 2010</text:p>
          </table:table-cell>
          <table:table-cell office:value-type="string">
            <text:p>Retail</text:p>
          </table:table-cell>
          <table:table-cell table:style-name="ce17" office:value-type="float" office:value="310300">
            <text:p><text:s/>310,300 </text:p>
          </table:table-cell>
          <table:table-cell table:style-name="ce33" office:value-type="float" office:value="2451095.47">
            <text:p><text:s/>$2,451,095.47 </text:p>
          </table:table-cell>
          <table:table-cell table:style-name="ce17" office:value-type="float" office:value="35940">
            <text:p><text:s/>35,940 </text:p>
          </table:table-cell>
          <table:table-cell table:style-name="ce33" office:value-type="float" office:value="68.1996513633834">
            <text:p><text:s/>$68.20 </text:p>
          </table:table-cell>
          <table:table-cell table:style-name="ce19" table:formula="of:=([.F11]/[.D11])" office:value-type="percentage" office:value="0.115823396712859">
            <text:p>12%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2">
          <table:table-cell table:number-columns-repeated="3"/>
          <table:table-cell table:style-name="ce19" table:number-columns-repeated="5"/>
          <table:table-cell table:number-columns-repeated="1016"/>
        </table:table-row>
        <table:table-row table:style-name="ro4">
          <table:table-cell/>
          <table:table-cell table:style-name="ce84" office:value-type="string">
            <text:p>Channel Distribution</text:p>
          </table:table-cell>
          <table:table-cell table:style-name="ce87" office:value-type="string">
            <text:p>Stream</text:p>
          </table:table-cell>
          <table:table-cell table:style-name="ce87" office:value-type="string">
            <text:p>Visits</text:p>
          </table:table-cell>
          <table:table-cell table:style-name="ce87" office:value-type="string">
            <text:p>Revenue</text:p>
          </table:table-cell>
          <table:table-cell table:style-name="ce87" office:value-type="string">
            <text:p>Transactions</text:p>
          </table:table-cell>
          <table:table-cell table:style-name="ce87" office:value-type="string">
            <text:p>Average Value</text:p>
          </table:table-cell>
          <table:table-cell table:style-name="ce101" office:value-type="string">
            <text:p>CR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Direct</text:p>
          </table:table-cell>
          <table:table-cell table:style-name="ce88" office:value-type="string">
            <text:p>Retail</text:p>
          </table:table-cell>
          <table:table-cell table:style-name="ce17" office:value-type="float" office:value="224687">
            <text:p><text:s/>224,687 </text:p>
          </table:table-cell>
          <table:table-cell table:style-name="ce80" table:formula="of:=([.F15]*[.G15])" office:value-type="float" office:value="2107272.79888214">
            <text:p><text:s/>$2,107,273 </text:p>
          </table:table-cell>
          <table:table-cell table:style-name="ce17" office:value-type="float" office:value="28984.623">
            <text:p><text:s/>28,985 </text:p>
          </table:table-cell>
          <table:table-cell table:style-name="ce33" office:value-type="float" office:value="72.7031294794534">
            <text:p><text:s/>$72.70 </text:p>
          </table:table-cell>
          <table:table-cell table:style-name="ce102" table:formula="of:=([.F15]/[.D15])" office:value-type="percentage" office:value="0.129">
            <text:p>12.9%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SEO</text:p>
          </table:table-cell>
          <table:table-cell table:style-name="ce88" office:value-type="string">
            <text:p>Retail</text:p>
          </table:table-cell>
          <table:table-cell table:style-name="ce17" office:value-type="float" office:value="175000">
            <text:p><text:s/>175,000 </text:p>
          </table:table-cell>
          <table:table-cell table:style-name="ce80" table:formula="of:=([.F16]*[.G16])" office:value-type="float" office:value="1043289.90803016">
            <text:p><text:s/>$1,043,290 </text:p>
          </table:table-cell>
          <table:table-cell table:style-name="ce17" office:value-type="float" office:value="14350">
            <text:p><text:s/>14,350 </text:p>
          </table:table-cell>
          <table:table-cell table:style-name="ce33" office:value-type="float" office:value="72.7031294794534">
            <text:p><text:s/>$72.70 </text:p>
          </table:table-cell>
          <table:table-cell table:style-name="ce102" table:formula="of:=([.F16]/[.D16])" office:value-type="percentage" office:value="0.082">
            <text:p>8.2%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SEM</text:p>
          </table:table-cell>
          <table:table-cell table:style-name="ce88" office:value-type="string">
            <text:p>Retail</text:p>
          </table:table-cell>
          <table:table-cell table:style-name="ce17" office:value-type="float" office:value="192470">
            <text:p><text:s/>192,470 </text:p>
          </table:table-cell>
          <table:table-cell table:style-name="ce80" table:formula="of:=([.F17]*[.G17])" office:value-type="float" office:value="1189419.56312738">
            <text:p><text:s/>$1,189,420 </text:p>
          </table:table-cell>
          <table:table-cell table:style-name="ce17" office:value-type="float" office:value="16359.95">
            <text:p><text:s/>16,360 </text:p>
          </table:table-cell>
          <table:table-cell table:style-name="ce33" office:value-type="float" office:value="72.7031294794534">
            <text:p><text:s/>$72.70 </text:p>
          </table:table-cell>
          <table:table-cell table:style-name="ce102" table:formula="of:=([.F17]/[.D17])" office:value-type="percentage" office:value="0.085">
            <text:p>8.5%</text:p>
          </table:table-cell>
          <table:table-cell table:number-columns-repeated="1016"/>
        </table:table-row>
        <table:table-row table:style-name="ro2">
          <table:table-cell/>
          <table:table-cell table:style-name="ce4" office:value-type="string">
            <text:p>Affiliates</text:p>
          </table:table-cell>
          <table:table-cell table:style-name="ce88" office:value-type="string">
            <text:p>Retail</text:p>
          </table:table-cell>
          <table:table-cell table:style-name="ce17" office:value-type="float" office:value="131753">
            <text:p><text:s/>131,753 </text:p>
          </table:table-cell>
          <table:table-cell table:style-name="ce80" table:formula="of:=([.F18]*[.G18])" office:value-type="float" office:value="2107348.19202741">
            <text:p><text:s/>$2,107,348 </text:p>
          </table:table-cell>
          <table:table-cell table:style-name="ce17" office:value-type="float" office:value="28985.66">
            <text:p><text:s/>28,986 </text:p>
          </table:table-cell>
          <table:table-cell table:style-name="ce33" office:value-type="float" office:value="72.7031294794534">
            <text:p><text:s/>$72.70 </text:p>
          </table:table-cell>
          <table:table-cell table:style-name="ce102" table:formula="of:=([.F18]/[.D18])" office:value-type="percentage" office:value="0.22">
            <text:p>22.0%</text:p>
          </table:table-cell>
          <table:table-cell table:number-columns-repeated="1016"/>
        </table:table-row>
        <table:table-row table:style-name="ro2">
          <table:table-cell/>
          <table:table-cell table:style-name="ce5" office:value-type="string">
            <text:p>Email</text:p>
          </table:table-cell>
          <table:table-cell table:style-name="ce89" office:value-type="string">
            <text:p>Retail</text:p>
          </table:table-cell>
          <table:table-cell table:style-name="ce96" office:value-type="float" office:value="52000">
            <text:p><text:s/>52,000 </text:p>
          </table:table-cell>
          <table:table-cell table:style-name="ce80" table:formula="of:=([.F19]*[.G19])" office:value-type="float" office:value="453667.527951789">
            <text:p><text:s/>$453,668 </text:p>
          </table:table-cell>
          <table:table-cell table:style-name="ce96" office:value-type="float" office:value="6240">
            <text:p><text:s/>6,240 </text:p>
          </table:table-cell>
          <table:table-cell table:style-name="ce100" office:value-type="float" office:value="72.7031294794534">
            <text:p><text:s/>$72.70 </text:p>
          </table:table-cell>
          <table:table-cell table:style-name="ce103" table:formula="of:=([.F19]/[.D19])" office:value-type="percentage" office:value="0.12">
            <text:p>12.0%</text:p>
          </table:table-cell>
          <table:table-cell table:number-columns-repeated="1016"/>
        </table:table-row>
        <table:table-row table:style-name="ro2">
          <table:table-cell/>
          <table:table-cell table:style-name="ce85" office:value-type="string">
            <text:p>Total</text:p>
          </table:table-cell>
          <table:table-cell table:style-name="ce90" office:value-type="string">
            <text:p>Retail</text:p>
          </table:table-cell>
          <table:table-cell table:style-name="ce97" table:formula="of:=SUM([.D15:.D19])" office:value-type="float" office:value="775910">
            <text:p><text:s/>775,910 </text:p>
          </table:table-cell>
          <table:table-cell table:style-name="ce98" table:formula="of:=SUM([.E15:.E19])" office:value-type="float" office:value="6900997.99001889">
            <text:p><text:s/>$6,900,997.99 </text:p>
          </table:table-cell>
          <table:table-cell table:style-name="ce99" table:formula="of:=SUM([.F15:.F19])" office:value-type="float" office:value="94920.233">
            <text:p><text:s/>94,920 </text:p>
          </table:table-cell>
          <table:table-cell table:style-name="ce98" table:formula="of:=([.E20]/[.F20])" office:value-type="float" office:value="72.7031294794534">
            <text:p><text:s/>$72.70 </text:p>
          </table:table-cell>
          <table:table-cell table:style-name="ce104" table:formula="of:=([.F20]/[.D20])" office:value-type="percentage" office:value="0.122334076117075">
            <text:p>12%</text:p>
          </table:table-cell>
          <table:table-cell table:number-columns-repeated="1016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86" office:value-type="string">
            <text:p>Channel</text:p>
          </table:table-cell>
          <table:table-cell table:style-name="ce91" office:value-type="string">
            <text:p>Spend</text:p>
          </table:table-cell>
          <table:table-cell table:number-columns-repeated="1021"/>
        </table:table-row>
        <table:table-row table:style-name="ro2">
          <table:table-cell/>
          <table:table-cell table:style-name="ce4" office:value-type="string">
            <text:p>Affiliates</text:p>
          </table:table-cell>
          <table:table-cell table:style-name="ce92" office:value-type="float" office:value="260870.94">
            <text:p><text:s/>$260,871 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Display</text:p>
          </table:table-cell>
          <table:table-cell table:style-name="ce93" office:value-type="float" office:value="112767.611197198">
            <text:p><text:s/>$112,768 </text:p>
          </table:table-cell>
          <table:table-cell table:number-columns-repeated="1021"/>
        </table:table-row>
        <table:table-row table:style-name="ro4">
          <table:table-cell/>
          <table:table-cell table:style-name="ce4" office:value-type="string">
            <text:p>SEM</text:p>
          </table:table-cell>
          <table:table-cell table:style-name="ce93" office:value-type="float" office:value="310839.05">
            <text:p><text:s/>$310,839 </text:p>
          </table:table-cell>
          <table:table-cell table:number-columns-repeated="1021"/>
        </table:table-row>
        <table:table-row table:style-name="ro2">
          <table:table-cell/>
          <table:table-cell table:style-name="ce5"/>
          <table:table-cell table:style-name="ce94" table:formula="of:=SUM([.C23:.C25])" office:value-type="float" office:value="684477.601197198">
            <text:p><text:s/>$684,477.60 </text:p>
          </table:table-cell>
          <table:table-cell/>
          <table:table-cell table:style-name="ce69"/>
          <table:table-cell table:number-columns-repeated="1019"/>
        </table:table-row>
      </table:table>
      <table:table table:name="DailyDist" table:style-name="ta10" table:print="false">
        <table:table-column table:style-name="co48" table:default-cell-style-name="Default"/>
        <table:table-column table:style-name="co38" table:default-cell-style-name="ce39"/>
        <table:table-column table:style-name="co14" table:default-cell-style-name="ce33"/>
        <table:table-column table:style-name="co45" table:default-cell-style-name="Default"/>
        <table:table-column table:style-name="co45" table:default-cell-style-name="ce19"/>
        <table:table-column table:style-name="co45" table:default-cell-style-name="ce33"/>
        <table:table-column table:style-name="co45" table:default-cell-style-name="Default"/>
        <table:table-column table:style-name="co49" table:default-cell-style-name="ce107"/>
        <table:table-column table:style-name="co45" table:number-columns-repeated="3" table:default-cell-style-name="ce29"/>
        <table:table-column table:style-name="co45" table:number-columns-repeated="1013" table:default-cell-style-name="Default"/>
        <table:table-row table:style-name="ro4">
          <table:table-cell office:value-type="string">
            <text:p># ---------------------------------------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office:value-type="string">
            <text:p>BookRenter.com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office:value-type="string">
            <text:p>Dialy Distribution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table:style-name="ce105"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office:value-type="string">
            <text:p># ---------------------------------------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2"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/>
          <table:table-cell table:style-name="ce29" table:number-columns-repeated="3"/>
          <table:table-cell table:number-columns-repeated="1009"/>
        </table:table-row>
        <table:table-row table:style-name="ro4">
          <table:table-cell office:value-type="string">
            <text:p># ---------------------------------------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office:value-type="string">
            <text:p># Table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4"/>
          <table:table-cell table:number-columns-repeated="1013"/>
        </table:table-row>
        <table:table-row table:style-name="ro4">
          <table:table-cell office:value-type="string">
            <text:p># ----------------------------------------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  <table:table-cell table:style-name="Default" office:value-type="string">
            <text:p>Daily Dis</text:p>
          </table:table-cell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string">
            <text:p>Day</text:p>
          </table:table-cell>
          <table:table-cell table:style-name="Default" office:value-type="string">
            <text:p>Visits</text:p>
          </table:table-cell>
          <table:table-cell table:style-name="Default" office:value-type="string">
            <text:p>Revenue</text:p>
          </table:table-cell>
          <table:table-cell office:value-type="string">
            <text:p>Transactions</text:p>
          </table:table-cell>
          <table:table-cell table:style-name="Default" office:value-type="string">
            <text:p>CR</text:p>
          </table:table-cell>
          <table:table-cell table:style-name="Default" office:value-type="string">
            <text:p>AOV</text:p>
          </table:table-cell>
          <table:table-cell/>
          <table:table-cell table:style-name="Default" office:value-type="string">
            <text:p>Day</text:p>
          </table:table-cell>
          <table:table-cell table:style-name="Default" office:value-type="string">
            <text:p>Visits</text:p>
          </table:table-cell>
          <table:table-cell table:style-name="Default" office:value-type="string">
            <text:p>Revenue</text:p>
          </table:table-cell>
          <table:table-cell table:style-name="Default" office:value-type="string">
            <text:p>Transactions</text:p>
          </table:table-cell>
          <table:table-cell table:number-columns-repeated="1013"/>
        </table:table-row>
        <table:table-row table:style-name="ro2">
          <table:table-cell office:value-type="string">
            <text:p>Friday, January 1, 2010</text:p>
          </table:table-cell>
          <table:table-cell office:value-type="float" office:value="2168">
            <text:p>2,168</text:p>
          </table:table-cell>
          <table:table-cell office:value-type="float" office:value="12218.02">
            <text:p><text:s/>$12,218.02 </text:p>
          </table:table-cell>
          <table:table-cell office:value-type="float" office:value="194">
            <text:p>194</text:p>
          </table:table-cell>
          <table:table-cell table:formula="of:=([.D11]/[.B11])" office:value-type="percentage" office:value="0.0894833948339483">
            <text:p>9%</text:p>
          </table:table-cell>
          <table:table-cell table:formula="of:=([.C11]/[.D11])" office:value-type="float" office:value="62.9794845360825">
            <text:p><text:s/>$62.98 </text:p>
          </table:table-cell>
          <table:table-cell/>
          <table:table-cell office:value-type="date" office:date-value="2011-01-01">
            <text:p>Saturday, January 01, 2011</text:p>
          </table:table-cell>
          <table:table-cell table:formula="of:=([.B12]/[.$B$42])" office:value-type="percentage" office:value="0.00885594585884628">
            <text:p>0.89%</text:p>
          </table:table-cell>
          <table:table-cell table:formula="of:=([.C12]/[.$C$42])" office:value-type="percentage" office:value="0.00552922366692641">
            <text:p>0.55%</text:p>
          </table:table-cell>
          <table:table-cell table:formula="of:=([.D12]/[.$D$42])" office:value-type="percentage" office:value="0.00609172164290275">
            <text:p>0.61%</text:p>
          </table:table-cell>
          <table:table-cell table:number-columns-repeated="1013"/>
        </table:table-row>
        <table:table-row table:style-name="ro2">
          <table:table-cell office:value-type="string">
            <text:p>Saturday, January 2, 2010</text:p>
          </table:table-cell>
          <table:table-cell office:value-type="float" office:value="2748">
            <text:p>2,748</text:p>
          </table:table-cell>
          <table:table-cell office:value-type="float" office:value="14204.62">
            <text:p><text:s/>$14,204.62 </text:p>
          </table:table-cell>
          <table:table-cell office:value-type="float" office:value="229">
            <text:p>229</text:p>
          </table:table-cell>
          <table:table-cell table:formula="of:=([.D12]/[.B12])" office:value-type="percentage" office:value="0.0833333333333333">
            <text:p>8%</text:p>
          </table:table-cell>
          <table:table-cell table:formula="of:=([.C12]/[.D12])" office:value-type="float" office:value="62.0289082969432">
            <text:p><text:s/>$62.03 </text:p>
          </table:table-cell>
          <table:table-cell/>
          <table:table-cell office:value-type="date" office:date-value="2011-01-02">
            <text:p>Sunday, January 02, 2011</text:p>
          </table:table-cell>
          <table:table-cell table:formula="of:=([.B13]/[.$B$42])" office:value-type="percentage" office:value="0.0111408314534322">
            <text:p>1.11%</text:p>
          </table:table-cell>
          <table:table-cell table:formula="of:=([.C13]/[.$C$42])" office:value-type="percentage" office:value="0.00768866806539332">
            <text:p>0.77%</text:p>
          </table:table-cell>
          <table:table-cell table:formula="of:=([.D13]/[.$D$42])" office:value-type="percentage" office:value="0.00859225367099383">
            <text:p>0.86%</text:p>
          </table:table-cell>
          <table:table-cell table:number-columns-repeated="1013"/>
        </table:table-row>
        <table:table-row table:style-name="ro2">
          <table:table-cell office:value-type="string">
            <text:p>Sunday, January 3, 2010</text:p>
          </table:table-cell>
          <table:table-cell office:value-type="float" office:value="3457">
            <text:p>3,457</text:p>
          </table:table-cell>
          <table:table-cell office:value-type="float" office:value="19752.25">
            <text:p><text:s/>$19,752.25 </text:p>
          </table:table-cell>
          <table:table-cell office:value-type="float" office:value="323">
            <text:p>323</text:p>
          </table:table-cell>
          <table:table-cell table:formula="of:=([.D13]/[.B13])" office:value-type="percentage" office:value="0.0934336129592132">
            <text:p>9%</text:p>
          </table:table-cell>
          <table:table-cell table:formula="of:=([.C13]/[.D13])" office:value-type="float" office:value="61.1524767801858">
            <text:p><text:s/>$61.15 </text:p>
          </table:table-cell>
          <table:table-cell/>
          <table:table-cell office:value-type="date" office:date-value="2011-01-03">
            <text:p>Monday, January 03, 2011</text:p>
          </table:table-cell>
          <table:table-cell table:formula="of:=([.B14]/[.$B$42])" office:value-type="percentage" office:value="0.03291330970029">
            <text:p>3.29%</text:p>
          </table:table-cell>
          <table:table-cell table:formula="of:=([.C14]/[.$C$42])" office:value-type="percentage" office:value="0.0233553182003872">
            <text:p>2.34%</text:p>
          </table:table-cell>
          <table:table-cell table:formula="of:=([.D14]/[.$D$42])" office:value-type="percentage" office:value="0.0226111938710364">
            <text:p>2.26%</text:p>
          </table:table-cell>
          <table:table-cell table:number-columns-repeated="1013"/>
        </table:table-row>
        <table:table-row table:style-name="ro2">
          <table:table-cell office:value-type="string">
            <text:p>Monday, January 4, 2010</text:p>
          </table:table-cell>
          <table:table-cell office:value-type="float" office:value="10213">
            <text:p>10,213</text:p>
          </table:table-cell>
          <table:table-cell table:style-name="ce106" office:value-type="float" office:value="60000">
            <text:p><text:s/>$60,000.00 </text:p>
          </table:table-cell>
          <table:table-cell table:style-name="ce27" office:value-type="float" office:value="850">
            <text:p>850</text:p>
          </table:table-cell>
          <table:table-cell table:formula="of:=([.D14]/[.B14])" office:value-type="percentage" office:value="0.083227259375306">
            <text:p>8%</text:p>
          </table:table-cell>
          <table:table-cell table:formula="of:=([.C14]/[.D14])" office:value-type="float" office:value="70.5882352941177">
            <text:p><text:s/>$70.59 </text:p>
          </table:table-cell>
          <table:table-cell/>
          <table:table-cell office:value-type="date" office:date-value="2011-01-04">
            <text:p>Tuesday, January 04, 2011</text:p>
          </table:table-cell>
          <table:table-cell table:formula="of:=([.B15]/[.$B$42])" office:value-type="percentage" office:value="0.0333290364163713">
            <text:p>3.33%</text:p>
          </table:table-cell>
          <table:table-cell table:formula="of:=([.C15]/[.$C$42])" office:value-type="percentage" office:value="0.0241338288070668">
            <text:p>2.41%</text:p>
          </table:table-cell>
          <table:table-cell table:formula="of:=([.D15]/[.$D$42])" office:value-type="percentage" office:value="0.022877207916578">
            <text:p>2.29%</text:p>
          </table:table-cell>
          <table:table-cell table:number-columns-repeated="1013"/>
        </table:table-row>
        <table:table-row table:style-name="ro2">
          <table:table-cell office:value-type="string">
            <text:p>Tuesday, January 5, 2010</text:p>
          </table:table-cell>
          <table:table-cell office:value-type="float" office:value="10342">
            <text:p>10,342</text:p>
          </table:table-cell>
          <table:table-cell table:style-name="ce106" office:value-type="float" office:value="62000">
            <text:p><text:s/>$62,000.00 </text:p>
          </table:table-cell>
          <table:table-cell table:style-name="ce27" office:value-type="float" office:value="860">
            <text:p>860</text:p>
          </table:table-cell>
          <table:table-cell table:formula="of:=([.D15]/[.B15])" office:value-type="percentage" office:value="0.0831560626571263">
            <text:p>8%</text:p>
          </table:table-cell>
          <table:table-cell table:formula="of:=([.C15]/[.D15])" office:value-type="float" office:value="72.093023255814">
            <text:p><text:s/>$72.09 </text:p>
          </table:table-cell>
          <table:table-cell/>
          <table:table-cell office:value-type="date" office:date-value="2011-01-05">
            <text:p>Wednesday, January 05, 2011</text:p>
          </table:table-cell>
          <table:table-cell table:formula="of:=([.B16]/[.$B$42])" office:value-type="percentage" office:value="0.0319883983242024">
            <text:p>3.20%</text:p>
          </table:table-cell>
          <table:table-cell table:formula="of:=([.C16]/[.$C$42])" office:value-type="percentage" office:value="0.0269006204702287">
            <text:p>2.69%</text:p>
          </table:table-cell>
          <table:table-cell table:formula="of:=([.D16]/[.$D$42])" office:value-type="percentage" office:value="0.023701851457757">
            <text:p>2.37%</text:p>
          </table:table-cell>
          <table:table-cell table:number-columns-repeated="1013"/>
        </table:table-row>
        <table:table-row table:style-name="ro2">
          <table:table-cell office:value-type="string">
            <text:p>Wednesday, January 6, 2010</text:p>
          </table:table-cell>
          <table:table-cell office:value-type="float" office:value="9926">
            <text:p>9,926</text:p>
          </table:table-cell>
          <table:table-cell office:value-type="float" office:value="69107.91">
            <text:p><text:s/>$69,107.91 </text:p>
          </table:table-cell>
          <table:table-cell office:value-type="float" office:value="891">
            <text:p>891</text:p>
          </table:table-cell>
          <table:table-cell table:formula="of:=([.D16]/[.B16])" office:value-type="percentage" office:value="0.0897642554906307">
            <text:p>9%</text:p>
          </table:table-cell>
          <table:table-cell table:formula="of:=([.C16]/[.D16])" office:value-type="float" office:value="77.5621885521886">
            <text:p><text:s/>$77.56 </text:p>
          </table:table-cell>
          <table:table-cell/>
          <table:table-cell office:value-type="date" office:date-value="2011-01-06">
            <text:p>Thursday, January 06, 2011</text:p>
          </table:table-cell>
          <table:table-cell table:formula="of:=([.B17]/[.$B$42])" office:value-type="percentage" office:value="0.029216886883661">
            <text:p>2.92%</text:p>
          </table:table-cell>
          <table:table-cell table:formula="of:=([.C17]/[.$C$42])" office:value-type="percentage" office:value="0.0265200183122822">
            <text:p>2.65%</text:p>
          </table:table-cell>
          <table:table-cell table:formula="of:=([.D17]/[.$D$42])" office:value-type="percentage" office:value="0.0248989146626942">
            <text:p>2.49%</text:p>
          </table:table-cell>
          <table:table-cell table:number-columns-repeated="1013"/>
        </table:table-row>
        <table:table-row table:style-name="ro2">
          <table:table-cell office:value-type="string">
            <text:p>Thursday, January 7, 2010</text:p>
          </table:table-cell>
          <table:table-cell office:value-type="float" office:value="9066">
            <text:p>9,066</text:p>
          </table:table-cell>
          <table:table-cell office:value-type="float" office:value="68130.14">
            <text:p><text:s/>$68,130.14 </text:p>
          </table:table-cell>
          <table:table-cell office:value-type="float" office:value="936">
            <text:p>936</text:p>
          </table:table-cell>
          <table:table-cell table:formula="of:=([.D17]/[.B17])" office:value-type="percentage" office:value="0.103242885506287">
            <text:p>10%</text:p>
          </table:table-cell>
          <table:table-cell table:formula="of:=([.C17]/[.D17])" office:value-type="float" office:value="72.7886111111111">
            <text:p><text:s/>$72.79 </text:p>
          </table:table-cell>
          <table:table-cell/>
          <table:table-cell office:value-type="date" office:date-value="2011-01-07">
            <text:p>Friday, January 07, 2011</text:p>
          </table:table-cell>
          <table:table-cell table:formula="of:=([.B18]/[.$B$42])" office:value-type="percentage" office:value="0.0247470190138576">
            <text:p>2.47%</text:p>
          </table:table-cell>
          <table:table-cell table:formula="of:=([.C18]/[.$C$42])" office:value-type="percentage" office:value="0.0250155815978512">
            <text:p>2.50%</text:p>
          </table:table-cell>
          <table:table-cell table:formula="of:=([.D18]/[.$D$42])" office:value-type="percentage" office:value="0.0234624388167695">
            <text:p>2.35%</text:p>
          </table:table-cell>
          <table:table-cell table:number-columns-repeated="1013"/>
        </table:table-row>
        <table:table-row table:style-name="ro2">
          <table:table-cell office:value-type="string">
            <text:p>Friday, January 8, 2010</text:p>
          </table:table-cell>
          <table:table-cell office:value-type="float" office:value="7679">
            <text:p>7,679</text:p>
          </table:table-cell>
          <table:table-cell office:value-type="float" office:value="64265.23">
            <text:p><text:s/>$64,265.23 </text:p>
          </table:table-cell>
          <table:table-cell office:value-type="float" office:value="882">
            <text:p>882</text:p>
          </table:table-cell>
          <table:table-cell table:formula="of:=([.D18]/[.B18])" office:value-type="percentage" office:value="0.11485870556062">
            <text:p>11%</text:p>
          </table:table-cell>
          <table:table-cell table:formula="of:=([.C18]/[.D18])" office:value-type="float" office:value="72.8630725623583">
            <text:p><text:s/>$72.86 </text:p>
          </table:table-cell>
          <table:table-cell/>
          <table:table-cell office:value-type="date" office:date-value="2011-01-08">
            <text:p>Saturday, January 08, 2011</text:p>
          </table:table-cell>
          <table:table-cell table:formula="of:=([.B19]/[.$B$42])" office:value-type="percentage" office:value="0.018353206574283">
            <text:p>1.84%</text:p>
          </table:table-cell>
          <table:table-cell table:formula="of:=([.C19]/[.$C$42])" office:value-type="percentage" office:value="0.0186865355963874">
            <text:p>1.87%</text:p>
          </table:table-cell>
          <table:table-cell table:formula="of:=([.D19]/[.$D$42])" office:value-type="percentage" office:value="0.0177697382421792">
            <text:p>1.78%</text:p>
          </table:table-cell>
          <table:table-cell table:number-columns-repeated="1013"/>
        </table:table-row>
        <table:table-row table:style-name="ro2">
          <table:table-cell office:value-type="string">
            <text:p>Saturday, January 9, 2010</text:p>
          </table:table-cell>
          <table:table-cell office:value-type="float" office:value="5695">
            <text:p>5,695</text:p>
          </table:table-cell>
          <table:table-cell office:value-type="float" office:value="48005.86">
            <text:p><text:s/>$48,005.86 </text:p>
          </table:table-cell>
          <table:table-cell office:value-type="float" office:value="668">
            <text:p>668</text:p>
          </table:table-cell>
          <table:table-cell table:formula="of:=([.D19]/[.B19])" office:value-type="percentage" office:value="0.11729587357331">
            <text:p>12%</text:p>
          </table:table-cell>
          <table:table-cell table:formula="of:=([.C19]/[.D19])" office:value-type="float" office:value="71.8650598802395">
            <text:p><text:s/>$71.87 </text:p>
          </table:table-cell>
          <table:table-cell/>
          <table:table-cell office:value-type="date" office:date-value="2011-01-09">
            <text:p>Sunday, January 09, 2011</text:p>
          </table:table-cell>
          <table:table-cell table:formula="of:=([.B20]/[.$B$42])" office:value-type="percentage" office:value="0.0216016757976152">
            <text:p>2.16%</text:p>
          </table:table-cell>
          <table:table-cell table:formula="of:=([.C20]/[.$C$42])" office:value-type="percentage" office:value="0.0222965515604091">
            <text:p>2.23%</text:p>
          </table:table-cell>
          <table:table-cell table:formula="of:=([.D20]/[.$D$42])" office:value-type="percentage" office:value="0.0213609278569908">
            <text:p>2.14%</text:p>
          </table:table-cell>
          <table:table-cell table:number-columns-repeated="1013"/>
        </table:table-row>
        <table:table-row table:style-name="ro2">
          <table:table-cell office:value-type="string">
            <text:p>Sunday, January 10, 2010</text:p>
          </table:table-cell>
          <table:table-cell office:value-type="float" office:value="6703">
            <text:p>6,703</text:p>
          </table:table-cell>
          <table:table-cell office:value-type="float" office:value="57280.02">
            <text:p><text:s/>$57,280.02 </text:p>
          </table:table-cell>
          <table:table-cell office:value-type="float" office:value="803">
            <text:p>803</text:p>
          </table:table-cell>
          <table:table-cell table:formula="of:=([.D20]/[.B20])" office:value-type="percentage" office:value="0.119797105773534">
            <text:p>12%</text:p>
          </table:table-cell>
          <table:table-cell table:formula="of:=([.C20]/[.D20])" office:value-type="float" office:value="71.3325280199253">
            <text:p><text:s/>$71.33 </text:p>
          </table:table-cell>
          <table:table-cell/>
          <table:table-cell office:value-type="date" office:date-value="2011-01-10">
            <text:p>Monday, January 10, 2011</text:p>
          </table:table-cell>
          <table:table-cell table:formula="of:=([.B21]/[.$B$42])" office:value-type="percentage" office:value="0.0513889784079923">
            <text:p>5.14%</text:p>
          </table:table-cell>
          <table:table-cell table:formula="of:=([.C21]/[.$C$42])" office:value-type="percentage" office:value="0.0546219040039357">
            <text:p>5.46%</text:p>
          </table:table-cell>
          <table:table-cell table:formula="of:=([.D21]/[.$D$42])" office:value-type="percentage" office:value="0.0536284315811875">
            <text:p>5.36%</text:p>
          </table:table-cell>
          <table:table-cell table:number-columns-repeated="1013"/>
        </table:table-row>
        <table:table-row table:style-name="ro2">
          <table:table-cell office:value-type="string">
            <text:p>Monday, January 11, 2010</text:p>
          </table:table-cell>
          <table:table-cell office:value-type="float" office:value="15946">
            <text:p>15,946</text:p>
          </table:table-cell>
          <table:table-cell office:value-type="float" office:value="140324.11">
            <text:p><text:s/>$140,324.11 </text:p>
          </table:table-cell>
          <table:table-cell office:value-type="float" office:value="2016">
            <text:p>2016</text:p>
          </table:table-cell>
          <table:table-cell table:formula="of:=([.D21]/[.B21])" office:value-type="percentage" office:value="0.126426690079017">
            <text:p>13%</text:p>
          </table:table-cell>
          <table:table-cell table:formula="of:=([.C21]/[.D21])" office:value-type="float" office:value="69.6052132936508">
            <text:p><text:s/>$69.61 </text:p>
          </table:table-cell>
          <table:table-cell/>
          <table:table-cell office:value-type="date" office:date-value="2011-01-11">
            <text:p>Tuesday, January 11, 2011</text:p>
          </table:table-cell>
          <table:table-cell table:formula="of:=([.B22]/[.$B$42])" office:value-type="percentage" office:value="0.0654495649371576">
            <text:p>6.54%</text:p>
          </table:table-cell>
          <table:table-cell table:formula="of:=([.C22]/[.$C$42])" office:value-type="percentage" office:value="0.0659738381588476">
            <text:p>6.60%</text:p>
          </table:table-cell>
          <table:table-cell table:formula="of:=([.D22]/[.$D$42])" office:value-type="percentage" office:value="0.0610768248563524">
            <text:p>6.11%</text:p>
          </table:table-cell>
          <table:table-cell table:number-columns-repeated="1013"/>
        </table:table-row>
        <table:table-row table:style-name="ro2">
          <table:table-cell office:value-type="string">
            <text:p>Tuesday, January 12, 2010</text:p>
          </table:table-cell>
          <table:table-cell office:value-type="float" office:value="20309">
            <text:p>20,309</text:p>
          </table:table-cell>
          <table:table-cell office:value-type="float" office:value="169487.32">
            <text:p><text:s/>$169,487.32 </text:p>
          </table:table-cell>
          <table:table-cell office:value-type="float" office:value="2296">
            <text:p>2296</text:p>
          </table:table-cell>
          <table:table-cell table:formula="of:=([.D22]/[.B22])" office:value-type="percentage" office:value="0.113053326111576">
            <text:p>11%</text:p>
          </table:table-cell>
          <table:table-cell table:formula="of:=([.C22]/[.D22])" office:value-type="float" office:value="73.8185191637631">
            <text:p><text:s/>$73.82 </text:p>
          </table:table-cell>
          <table:table-cell/>
          <table:table-cell office:value-type="date" office:date-value="2011-01-12">
            <text:p>Wednesday, January 12, 2011</text:p>
          </table:table-cell>
          <table:table-cell table:formula="of:=([.B23]/[.$B$42])" office:value-type="percentage" office:value="0.0512794070254592">
            <text:p>5.13%</text:p>
          </table:table-cell>
          <table:table-cell table:formula="of:=([.C23]/[.$C$42])" office:value-type="percentage" office:value="0.0555103169529602">
            <text:p>5.55%</text:p>
          </table:table-cell>
          <table:table-cell table:formula="of:=([.D23]/[.$D$42])" office:value-type="percentage" office:value="0.0515003192168547">
            <text:p>5.15%</text:p>
          </table:table-cell>
          <table:table-cell table:number-columns-repeated="1013"/>
        </table:table-row>
        <table:table-row table:style-name="ro2">
          <table:table-cell office:value-type="string">
            <text:p>Wednesday, January 13, 2010</text:p>
          </table:table-cell>
          <table:table-cell office:value-type="float" office:value="15912">
            <text:p>15,912</text:p>
          </table:table-cell>
          <table:table-cell office:value-type="float" office:value="142606.45">
            <text:p><text:s/>$142,606.45 </text:p>
          </table:table-cell>
          <table:table-cell office:value-type="float" office:value="1936">
            <text:p>1936</text:p>
          </table:table-cell>
          <table:table-cell table:formula="of:=([.D23]/[.B23])" office:value-type="percentage" office:value="0.12166918049271">
            <text:p>12%</text:p>
          </table:table-cell>
          <table:table-cell table:formula="of:=([.C23]/[.D23])" office:value-type="float" office:value="73.6603564049587">
            <text:p><text:s/>$73.66 </text:p>
          </table:table-cell>
          <table:table-cell/>
          <table:table-cell office:value-type="date" office:date-value="2011-01-13">
            <text:p>Thursday, January 13, 2011</text:p>
          </table:table-cell>
          <table:table-cell table:formula="of:=([.B24]/[.$B$42])" office:value-type="percentage" office:value="0.0415855623590074">
            <text:p>4.16%</text:p>
          </table:table-cell>
          <table:table-cell table:formula="of:=([.C24]/[.$C$42])" office:value-type="percentage" office:value="0.0400095479654846">
            <text:p>4.00%</text:p>
          </table:table-cell>
          <table:table-cell table:formula="of:=([.D24]/[.$D$42])" office:value-type="percentage" office:value="0.0373749733985954">
            <text:p>3.74%</text:p>
          </table:table-cell>
          <table:table-cell table:number-columns-repeated="1013"/>
        </table:table-row>
        <table:table-row table:style-name="ro2">
          <table:table-cell office:value-type="string">
            <text:p>Thursday, January 14, 2010</text:p>
          </table:table-cell>
          <table:table-cell office:value-type="float" office:value="12904">
            <text:p>12,904</text:p>
          </table:table-cell>
          <table:table-cell office:value-type="float" office:value="102784.85">
            <text:p><text:s/>$102,784.85 </text:p>
          </table:table-cell>
          <table:table-cell office:value-type="float" office:value="1405">
            <text:p>1405</text:p>
          </table:table-cell>
          <table:table-cell table:formula="of:=([.D24]/[.B24])" office:value-type="percentage" office:value="0.108880967141971">
            <text:p>11%</text:p>
          </table:table-cell>
          <table:table-cell table:formula="of:=([.C24]/[.D24])" office:value-type="float" office:value="73.1564768683274">
            <text:p><text:s/>$73.16 </text:p>
          </table:table-cell>
          <table:table-cell/>
          <table:table-cell office:value-type="date" office:date-value="2011-01-14">
            <text:p>Friday, January 14, 2011</text:p>
          </table:table-cell>
          <table:table-cell table:formula="of:=([.B25]/[.$B$42])" office:value-type="percentage" office:value="0.0337705446342249">
            <text:p>3.38%</text:p>
          </table:table-cell>
          <table:table-cell table:formula="of:=([.C25]/[.$C$42])" office:value-type="percentage" office:value="0.0341981142036368">
            <text:p>3.42%</text:p>
          </table:table-cell>
          <table:table-cell table:formula="of:=([.D25]/[.$D$42])" office:value-type="percentage" office:value="0.0327729304107257">
            <text:p>3.28%</text:p>
          </table:table-cell>
          <table:table-cell table:number-columns-repeated="1013"/>
        </table:table-row>
        <table:table-row table:style-name="ro2">
          <table:table-cell office:value-type="string">
            <text:p>Friday, January 15, 2010</text:p>
          </table:table-cell>
          <table:table-cell office:value-type="float" office:value="10479">
            <text:p>10,479</text:p>
          </table:table-cell>
          <table:table-cell office:value-type="float" office:value="87855.23">
            <text:p><text:s/>$87,855.23 </text:p>
          </table:table-cell>
          <table:table-cell office:value-type="float" office:value="1232">
            <text:p>1232</text:p>
          </table:table-cell>
          <table:table-cell table:formula="of:=([.D25]/[.B25])" office:value-type="percentage" office:value="0.117568470273881">
            <text:p>12%</text:p>
          </table:table-cell>
          <table:table-cell table:formula="of:=([.C25]/[.D25])" office:value-type="float" office:value="71.3110633116883">
            <text:p><text:s/>$71.31 </text:p>
          </table:table-cell>
          <table:table-cell/>
          <table:table-cell office:value-type="date" office:date-value="2011-01-15">
            <text:p>Saturday, January 15, 2011</text:p>
          </table:table-cell>
          <table:table-cell table:formula="of:=([.B26]/[.$B$42])" office:value-type="percentage" office:value="0.0209700290041895">
            <text:p>2.10%</text:p>
          </table:table-cell>
          <table:table-cell table:formula="of:=([.C26]/[.$C$42])" office:value-type="percentage" office:value="0.0217435170881891">
            <text:p>2.17%</text:p>
          </table:table-cell>
          <table:table-cell table:formula="of:=([.D26]/[.$D$42])" office:value-type="percentage" office:value="0.0200042562247287">
            <text:p>2.00%</text:p>
          </table:table-cell>
          <table:table-cell table:number-columns-repeated="1013"/>
        </table:table-row>
        <table:table-row table:style-name="ro2">
          <table:table-cell office:value-type="string">
            <text:p>Saturday, January 16, 2010</text:p>
          </table:table-cell>
          <table:table-cell office:value-type="float" office:value="6507">
            <text:p>6,507</text:p>
          </table:table-cell>
          <table:table-cell office:value-type="float" office:value="55859.27">
            <text:p><text:s/>$55,859.27 </text:p>
          </table:table-cell>
          <table:table-cell office:value-type="float" office:value="752">
            <text:p>752</text:p>
          </table:table-cell>
          <table:table-cell table:formula="of:=([.D26]/[.B26])" office:value-type="percentage" office:value="0.115567850007684">
            <text:p>12%</text:p>
          </table:table-cell>
          <table:table-cell table:formula="of:=([.C26]/[.D26])" office:value-type="float" office:value="74.2809441489362">
            <text:p><text:s/>$74.28 </text:p>
          </table:table-cell>
          <table:table-cell/>
          <table:table-cell office:value-type="date" office:date-value="2011-01-16">
            <text:p>Sunday, January 16, 2011</text:p>
          </table:table-cell>
          <table:table-cell table:formula="of:=([.B27]/[.$B$42])" office:value-type="percentage" office:value="0.0208056719303899">
            <text:p>2.08%</text:p>
          </table:table-cell>
          <table:table-cell table:formula="of:=([.C27]/[.$C$42])" office:value-type="percentage" office:value="0.0203787996723389">
            <text:p>2.04%</text:p>
          </table:table-cell>
          <table:table-cell table:formula="of:=([.D27]/[.$D$42])" office:value-type="percentage" office:value="0.0200840604383911">
            <text:p>2.01%</text:p>
          </table:table-cell>
          <table:table-cell table:number-columns-repeated="1013"/>
        </table:table-row>
        <table:table-row table:style-name="ro2">
          <table:table-cell office:value-type="string">
            <text:p>Sunday, January 17, 2010</text:p>
          </table:table-cell>
          <table:table-cell office:value-type="float" office:value="6456">
            <text:p>6,456</text:p>
          </table:table-cell>
          <table:table-cell office:value-type="float" office:value="52353.3">
            <text:p><text:s/>$52,353.30 </text:p>
          </table:table-cell>
          <table:table-cell office:value-type="float" office:value="755">
            <text:p>755</text:p>
          </table:table-cell>
          <table:table-cell table:formula="of:=([.D27]/[.B27])" office:value-type="percentage" office:value="0.116945477075589">
            <text:p>12%</text:p>
          </table:table-cell>
          <table:table-cell table:formula="of:=([.C27]/[.D27])" office:value-type="float" office:value="69.342119205298">
            <text:p><text:s/>$69.34 </text:p>
          </table:table-cell>
          <table:table-cell/>
          <table:table-cell office:value-type="date" office:date-value="2011-01-17">
            <text:p>Monday, January 17, 2011</text:p>
          </table:table-cell>
          <table:table-cell table:formula="of:=([.B28]/[.$B$42])" office:value-type="percentage" office:value="0.0308959071865936">
            <text:p>3.09%</text:p>
          </table:table-cell>
          <table:table-cell table:formula="of:=([.C28]/[.$C$42])" office:value-type="percentage" office:value="0.0332490825262232">
            <text:p>3.32%</text:p>
          </table:table-cell>
          <table:table-cell table:formula="of:=([.D28]/[.$D$42])" office:value-type="percentage" office:value="0.0309640349010428">
            <text:p>3.10%</text:p>
          </table:table-cell>
          <table:table-cell table:number-columns-repeated="1013"/>
        </table:table-row>
        <table:table-row table:style-name="ro2">
          <table:table-cell office:value-type="string">
            <text:p>Monday, January 18, 2010</text:p>
          </table:table-cell>
          <table:table-cell office:value-type="float" office:value="9587">
            <text:p>9,587</text:p>
          </table:table-cell>
          <table:table-cell office:value-type="float" office:value="85417.16">
            <text:p><text:s/>$85,417.16 </text:p>
          </table:table-cell>
          <table:table-cell office:value-type="float" office:value="1164">
            <text:p>1164</text:p>
          </table:table-cell>
          <table:table-cell table:formula="of:=([.D28]/[.B28])" office:value-type="percentage" office:value="0.121414415354125">
            <text:p>12%</text:p>
          </table:table-cell>
          <table:table-cell table:formula="of:=([.C28]/[.D28])" office:value-type="float" office:value="73.382439862543">
            <text:p><text:s/>$73.38 </text:p>
          </table:table-cell>
          <table:table-cell/>
          <table:table-cell office:value-type="date" office:date-value="2011-01-18">
            <text:p>Tuesday, January 18, 2011</text:p>
          </table:table-cell>
          <table:table-cell table:formula="of:=([.B29]/[.$B$42])" office:value-type="percentage" office:value="0.0502094747019014">
            <text:p>5.02%</text:p>
          </table:table-cell>
          <table:table-cell table:formula="of:=([.C29]/[.$C$42])" office:value-type="percentage" office:value="0.0572316506149652">
            <text:p>5.72%</text:p>
          </table:table-cell>
          <table:table-cell table:formula="of:=([.D29]/[.$D$42])" office:value-type="percentage" office:value="0.0583634815918281">
            <text:p>5.84%</text:p>
          </table:table-cell>
          <table:table-cell table:number-columns-repeated="1013"/>
        </table:table-row>
        <table:table-row table:style-name="ro2">
          <table:table-cell office:value-type="string">
            <text:p>Tuesday, January 19, 2010</text:p>
          </table:table-cell>
          <table:table-cell office:value-type="float" office:value="15580">
            <text:p>15,580</text:p>
          </table:table-cell>
          <table:table-cell office:value-type="float" office:value="147028.57">
            <text:p><text:s/>$147,028.57 </text:p>
          </table:table-cell>
          <table:table-cell office:value-type="float" office:value="2194">
            <text:p>2194</text:p>
          </table:table-cell>
          <table:table-cell table:formula="of:=([.D29]/[.B29])" office:value-type="percentage" office:value="0.140821566110398">
            <text:p>14%</text:p>
          </table:table-cell>
          <table:table-cell table:formula="of:=([.C29]/[.D29])" office:value-type="float" office:value="67.0139334548769">
            <text:p><text:s/>$67.01 </text:p>
          </table:table-cell>
          <table:table-cell/>
          <table:table-cell office:value-type="date" office:date-value="2011-01-19">
            <text:p>Wednesday, January 19, 2011</text:p>
          </table:table-cell>
          <table:table-cell table:formula="of:=([.B30]/[.$B$42])" office:value-type="percentage" office:value="0.0645568804382855">
            <text:p>6.46%</text:p>
          </table:table-cell>
          <table:table-cell table:formula="of:=([.C30]/[.$C$42])" office:value-type="percentage" office:value="0.0721434062625332">
            <text:p>7.21%</text:p>
          </table:table-cell>
          <table:table-cell table:formula="of:=([.D30]/[.$D$42])" office:value-type="percentage" office:value="0.0721696105554373">
            <text:p>7.22%</text:p>
          </table:table-cell>
          <table:table-cell table:number-columns-repeated="1013"/>
        </table:table-row>
        <table:table-row table:style-name="ro2">
          <table:table-cell office:value-type="string">
            <text:p>Wednesday, January 20, 2010</text:p>
          </table:table-cell>
          <table:table-cell office:value-type="float" office:value="20032">
            <text:p>20,032</text:p>
          </table:table-cell>
          <table:table-cell office:value-type="float" office:value="185336.99">
            <text:p><text:s/>$185,336.99 </text:p>
          </table:table-cell>
          <table:table-cell office:value-type="float" office:value="2713">
            <text:p>2713</text:p>
          </table:table-cell>
          <table:table-cell table:formula="of:=([.D30]/[.B30])" office:value-type="percentage" office:value="0.135433306709265">
            <text:p>14%</text:p>
          </table:table-cell>
          <table:table-cell table:formula="of:=([.C30]/[.D30])" office:value-type="float" office:value="68.3144084039808">
            <text:p><text:s/>$68.31 </text:p>
          </table:table-cell>
          <table:table-cell/>
          <table:table-cell office:value-type="date" office:date-value="2011-01-20">
            <text:p>Thursday, January 20, 2011</text:p>
          </table:table-cell>
          <table:table-cell table:formula="of:=([.B31]/[.$B$42])" office:value-type="percentage" office:value="0.0498324202384789">
            <text:p>4.98%</text:p>
          </table:table-cell>
          <table:table-cell table:formula="of:=([.C31]/[.$C$42])" office:value-type="percentage" office:value="0.0614539262456101">
            <text:p>6.15%</text:p>
          </table:table-cell>
          <table:table-cell table:formula="of:=([.D31]/[.$D$42])" office:value-type="percentage" office:value="0.0619280698020856">
            <text:p>6.19%</text:p>
          </table:table-cell>
          <table:table-cell table:number-columns-repeated="1013"/>
        </table:table-row>
        <table:table-row table:style-name="ro2">
          <table:table-cell office:value-type="string">
            <text:p>Thursday, January 21, 2010</text:p>
          </table:table-cell>
          <table:table-cell office:value-type="float" office:value="15463">
            <text:p>15,463</text:p>
          </table:table-cell>
          <table:table-cell office:value-type="float" office:value="157875.63">
            <text:p><text:s/>$157,875.63 </text:p>
          </table:table-cell>
          <table:table-cell office:value-type="float" office:value="2328">
            <text:p>2328</text:p>
          </table:table-cell>
          <table:table-cell table:formula="of:=([.D31]/[.B31])" office:value-type="percentage" office:value="0.150552932807347">
            <text:p>15%</text:p>
          </table:table-cell>
          <table:table-cell table:formula="of:=([.C31]/[.D31])" office:value-type="float" office:value="67.8159922680412">
            <text:p><text:s/>$67.82 </text:p>
          </table:table-cell>
          <table:table-cell/>
          <table:table-cell office:value-type="date" office:date-value="2011-01-21">
            <text:p>Friday, January 21, 2011</text:p>
          </table:table-cell>
          <table:table-cell table:formula="of:=([.B32]/[.$B$42])" office:value-type="percentage" office:value="0.0347115694489204">
            <text:p>3.47%</text:p>
          </table:table-cell>
          <table:table-cell table:formula="of:=([.C32]/[.$C$42])" office:value-type="percentage" office:value="0.0393899430512874">
            <text:p>3.94%</text:p>
          </table:table-cell>
          <table:table-cell table:formula="of:=([.D32]/[.$D$42])" office:value-type="percentage" office:value="0.0391572675037242">
            <text:p>3.92%</text:p>
          </table:table-cell>
          <table:table-cell table:number-columns-repeated="1013"/>
        </table:table-row>
        <table:table-row table:style-name="ro2">
          <table:table-cell office:value-type="string">
            <text:p>Friday, January 22, 2010</text:p>
          </table:table-cell>
          <table:table-cell office:value-type="float" office:value="10771">
            <text:p>10,771</text:p>
          </table:table-cell>
          <table:table-cell office:value-type="float" office:value="101193.08">
            <text:p><text:s/>$101,193.08 </text:p>
          </table:table-cell>
          <table:table-cell office:value-type="float" office:value="1472">
            <text:p>1472</text:p>
          </table:table-cell>
          <table:table-cell table:formula="of:=([.D32]/[.B32])" office:value-type="percentage" office:value="0.136663262464024">
            <text:p>14%</text:p>
          </table:table-cell>
          <table:table-cell table:formula="of:=([.C32]/[.D32])" office:value-type="float" office:value="68.7452989130435">
            <text:p><text:s/>$68.75 </text:p>
          </table:table-cell>
          <table:table-cell/>
          <table:table-cell office:value-type="date" office:date-value="2011-01-22">
            <text:p>Saturday, January 22, 2011</text:p>
          </table:table-cell>
          <table:table-cell table:formula="of:=([.B33]/[.$B$42])" office:value-type="percentage" office:value="0.0215307766677409">
            <text:p>2.15%</text:p>
          </table:table-cell>
          <table:table-cell table:formula="of:=([.C33]/[.$C$42])" office:value-type="percentage" office:value="0.0227557677194181">
            <text:p>2.28%</text:p>
          </table:table-cell>
          <table:table-cell table:formula="of:=([.D33]/[.$D$42])" office:value-type="percentage" office:value="0.0238348584805278">
            <text:p>2.38%</text:p>
          </table:table-cell>
          <table:table-cell table:number-columns-repeated="1013"/>
        </table:table-row>
        <table:table-row table:style-name="ro2">
          <table:table-cell office:value-type="string">
            <text:p>Saturday, January 23, 2010</text:p>
          </table:table-cell>
          <table:table-cell office:value-type="float" office:value="6681">
            <text:p>6,681</text:p>
          </table:table-cell>
          <table:table-cell office:value-type="float" office:value="58459.75">
            <text:p><text:s/>$58,459.75 </text:p>
          </table:table-cell>
          <table:table-cell office:value-type="float" office:value="896">
            <text:p>896</text:p>
          </table:table-cell>
          <table:table-cell table:formula="of:=([.D33]/[.B33])" office:value-type="percentage" office:value="0.134111659931148">
            <text:p>13%</text:p>
          </table:table-cell>
          <table:table-cell table:formula="of:=([.C33]/[.D33])" office:value-type="float" office:value="65.2452566964286">
            <text:p><text:s/>$65.25 </text:p>
          </table:table-cell>
          <table:table-cell/>
          <table:table-cell office:value-type="date" office:date-value="2011-01-23">
            <text:p>Sunday, January 23, 2011</text:p>
          </table:table-cell>
          <table:table-cell table:formula="of:=([.B34]/[.$B$42])" office:value-type="percentage" office:value="0.0254592330003223">
            <text:p>2.55%</text:p>
          </table:table-cell>
          <table:table-cell table:formula="of:=([.C34]/[.$C$42])" office:value-type="percentage" office:value="0.0273855936526598">
            <text:p>2.74%</text:p>
          </table:table-cell>
          <table:table-cell table:formula="of:=([.D34]/[.$D$42])" office:value-type="percentage" office:value="0.0293147478186848">
            <text:p>2.93%</text:p>
          </table:table-cell>
          <table:table-cell table:number-columns-repeated="1013"/>
        </table:table-row>
        <table:table-row table:style-name="ro2">
          <table:table-cell office:value-type="string">
            <text:p>Sunday, January 24, 2010</text:p>
          </table:table-cell>
          <table:table-cell office:value-type="float" office:value="7900">
            <text:p>7,900</text:p>
          </table:table-cell>
          <table:table-cell office:value-type="float" office:value="70353.81">
            <text:p><text:s/>$70,353.81 </text:p>
          </table:table-cell>
          <table:table-cell office:value-type="float" office:value="1102">
            <text:p>1102</text:p>
          </table:table-cell>
          <table:table-cell table:formula="of:=([.D34]/[.B34])" office:value-type="percentage" office:value="0.139493670886076">
            <text:p>14%</text:p>
          </table:table-cell>
          <table:table-cell table:formula="of:=([.C34]/[.D34])" office:value-type="float" office:value="63.8419328493648">
            <text:p><text:s/>$63.84 </text:p>
          </table:table-cell>
          <table:table-cell/>
          <table:table-cell office:value-type="date" office:date-value="2011-01-24">
            <text:p>Monday, January 24, 2011</text:p>
          </table:table-cell>
          <table:table-cell table:formula="of:=([.B35]/[.$B$42])" office:value-type="percentage" office:value="0.0470254592330003">
            <text:p>4.70%</text:p>
          </table:table-cell>
          <table:table-cell table:formula="of:=([.C35]/[.$C$42])" office:value-type="percentage" office:value="0.0434539864011246">
            <text:p>4.35%</text:p>
          </table:table-cell>
          <table:table-cell table:formula="of:=([.D35]/[.$D$42])" office:value-type="percentage" office:value="0.0473505001064056">
            <text:p>4.74%</text:p>
          </table:table-cell>
          <table:table-cell table:number-columns-repeated="1013"/>
        </table:table-row>
        <table:table-row table:style-name="ro2">
          <table:table-cell office:value-type="string">
            <text:p>Monday, January 25, 2010</text:p>
          </table:table-cell>
          <table:table-cell office:value-type="float" office:value="14592">
            <text:p>14,592</text:p>
          </table:table-cell>
          <table:table-cell office:value-type="float" office:value="111633.64">
            <text:p><text:s/>$111,633.64 </text:p>
          </table:table-cell>
          <table:table-cell office:value-type="float" office:value="1780">
            <text:p>1780</text:p>
          </table:table-cell>
          <table:table-cell table:formula="of:=([.D35]/[.B35])" office:value-type="percentage" office:value="0.121984649122807">
            <text:p>12%</text:p>
          </table:table-cell>
          <table:table-cell table:formula="of:=([.C35]/[.D35])" office:value-type="float" office:value="62.7155280898876">
            <text:p><text:s/>$62.72 </text:p>
          </table:table-cell>
          <table:table-cell/>
          <table:table-cell office:value-type="date" office:date-value="2011-01-25">
            <text:p>Tuesday, January 25, 2011</text:p>
          </table:table-cell>
          <table:table-cell table:formula="of:=([.B36]/[.$B$42])" office:value-type="percentage" office:value="0.045878182404125">
            <text:p>4.59%</text:p>
          </table:table-cell>
          <table:table-cell table:formula="of:=([.C36]/[.$C$42])" office:value-type="percentage" office:value="0.0461099687570848">
            <text:p>4.61%</text:p>
          </table:table-cell>
          <table:table-cell table:formula="of:=([.D36]/[.$D$42])" office:value-type="percentage" office:value="0.0512343051713131">
            <text:p>5.12%</text:p>
          </table:table-cell>
          <table:table-cell table:number-columns-repeated="1013"/>
        </table:table-row>
        <table:table-row table:style-name="ro2">
          <table:table-cell office:value-type="string">
            <text:p>Tuesday, January 26, 2010</text:p>
          </table:table-cell>
          <table:table-cell office:value-type="float" office:value="14236">
            <text:p>14,236</text:p>
          </table:table-cell>
          <table:table-cell office:value-type="float" office:value="118456.88">
            <text:p><text:s/>$118,456.88 </text:p>
          </table:table-cell>
          <table:table-cell office:value-type="float" office:value="1926">
            <text:p>1926</text:p>
          </table:table-cell>
          <table:table-cell table:formula="of:=([.D36]/[.B36])" office:value-type="percentage" office:value="0.13529081202585">
            <text:p>14%</text:p>
          </table:table-cell>
          <table:table-cell table:formula="of:=([.C36]/[.D36])" office:value-type="float" office:value="61.5040913811007">
            <text:p><text:s/>$61.50 </text:p>
          </table:table-cell>
          <table:table-cell/>
          <table:table-cell office:value-type="date" office:date-value="2011-01-26">
            <text:p>Wednesday, January 26, 2011</text:p>
          </table:table-cell>
          <table:table-cell table:formula="of:=([.B37]/[.$B$42])" office:value-type="percentage" office:value="0.038411214953271">
            <text:p>3.84%</text:p>
          </table:table-cell>
          <table:table-cell table:formula="of:=([.C37]/[.$C$42])" office:value-type="percentage" office:value="0.0394978562990323">
            <text:p>3.95%</text:p>
          </table:table-cell>
          <table:table-cell table:formula="of:=([.D37]/[.$D$42])" office:value-type="percentage" office:value="0.0426420515003192">
            <text:p>4.26%</text:p>
          </table:table-cell>
          <table:table-cell table:number-columns-repeated="1013"/>
        </table:table-row>
        <table:table-row table:style-name="ro2">
          <table:table-cell office:value-type="string">
            <text:p>Wednesday, January 27, 2010</text:p>
          </table:table-cell>
          <table:table-cell office:value-type="float" office:value="11919">
            <text:p>11,919</text:p>
          </table:table-cell>
          <table:table-cell office:value-type="float" office:value="101470.31">
            <text:p><text:s/>$101,470.31 </text:p>
          </table:table-cell>
          <table:table-cell office:value-type="float" office:value="1603">
            <text:p>1603</text:p>
          </table:table-cell>
          <table:table-cell table:formula="of:=([.D37]/[.B37])" office:value-type="percentage" office:value="0.134491148586291">
            <text:p>13%</text:p>
          </table:table-cell>
          <table:table-cell table:formula="of:=([.C37]/[.D37])" office:value-type="float" office:value="63.3002557704304">
            <text:p><text:s/>$63.30 </text:p>
          </table:table-cell>
          <table:table-cell/>
          <table:table-cell office:value-type="date" office:date-value="2011-01-27">
            <text:p>Thursday, January 27, 2011</text:p>
          </table:table-cell>
          <table:table-cell table:formula="of:=([.B38]/[.$B$42])" office:value-type="percentage" office:value="0.0310828230744441">
            <text:p>3.11%</text:p>
          </table:table-cell>
          <table:table-cell table:formula="of:=([.C38]/[.$C$42])" office:value-type="percentage" office:value="0.0283229710262914">
            <text:p>2.83%</text:p>
          </table:table-cell>
          <table:table-cell table:formula="of:=([.D38]/[.$D$42])" office:value-type="percentage" office:value="0.0319216854649925">
            <text:p>3.19%</text:p>
          </table:table-cell>
          <table:table-cell table:number-columns-repeated="1013"/>
        </table:table-row>
        <table:table-row table:style-name="ro2">
          <table:table-cell office:value-type="string">
            <text:p>Thursday, January 28, 2010</text:p>
          </table:table-cell>
          <table:table-cell office:value-type="float" office:value="9645">
            <text:p>9,645</text:p>
          </table:table-cell>
          <table:table-cell office:value-type="float" office:value="72761.94">
            <text:p><text:s/>$72,761.94 </text:p>
          </table:table-cell>
          <table:table-cell office:value-type="float" office:value="1200">
            <text:p>1200</text:p>
          </table:table-cell>
          <table:table-cell table:formula="of:=([.D38]/[.B38])" office:value-type="percentage" office:value="0.124416796267496">
            <text:p>12%</text:p>
          </table:table-cell>
          <table:table-cell table:formula="of:=([.C38]/[.D38])" office:value-type="float" office:value="60.63495">
            <text:p><text:s/>$60.63 </text:p>
          </table:table-cell>
          <table:table-cell/>
          <table:table-cell office:value-type="date" office:date-value="2011-01-28">
            <text:p>Friday, January 28, 2011</text:p>
          </table:table-cell>
          <table:table-cell table:formula="of:=([.B39]/[.$B$42])" office:value-type="percentage" office:value="0.0216016757976152">
            <text:p>2.16%</text:p>
          </table:table-cell>
          <table:table-cell table:formula="of:=([.C39]/[.$C$42])" office:value-type="percentage" office:value="0.0220465056312027">
            <text:p>2.20%</text:p>
          </table:table-cell>
          <table:table-cell table:formula="of:=([.D39]/[.$D$42])" office:value-type="percentage" office:value="0.024366886571611">
            <text:p>2.44%</text:p>
          </table:table-cell>
          <table:table-cell table:number-columns-repeated="1013"/>
        </table:table-row>
        <table:table-row table:style-name="ro2">
          <table:table-cell office:value-type="string">
            <text:p>Friday, January 29, 2010</text:p>
          </table:table-cell>
          <table:table-cell office:value-type="float" office:value="6703">
            <text:p>6,703</text:p>
          </table:table-cell>
          <table:table-cell office:value-type="float" office:value="56637.65">
            <text:p><text:s/>$56,637.65 </text:p>
          </table:table-cell>
          <table:table-cell office:value-type="float" office:value="916">
            <text:p>916</text:p>
          </table:table-cell>
          <table:table-cell table:formula="of:=([.D39]/[.B39])" office:value-type="percentage" office:value="0.136655229001939">
            <text:p>14%</text:p>
          </table:table-cell>
          <table:table-cell table:formula="of:=([.C39]/[.D39])" office:value-type="float" office:value="61.8314956331878">
            <text:p><text:s/>$61.83 </text:p>
          </table:table-cell>
          <table:table-cell/>
          <table:table-cell office:value-type="date" office:date-value="2011-01-29">
            <text:p>Saturday, January 29, 2011</text:p>
          </table:table-cell>
          <table:table-cell table:formula="of:=([.B40]/[.$B$42])" office:value-type="percentage" office:value="0.0150016113438608">
            <text:p>1.50%</text:p>
          </table:table-cell>
          <table:table-cell table:formula="of:=([.C40]/[.$C$42])" office:value-type="percentage" office:value="0.0145090515734978">
            <text:p>1.45%</text:p>
          </table:table-cell>
          <table:table-cell table:formula="of:=([.D40]/[.$D$42])" office:value-type="percentage" office:value="0.0168386890827836">
            <text:p>1.68%</text:p>
          </table:table-cell>
          <table:table-cell table:number-columns-repeated="1013"/>
        </table:table-row>
        <table:table-row table:style-name="ro2">
          <table:table-cell office:value-type="string">
            <text:p>Saturday, January 30, 2010</text:p>
          </table:table-cell>
          <table:table-cell office:value-type="float" office:value="4655">
            <text:p>4,655</text:p>
          </table:table-cell>
          <table:table-cell office:value-type="float" office:value="37273.87">
            <text:p><text:s/>$37,273.87 </text:p>
          </table:table-cell>
          <table:table-cell office:value-type="float" office:value="633">
            <text:p>633</text:p>
          </table:table-cell>
          <table:table-cell table:formula="of:=([.D40]/[.B40])" office:value-type="percentage" office:value="0.135982814178303">
            <text:p>14%</text:p>
          </table:table-cell>
          <table:table-cell table:formula="of:=([.C40]/[.D40])" office:value-type="float" office:value="58.8844707740916">
            <text:p><text:s/>$58.88 </text:p>
          </table:table-cell>
          <table:table-cell/>
          <table:table-cell office:value-type="date" office:date-value="2011-01-30">
            <text:p>Sunday, January 30, 2011</text:p>
          </table:table-cell>
          <table:table-cell table:formula="of:=([.B41]/[.$B$42])" office:value-type="percentage" office:value="0.0194199162101192">
            <text:p>1.94%</text:p>
          </table:table-cell>
          <table:table-cell table:formula="of:=([.C41]/[.$C$42])" office:value-type="percentage" office:value="0.0151319768354325">
            <text:p>1.51%</text:p>
          </table:table-cell>
          <table:table-cell table:formula="of:=([.D41]/[.$D$42])" office:value-type="percentage" office:value="0.0169450947010002">
            <text:p>1.69%</text:p>
          </table:table-cell>
          <table:table-cell table:number-columns-repeated="1013"/>
        </table:table-row>
        <table:table-row table:style-name="ro2">
          <table:table-cell office:value-type="string">
            <text:p>Sunday, January 31, 2010</text:p>
          </table:table-cell>
          <table:table-cell office:value-type="float" office:value="6026">
            <text:p>6,026</text:p>
          </table:table-cell>
          <table:table-cell office:value-type="float" office:value="38874.17">
            <text:p><text:s/>$38,874.17 </text:p>
          </table:table-cell>
          <table:table-cell office:value-type="float" office:value="637">
            <text:p>637</text:p>
          </table:table-cell>
          <table:table-cell table:formula="of:=([.D41]/[.B41])" office:value-type="percentage" office:value="0.105708596083638">
            <text:p>11%</text:p>
          </table:table-cell>
          <table:table-cell table:formula="of:=([.C41]/[.D41])" office:value-type="float" office:value="61.0269544740973">
            <text:p><text:s/>$61.03 </text:p>
          </table:table-cell>
          <table:table-cell/>
          <table:table-cell office:value-type="date" office:date-value="2011-01-31">
            <text:p>Monday, January 31, 2011</text:p>
          </table:table-cell>
          <table:table-cell office:value-type="percentage" office:value="0.007">
            <text:p>0.70%</text:p>
          </table:table-cell>
          <table:table-cell office:value-type="percentage" office:value="0.0048">
            <text:p>0.48%</text:p>
          </table:table-cell>
          <table:table-cell office:value-type="percentage" office:value="0.0052">
            <text:p>0.52%</text:p>
          </table:table-cell>
          <table:table-cell table:number-columns-repeated="1013"/>
        </table:table-row>
        <table:table-row table:style-name="ro2">
          <table:table-cell/>
          <table:table-cell table:formula="of:=SUM([.B11:.B41])" office:value-type="float" office:value="310300">
            <text:p>310,300</text:p>
          </table:table-cell>
          <table:table-cell table:formula="of:=SUM([.C11:.C41])" office:value-type="float" office:value="2569008.03">
            <text:p><text:s/>$2,569,008.03 </text:p>
          </table:table-cell>
          <table:table-cell table:style-name="ce39" table:formula="of:=SUM([.D11:.D41])" office:value-type="float" office:value="37592">
            <text:p>37,592</text:p>
          </table:table-cell>
          <table:table-cell table:style-name="ce39" table:number-columns-repeated="2"/>
          <table:table-cell/>
          <table:table-cell table:style-name="Default"/>
          <table:table-cell table:style-name="ce54" table:formula="of:=SUM([.I11:.I41])" office:value-type="percentage" office:value="1.00001321301966">
            <text:p>100.00%</text:p>
          </table:table-cell>
          <table:table-cell table:style-name="ce54" table:formula="of:=SUM([.J11:.J41])" office:value-type="percentage" office:value="1.00004407091869">
            <text:p>100.00%</text:p>
          </table:table-cell>
          <table:table-cell table:style-name="ce54" table:formula="of:=SUM([.K11:.K41])" office:value-type="percentage" office:value="1.00003932751649">
            <text:p>100.00%</text:p>
          </table:table-cell>
          <table:table-cell table:number-columns-repeated="1013"/>
        </table:table-row>
      </table:table>
      <table:table table:name="Charts" table:style-name="ta11" table:print="false">
        <table:table-column table:style-name="co41" table:number-columns-repeated="1024" table:default-cell-style-name="ce64"/>
        <table:table-row table:style-name="ro4">
          <table:table-cell table:number-columns-repeated="8"/>
          <table:table-cell>
            <draw:frame table:end-cell-address="Charts.P16" table:end-x="0.3937in" table:end-y="0.0732in" draw:z-index="2" draw:name="Chart 5" draw:style-name="gr1" svg:width="5.7524in" svg:height="2.5724in" svg:x="0.0606in" svg:y="0.1677in">
              <draw:object draw:notify-on-update-of-ranges="Retail.B3:Retail.B33 Retail.E2:Retail.E2 Retail.E3:Retail.E33 Retail.M2:Retail.M2 Retail.M3:Retail.M33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6"/>
          <table:table-cell>
            <draw:frame table:end-cell-address="Charts.X16" table:end-x="0.2059in" table:end-y="0.0732in" draw:z-index="3" draw:name="Chart 6" draw:style-name="gr1" svg:width="5.8594in" svg:height="2.5724in" svg:x="0.5398in" svg:y="0.1677in">
              <draw:object draw:notify-on-update-of-ranges="Retail.B3:Retail.B33 Retail.F2:Retail.F2 Retail.F3:Retail.F33 Retail.O2:Retail.O2 Retail.O3:Retail.O33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1008"/>
        </table:table-row>
        <table:table-row table:style-name="ro4">
          <table:table-cell>
            <draw:frame table:end-cell-address="Charts.H16" table:end-x="0.4878in" table:end-y="0.0524in" draw:z-index="1" draw:name="Chart 4" draw:style-name="gr1" svg:width="5.752in" svg:height="2.5417in" svg:x="0.1547in" svg:y="0in">
              <draw:object draw:notify-on-update-of-ranges="Retail.B3:Retail.B33 Retail.D2:Retail.D2 Retail.D3:Retail.D33 Retail.K2:Retail.K2 Retail.K3:Retail.K3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4" table:number-rows-repeated="3">
          <table:table-cell table:number-columns-repeated="1024"/>
        </table:table-row>
        <table:table-row table:style-name="ro4">
          <table:table-cell table:number-columns-repeated="24"/>
          <table:table-cell>
            <draw:frame table:end-cell-address="Charts.AI23" table:end-x="0.2583in" table:end-y="0.1669in" draw:z-index="0" draw:name="Chart 3" draw:style-name="gr1" svg:width="7.835in" svg:height="3.1689in" svg:x="0.165in" svg:y="0.0205in">
              <draw:object draw:notify-on-update-of-ranges="Sheet2.M4:Sheet2.M8 Sheet2.N3:Sheet2.N3 Sheet2.N4:Sheet2.N8 Sheet2.O3:Sheet2.O3 Sheet2.O4:Sheet2.O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999"/>
        </table:table-row>
        <table:table-row table:style-name="ro4" table:number-rows-repeated="6552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2" table:print="false">
        <table:table-column table:style-name="co45" table:number-columns-repeated="6" table:default-cell-style-name="Default"/>
        <table:table-column table:style-name="co38" table:default-cell-style-name="ce7"/>
        <table:table-column table:style-name="co45" table:default-cell-style-name="ce35"/>
        <table:table-column table:style-name="co12" table:default-cell-style-name="Default"/>
        <table:table-column table:style-name="co45" table:number-columns-repeated="3" table:default-cell-style-name="Default"/>
        <table:table-column table:style-name="co38" table:default-cell-style-name="Default"/>
        <table:table-column table:style-name="co50" table:default-cell-style-name="Default"/>
        <table:table-column table:style-name="co12" table:default-cell-style-name="Default"/>
        <table:table-column table:style-name="co45" table:number-columns-repeated="1009" table:default-cell-style-name="Default"/>
        <table:table-row table:style-name="ro4" table:number-rows-repeated="2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01">
            <text:p>1/1/2011</text:p>
          </table:table-cell>
          <table:table-cell office:value-type="float" office:value="38157.161411824">
            <text:p>$38,157 </text:p>
          </table:table-cell>
          <table:table-cell table:number-columns-repeated="5"/>
          <table:table-cell office:value-type="string">
            <text:p>enrollment</text:p>
          </table:table-cell>
          <table:table-cell office:value-type="string">
            <text:p>revenue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2">
            <text:p>1/2/2011</text:p>
          </table:table-cell>
          <table:table-cell office:value-type="float" office:value="53059.4828652017">
            <text:p>$53,059 </text:p>
          </table:table-cell>
          <table:table-cell table:number-columns-repeated="4"/>
          <table:table-cell table:style-name="ce108" office:value-type="date" office:date-value="2011-01-03">
            <text:p>1/3/2011</text:p>
          </table:table-cell>
          <table:table-cell table:style-name="ce25" office:value-type="float" office:value="2378432">
            <text:p><text:s/>2,378,432 </text:p>
          </table:table-cell>
          <table:table-cell table:style-name="ce35" office:value-type="float" office:value="1151834.90932953">
            <text:p>$1,151,835 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3">
            <text:p>1/3/2011</text:p>
          </table:table-cell>
          <table:table-cell office:value-type="float" office:value="161175.003957124">
            <text:p>$161,175 </text:p>
          </table:table-cell>
          <table:table-cell table:number-columns-repeated="4"/>
          <table:table-cell table:style-name="ce108" office:value-type="date" office:date-value="2011-01-10">
            <text:p>1/10/2011</text:p>
          </table:table-cell>
          <table:table-cell table:style-name="ce25" office:value-type="float" office:value="129028">
            <text:p><text:s/>129,028 </text:p>
          </table:table-cell>
          <table:table-cell table:style-name="ce35" office:value-type="float" office:value="2018100.51076034">
            <text:p>$2,018,101 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4">
            <text:p>1/4/2011</text:p>
          </table:table-cell>
          <table:table-cell office:value-type="float" office:value="166547.504089028">
            <text:p>$166,548 </text:p>
          </table:table-cell>
          <table:table-cell table:number-columns-repeated="4"/>
          <table:table-cell table:style-name="ce108" office:value-type="date" office:date-value="2011-01-17">
            <text:p>1/17/2011</text:p>
          </table:table-cell>
          <table:table-cell table:style-name="ce25" office:value-type="float" office:value="3450706">
            <text:p><text:s/>3,450,706 </text:p>
          </table:table-cell>
          <table:table-cell table:style-name="ce35" office:value-type="float" office:value="2164217.63252277">
            <text:p>$2,164,218 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5">
            <text:p>1/5/2011</text:p>
          </table:table-cell>
          <table:table-cell office:value-type="float" office:value="185641.127795309">
            <text:p>$185,641 </text:p>
          </table:table-cell>
          <table:table-cell table:number-columns-repeated="4"/>
          <table:table-cell table:style-name="ce108" office:value-type="date" office:date-value="2011-01-24">
            <text:p>1/24/2011</text:p>
          </table:table-cell>
          <table:table-cell table:style-name="ce25" office:value-type="float" office:value="1155388">
            <text:p><text:s/>1,155,388 </text:p>
          </table:table-cell>
          <table:table-cell table:style-name="ce35" office:value-type="float" office:value="1442807.63609841">
            <text:p>$1,442,808 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6">
            <text:p>1/6/2011</text:p>
          </table:table-cell>
          <table:table-cell office:value-type="float" office:value="183014.593068323">
            <text:p>$183,015 </text:p>
          </table:table-cell>
          <table:table-cell table:number-columns-repeated="4"/>
          <table:table-cell table:style-name="ce108" office:value-type="date" office:date-value="2011-01-31">
            <text:p>1/31/2011</text:p>
          </table:table-cell>
          <table:table-cell table:style-name="ce25" office:value-type="float" office:value="232833">
            <text:p><text:s/>232,833 </text:p>
          </table:table-cell>
          <table:table-cell table:style-name="ce35" office:value-type="float" office:value="33124.7903520907">
            <text:p>$33,125 </text:p>
          </table:table-cell>
          <table:table-cell table:number-columns-repeated="1009"/>
        </table:table-row>
        <table:table-row table:style-name="ro4">
          <table:table-cell table:number-columns-repeated="6"/>
          <table:table-cell office:value-type="date" office:date-value="2011-01-07">
            <text:p>1/7/2011</text:p>
          </table:table-cell>
          <table:table-cell office:value-type="float" office:value="172632.478325925">
            <text:p>$172,632 </text:p>
          </table:table-cell>
          <table:table-cell table:style-name="ce35"/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08">
            <text:p>1/8/2011</text:p>
          </table:table-cell>
          <table:table-cell office:value-type="float" office:value="128955.744591086">
            <text:p>$128,956 </text:p>
          </table:table-cell>
          <table:table-cell table:number-columns-repeated="3"/>
          <table:table-cell>
            <draw:frame table:end-cell-address="Sheet2.T25" table:end-x="0.1437in" table:end-y="0.1461in" draw:z-index="0" draw:name="Chart 1" draw:style-name="gr1" svg:width="6.2437in" svg:height="2.7504in" svg:x="0.415in" svg:y="0.063in">
              <draw:object draw:notify-on-update-of-ranges="Sheet2.M4:Sheet2.M8 Sheet2.N3:Sheet2.N3 Sheet2.N4:Sheet2.N8 Sheet2.O3:Sheet2.O3 Sheet2.O4:Sheet2.O8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2"/>
        </table:table-row>
        <table:table-row table:style-name="ro4">
          <table:table-cell table:number-columns-repeated="6"/>
          <table:table-cell office:value-type="date" office:date-value="2011-01-09">
            <text:p>1/9/2011</text:p>
          </table:table-cell>
          <table:table-cell office:value-type="float" office:value="153868.457502736">
            <text:p>$153,868 </text:p>
          </table:table-cell>
          <table:table-cell table:style-name="ce35" table:formula="of:=SUM([.H5:.H11])" office:value-type="float" office:value="1151834.90932953">
            <text:p>$1,151,835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10">
            <text:p>1/10/2011</text:p>
          </table:table-cell>
          <table:table-cell office:value-type="float" office:value="376945.649742165">
            <text:p>$376,946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1">
            <text:p>1/11/2011</text:p>
          </table:table-cell>
          <table:table-cell office:value-type="float" office:value="455285.324528039">
            <text:p>$455,285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2">
            <text:p>1/12/2011</text:p>
          </table:table-cell>
          <table:table-cell office:value-type="float" office:value="383076.58571769">
            <text:p>$383,077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3">
            <text:p>1/13/2011</text:p>
          </table:table-cell>
          <table:table-cell office:value-type="float" office:value="276105.810091373">
            <text:p>$276,106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4">
            <text:p>1/14/2011</text:p>
          </table:table-cell>
          <table:table-cell office:value-type="float" office:value="236001.117381734">
            <text:p>$236,001 </text:p>
          </table:table-cell>
          <table:table-cell table:style-name="ce35"/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15">
            <text:p>1/15/2011</text:p>
          </table:table-cell>
          <table:table-cell office:value-type="float" office:value="150051.967721534">
            <text:p>$150,052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6">
            <text:p>1/16/2011</text:p>
          </table:table-cell>
          <table:table-cell office:value-type="float" office:value="140634.055577808">
            <text:p>$140,634 </text:p>
          </table:table-cell>
          <table:table-cell table:style-name="ce35" table:formula="of:=SUM([.H12:.H18])" office:value-type="float" office:value="2018100.51076034">
            <text:p>$2,018,101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17">
            <text:p>1/17/2011</text:p>
          </table:table-cell>
          <table:table-cell office:value-type="float" office:value="229451.851683438">
            <text:p>$229,452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8">
            <text:p>1/18/2011</text:p>
          </table:table-cell>
          <table:table-cell office:value-type="float" office:value="394955.505859338">
            <text:p>$394,956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19">
            <text:p>1/19/2011</text:p>
          </table:table-cell>
          <table:table-cell office:value-type="float" office:value="497861.501610857">
            <text:p>$497,862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0">
            <text:p>1/20/2011</text:p>
          </table:table-cell>
          <table:table-cell office:value-type="float" office:value="424093.421499724">
            <text:p>$424,093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1">
            <text:p>1/21/2011</text:p>
          </table:table-cell>
          <table:table-cell office:value-type="float" office:value="271829.917823893">
            <text:p>$271,830 </text:p>
          </table:table-cell>
          <table:table-cell table:style-name="ce35"/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22">
            <text:p>1/22/2011</text:p>
          </table:table-cell>
          <table:table-cell office:value-type="float" office:value="157037.507293041">
            <text:p>$157,038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3">
            <text:p>1/23/2011</text:p>
          </table:table-cell>
          <table:table-cell office:value-type="float" office:value="188987.926752479">
            <text:p>$188,988 </text:p>
          </table:table-cell>
          <table:table-cell table:style-name="ce35" table:formula="of:=SUM([.H19:.H25])" office:value-type="float" office:value="2164217.63252277">
            <text:p>$2,164,218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24">
            <text:p>1/24/2011</text:p>
          </table:table-cell>
          <table:table-cell office:value-type="float" office:value="299875.872812469">
            <text:p>$299,876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5">
            <text:p>1/25/2011</text:p>
          </table:table-cell>
          <table:table-cell office:value-type="float" office:value="318204.801712476">
            <text:p>$318,205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6">
            <text:p>1/26/2011</text:p>
          </table:table-cell>
          <table:table-cell office:value-type="float" office:value="272574.626929676">
            <text:p>$272,575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7">
            <text:p>1/27/2011</text:p>
          </table:table-cell>
          <table:table-cell office:value-type="float" office:value="195456.7661238">
            <text:p>$195,457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28">
            <text:p>1/28/2011</text:p>
          </table:table-cell>
          <table:table-cell office:value-type="float" office:value="152142.89104787">
            <text:p>$152,143 </text:p>
          </table:table-cell>
          <table:table-cell table:style-name="ce35"/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29">
            <text:p>1/29/2011</text:p>
          </table:table-cell>
          <table:table-cell office:value-type="float" office:value="100126.935745789">
            <text:p>$100,127 </text:p>
          </table:table-cell>
          <table:table-cell table:number-columns-repeated="1016"/>
        </table:table-row>
        <table:table-row table:style-name="ro4">
          <table:table-cell table:number-columns-repeated="6"/>
          <table:table-cell office:value-type="date" office:date-value="2011-01-30">
            <text:p>1/30/2011</text:p>
          </table:table-cell>
          <table:table-cell office:value-type="float" office:value="104425.741726332">
            <text:p>$104,426 </text:p>
          </table:table-cell>
          <table:table-cell table:style-name="ce35" table:formula="of:=SUM([.H26:.H32])" office:value-type="float" office:value="1442807.63609841">
            <text:p>$1,442,808 </text:p>
          </table:table-cell>
          <table:table-cell table:number-columns-repeated="1015"/>
        </table:table-row>
        <table:table-row table:style-name="ro4">
          <table:table-cell table:number-columns-repeated="6"/>
          <table:table-cell office:value-type="date" office:date-value="2011-01-31">
            <text:p>1/31/2011</text:p>
          </table:table-cell>
          <table:table-cell office:value-type="float" office:value="33124.7903520907">
            <text:p>$33,125 </text:p>
          </table:table-cell>
          <table:table-cell table:number-columns-repeated="1016"/>
        </table:table-row>
      </table:table>
      <table:named-expressions>
        <table:named-expression table:name="Fri" table:base-cell-address="$Total.$A$1" table:expression=""/>
        <table:named-expression table:name="Mon" table:base-cell-address="$Total.$A$1" table:expression=""/>
        <table:named-expression table:name="Sat" table:base-cell-address="$Total.$A$1" table:expression=""/>
        <table:named-expression table:name="Sun" table:base-cell-address="$Total.$A$1" table:expression=""/>
        <table:named-expression table:name="Thu" table:base-cell-address="$Total.$A$1" table:expression=""/>
        <table:named-expression table:name="Tue" table:base-cell-address="$Total.$A$1" table:expression=""/>
        <table:named-expression table:name="Wed" table:base-cell-address="$Total.$A$1" table:expression=""/>
        <table:named-expression table:name="weeklydaterange_4" table:base-cell-address="$Total.$A$1" table:expression="#REF!"/>
        <table:named-expression table:name="weeklydaterange_6" table:base-cell-address="$Total.$A$1" table:expression="#REF!"/>
        <table:named-expression table:name="weeklydaterange_5" table:base-cell-address="$Total.$A$1" table:expression="#REF!"/>
        <table:named-expression table:name="weeklydaterange" table:base-cell-address="$Total.$A$1" table:expression="#REF!"/>
        <table:named-expression table:name="WeekNumbers_4" table:base-cell-address="$Total.$A$1" table:expression="#REF!"/>
        <table:named-expression table:name="WeekNumbers_6" table:base-cell-address="$Total.$A$1" table:expression="#REF!"/>
        <table:named-expression table:name="WeekNumbers_5" table:base-cell-address="$Total.$A$1" table:expression="#REF!"/>
        <table:named-expression table:name="WeekNumbers" table:base-cell-address="$Total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 </number:text>
      <number:number number:decimal-places="2" number:min-integer-digits="1" number:grouping="true"/>
      <number:text> </number:text>
    </number:number-style>
    <number:number-style style:name="N118P1" style:volatile="true">
      <number:text> (</number:text>
      <number:number number:decimal-places="2" number:min-integer-digits="1" number:grouping="true"/>
      <number:text>)</number:text>
    </number:number-style>
    <number:number-style style:name="N118P2" style:volatile="true">
      <number:text> -</number:text>
      <number:number number: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$</number:text>
      <number:number number:decimal-places="2" number:min-integer-digits="1" number:grouping="true"/>
      <number:text> </number:text>
    </number:number-style>
    <number:number-style style:name="N119P1" style:volatile="true">
      <number:text> $(</number:text>
      <number:number number:decimal-places="2" number:min-integer-digits="1" number:grouping="true"/>
      <number:text>)</number:text>
    </number:number-style>
    <number:number-style style:name="N119P2" style:volatile="true">
      <number:text> $-</number:text>
      <number:number number: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percentage-style style:name="N5010" number:language="en" number:country="US">
      <number:number number:decimal-places="0" number:min-integer-digits="1"/>
      <number:text>%</number:text>
    </number:percentage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percentage-style style:name="N120">
      <number:number number:decimal-places="1" number:min-integer-digits="1"/>
      <number:text>%</number:text>
    </number:percentage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</number:text>
      <number:number number: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date-style style:name="N123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7P0"/>
    </number:currency-style>
    <number:date-style style:name="N5118" number:language="en" number:country="US">
      <number:month/>
      <number:text>/</number:text>
      <number:day/>
      <number:text>/</number:text>
      <number:year number:style="long"/>
    </number:date-style>
    <number:date-style style:name="N5119" number:language="en" number:country="US">
      <number:day/>
      <number:text>-</number:text>
      <number:month number:textual="true"/>
      <number:text>-</number:text>
      <number:year/>
    </number:date-style>
    <number:date-style style:name="N5120" number:language="en" number:country="US">
      <number:day/>
      <number:text>-</number:text>
      <number:month number:textual="true"/>
    </number:date-style>
    <number:date-style style:name="N5121" number:language="en" number:country="US">
      <number:month number:textual="true"/>
      <number:text>-</number:text>
      <number:year/>
    </number:date-style>
    <number:time-style style:name="N5122" number:language="en" number:country="US">
      <number:hours/>
      <number:text>:</number:text>
      <number:minutes number:style="long"/>
      <number:text> </number:text>
      <number:am-pm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4" number:language="en" number:country="US">
      <number:hours/>
      <number:text>:</number:text>
      <number:minutes number:style="long"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6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0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8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1P2" style:volatile="true" number:language="en" number:country="US">
      <number:text> - </number:text>
    </number:number-style>
    <number:text-style style:name="N5131" number:language="en" number:country="US">
      <number:text> </number:text>
      <number:text-content/>
      <number:text> </number:text>
      <style:map style:condition="value()&gt;0" style:apply-style-name="N5131P0"/>
      <style:map style:condition="value()&lt;0" style:apply-style-name="N5131P1"/>
      <style:map style:condition="value()=0" style:apply-style-name="N5131P2"/>
    </number:text-style>
    <number:currency-style style:name="N5132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2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2P2" style:volatile="true" number:language="en" number:country="US">
      <number:text> </number:text>
      <number:currency-symbol/>
      <number:text>- </number:text>
    </number:currency-style>
    <number:text-style style:name="N5132" number:language="en" number:country="US">
      <number:text> </number:text>
      <number:text-content/>
      <number:text> </number:text>
      <style:map style:condition="value()&gt;0" style:apply-style-name="N5132P0"/>
      <style:map style:condition="value()&lt;0" style:apply-style-name="N5132P1"/>
      <style:map style:condition="value()=0" style:apply-style-name="N5132P2"/>
    </number:text-style>
    <number:time-style style:name="N5133" number:language="en" number:country="US">
      <number:minutes number:style="long"/>
      <number:text>:</number:text>
      <number:seconds number:style="long"/>
    </number:time-style>
    <number:time-style style:name="N513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5" number:language="en" number:country="US">
      <number:minutes number:style="long"/>
      <number:text>:</number:text>
      <number:seconds number:style="long" number:decimal-places="1"/>
    </number:time-style>
    <number:number-style style:name="N5136" number:language="en" number:country="US">
      <number:scientific-number number:decimal-places="1" number:min-integer-digits="3" number:min-exponent-digits="1"/>
    </number:number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18"/>
    <style:style style:name="Excel_20_Built-in_20_Percent" style:display-name="Excel Built-in Percent" style:family="table-cell" style:parent-style-name="Default" style:data-style-name="N5010"/>
    <style:style style:name="Excel_20_Built-in_20_Comma" style:display-name="Excel Built-in Comma" style:family="table-cell" style:parent-style-name="Default" style:data-style-name="N118"/>
    <style:style style:name="Excel_20_Built-in_20_Currency" style:display-name="Excel Built-in Currency" style:family="table-cell" style:parent-style-name="Default" style:data-style-name="N119"/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7">11/27/2010</text:date>, <text:time>13:56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tal" style:display-name="PageStyle_Tota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tores" style:display-name="PageStyle_Stor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tail" style:display-name="PageStyle_Ret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rect" style:display-name="PageStyle_Dire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O" style:display-name="PageStyle_SE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EM" style:display-name="PageStyle_SE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ffiliates" style:display-name="PageStyle_Affilia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mail" style:display-name="PageStyle_Em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Dist" style:display-name="PageStyle_DailyD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s" style:display-name="PageStyle_Char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document-statistic meta:table-count="12" meta:cell-count="4215" meta:object-count="6"/>
    <meta:generator>OpenOffice.org/3.2$Win32 OpenOffice.org_project/320m18$Build-950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percentage-style style:name="N5010" number:language="en" number:country="US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 style:rotation-angle="348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7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17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8" style:family="chart" style:data-style-name="N5010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9cm" svg:height="7.338cm" xlink:href=".." chart:class="chart:line" chart:style-name="ch1">
        <chart:legend chart:legend-position="end" svg:x="12.988cm" svg:y="3.058cm" chart:style-name="ch2"/>
        <chart:plot-area chart:style-name="ch3" table:cell-range-address="Stores.R3:Stores.R33 Stores.AF3:Stores.AG33" chart:data-source-has-labels="column" svg:x="0.317cm" svg:y="0.146cm" svg:width="12.355cm" svg:height="6.9cm">
          <chart:axis chart:dimension="x" chart:name="primary-x" chart:style-name="ch4">
            <chart:categories table:cell-range-address="Stores.R3:Stores.R3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tores.AF3:Stores.AF33" chart:class="chart:line">
            <chart:data-point chart:repeated="31"/>
          </chart:series>
          <chart:series chart:style-name="ch8" chart:values-cell-range-address="Stores.AG3:Stores.AG33" chart:class="chart:line">
            <chart:data-point chart:repeated="3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F</text:p>
              </table:table-cell>
              <table:table-cell office:value-type="string">
                <text:p>Column AG</text:p>
              </table:table-cell>
            </table:table-row>
          </table:table-header-rows>
          <table:table-rows>
            <table:table-row>
              <table:table-cell office:value-type="string">
                <text:p text:id="Stores.R3:Stores.R33"/>
              </table:table-cell>
              <table:table-cell office:value-type="float" office:value="0">
                <text:p text:id="Stores.AF3:Stores.AF33">0</text:p>
              </table:table-cell>
              <table:table-cell office:value-type="float" office:value="-1">
                <text:p text:id="Stores.AG3:Stores.AG33"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990696.14183738">
                <text:p>1990696.14183738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21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6">
      <style:chart-properties chart:display-label="true" chart:logarithmic="false" chart:reverse-direction="false" text:line-break="false" chart:axis-position="end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9" style:family="chart" style:data-style-name="N121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10" style:family="chart" style:data-style-name="N116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902cm" svg:height="8.05cm" xlink:href=".." chart:class="chart:line" chart:style-name="ch1">
        <chart:title svg:x="6.313cm" svg:y="0.161cm" chart:style-name="ch2">
          <text:p>Enrollment Vs. Revenue</text:p>
        </chart:title>
        <chart:legend chart:legend-position="end" svg:x="17.104cm" svg:y="3.414cm" chart:style-name="ch3"/>
        <chart:plot-area chart:style-name="ch4" table:cell-range-address="Sheet2.M3:Sheet2.O8" chart:data-source-has-labels="both" svg:x="0.398cm" svg:y="1.091cm" svg:width="16.309cm" svg:height="6.637cm">
          <chart:axis chart:dimension="x" chart:name="primary-x" chart:style-name="ch5">
            <chart:categories table:cell-range-address="Sheet2.M4:Sheet2.M8"/>
          </chart:axis>
          <chart:axis chart:dimension="y" chart:name="primary-y" chart:style-name="ch6"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2.N4:Sheet2.N8" chart:label-cell-address="Sheet2.N3:Sheet2.N3" chart:class="chart:line">
            <chart:data-point chart:repeated="5"/>
          </chart:series>
          <chart:series chart:attached-axis="secondary-y" chart:style-name="ch10" chart:values-cell-range-address="Sheet2.O4:Sheet2.O8" chart:label-cell-address="Sheet2.O3:Sheet2.O3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N3:Sheet2.N3">enrollment</text:p>
              </table:table-cell>
              <table:table-cell office:value-type="string">
                <text:p text:id="Sheet2.O3:Sheet2.O3">revenue</text:p>
              </table:table-cell>
            </table:table-row>
          </table:table-header-rows>
          <table:table-rows>
            <table:table-row>
              <table:table-cell office:value-type="string">
                <text:p text:id="Sheet2.M4:Sheet2.M8">1/3/2011</text:p>
              </table:table-cell>
              <table:table-cell office:value-type="float" office:value="2378432">
                <text:p text:id="Sheet2.N4:Sheet2.N8">2378432</text:p>
              </table:table-cell>
              <table:table-cell office:value-type="float" office:value="1151834.90932953">
                <text:p text:id="Sheet2.O4:Sheet2.O8">1151834.90932953</text:p>
              </table:table-cell>
            </table:table-row>
            <table:table-row>
              <table:table-cell office:value-type="string">
                <text:p>1/10/2011</text:p>
              </table:table-cell>
              <table:table-cell office:value-type="float" office:value="129028">
                <text:p>129028</text:p>
              </table:table-cell>
              <table:table-cell office:value-type="float" office:value="2018100.51076034">
                <text:p>2018100.51076034</text:p>
              </table:table-cell>
            </table:table-row>
            <table:table-row>
              <table:table-cell office:value-type="string">
                <text:p>1/17/2011</text:p>
              </table:table-cell>
              <table:table-cell office:value-type="float" office:value="3450706">
                <text:p>3450706</text:p>
              </table:table-cell>
              <table:table-cell office:value-type="float" office:value="2164217.63252277">
                <text:p>2164217.63252277</text:p>
              </table:table-cell>
            </table:table-row>
            <table:table-row>
              <table:table-cell office:value-type="string">
                <text:p>1/24/2011</text:p>
              </table:table-cell>
              <table:table-cell office:value-type="float" office:value="1155388">
                <text:p>1155388</text:p>
              </table:table-cell>
              <table:table-cell office:value-type="float" office:value="1442807.63609841">
                <text:p>1442807.63609841</text:p>
              </table:table-cell>
            </table:table-row>
            <table:table-row>
              <table:table-cell office:value-type="string">
                <text:p>1/31/2011</text:p>
              </table:table-cell>
              <table:table-cell office:value-type="float" office:value="232833">
                <text:p>232833</text:p>
              </table:table-cell>
              <table:table-cell office:value-type="float" office:value="33124.7903520907">
                <text:p>33124.79035209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16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16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 style:data-style-name="N117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11cm" svg:height="6.457cm" xlink:href=".." chart:class="chart:line" chart:style-name="ch1">
        <chart:title svg:x="4.699cm" svg:y="0.129cm" chart:style-name="ch2">
          <text:p>Retail - Bookings</text:p>
        </chart:title>
        <chart:legend chart:legend-position="end" svg:x="11.576cm" svg:y="2.617cm" chart:style-name="ch3"/>
        <chart:plot-area chart:style-name="ch4" table:cell-range-address="Retail.B3:Retail.B33 Retail.D2:Retail.D33 Retail.K2:Retail.K33" chart:data-source-has-labels="both" svg:x="0.292cm" svg:y="1.027cm" svg:width="10.993cm" svg:height="5.172cm">
          <chart:axis chart:dimension="x" chart:name="primary-x" chart:style-name="ch5">
            <chart:categories table:cell-range-address="Retail.B3:Retail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tail.D3:Retail.D33" chart:label-cell-address="Retail.D2:Retail.D2" chart:class="chart:line">
            <chart:data-point chart:repeated="31"/>
          </chart:series>
          <chart:series chart:style-name="ch9" chart:values-cell-range-address="Retail.K3:Retail.K33" chart:label-cell-address="Retail.K2:Retail.K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tail.D2:Retail.D2">Bookings - T</text:p>
              </table:table-cell>
              <table:table-cell office:value-type="string">
                <text:p text:id="Retail.K2:Retail.K2">Bookings</text:p>
              </table:table-cell>
            </table:table-row>
          </table:table-header-rows>
          <table:table-rows>
            <table:table-row>
              <table:table-cell office:value-type="string">
                <text:p text:id="Retail.B3:Retail.B33">1/1/2011</text:p>
              </table:table-cell>
              <table:table-cell office:value-type="float" office:value="38157.161411824">
                <text:p text:id="Retail.D3:Retail.D33">38157.161411824</text:p>
              </table:table-cell>
              <table:table-cell office:value-type="float" office:value="0">
                <text:p text:id="Retail.K3:Retail.K33">0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53059.4828652017">
                <text:p>53059.4828652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/2011</text:p>
              </table:table-cell>
              <table:table-cell office:value-type="float" office:value="161175.003957124">
                <text:p>161175.003957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4/2011</text:p>
              </table:table-cell>
              <table:table-cell office:value-type="float" office:value="166547.504089028">
                <text:p>166547.504089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5/2011</text:p>
              </table:table-cell>
              <table:table-cell office:value-type="float" office:value="185641.127795309">
                <text:p>185641.1277953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6/2011</text:p>
              </table:table-cell>
              <table:table-cell office:value-type="float" office:value="183014.593068323">
                <text:p>183014.5930683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7/2011</text:p>
              </table:table-cell>
              <table:table-cell office:value-type="float" office:value="172632.478325925">
                <text:p>172632.478325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8/2011</text:p>
              </table:table-cell>
              <table:table-cell office:value-type="float" office:value="128955.744591086">
                <text:p>128955.7445910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9/2011</text:p>
              </table:table-cell>
              <table:table-cell office:value-type="float" office:value="153868.457502736">
                <text:p>153868.4575027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0/2011</text:p>
              </table:table-cell>
              <table:table-cell office:value-type="float" office:value="376945.649742165">
                <text:p>376945.6497421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1/2011</text:p>
              </table:table-cell>
              <table:table-cell office:value-type="float" office:value="455285.324528039">
                <text:p>455285.324528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2/2011</text:p>
              </table:table-cell>
              <table:table-cell office:value-type="float" office:value="383076.58571769">
                <text:p>383076.585717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3/2011</text:p>
              </table:table-cell>
              <table:table-cell office:value-type="float" office:value="276105.810091373">
                <text:p>276105.810091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4/2011</text:p>
              </table:table-cell>
              <table:table-cell office:value-type="float" office:value="236001.117381734">
                <text:p>236001.117381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5/2011</text:p>
              </table:table-cell>
              <table:table-cell office:value-type="float" office:value="150051.967721534">
                <text:p>150051.9677215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6/2011</text:p>
              </table:table-cell>
              <table:table-cell office:value-type="float" office:value="140634.055577808">
                <text:p>140634.0555778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7/2011</text:p>
              </table:table-cell>
              <table:table-cell office:value-type="float" office:value="229451.851683438">
                <text:p>229451.8516834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8/2011</text:p>
              </table:table-cell>
              <table:table-cell office:value-type="float" office:value="394955.505859338">
                <text:p>394955.5058593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9/2011</text:p>
              </table:table-cell>
              <table:table-cell office:value-type="float" office:value="497861.501610857">
                <text:p>497861.5016108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0/2011</text:p>
              </table:table-cell>
              <table:table-cell office:value-type="float" office:value="424093.421499724">
                <text:p>424093.4214997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1/2011</text:p>
              </table:table-cell>
              <table:table-cell office:value-type="float" office:value="271829.917823893">
                <text:p>271829.9178238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2/2011</text:p>
              </table:table-cell>
              <table:table-cell office:value-type="float" office:value="157037.507293041">
                <text:p>157037.507293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3/2011</text:p>
              </table:table-cell>
              <table:table-cell office:value-type="float" office:value="188987.926752479">
                <text:p>188987.9267524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4/2011</text:p>
              </table:table-cell>
              <table:table-cell office:value-type="float" office:value="299875.872812469">
                <text:p>299875.8728124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5/2011</text:p>
              </table:table-cell>
              <table:table-cell office:value-type="float" office:value="318204.801712476">
                <text:p>318204.8017124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6/2011</text:p>
              </table:table-cell>
              <table:table-cell office:value-type="float" office:value="272574.626929676">
                <text:p>272574.6269296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7/2011</text:p>
              </table:table-cell>
              <table:table-cell office:value-type="float" office:value="195456.7661238">
                <text:p>195456.7661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8/2011</text:p>
              </table:table-cell>
              <table:table-cell office:value-type="float" office:value="152142.89104787">
                <text:p>152142.891047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9/2011</text:p>
              </table:table-cell>
              <table:table-cell office:value-type="float" office:value="100126.935745789">
                <text:p>100126.935745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0/2011</text:p>
              </table:table-cell>
              <table:table-cell office:value-type="float" office:value="104425.741726332">
                <text:p>104425.741726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1/2011</text:p>
              </table:table-cell>
              <table:table-cell office:value-type="float" office:value="33124.7903520907">
                <text:p>33124.7903520907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21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21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 style:data-style-name="N121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612cm" svg:height="6.535cm" xlink:href=".." chart:class="chart:line" chart:style-name="ch1">
        <chart:title svg:x="5.136cm" svg:y="0.13cm" chart:style-name="ch2">
          <text:p>Retail - Orders</text:p>
        </chart:title>
        <chart:legend chart:legend-position="end" svg:x="12.159cm" svg:y="2.656cm" chart:style-name="ch3"/>
        <chart:plot-area chart:style-name="ch4" table:cell-range-address="Retail.B3:Retail.B33 Retail.E2:Retail.E33 Retail.M2:Retail.M33" chart:data-source-has-labels="both" svg:x="0.292cm" svg:y="1.029cm" svg:width="11.576cm" svg:height="5.246cm">
          <chart:axis chart:dimension="x" chart:name="primary-x" chart:style-name="ch5">
            <chart:categories table:cell-range-address="Retail.B3:Retail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tail.E3:Retail.E33" chart:label-cell-address="Retail.E2:Retail.E2" chart:class="chart:line">
            <chart:data-point chart:repeated="31"/>
          </chart:series>
          <chart:series chart:style-name="ch9" chart:values-cell-range-address="Retail.M3:Retail.M33" chart:label-cell-address="Retail.M2:Retail.M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tail.E2:Retail.E2">Order - T</text:p>
              </table:table-cell>
              <table:table-cell office:value-type="string">
                <text:p text:id="Retail.M2:Retail.M2">Orders</text:p>
              </table:table-cell>
            </table:table-row>
          </table:table-header-rows>
          <table:table-rows>
            <table:table-row>
              <table:table-cell office:value-type="string">
                <text:p text:id="Retail.B3:Retail.B33">1/1/2011</text:p>
              </table:table-cell>
              <table:table-cell office:value-type="float" office:value="578.227637715472">
                <text:p text:id="Retail.E3:Retail.E33">578.227637715472</text:p>
              </table:table-cell>
              <table:table-cell office:value-type="float" office:value="0">
                <text:p text:id="Retail.M3:Retail.M33">0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815.57872044584">
                <text:p>815.578720445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/2011</text:p>
              </table:table-cell>
              <table:table-cell office:value-type="float" office:value="2146.25979064695">
                <text:p>2146.259790646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4/2011</text:p>
              </table:table-cell>
              <table:table-cell office:value-type="float" office:value="2171.50990583103">
                <text:p>2171.50990583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5/2011</text:p>
              </table:table-cell>
              <table:table-cell office:value-type="float" office:value="2249.78526290168">
                <text:p>2249.78526290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6/2011</text:p>
              </table:table-cell>
              <table:table-cell office:value-type="float" office:value="2363.41078123005">
                <text:p>2363.41078123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7/2011</text:p>
              </table:table-cell>
              <table:table-cell office:value-type="float" office:value="2227.06015923601">
                <text:p>2227.06015923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8/2011</text:p>
              </table:table-cell>
              <table:table-cell office:value-type="float" office:value="1686.70769429666">
                <text:p>1686.70769429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9/2011</text:p>
              </table:table-cell>
              <table:table-cell office:value-type="float" office:value="2027.58424928176">
                <text:p>2027.584249281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0/2011</text:p>
              </table:table-cell>
              <table:table-cell office:value-type="float" office:value="5090.42322111088">
                <text:p>5090.42322111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1/2011</text:p>
              </table:table-cell>
              <table:table-cell office:value-type="float" office:value="5797.42644626516">
                <text:p>5797.426446265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2/2011</text:p>
              </table:table-cell>
              <table:table-cell office:value-type="float" office:value="4888.42229963822">
                <text:p>4888.422299638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3/2011</text:p>
              </table:table-cell>
              <table:table-cell office:value-type="float" office:value="3547.64118336348">
                <text:p>3547.64118336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4/2011</text:p>
              </table:table-cell>
              <table:table-cell office:value-type="float" office:value="3110.81419067887">
                <text:p>3110.814190678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5/2011</text:p>
              </table:table-cell>
              <table:table-cell office:value-type="float" office:value="1898.80866184295">
                <text:p>1898.808661842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6/2011</text:p>
              </table:table-cell>
              <table:table-cell office:value-type="float" office:value="1906.38369639817">
                <text:p>1906.383696398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7/2011</text:p>
              </table:table-cell>
              <table:table-cell office:value-type="float" office:value="2939.11340742711">
                <text:p>2939.113407427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8/2011</text:p>
              </table:table-cell>
              <table:table-cell office:value-type="float" office:value="5539.87527138753">
                <text:p>5539.875271387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19/2011</text:p>
              </table:table-cell>
              <table:table-cell office:value-type="float" office:value="6850.35624944137">
                <text:p>6850.356249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0/2011</text:p>
              </table:table-cell>
              <table:table-cell office:value-type="float" office:value="5878.22681485423">
                <text:p>5878.22681485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1/2011</text:p>
              </table:table-cell>
              <table:table-cell office:value-type="float" office:value="3716.81695509683">
                <text:p>3716.816955096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2/2011</text:p>
              </table:table-cell>
              <table:table-cell office:value-type="float" office:value="2262.41032049372">
                <text:p>2262.410320493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3/2011</text:p>
              </table:table-cell>
              <table:table-cell office:value-type="float" office:value="2782.56269328581">
                <text:p>2782.562693285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4/2011</text:p>
              </table:table-cell>
              <table:table-cell office:value-type="float" office:value="4494.52050276655">
                <text:p>4494.520502766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5/2011</text:p>
              </table:table-cell>
              <table:table-cell office:value-type="float" office:value="4863.17218445414">
                <text:p>4863.172184454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6/2011</text:p>
              </table:table-cell>
              <table:table-cell office:value-type="float" office:value="4047.5934640083">
                <text:p>4047.5934640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7/2011</text:p>
              </table:table-cell>
              <table:table-cell office:value-type="float" office:value="3030.01382208981">
                <text:p>3030.01382208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8/2011</text:p>
              </table:table-cell>
              <table:table-cell office:value-type="float" office:value="2312.91055086189">
                <text:p>2312.91055086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29/2011</text:p>
              </table:table-cell>
              <table:table-cell office:value-type="float" office:value="1598.33229115237">
                <text:p>1598.332291152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0/2011</text:p>
              </table:table-cell>
              <table:table-cell office:value-type="float" office:value="1608.43233722601">
                <text:p>1608.432337226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/31/2011</text:p>
              </table:table-cell>
              <table:table-cell office:value-type="float" office:value="493.5852116">
                <text:p>493.585211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text-properties fo:color="#000000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pline-order="3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 style:data-style-name="N121">
      <style:chart-properties chart:display-label="true" chart:tick-marks-major-inner="false" chart:tick-marks-major-outer="fals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7" style:family="chart">
      <style:graphic-properties svg:stroke-width="0.026cm" svg:stroke-color="#878787"/>
    </style:style>
    <style:style style:name="ch8" style:family="chart" style:data-style-name="N121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9" style:family="chart" style:data-style-name="N121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884cm" svg:height="6.535cm" xlink:href=".." chart:class="chart:line" chart:style-name="ch1">
        <chart:title svg:x="5.325cm" svg:y="0.13cm" chart:style-name="ch2">
          <text:p>Retail - Traffic</text:p>
        </chart:title>
        <chart:legend chart:legend-position="end" svg:x="12.584cm" svg:y="2.656cm" chart:style-name="ch3"/>
        <chart:plot-area chart:style-name="ch4" table:cell-range-address="Retail.B3:Retail.B33 Retail.F2:Retail.F33 Retail.O2:Retail.O33" chart:data-source-has-labels="both" svg:x="0.297cm" svg:y="1.029cm" svg:width="11.991cm" svg:height="5.246cm">
          <chart:axis chart:dimension="x" chart:name="primary-x" chart:style-name="ch5">
            <chart:categories table:cell-range-address="Retail.B3:Retail.B3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tail.F3:Retail.F33" chart:label-cell-address="Retail.F2:Retail.F2" chart:class="chart:line">
            <chart:data-point chart:repeated="31"/>
          </chart:series>
          <chart:series chart:style-name="ch9" chart:values-cell-range-address="Retail.O3:Retail.O33" chart:label-cell-address="Retail.O2:Retail.O2" chart:class="chart:line">
            <chart:data-point chart:repeated="3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Retail.F2:Retail.F2">Traffic T</text:p>
              </table:table-cell>
              <table:table-cell office:value-type="string">
                <text:p text:id="Retail.O2:Retail.O2">Traffic</text:p>
              </table:table-cell>
            </table:table-row>
          </table:table-header-rows>
          <table:table-rows>
            <table:table-row>
              <table:table-cell office:value-type="string">
                <text:p text:id="Retail.B3:Retail.B33">1/1/2011</text:p>
              </table:table-cell>
              <table:table-cell office:value-type="float" office:value="6871.41695133742">
                <text:p text:id="Retail.F3:Retail.F33">6871.41695133742</text:p>
              </table:table-cell>
              <table:table-cell office:value-type="float" office:value="1">
                <text:p text:id="Retail.O3:Retail.O33">1</text:p>
              </table:table-cell>
            </table:table-row>
            <table:table-row>
              <table:table-cell office:value-type="string">
                <text:p>1/2/2011</text:p>
              </table:table-cell>
              <table:table-cell office:value-type="float" office:value="8644.28253303255">
                <text:p>8644.282533032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/3/2011</text:p>
              </table:table-cell>
              <table:table-cell office:value-type="float" office:value="25537.766129552">
                <text:p>25537.76612955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4/2011</text:p>
              </table:table-cell>
              <table:table-cell office:value-type="float" office:value="25860.3326458266">
                <text:p>25860.332645826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5/2011</text:p>
              </table:table-cell>
              <table:table-cell office:value-type="float" office:value="24820.1181437319">
                <text:p>24820.11814373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6/2011</text:p>
              </table:table-cell>
              <table:table-cell office:value-type="float" office:value="22669.6747019014">
                <text:p>22669.674701901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7/2011</text:p>
              </table:table-cell>
              <table:table-cell office:value-type="float" office:value="19201.4595230422">
                <text:p>19201.459523042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8/2011</text:p>
              </table:table-cell>
              <table:table-cell office:value-type="float" office:value="14240.4365130519">
                <text:p>14240.43651305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9/2011</text:p>
              </table:table-cell>
              <table:table-cell office:value-type="float" office:value="16760.9562681276">
                <text:p>16760.95626812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0/2011</text:p>
              </table:table-cell>
              <table:table-cell office:value-type="float" office:value="39873.2222365453">
                <text:p>39873.222236545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1/2011</text:p>
              </table:table-cell>
              <table:table-cell office:value-type="float" office:value="50782.9719303899">
                <text:p>50782.97193038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2/2011</text:p>
              </table:table-cell>
              <table:table-cell office:value-type="float" office:value="39788.2047051241">
                <text:p>39788.204705124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3/2011</text:p>
              </table:table-cell>
              <table:table-cell office:value-type="float" office:value="32266.6536899774">
                <text:p>32266.653689977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4/2011</text:p>
              </table:table-cell>
              <table:table-cell office:value-type="float" office:value="26202.9032871415">
                <text:p>26202.90328714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5/2011</text:p>
              </table:table-cell>
              <table:table-cell office:value-type="float" office:value="16270.8552046407">
                <text:p>16270.855204640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6/2011</text:p>
              </table:table-cell>
              <table:table-cell office:value-type="float" office:value="16143.3289075089">
                <text:p>16143.328907508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7/2011</text:p>
              </table:table-cell>
              <table:table-cell office:value-type="float" office:value="23972.4433451499">
                <text:p>23972.443345149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8/2011</text:p>
              </table:table-cell>
              <table:table-cell office:value-type="float" office:value="38958.0335159523">
                <text:p>38958.033515952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19/2011</text:p>
              </table:table-cell>
              <table:table-cell office:value-type="float" office:value="50090.3291008701">
                <text:p>50090.32910087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0/2011</text:p>
              </table:table-cell>
              <table:table-cell office:value-type="float" office:value="38665.4731872382">
                <text:p>38665.4731872382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1/2011</text:p>
              </table:table-cell>
              <table:table-cell office:value-type="float" office:value="26933.0538511118">
                <text:p>26933.053851111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2/2011</text:p>
              </table:table-cell>
              <table:table-cell office:value-type="float" office:value="16705.9449242668">
                <text:p>16705.9449242668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3/2011</text:p>
              </table:table-cell>
              <table:table-cell office:value-type="float" office:value="19754.0734772801">
                <text:p>19754.0734772801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4/2011</text:p>
              </table:table-cell>
              <table:table-cell office:value-type="float" office:value="36487.5240734773">
                <text:p>36487.5240734773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5/2011</text:p>
              </table:table-cell>
              <table:table-cell office:value-type="float" office:value="35597.3405091847">
                <text:p>35597.340509184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6/2011</text:p>
              </table:table-cell>
              <table:table-cell office:value-type="float" office:value="29803.6457943925">
                <text:p>29803.645794392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7/2011</text:p>
              </table:table-cell>
              <table:table-cell office:value-type="float" office:value="24117.4732516919">
                <text:p>24117.4732516919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8/2011</text:p>
              </table:table-cell>
              <table:table-cell office:value-type="float" office:value="16760.9562681276">
                <text:p>16760.956268127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29/2011</text:p>
              </table:table-cell>
              <table:table-cell office:value-type="float" office:value="11639.900257815">
                <text:p>11639.900257815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30/2011</text:p>
              </table:table-cell>
              <table:table-cell office:value-type="float" office:value="15068.1071865936">
                <text:p>15068.1071865936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/31/2011</text:p>
              </table:table-cell>
              <table:table-cell office:value-type="float" office:value="5431.37">
                <text:p>5431.37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style:style style:name="ch1" style:family="chart">
      <style:graphic-properties draw:stroke="solid" svg:stroke-width="0.026cm" svg:stroke-color="#878787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fo:font-family="Calibri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5" style:family="chart" style:data-style-name="N116">
      <style:chart-properties chart:display-label="true" chart:logarithmic="false" chart:reverse-direction="false" text:line-break="false" chart:axis-position="0" chart:tick-mark-position="at-axis"/>
      <style:graphic-properties svg:stroke-width="0.026cm" svg:stroke-color="#878787"/>
      <style:text-properties fo:color="#000000" fo:font-family="Calibri" fo:font-size="10pt" style:font-size-asian="10pt" style:font-size-complex="10pt"/>
    </style:style>
    <style:style style:name="ch6" style:family="chart">
      <style:graphic-properties svg:stroke-width="0.026cm" svg:stroke-color="#878787"/>
    </style:style>
    <style:style style:name="ch7" style:family="chart" style:data-style-name="N121">
      <style:chart-properties chart:symbol-type="none"/>
      <style:graphic-properties svg:stroke-width="0.079cm" svg:stroke-color="#4a7ebb" draw:fill-color="#4a7ebb"/>
      <style:text-properties fo:font-size="6pt" style:font-size-asian="6pt" style:font-size-complex="6pt"/>
    </style:style>
    <style:style style:name="ch8" style:family="chart" style:data-style-name="N116">
      <style:chart-properties chart:symbol-type="none"/>
      <style:graphic-properties svg:stroke-width="0.079cm" svg:stroke-color="#be4b48" draw:fill-color="#be4b48"/>
      <style:text-properties fo:font-size="6pt" style:font-size-asian="6pt" style:font-size-complex="6pt"/>
    </style:style>
    <style:style style:name="ch9" style:family="chart">
      <style:graphic-properties draw:fill="solid" draw:fill-color="#ffffff"/>
    </style:style>
    <style:style style:name="ch10" style:family="chart">
      <style:graphic-properties draw:fill-color="#d9d9d9"/>
    </style:style>
  </office:automatic-styles>
  <office:body>
    <office:chart>
      <chart:chart svg:width="15.86cm" svg:height="6.987cm" xlink:href=".." chart:class="chart:line" chart:style-name="ch1">
        <chart:legend chart:legend-position="end" svg:x="13.143cm" svg:y="2.882cm" chart:style-name="ch2"/>
        <chart:plot-area chart:style-name="ch3" table:cell-range-address="Sheet2.M3:Sheet2.O8" chart:data-source-has-labels="both" svg:x="0.317cm" svg:y="0.139cm" svg:width="12.51cm" svg:height="6.57cm">
          <chart:axis chart:dimension="x" chart:name="primary-x" chart:style-name="ch4">
            <chart:categories table:cell-range-address="Sheet2.M4:Sheet2.M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N4:Sheet2.N8" chart:label-cell-address="Sheet2.N3:Sheet2.N3" chart:class="chart:line">
            <chart:data-point chart:repeated="5"/>
          </chart:series>
          <chart:series chart:style-name="ch8" chart:values-cell-range-address="Sheet2.O4:Sheet2.O8" chart:label-cell-address="Sheet2.O3:Sheet2.O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2.N3:Sheet2.N3">enrollment</text:p>
              </table:table-cell>
              <table:table-cell office:value-type="string">
                <text:p text:id="Sheet2.O3:Sheet2.O3">revenue</text:p>
              </table:table-cell>
            </table:table-row>
          </table:table-header-rows>
          <table:table-rows>
            <table:table-row>
              <table:table-cell office:value-type="string">
                <text:p text:id="Sheet2.M4:Sheet2.M8">1/3/2011</text:p>
              </table:table-cell>
              <table:table-cell office:value-type="float" office:value="2378432">
                <text:p text:id="Sheet2.N4:Sheet2.N8">2378432</text:p>
              </table:table-cell>
              <table:table-cell office:value-type="float" office:value="1151834.90932953">
                <text:p text:id="Sheet2.O4:Sheet2.O8">1151834.90932953</text:p>
              </table:table-cell>
            </table:table-row>
            <table:table-row>
              <table:table-cell office:value-type="string">
                <text:p>1/10/2011</text:p>
              </table:table-cell>
              <table:table-cell office:value-type="float" office:value="129028">
                <text:p>129028</text:p>
              </table:table-cell>
              <table:table-cell office:value-type="float" office:value="2018100.51076034">
                <text:p>2018100.51076034</text:p>
              </table:table-cell>
            </table:table-row>
            <table:table-row>
              <table:table-cell office:value-type="string">
                <text:p>1/17/2011</text:p>
              </table:table-cell>
              <table:table-cell office:value-type="float" office:value="3450706">
                <text:p>3450706</text:p>
              </table:table-cell>
              <table:table-cell office:value-type="float" office:value="2164217.63252277">
                <text:p>2164217.63252277</text:p>
              </table:table-cell>
            </table:table-row>
            <table:table-row>
              <table:table-cell office:value-type="string">
                <text:p>1/24/2011</text:p>
              </table:table-cell>
              <table:table-cell office:value-type="float" office:value="1155388">
                <text:p>1155388</text:p>
              </table:table-cell>
              <table:table-cell office:value-type="float" office:value="1442807.63609841">
                <text:p>1442807.63609841</text:p>
              </table:table-cell>
            </table:table-row>
            <table:table-row>
              <table:table-cell office:value-type="string">
                <text:p>1/31/2011</text:p>
              </table:table-cell>
              <table:table-cell office:value-type="float" office:value="232833">
                <text:p>232833</text:p>
              </table:table-cell>
              <table:table-cell office:value-type="float" office:value="33124.7903520907">
                <text:p>33124.790352090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